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" table:style-name="ta1">
        <table:shapes>
          <draw:frame draw:z-index="0" draw:style-name="gr1" draw:text-style-name="P1" svg:width="453.51pt" svg:height="255.09pt" svg:x="121.41pt" svg:y="61.57pt">
            <draw:object draw:notify-on-update-of-ranges="source_2.D1:source_2.D1 source_2.D2:source_2.D313 source_2.E1:source_2.E1 source_2.E2:source_2.E3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20.05pt" svg:y="320.57pt">
            <draw:object draw:notify-on-update-of-ranges="source_2.H1:source_2.H1 source_2.H2:source_2.H313 source_2.I1:source_2.I1 source_2.I2:source_2.I3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31983.43107" calcext:value-type="float">
            <text:p>1443131983.43107</text:p>
          </table:table-cell>
          <table:table-cell office:value-type="float" office:value="8224" calcext:value-type="float">
            <text:p>82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31983.6222" calcext:value-type="float">
            <text:p>1443131983.6222</text:p>
          </table:table-cell>
          <table:table-cell table:formula="of:=[.G2]-[.$B$2]" office:value-type="float" office:value="0.191135883331299" calcext:value-type="float">
            <text:p>0.1911358833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1135883331299" calcext:value-type="float">
            <text:p>0.1911358833</text:p>
          </table:table-cell>
          <table:table-cell table:formula="of:=MAX([.J2:.J2001])" office:value-type="float" office:value="5.05622482299805" calcext:value-type="float">
            <text:p>5.0562248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31983.51344" calcext:value-type="float">
            <text:p>1443131983.51344</text:p>
          </table:table-cell>
          <table:table-cell office:value-type="float" office:value="8224" calcext:value-type="float">
            <text:p>8224</text:p>
          </table:table-cell>
          <table:table-cell table:formula="of:=[.B3]-[.$B$2]" office:value-type="float" office:value="0.0823726654052734" calcext:value-type="float">
            <text:p>0.0823726654</text:p>
          </table:table-cell>
          <table:table-cell table:formula="of:=[.C3]/([.D3]-[.D2])" office:value-type="float" office:value="99838.9448676685" calcext:value-type="float">
            <text:p>99838.9448676685</text:p>
          </table:table-cell>
          <table:table-cell/>
          <table:table-cell office:value-type="float" office:value="1443131983.70437" calcext:value-type="float">
            <text:p>1443131983.70437</text:p>
          </table:table-cell>
          <table:table-cell table:formula="of:=[.G3]-[.$B$2]" office:value-type="float" office:value="0.273302316665649" calcext:value-type="float">
            <text:p>0.2733023167</text:p>
          </table:table-cell>
          <table:table-cell table:formula="of:=[.C3]/([.H3]-[.H2])" office:value-type="float" office:value="100089.533721575" calcext:value-type="float">
            <text:p>100089.533721575</text:p>
          </table:table-cell>
          <table:table-cell table:formula="of:=[.G3]-[.$B3]" office:value-type="float" office:value="0.190929651260376" calcext:value-type="float">
            <text:p>0.19092965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31983.59582" calcext:value-type="float">
            <text:p>1443131983.59582</text:p>
          </table:table-cell>
          <table:table-cell office:value-type="float" office:value="8224" calcext:value-type="float">
            <text:p>8224</text:p>
          </table:table-cell>
          <table:table-cell table:formula="of:=[.B4]-[.$B$2]" office:value-type="float" office:value="0.164757966995239" calcext:value-type="float">
            <text:p>0.164757967</text:p>
          </table:table-cell>
          <table:table-cell table:formula="of:=[.C4]/([.D4]-[.D3])" office:value-type="float" office:value="99823.631658607" calcext:value-type="float">
            <text:p>99823.631658607</text:p>
          </table:table-cell>
          <table:table-cell/>
          <table:table-cell office:value-type="float" office:value="1443131983.78683" calcext:value-type="float">
            <text:p>1443131983.78683</text:p>
          </table:table-cell>
          <table:table-cell table:formula="of:=[.G4]-[.$B$2]" office:value-type="float" office:value="0.355769395828247" calcext:value-type="float">
            <text:p>0.3557693958</text:p>
          </table:table-cell>
          <table:table-cell table:formula="of:=[.C4]/([.H4]-[.H3])" office:value-type="float" office:value="99724.6426514635" calcext:value-type="float">
            <text:p>99724.6426514635</text:p>
          </table:table-cell>
          <table:table-cell table:formula="of:=[.G4]-[.$B4]" office:value-type="float" office:value="0.191011428833008" calcext:value-type="float">
            <text:p>0.191011428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31983.6782" calcext:value-type="float">
            <text:p>1443131983.6782</text:p>
          </table:table-cell>
          <table:table-cell office:value-type="float" office:value="8224" calcext:value-type="float">
            <text:p>8224</text:p>
          </table:table-cell>
          <table:table-cell table:formula="of:=[.B5]-[.$B$2]" office:value-type="float" office:value="0.247135400772095" calcext:value-type="float">
            <text:p>0.2471354008</text:p>
          </table:table-cell>
          <table:table-cell table:formula="of:=[.C5]/([.D5]-[.D4])" office:value-type="float" office:value="99833.1657463041" calcext:value-type="float">
            <text:p>99833.1657463041</text:p>
          </table:table-cell>
          <table:table-cell/>
          <table:table-cell office:value-type="float" office:value="1443131983.86927" calcext:value-type="float">
            <text:p>1443131983.86927</text:p>
          </table:table-cell>
          <table:table-cell table:formula="of:=[.G5]-[.$B$2]" office:value-type="float" office:value="0.43820071220398" calcext:value-type="float">
            <text:p>0.4382007122</text:p>
          </table:table-cell>
          <table:table-cell table:formula="of:=[.C5]/([.H5]-[.H4])" office:value-type="float" office:value="99767.9081395954" calcext:value-type="float">
            <text:p>99767.9081395954</text:p>
          </table:table-cell>
          <table:table-cell table:formula="of:=[.G5]-[.$B5]" office:value-type="float" office:value="0.191065311431885" calcext:value-type="float">
            <text:p>0.19106531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31983.7606" calcext:value-type="float">
            <text:p>1443131983.7606</text:p>
          </table:table-cell>
          <table:table-cell office:value-type="float" office:value="8224" calcext:value-type="float">
            <text:p>8224</text:p>
          </table:table-cell>
          <table:table-cell table:formula="of:=[.B6]-[.$B$2]" office:value-type="float" office:value="0.329533338546753" calcext:value-type="float">
            <text:p>0.3295333385</text:p>
          </table:table-cell>
          <table:table-cell table:formula="of:=[.C6]/([.D6]-[.D5])" office:value-type="float" office:value="99808.3231462781" calcext:value-type="float">
            <text:p>99808.3231462781</text:p>
          </table:table-cell>
          <table:table-cell/>
          <table:table-cell office:value-type="float" office:value="1443131983.9516" calcext:value-type="float">
            <text:p>1443131983.9516</text:p>
          </table:table-cell>
          <table:table-cell table:formula="of:=[.G6]-[.$B$2]" office:value-type="float" office:value="0.520533323287964" calcext:value-type="float">
            <text:p>0.5205333233</text:p>
          </table:table-cell>
          <table:table-cell table:formula="of:=[.C6]/([.H6]-[.H5])" office:value-type="float" office:value="99887.5159153037" calcext:value-type="float">
            <text:p>99887.5159153037</text:p>
          </table:table-cell>
          <table:table-cell table:formula="of:=[.G6]-[.$B6]" office:value-type="float" office:value="0.190999984741211" calcext:value-type="float">
            <text:p>0.190999984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31983.84298" calcext:value-type="float">
            <text:p>1443131983.84298</text:p>
          </table:table-cell>
          <table:table-cell office:value-type="float" office:value="8224" calcext:value-type="float">
            <text:p>8224</text:p>
          </table:table-cell>
          <table:table-cell table:formula="of:=[.B7]-[.$B$2]" office:value-type="float" office:value="0.411912441253662" calcext:value-type="float">
            <text:p>0.4119124413</text:p>
          </table:table-cell>
          <table:table-cell table:formula="of:=[.C7]/([.D7]-[.D6])" office:value-type="float" office:value="99831.1432118846" calcext:value-type="float">
            <text:p>99831.1432118846</text:p>
          </table:table-cell>
          <table:table-cell/>
          <table:table-cell office:value-type="float" office:value="1443131984.03405" calcext:value-type="float">
            <text:p>1443131984.03405</text:p>
          </table:table-cell>
          <table:table-cell table:formula="of:=[.G7]-[.$B$2]" office:value-type="float" office:value="0.602986097335815" calcext:value-type="float">
            <text:p>0.6029860973</text:p>
          </table:table-cell>
          <table:table-cell table:formula="of:=[.C7]/([.H7]-[.H6])" office:value-type="float" office:value="99741.9443429179" calcext:value-type="float">
            <text:p>99741.9443429179</text:p>
          </table:table-cell>
          <table:table-cell table:formula="of:=[.G7]-[.$B7]" office:value-type="float" office:value="0.191073656082153" calcext:value-type="float">
            <text:p>0.191073656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31983.92537" calcext:value-type="float">
            <text:p>1443131983.92537</text:p>
          </table:table-cell>
          <table:table-cell office:value-type="float" office:value="8224" calcext:value-type="float">
            <text:p>8224</text:p>
          </table:table-cell>
          <table:table-cell table:formula="of:=[.B8]-[.$B$2]" office:value-type="float" office:value="0.494306325912476" calcext:value-type="float">
            <text:p>0.4943063259</text:p>
          </table:table-cell>
          <table:table-cell table:formula="of:=[.C8]/([.D8]-[.D7])" office:value-type="float" office:value="99813.2329123081" calcext:value-type="float">
            <text:p>99813.2329123081</text:p>
          </table:table-cell>
          <table:table-cell/>
          <table:table-cell office:value-type="float" office:value="1443131984.11644" calcext:value-type="float">
            <text:p>1443131984.11644</text:p>
          </table:table-cell>
          <table:table-cell table:formula="of:=[.G8]-[.$B$2]" office:value-type="float" office:value="0.685376644134522" calcext:value-type="float">
            <text:p>0.6853766441</text:p>
          </table:table-cell>
          <table:table-cell table:formula="of:=[.C8]/([.H8]-[.H7])" office:value-type="float" office:value="99817.2766117527" calcext:value-type="float">
            <text:p>99817.2766117527</text:p>
          </table:table-cell>
          <table:table-cell table:formula="of:=[.G8]-[.$B8]" office:value-type="float" office:value="0.191070318222046" calcext:value-type="float">
            <text:p>0.191070318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31984.00775" calcext:value-type="float">
            <text:p>1443131984.00775</text:p>
          </table:table-cell>
          <table:table-cell office:value-type="float" office:value="8224" calcext:value-type="float">
            <text:p>8224</text:p>
          </table:table-cell>
          <table:table-cell table:formula="of:=[.B9]-[.$B$2]" office:value-type="float" office:value="0.576683282852173" calcext:value-type="float">
            <text:p>0.5766832829</text:p>
          </table:table-cell>
          <table:table-cell table:formula="of:=[.C9]/([.D9]-[.D8])" office:value-type="float" office:value="99833.7436283334" calcext:value-type="float">
            <text:p>99833.7436283334</text:p>
          </table:table-cell>
          <table:table-cell/>
          <table:table-cell office:value-type="float" office:value="1443131984.19878" calcext:value-type="float">
            <text:p>1443131984.19878</text:p>
          </table:table-cell>
          <table:table-cell table:formula="of:=[.G9]-[.$B$2]" office:value-type="float" office:value="0.76771879196167" calcext:value-type="float">
            <text:p>0.767718792</text:p>
          </table:table-cell>
          <table:table-cell table:formula="of:=[.C9]/([.H9]-[.H8])" office:value-type="float" office:value="99875.9470941141" calcext:value-type="float">
            <text:p>99875.9470941141</text:p>
          </table:table-cell>
          <table:table-cell table:formula="of:=[.G9]-[.$B9]" office:value-type="float" office:value="0.191035509109497" calcext:value-type="float">
            <text:p>0.191035509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31984.08974" calcext:value-type="float">
            <text:p>1443131984.08974</text:p>
          </table:table-cell>
          <table:table-cell office:value-type="float" office:value="8224" calcext:value-type="float">
            <text:p>8224</text:p>
          </table:table-cell>
          <table:table-cell table:formula="of:=[.B10]-[.$B$2]" office:value-type="float" office:value="0.65867280960083" calcext:value-type="float">
            <text:p>0.6586728096</text:p>
          </table:table-cell>
          <table:table-cell table:formula="of:=[.C10]/([.D10]-[.D9])" office:value-type="float" office:value="100305.494203071" calcext:value-type="float">
            <text:p>100305.494203071</text:p>
          </table:table-cell>
          <table:table-cell/>
          <table:table-cell office:value-type="float" office:value="1443131984.28078" calcext:value-type="float">
            <text:p>1443131984.28078</text:p>
          </table:table-cell>
          <table:table-cell table:formula="of:=[.G10]-[.$B$2]" office:value-type="float" office:value="0.849713802337647" calcext:value-type="float">
            <text:p>0.8497138023</text:p>
          </table:table-cell>
          <table:table-cell table:formula="of:=[.C10]/([.H10]-[.H9])" office:value-type="float" office:value="100298.786015027" calcext:value-type="float">
            <text:p>100298.786015027</text:p>
          </table:table-cell>
          <table:table-cell table:formula="of:=[.G10]-[.$B10]" office:value-type="float" office:value="0.191040992736816" calcext:value-type="float">
            <text:p>0.191040992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31984.17171" calcext:value-type="float">
            <text:p>1443131984.17171</text:p>
          </table:table-cell>
          <table:table-cell office:value-type="float" office:value="8224" calcext:value-type="float">
            <text:p>8224</text:p>
          </table:table-cell>
          <table:table-cell table:formula="of:=[.B11]-[.$B$2]" office:value-type="float" office:value="0.740649461746216" calcext:value-type="float">
            <text:p>0.7406494617</text:p>
          </table:table-cell>
          <table:table-cell table:formula="of:=[.C11]/([.D11]-[.D10])" office:value-type="float" office:value="100321.247389009" calcext:value-type="float">
            <text:p>100321.247389009</text:p>
          </table:table-cell>
          <table:table-cell/>
          <table:table-cell office:value-type="float" office:value="1443131984.36273" calcext:value-type="float">
            <text:p>1443131984.36273</text:p>
          </table:table-cell>
          <table:table-cell table:formula="of:=[.G11]-[.$B$2]" office:value-type="float" office:value="0.931663274765015" calcext:value-type="float">
            <text:p>0.9316632748</text:p>
          </table:table-cell>
          <table:table-cell table:formula="of:=[.C11]/([.H11]-[.H10])" office:value-type="float" office:value="100354.520369718" calcext:value-type="float">
            <text:p>100354.520369718</text:p>
          </table:table-cell>
          <table:table-cell table:formula="of:=[.G11]-[.$B11]" office:value-type="float" office:value="0.191013813018799" calcext:value-type="float">
            <text:p>0.19101381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31984.25368" calcext:value-type="float">
            <text:p>1443131984.25368</text:p>
          </table:table-cell>
          <table:table-cell office:value-type="float" office:value="8224" calcext:value-type="float">
            <text:p>8224</text:p>
          </table:table-cell>
          <table:table-cell table:formula="of:=[.B12]-[.$B$2]" office:value-type="float" office:value="0.82261848449707" calcext:value-type="float">
            <text:p>0.8226184845</text:p>
          </table:table-cell>
          <table:table-cell table:formula="of:=[.C12]/([.D12]-[.D11])" office:value-type="float" office:value="100330.584945448" calcext:value-type="float">
            <text:p>100330.584945448</text:p>
          </table:table-cell>
          <table:table-cell/>
          <table:table-cell office:value-type="float" office:value="1443131984.44465" calcext:value-type="float">
            <text:p>1443131984.44465</text:p>
          </table:table-cell>
          <table:table-cell table:formula="of:=[.G12]-[.$B$2]" office:value-type="float" office:value="1.01358532905579" calcext:value-type="float">
            <text:p>1.0135853291</text:p>
          </table:table-cell>
          <table:table-cell table:formula="of:=[.C12]/([.H12]-[.H11])" office:value-type="float" office:value="100388.107588342" calcext:value-type="float">
            <text:p>100388.107588342</text:p>
          </table:table-cell>
          <table:table-cell table:formula="of:=[.G12]-[.$B12]" office:value-type="float" office:value="0.190966844558716" calcext:value-type="float">
            <text:p>0.190966844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31984.33565" calcext:value-type="float">
            <text:p>1443131984.33565</text:p>
          </table:table-cell>
          <table:table-cell office:value-type="float" office:value="8224" calcext:value-type="float">
            <text:p>8224</text:p>
          </table:table-cell>
          <table:table-cell table:formula="of:=[.B13]-[.$B$2]" office:value-type="float" office:value="0.904587030410767" calcext:value-type="float">
            <text:p>0.9045870304</text:p>
          </table:table-cell>
          <table:table-cell table:formula="of:=[.C13]/([.D13]-[.D12])" office:value-type="float" office:value="100331.16860044" calcext:value-type="float">
            <text:p>100331.16860044</text:p>
          </table:table-cell>
          <table:table-cell/>
          <table:table-cell office:value-type="float" office:value="1443131984.52671" calcext:value-type="float">
            <text:p>1443131984.52671</text:p>
          </table:table-cell>
          <table:table-cell table:formula="of:=[.G13]-[.$B$2]" office:value-type="float" office:value="1.09564757347107" calcext:value-type="float">
            <text:p>1.0956475735</text:p>
          </table:table-cell>
          <table:table-cell table:formula="of:=[.C13]/([.H13]-[.H12])" office:value-type="float" office:value="100216.610678861" calcext:value-type="float">
            <text:p>100216.610678861</text:p>
          </table:table-cell>
          <table:table-cell table:formula="of:=[.G13]-[.$B13]" office:value-type="float" office:value="0.191060543060303" calcext:value-type="float">
            <text:p>0.191060543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31984.41762" calcext:value-type="float">
            <text:p>1443131984.41762</text:p>
          </table:table-cell>
          <table:table-cell office:value-type="float" office:value="8224" calcext:value-type="float">
            <text:p>8224</text:p>
          </table:table-cell>
          <table:table-cell table:formula="of:=[.B14]-[.$B$2]" office:value-type="float" office:value="0.986556529998779" calcext:value-type="float">
            <text:p>0.98655653</text:p>
          </table:table-cell>
          <table:table-cell table:formula="of:=[.C14]/([.D14]-[.D13])" office:value-type="float" office:value="100330.001297247" calcext:value-type="float">
            <text:p>100330.001297247</text:p>
          </table:table-cell>
          <table:table-cell/>
          <table:table-cell office:value-type="float" office:value="1443131984.60869" calcext:value-type="float">
            <text:p>1443131984.60869</text:p>
          </table:table-cell>
          <table:table-cell table:formula="of:=[.G14]-[.$B$2]" office:value-type="float" office:value="1.17762637138367" calcext:value-type="float">
            <text:p>1.1776263714</text:p>
          </table:table-cell>
          <table:table-cell table:formula="of:=[.C14]/([.H14]-[.H13])" office:value-type="float" office:value="100318.621514408" calcext:value-type="float">
            <text:p>100318.621514408</text:p>
          </table:table-cell>
          <table:table-cell table:formula="of:=[.G14]-[.$B14]" office:value-type="float" office:value="0.191069841384888" calcext:value-type="float">
            <text:p>0.191069841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31984.49958" calcext:value-type="float">
            <text:p>1443131984.49958</text:p>
          </table:table-cell>
          <table:table-cell office:value-type="float" office:value="8224" calcext:value-type="float">
            <text:p>8224</text:p>
          </table:table-cell>
          <table:table-cell table:formula="of:=[.B15]-[.$B$2]" office:value-type="float" office:value="1.06851553916931" calcext:value-type="float">
            <text:p>1.0685155392</text:p>
          </table:table-cell>
          <table:table-cell table:formula="of:=[.C15]/([.D15]-[.D14])" office:value-type="float" office:value="100342.843126475" calcext:value-type="float">
            <text:p>100342.843126475</text:p>
          </table:table-cell>
          <table:table-cell/>
          <table:table-cell office:value-type="float" office:value="1443131985.01862" calcext:value-type="float">
            <text:p>1443131985.01862</text:p>
          </table:table-cell>
          <table:table-cell table:formula="of:=[.G15]-[.$B$2]" office:value-type="float" office:value="1.58755898475647" calcext:value-type="float">
            <text:p>1.5875589848</text:p>
          </table:table-cell>
          <table:table-cell table:formula="of:=[.C15]/([.H15]-[.H14])" office:value-type="float" office:value="20061.8339007853" calcext:value-type="float">
            <text:p>20061.8339007853</text:p>
          </table:table-cell>
          <table:table-cell table:formula="of:=[.G15]-[.$B15]" office:value-type="float" office:value="0.519043445587158" calcext:value-type="float">
            <text:p>0.519043445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31984.58156" calcext:value-type="float">
            <text:p>1443131984.58156</text:p>
          </table:table-cell>
          <table:table-cell office:value-type="float" office:value="8224" calcext:value-type="float">
            <text:p>8224</text:p>
          </table:table-cell>
          <table:table-cell table:formula="of:=[.B16]-[.$B$2]" office:value-type="float" office:value="1.15049600601196" calcext:value-type="float">
            <text:p>1.150496006</text:p>
          </table:table-cell>
          <table:table-cell table:formula="of:=[.C16]/([.D16]-[.D15])" office:value-type="float" office:value="100316.579262529" calcext:value-type="float">
            <text:p>100316.579262529</text:p>
          </table:table-cell>
          <table:table-cell/>
          <table:table-cell office:value-type="float" office:value="1443131985.0318" calcext:value-type="float">
            <text:p>1443131985.0318</text:p>
          </table:table-cell>
          <table:table-cell table:formula="of:=[.G16]-[.$B$2]" office:value-type="float" office:value="1.60073828697205" calcext:value-type="float">
            <text:p>1.600738287</text:p>
          </table:table-cell>
          <table:table-cell table:formula="of:=[.C16]/([.H16]-[.H15])" office:value-type="float" office:value="624008.757480372" calcext:value-type="float">
            <text:p>624008.757480372</text:p>
          </table:table-cell>
          <table:table-cell table:formula="of:=[.G16]-[.$B16]" office:value-type="float" office:value="0.450242280960083" calcext:value-type="float">
            <text:p>0.45024228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31984.66354" calcext:value-type="float">
            <text:p>1443131984.66354</text:p>
          </table:table-cell>
          <table:table-cell office:value-type="float" office:value="8224" calcext:value-type="float">
            <text:p>8224</text:p>
          </table:table-cell>
          <table:table-cell table:formula="of:=[.B17]-[.$B$2]" office:value-type="float" office:value="1.23247337341309" calcext:value-type="float">
            <text:p>1.2324733734</text:p>
          </table:table-cell>
          <table:table-cell table:formula="of:=[.C17]/([.D17]-[.D16])" office:value-type="float" office:value="100320.372082202" calcext:value-type="float">
            <text:p>100320.372082202</text:p>
          </table:table-cell>
          <table:table-cell/>
          <table:table-cell office:value-type="float" office:value="1443131985.04495" calcext:value-type="float">
            <text:p>1443131985.04495</text:p>
          </table:table-cell>
          <table:table-cell table:formula="of:=[.G17]-[.$B$2]" office:value-type="float" office:value="1.61388111114502" calcext:value-type="float">
            <text:p>1.6138811111</text:p>
          </table:table-cell>
          <table:table-cell table:formula="of:=[.C17]/([.H17]-[.H16])" office:value-type="float" office:value="625740.700154195" calcext:value-type="float">
            <text:p>625740.700154195</text:p>
          </table:table-cell>
          <table:table-cell table:formula="of:=[.G17]-[.$B17]" office:value-type="float" office:value="0.381407737731934" calcext:value-type="float">
            <text:p>0.381407737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31984.74551" calcext:value-type="float">
            <text:p>1443131984.74551</text:p>
          </table:table-cell>
          <table:table-cell office:value-type="float" office:value="8224" calcext:value-type="float">
            <text:p>8224</text:p>
          </table:table-cell>
          <table:table-cell table:formula="of:=[.B18]-[.$B$2]" office:value-type="float" office:value="1.31444907188416" calcext:value-type="float">
            <text:p>1.3144490719</text:p>
          </table:table-cell>
          <table:table-cell table:formula="of:=[.C18]/([.D18]-[.D17])" office:value-type="float" office:value="100322.414488513" calcext:value-type="float">
            <text:p>100322.414488513</text:p>
          </table:table-cell>
          <table:table-cell/>
          <table:table-cell office:value-type="float" office:value="1443131985.05811" calcext:value-type="float">
            <text:p>1443131985.05811</text:p>
          </table:table-cell>
          <table:table-cell table:formula="of:=[.G18]-[.$B$2]" office:value-type="float" office:value="1.62704634666443" calcext:value-type="float">
            <text:p>1.6270463467</text:p>
          </table:table-cell>
          <table:table-cell table:formula="of:=[.C18]/([.H18]-[.H17])" office:value-type="float" office:value="624675.493869864" calcext:value-type="float">
            <text:p>624675.493869864</text:p>
          </table:table-cell>
          <table:table-cell table:formula="of:=[.G18]-[.$B18]" office:value-type="float" office:value="0.312597274780273" calcext:value-type="float">
            <text:p>0.312597274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31984.82748" calcext:value-type="float">
            <text:p>1443131984.82748</text:p>
          </table:table-cell>
          <table:table-cell office:value-type="float" office:value="8224" calcext:value-type="float">
            <text:p>8224</text:p>
          </table:table-cell>
          <table:table-cell table:formula="of:=[.B19]-[.$B$2]" office:value-type="float" office:value="1.39641904830933" calcext:value-type="float">
            <text:p>1.3964190483</text:p>
          </table:table-cell>
          <table:table-cell table:formula="of:=[.C19]/([.D19]-[.D18])" office:value-type="float" office:value="100329.417655836" calcext:value-type="float">
            <text:p>100329.417655836</text:p>
          </table:table-cell>
          <table:table-cell/>
          <table:table-cell office:value-type="float" office:value="1443131985.07127" calcext:value-type="float">
            <text:p>1443131985.07127</text:p>
          </table:table-cell>
          <table:table-cell table:formula="of:=[.G19]-[.$B$2]" office:value-type="float" office:value="1.64020371437073" calcext:value-type="float">
            <text:p>1.6402037144</text:p>
          </table:table-cell>
          <table:table-cell table:formula="of:=[.C19]/([.H19]-[.H18])" office:value-type="float" office:value="625049.035914906" calcext:value-type="float">
            <text:p>625049.035914906</text:p>
          </table:table-cell>
          <table:table-cell table:formula="of:=[.G19]-[.$B19]" office:value-type="float" office:value="0.243784666061401" calcext:value-type="float">
            <text:p>0.243784666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31984.90947" calcext:value-type="float">
            <text:p>1443131984.90947</text:p>
          </table:table-cell>
          <table:table-cell office:value-type="float" office:value="8224" calcext:value-type="float">
            <text:p>8224</text:p>
          </table:table-cell>
          <table:table-cell table:formula="of:=[.B20]-[.$B$2]" office:value-type="float" office:value="1.47840261459351" calcext:value-type="float">
            <text:p>1.4784026146</text:p>
          </table:table-cell>
          <table:table-cell table:formula="of:=[.C20]/([.D20]-[.D19])" office:value-type="float" office:value="100312.786729637" calcext:value-type="float">
            <text:p>100312.786729637</text:p>
          </table:table-cell>
          <table:table-cell/>
          <table:table-cell office:value-type="float" office:value="1443131985.10042" calcext:value-type="float">
            <text:p>1443131985.10042</text:p>
          </table:table-cell>
          <table:table-cell table:formula="of:=[.G20]-[.$B$2]" office:value-type="float" office:value="1.6693549156189" calcext:value-type="float">
            <text:p>1.6693549156</text:p>
          </table:table-cell>
          <table:table-cell table:formula="of:=[.C20]/([.H20]-[.H19])" office:value-type="float" office:value="282115.303928224" calcext:value-type="float">
            <text:p>282115.303928224</text:p>
          </table:table-cell>
          <table:table-cell table:formula="of:=[.G20]-[.$B20]" office:value-type="float" office:value="0.190952301025391" calcext:value-type="float">
            <text:p>0.19095230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31984.99147" calcext:value-type="float">
            <text:p>1443131984.99147</text:p>
          </table:table-cell>
          <table:table-cell office:value-type="float" office:value="8224" calcext:value-type="float">
            <text:p>8224</text:p>
          </table:table-cell>
          <table:table-cell table:formula="of:=[.B21]-[.$B$2]" office:value-type="float" office:value="1.56040620803833" calcext:value-type="float">
            <text:p>1.560406208</text:p>
          </table:table-cell>
          <table:table-cell table:formula="of:=[.C21]/([.D21]-[.D20])" office:value-type="float" office:value="100288.288043541" calcext:value-type="float">
            <text:p>100288.288043541</text:p>
          </table:table-cell>
          <table:table-cell/>
          <table:table-cell office:value-type="float" office:value="1443131985.1825" calcext:value-type="float">
            <text:p>1443131985.1825</text:p>
          </table:table-cell>
          <table:table-cell table:formula="of:=[.G21]-[.$B$2]" office:value-type="float" office:value="1.75143551826477" calcext:value-type="float">
            <text:p>1.7514355183</text:p>
          </table:table-cell>
          <table:table-cell table:formula="of:=[.C21]/([.H21]-[.H20])" office:value-type="float" office:value="100194.196130374" calcext:value-type="float">
            <text:p>100194.196130374</text:p>
          </table:table-cell>
          <table:table-cell table:formula="of:=[.G21]-[.$B21]" office:value-type="float" office:value="0.19102931022644" calcext:value-type="float">
            <text:p>0.191029310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31985.07031" calcext:value-type="float">
            <text:p>1443131985.07031</text:p>
          </table:table-cell>
          <table:table-cell office:value-type="float" office:value="8224" calcext:value-type="float">
            <text:p>8224</text:p>
          </table:table-cell>
          <table:table-cell table:formula="of:=[.B22]-[.$B$2]" office:value-type="float" office:value="1.63924527168274" calcext:value-type="float">
            <text:p>1.6392452717</text:p>
          </table:table-cell>
          <table:table-cell table:formula="of:=[.C22]/([.D22]-[.D21])" office:value-type="float" office:value="104313.770608604" calcext:value-type="float">
            <text:p>104313.770608604</text:p>
          </table:table-cell>
          <table:table-cell/>
          <table:table-cell office:value-type="float" office:value="1443131985.26138" calcext:value-type="float">
            <text:p>1443131985.26138</text:p>
          </table:table-cell>
          <table:table-cell table:formula="of:=[.G22]-[.$B$2]" office:value-type="float" office:value="1.83030986785889" calcext:value-type="float">
            <text:p>1.8303098679</text:p>
          </table:table-cell>
          <table:table-cell table:formula="of:=[.C22]/([.H22]-[.H21])" office:value-type="float" office:value="104267.103847072" calcext:value-type="float">
            <text:p>104267.103847072</text:p>
          </table:table-cell>
          <table:table-cell table:formula="of:=[.G22]-[.$B22]" office:value-type="float" office:value="0.191064596176147" calcext:value-type="float">
            <text:p>0.191064596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31985.14878" calcext:value-type="float">
            <text:p>1443131985.14878</text:p>
          </table:table-cell>
          <table:table-cell office:value-type="float" office:value="8224" calcext:value-type="float">
            <text:p>8224</text:p>
          </table:table-cell>
          <table:table-cell table:formula="of:=[.B23]-[.$B$2]" office:value-type="float" office:value="1.71771025657654" calcext:value-type="float">
            <text:p>1.7177102566</text:p>
          </table:table-cell>
          <table:table-cell table:formula="of:=[.C23]/([.D23]-[.D22])" office:value-type="float" office:value="104811.082435446" calcext:value-type="float">
            <text:p>104811.082435446</text:p>
          </table:table-cell>
          <table:table-cell/>
          <table:table-cell office:value-type="float" office:value="1443131985.3398" calcext:value-type="float">
            <text:p>1443131985.3398</text:p>
          </table:table-cell>
          <table:table-cell table:formula="of:=[.G23]-[.$B$2]" office:value-type="float" office:value="1.90873551368713" calcext:value-type="float">
            <text:p>1.9087355137</text:p>
          </table:table-cell>
          <table:table-cell table:formula="of:=[.C23]/([.H23]-[.H22])" office:value-type="float" office:value="104863.656692234" calcext:value-type="float">
            <text:p>104863.656692234</text:p>
          </table:table-cell>
          <table:table-cell table:formula="of:=[.G23]-[.$B23]" office:value-type="float" office:value="0.191025257110596" calcext:value-type="float">
            <text:p>0.191025257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31985.22724" calcext:value-type="float">
            <text:p>1443131985.22724</text:p>
          </table:table-cell>
          <table:table-cell office:value-type="float" office:value="8224" calcext:value-type="float">
            <text:p>8224</text:p>
          </table:table-cell>
          <table:table-cell table:formula="of:=[.B24]-[.$B$2]" office:value-type="float" office:value="1.79617047309876" calcext:value-type="float">
            <text:p>1.7961704731</text:p>
          </table:table-cell>
          <table:table-cell table:formula="of:=[.C24]/([.D24]-[.D23])" office:value-type="float" office:value="104817.452264758" calcext:value-type="float">
            <text:p>104817.452264758</text:p>
          </table:table-cell>
          <table:table-cell/>
          <table:table-cell office:value-type="float" office:value="1443131986.04612" calcext:value-type="float">
            <text:p>1443131986.04612</text:p>
          </table:table-cell>
          <table:table-cell table:formula="of:=[.G24]-[.$B$2]" office:value-type="float" office:value="2.61505270004272" calcext:value-type="float">
            <text:p>2.6150527</text:p>
          </table:table-cell>
          <table:table-cell table:formula="of:=[.C24]/([.H24]-[.H23])" office:value-type="float" office:value="11643.4941112415" calcext:value-type="float">
            <text:p>11643.4941112415</text:p>
          </table:table-cell>
          <table:table-cell table:formula="of:=[.G24]-[.$B24]" office:value-type="float" office:value="0.81888222694397" calcext:value-type="float">
            <text:p>0.818882226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31985.30571" calcext:value-type="float">
            <text:p>1443131985.30571</text:p>
          </table:table-cell>
          <table:table-cell office:value-type="float" office:value="8224" calcext:value-type="float">
            <text:p>8224</text:p>
          </table:table-cell>
          <table:table-cell table:formula="of:=[.B25]-[.$B$2]" office:value-type="float" office:value="1.8746452331543" calcext:value-type="float">
            <text:p>1.8746452332</text:p>
          </table:table-cell>
          <table:table-cell table:formula="of:=[.C25]/([.D25]-[.D24])" office:value-type="float" office:value="104798.026705393" calcext:value-type="float">
            <text:p>104798.026705393</text:p>
          </table:table-cell>
          <table:table-cell/>
          <table:table-cell office:value-type="float" office:value="1443131986.05828" calcext:value-type="float">
            <text:p>1443131986.05828</text:p>
          </table:table-cell>
          <table:table-cell table:formula="of:=[.G25]-[.$B$2]" office:value-type="float" office:value="2.62721419334412" calcext:value-type="float">
            <text:p>2.6272141933</text:p>
          </table:table-cell>
          <table:table-cell table:formula="of:=[.C25]/([.H25]-[.H24])" office:value-type="float" office:value="676232.74512341" calcext:value-type="float">
            <text:p>676232.74512341</text:p>
          </table:table-cell>
          <table:table-cell table:formula="of:=[.G25]-[.$B25]" office:value-type="float" office:value="0.752568960189819" calcext:value-type="float">
            <text:p>0.752568960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31985.38418" calcext:value-type="float">
            <text:p>1443131985.38418</text:p>
          </table:table-cell>
          <table:table-cell office:value-type="float" office:value="8224" calcext:value-type="float">
            <text:p>8224</text:p>
          </table:table-cell>
          <table:table-cell table:formula="of:=[.B26]-[.$B$2]" office:value-type="float" office:value="1.95311307907105" calcext:value-type="float">
            <text:p>1.9531130791</text:p>
          </table:table-cell>
          <table:table-cell table:formula="of:=[.C26]/([.D26]-[.D25])" office:value-type="float" office:value="104807.260909461" calcext:value-type="float">
            <text:p>104807.260909461</text:p>
          </table:table-cell>
          <table:table-cell/>
          <table:table-cell office:value-type="float" office:value="1443131986.07041" calcext:value-type="float">
            <text:p>1443131986.07041</text:p>
          </table:table-cell>
          <table:table-cell table:formula="of:=[.G26]-[.$B$2]" office:value-type="float" office:value="2.63934850692749" calcext:value-type="float">
            <text:p>2.6393485069</text:p>
          </table:table-cell>
          <table:table-cell table:formula="of:=[.C26]/([.H26]-[.H25])" office:value-type="float" office:value="677747.442695746" calcext:value-type="float">
            <text:p>677747.442695746</text:p>
          </table:table-cell>
          <table:table-cell table:formula="of:=[.G26]-[.$B26]" office:value-type="float" office:value="0.686235427856445" calcext:value-type="float">
            <text:p>0.686235427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31985.46264" calcext:value-type="float">
            <text:p>1443131985.46264</text:p>
          </table:table-cell>
          <table:table-cell office:value-type="float" office:value="8224" calcext:value-type="float">
            <text:p>8224</text:p>
          </table:table-cell>
          <table:table-cell table:formula="of:=[.B27]-[.$B$2]" office:value-type="float" office:value="2.03157329559326" calcext:value-type="float">
            <text:p>2.0315732956</text:p>
          </table:table-cell>
          <table:table-cell table:formula="of:=[.C27]/([.D27]-[.D26])" office:value-type="float" office:value="104817.452264758" calcext:value-type="float">
            <text:p>104817.452264758</text:p>
          </table:table-cell>
          <table:table-cell/>
          <table:table-cell office:value-type="float" office:value="1443131986.08254" calcext:value-type="float">
            <text:p>1443131986.08254</text:p>
          </table:table-cell>
          <table:table-cell table:formula="of:=[.G27]-[.$B$2]" office:value-type="float" office:value="2.65147161483765" calcext:value-type="float">
            <text:p>2.6514716148</text:p>
          </table:table-cell>
          <table:table-cell table:formula="of:=[.C27]/([.H27]-[.H26])" office:value-type="float" office:value="678373.900566394" calcext:value-type="float">
            <text:p>678373.900566394</text:p>
          </table:table-cell>
          <table:table-cell table:formula="of:=[.G27]-[.$B27]" office:value-type="float" office:value="0.619898319244385" calcext:value-type="float">
            <text:p>0.619898319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31985.54108" calcext:value-type="float">
            <text:p>1443131985.54108</text:p>
          </table:table-cell>
          <table:table-cell office:value-type="float" office:value="8224" calcext:value-type="float">
            <text:p>8224</text:p>
          </table:table-cell>
          <table:table-cell table:formula="of:=[.B28]-[.$B$2]" office:value-type="float" office:value="2.1100115776062" calcext:value-type="float">
            <text:p>2.1100115776</text:p>
          </table:table-cell>
          <table:table-cell table:formula="of:=[.C28]/([.D28]-[.D27])" office:value-type="float" office:value="104846.763454653" calcext:value-type="float">
            <text:p>104846.763454653</text:p>
          </table:table-cell>
          <table:table-cell/>
          <table:table-cell office:value-type="float" office:value="1443131986.09465" calcext:value-type="float">
            <text:p>1443131986.09465</text:p>
          </table:table-cell>
          <table:table-cell table:formula="of:=[.G28]-[.$B$2]" office:value-type="float" office:value="2.66358256340027" calcext:value-type="float">
            <text:p>2.6635825634</text:p>
          </table:table-cell>
          <table:table-cell table:formula="of:=[.C28]/([.H28]-[.H27])" office:value-type="float" office:value="679054.985451897" calcext:value-type="float">
            <text:p>679054.985451897</text:p>
          </table:table-cell>
          <table:table-cell table:formula="of:=[.G28]-[.$B28]" office:value-type="float" office:value="0.553570985794067" calcext:value-type="float">
            <text:p>0.553570985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31985.61954" calcext:value-type="float">
            <text:p>1443131985.61954</text:p>
          </table:table-cell>
          <table:table-cell office:value-type="float" office:value="8224" calcext:value-type="float">
            <text:p>8224</text:p>
          </table:table-cell>
          <table:table-cell table:formula="of:=[.B29]-[.$B$2]" office:value-type="float" office:value="2.18847703933716" calcext:value-type="float">
            <text:p>2.1884770393</text:p>
          </table:table-cell>
          <table:table-cell table:formula="of:=[.C29]/([.D29]-[.D28])" office:value-type="float" office:value="104810.445495096" calcext:value-type="float">
            <text:p>104810.445495096</text:p>
          </table:table-cell>
          <table:table-cell/>
          <table:table-cell office:value-type="float" office:value="1443131986.10678" calcext:value-type="float">
            <text:p>1443131986.10678</text:p>
          </table:table-cell>
          <table:table-cell table:formula="of:=[.G29]-[.$B$2]" office:value-type="float" office:value="2.67571949958801" calcext:value-type="float">
            <text:p>2.6757194996</text:p>
          </table:table-cell>
          <table:table-cell table:formula="of:=[.C29]/([.H29]-[.H28])" office:value-type="float" office:value="677600.99194594" calcext:value-type="float">
            <text:p>677600.99194594</text:p>
          </table:table-cell>
          <table:table-cell table:formula="of:=[.G29]-[.$B29]" office:value-type="float" office:value="0.487242460250855" calcext:value-type="float">
            <text:p>0.487242460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31985.69801" calcext:value-type="float">
            <text:p>1443131985.69801</text:p>
          </table:table-cell>
          <table:table-cell office:value-type="float" office:value="8224" calcext:value-type="float">
            <text:p>8224</text:p>
          </table:table-cell>
          <table:table-cell table:formula="of:=[.B30]-[.$B$2]" office:value-type="float" office:value="2.26694822311401" calcext:value-type="float">
            <text:p>2.2669482231</text:p>
          </table:table-cell>
          <table:table-cell table:formula="of:=[.C30]/([.D30]-[.D29])" office:value-type="float" office:value="104802.802814676" calcext:value-type="float">
            <text:p>104802.802814676</text:p>
          </table:table-cell>
          <table:table-cell/>
          <table:table-cell office:value-type="float" office:value="1443131986.11892" calcext:value-type="float">
            <text:p>1443131986.11892</text:p>
          </table:table-cell>
          <table:table-cell table:formula="of:=[.G30]-[.$B$2]" office:value-type="float" office:value="2.68785810470581" calcext:value-type="float">
            <text:p>2.6878581047</text:p>
          </table:table-cell>
          <table:table-cell table:formula="of:=[.C30]/([.H30]-[.H29])" office:value-type="float" office:value="677507.828963133" calcext:value-type="float">
            <text:p>677507.828963133</text:p>
          </table:table-cell>
          <table:table-cell table:formula="of:=[.G30]-[.$B30]" office:value-type="float" office:value="0.420909881591797" calcext:value-type="float">
            <text:p>0.420909881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31985.77651" calcext:value-type="float">
            <text:p>1443131985.77651</text:p>
          </table:table-cell>
          <table:table-cell office:value-type="float" office:value="8224" calcext:value-type="float">
            <text:p>8224</text:p>
          </table:table-cell>
          <table:table-cell table:formula="of:=[.B31]-[.$B$2]" office:value-type="float" office:value="2.34544467926025" calcext:value-type="float">
            <text:p>2.3454446793</text:p>
          </table:table-cell>
          <table:table-cell table:formula="of:=[.C31]/([.D31]-[.D30])" office:value-type="float" office:value="104769.060971091" calcext:value-type="float">
            <text:p>104769.060971091</text:p>
          </table:table-cell>
          <table:table-cell/>
          <table:table-cell office:value-type="float" office:value="1443131986.13105" calcext:value-type="float">
            <text:p>1443131986.13105</text:p>
          </table:table-cell>
          <table:table-cell table:formula="of:=[.G31]-[.$B$2]" office:value-type="float" office:value="2.69998407363892" calcext:value-type="float">
            <text:p>2.6999840736</text:p>
          </table:table-cell>
          <table:table-cell table:formula="of:=[.C31]/([.H31]-[.H30])" office:value-type="float" office:value="678213.843806528" calcext:value-type="float">
            <text:p>678213.843806528</text:p>
          </table:table-cell>
          <table:table-cell table:formula="of:=[.G31]-[.$B31]" office:value-type="float" office:value="0.354539394378662" calcext:value-type="float">
            <text:p>0.354539394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31985.85499" calcext:value-type="float">
            <text:p>1443131985.85499</text:p>
          </table:table-cell>
          <table:table-cell office:value-type="float" office:value="8224" calcext:value-type="float">
            <text:p>8224</text:p>
          </table:table-cell>
          <table:table-cell table:formula="of:=[.B32]-[.$B$2]" office:value-type="float" office:value="2.42392635345459" calcext:value-type="float">
            <text:p>2.4239263535</text:p>
          </table:table-cell>
          <table:table-cell table:formula="of:=[.C32]/([.D32]-[.D31])" office:value-type="float" office:value="104788.794128369" calcext:value-type="float">
            <text:p>104788.794128369</text:p>
          </table:table-cell>
          <table:table-cell/>
          <table:table-cell office:value-type="float" office:value="1443131986.20253" calcext:value-type="float">
            <text:p>1443131986.20253</text:p>
          </table:table-cell>
          <table:table-cell table:formula="of:=[.G32]-[.$B$2]" office:value-type="float" office:value="2.77146744728088" calcext:value-type="float">
            <text:p>2.7714674473</text:p>
          </table:table-cell>
          <table:table-cell table:formula="of:=[.C32]/([.H32]-[.H31])" office:value-type="float" office:value="115047.731815104" calcext:value-type="float">
            <text:p>115047.731815104</text:p>
          </table:table-cell>
          <table:table-cell table:formula="of:=[.G32]-[.$B32]" office:value-type="float" office:value="0.347541093826294" calcext:value-type="float">
            <text:p>0.347541093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31985.93345" calcext:value-type="float">
            <text:p>1443131985.93345</text:p>
          </table:table-cell>
          <table:table-cell office:value-type="float" office:value="8224" calcext:value-type="float">
            <text:p>8224</text:p>
          </table:table-cell>
          <table:table-cell table:formula="of:=[.B33]-[.$B$2]" office:value-type="float" office:value="2.50238370895386" calcext:value-type="float">
            <text:p>2.502383709</text:p>
          </table:table-cell>
          <table:table-cell table:formula="of:=[.C33]/([.D33]-[.D32])" office:value-type="float" office:value="104821.274533995" calcext:value-type="float">
            <text:p>104821.274533995</text:p>
          </table:table-cell>
          <table:table-cell/>
          <table:table-cell office:value-type="float" office:value="1443131987.02647" calcext:value-type="float">
            <text:p>1443131987.02647</text:p>
          </table:table-cell>
          <table:table-cell table:formula="of:=[.G33]-[.$B$2]" office:value-type="float" office:value="3.59540915489197" calcext:value-type="float">
            <text:p>3.5954091549</text:p>
          </table:table-cell>
          <table:table-cell table:formula="of:=[.C33]/([.H33]-[.H32])" office:value-type="float" office:value="9981.28863247433" calcext:value-type="float">
            <text:p>9981.2886324743</text:p>
          </table:table-cell>
          <table:table-cell table:formula="of:=[.G33]-[.$B33]" office:value-type="float" office:value="1.09302544593811" calcext:value-type="float">
            <text:p>1.093025445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31986.01137" calcext:value-type="float">
            <text:p>1443131986.01137</text:p>
          </table:table-cell>
          <table:table-cell office:value-type="float" office:value="8224" calcext:value-type="float">
            <text:p>8224</text:p>
          </table:table-cell>
          <table:table-cell table:formula="of:=[.B34]-[.$B$2]" office:value-type="float" office:value="2.58030581474304" calcext:value-type="float">
            <text:p>2.5803058147</text:p>
          </table:table-cell>
          <table:table-cell table:formula="of:=[.C34]/([.D34]-[.D33])" office:value-type="float" office:value="105541.295588825" calcext:value-type="float">
            <text:p>105541.295588825</text:p>
          </table:table-cell>
          <table:table-cell/>
          <table:table-cell office:value-type="float" office:value="1443131990.01817" calcext:value-type="float">
            <text:p>1443131990.01817</text:p>
          </table:table-cell>
          <table:table-cell table:formula="of:=[.G34]-[.$B$2]" office:value-type="float" office:value="6.58710789680481" calcext:value-type="float">
            <text:p>6.5871078968</text:p>
          </table:table-cell>
          <table:table-cell table:formula="of:=[.C34]/([.H34]-[.H33])" office:value-type="float" office:value="2748.93988648794" calcext:value-type="float">
            <text:p>2748.9398864879</text:p>
          </table:table-cell>
          <table:table-cell table:formula="of:=[.G34]-[.$B34]" office:value-type="float" office:value="4.00680208206177" calcext:value-type="float">
            <text:p>4.006802082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31986.08629" calcext:value-type="float">
            <text:p>1443131986.08629</text:p>
          </table:table-cell>
          <table:table-cell office:value-type="float" office:value="8224" calcext:value-type="float">
            <text:p>8224</text:p>
          </table:table-cell>
          <table:table-cell table:formula="of:=[.B35]-[.$B$2]" office:value-type="float" office:value="2.65522074699402" calcext:value-type="float">
            <text:p>2.655220747</text:p>
          </table:table-cell>
          <table:table-cell table:formula="of:=[.C35]/([.D35]-[.D34])" office:value-type="float" office:value="109777.847391603" calcext:value-type="float">
            <text:p>109777.847391603</text:p>
          </table:table-cell>
          <table:table-cell/>
          <table:table-cell office:value-type="float" office:value="1443131990.03631" calcext:value-type="float">
            <text:p>1443131990.03631</text:p>
          </table:table-cell>
          <table:table-cell table:formula="of:=[.G35]-[.$B$2]" office:value-type="float" office:value="6.60524654388428" calcext:value-type="float">
            <text:p>6.6052465439</text:p>
          </table:table-cell>
          <table:table-cell table:formula="of:=[.C35]/([.H35]-[.H34])" office:value-type="float" office:value="453396.549586614" calcext:value-type="float">
            <text:p>453396.549586614</text:p>
          </table:table-cell>
          <table:table-cell table:formula="of:=[.G35]-[.$B35]" office:value-type="float" office:value="3.95002579689026" calcext:value-type="float">
            <text:p>3.950025796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31986.16119" calcext:value-type="float">
            <text:p>1443131986.16119</text:p>
          </table:table-cell>
          <table:table-cell office:value-type="float" office:value="8224" calcext:value-type="float">
            <text:p>8224</text:p>
          </table:table-cell>
          <table:table-cell table:formula="of:=[.B36]-[.$B$2]" office:value-type="float" office:value="2.73012471199036" calcext:value-type="float">
            <text:p>2.730124712</text:p>
          </table:table-cell>
          <table:table-cell table:formula="of:=[.C36]/([.D36]-[.D35])" office:value-type="float" office:value="109793.920794474" calcext:value-type="float">
            <text:p>109793.920794474</text:p>
          </table:table-cell>
          <table:table-cell/>
          <table:table-cell office:value-type="float" office:value="1443131990.05445" calcext:value-type="float">
            <text:p>1443131990.05445</text:p>
          </table:table-cell>
          <table:table-cell table:formula="of:=[.G36]-[.$B$2]" office:value-type="float" office:value="6.62338829040527" calcext:value-type="float">
            <text:p>6.6233882904</text:p>
          </table:table-cell>
          <table:table-cell table:formula="of:=[.C36]/([.H36]-[.H35])" office:value-type="float" office:value="453319.088682122" calcext:value-type="float">
            <text:p>453319.088682122</text:p>
          </table:table-cell>
          <table:table-cell table:formula="of:=[.G36]-[.$B36]" office:value-type="float" office:value="3.89326357841492" calcext:value-type="float">
            <text:p>3.893263578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31986.23608" calcext:value-type="float">
            <text:p>1443131986.23608</text:p>
          </table:table-cell>
          <table:table-cell office:value-type="float" office:value="8224" calcext:value-type="float">
            <text:p>8224</text:p>
          </table:table-cell>
          <table:table-cell table:formula="of:=[.B37]-[.$B$2]" office:value-type="float" office:value="2.80501818656921" calcext:value-type="float">
            <text:p>2.8050181866</text:p>
          </table:table-cell>
          <table:table-cell table:formula="of:=[.C37]/([.D37]-[.D36])" office:value-type="float" office:value="109809.299758696" calcext:value-type="float">
            <text:p>109809.299758696</text:p>
          </table:table-cell>
          <table:table-cell/>
          <table:table-cell office:value-type="float" office:value="1443131990.07259" calcext:value-type="float">
            <text:p>1443131990.07259</text:p>
          </table:table-cell>
          <table:table-cell table:formula="of:=[.G37]-[.$B$2]" office:value-type="float" office:value="6.64152359962463" calcext:value-type="float">
            <text:p>6.6415235996</text:p>
          </table:table-cell>
          <table:table-cell table:formula="of:=[.C37]/([.H37]-[.H36])" office:value-type="float" office:value="453479.998632748" calcext:value-type="float">
            <text:p>453479.998632748</text:p>
          </table:table-cell>
          <table:table-cell table:formula="of:=[.G37]-[.$B37]" office:value-type="float" office:value="3.83650541305542" calcext:value-type="float">
            <text:p>3.836505413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31986.31097" calcext:value-type="float">
            <text:p>1443131986.31097</text:p>
          </table:table-cell>
          <table:table-cell office:value-type="float" office:value="8224" calcext:value-type="float">
            <text:p>8224</text:p>
          </table:table-cell>
          <table:table-cell table:formula="of:=[.B38]-[.$B$2]" office:value-type="float" office:value="2.87990665435791" calcext:value-type="float">
            <text:p>2.8799066544</text:p>
          </table:table-cell>
          <table:table-cell table:formula="of:=[.C38]/([.D38]-[.D37])" office:value-type="float" office:value="109816.641237803" calcext:value-type="float">
            <text:p>109816.641237803</text:p>
          </table:table-cell>
          <table:table-cell/>
          <table:table-cell office:value-type="float" office:value="1443131990.09073" calcext:value-type="float">
            <text:p>1443131990.09073</text:p>
          </table:table-cell>
          <table:table-cell table:formula="of:=[.G38]-[.$B$2]" office:value-type="float" office:value="6.65966391563416" calcext:value-type="float">
            <text:p>6.6596639156</text:p>
          </table:table-cell>
          <table:table-cell table:formula="of:=[.C38]/([.H38]-[.H37])" office:value-type="float" office:value="453354.83657966" calcext:value-type="float">
            <text:p>453354.83657966</text:p>
          </table:table-cell>
          <table:table-cell table:formula="of:=[.G38]-[.$B38]" office:value-type="float" office:value="3.77975726127625" calcext:value-type="float">
            <text:p>3.779757261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31986.38589" calcext:value-type="float">
            <text:p>1443131986.38589</text:p>
          </table:table-cell>
          <table:table-cell office:value-type="float" office:value="8224" calcext:value-type="float">
            <text:p>8224</text:p>
          </table:table-cell>
          <table:table-cell table:formula="of:=[.B39]-[.$B$2]" office:value-type="float" office:value="2.95481991767883" calcext:value-type="float">
            <text:p>2.9548199177</text:p>
          </table:table-cell>
          <table:table-cell table:formula="of:=[.C39]/([.D39]-[.D38])" office:value-type="float" office:value="109780.293040619" calcext:value-type="float">
            <text:p>109780.293040619</text:p>
          </table:table-cell>
          <table:table-cell/>
          <table:table-cell office:value-type="float" office:value="1443131990.10886" calcext:value-type="float">
            <text:p>1443131990.10886</text:p>
          </table:table-cell>
          <table:table-cell table:formula="of:=[.G39]-[.$B$2]" office:value-type="float" office:value="6.6777982711792" calcext:value-type="float">
            <text:p>6.6777982712</text:p>
          </table:table-cell>
          <table:table-cell table:formula="of:=[.C39]/([.H39]-[.H38])" office:value-type="float" office:value="453503.846859757" calcext:value-type="float">
            <text:p>453503.846859757</text:p>
          </table:table-cell>
          <table:table-cell table:formula="of:=[.G39]-[.$B39]" office:value-type="float" office:value="3.72297835350037" calcext:value-type="float">
            <text:p>3.722978353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31986.46079" calcext:value-type="float">
            <text:p>1443131986.46079</text:p>
          </table:table-cell>
          <table:table-cell office:value-type="float" office:value="8224" calcext:value-type="float">
            <text:p>8224</text:p>
          </table:table-cell>
          <table:table-cell table:formula="of:=[.B40]-[.$B$2]" office:value-type="float" office:value="3.02972364425659" calcext:value-type="float">
            <text:p>3.0297236443</text:p>
          </table:table-cell>
          <table:table-cell table:formula="of:=[.C40]/([.D40]-[.D39])" office:value-type="float" office:value="109794.27026855" calcext:value-type="float">
            <text:p>109794.27026855</text:p>
          </table:table-cell>
          <table:table-cell/>
          <table:table-cell office:value-type="float" office:value="1443131990.127" calcext:value-type="float">
            <text:p>1443131990.127</text:p>
          </table:table-cell>
          <table:table-cell table:formula="of:=[.G40]-[.$B$2]" office:value-type="float" office:value="6.69593238830566" calcext:value-type="float">
            <text:p>6.6959323883</text:p>
          </table:table-cell>
          <table:table-cell table:formula="of:=[.C40]/([.H40]-[.H39])" office:value-type="float" office:value="453509.809308441" calcext:value-type="float">
            <text:p>453509.809308441</text:p>
          </table:table-cell>
          <table:table-cell table:formula="of:=[.G40]-[.$B40]" office:value-type="float" office:value="3.66620874404907" calcext:value-type="float">
            <text:p>3.66620874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31986.53568" calcext:value-type="float">
            <text:p>1443131986.53568</text:p>
          </table:table-cell>
          <table:table-cell office:value-type="float" office:value="8224" calcext:value-type="float">
            <text:p>8224</text:p>
          </table:table-cell>
          <table:table-cell table:formula="of:=[.B41]-[.$B$2]" office:value-type="float" office:value="3.10461831092834" calcext:value-type="float">
            <text:p>3.1046183109</text:p>
          </table:table-cell>
          <table:table-cell table:formula="of:=[.C41]/([.D41]-[.D40])" office:value-type="float" office:value="109807.551932156" calcext:value-type="float">
            <text:p>109807.551932156</text:p>
          </table:table-cell>
          <table:table-cell/>
          <table:table-cell office:value-type="float" office:value="1443131990.14514" calcext:value-type="float">
            <text:p>1443131990.14514</text:p>
          </table:table-cell>
          <table:table-cell table:formula="of:=[.G41]-[.$B$2]" office:value-type="float" office:value="6.71407032012939" calcext:value-type="float">
            <text:p>6.7140703201</text:p>
          </table:table-cell>
          <table:table-cell table:formula="of:=[.C41]/([.H41]-[.H40])" office:value-type="float" office:value="453414.428939482" calcext:value-type="float">
            <text:p>453414.428939482</text:p>
          </table:table-cell>
          <table:table-cell table:formula="of:=[.G41]-[.$B41]" office:value-type="float" office:value="3.60945200920105" calcext:value-type="float">
            <text:p>3.609452009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31986.61059" calcext:value-type="float">
            <text:p>1443131986.61059</text:p>
          </table:table-cell>
          <table:table-cell office:value-type="float" office:value="8224" calcext:value-type="float">
            <text:p>8224</text:p>
          </table:table-cell>
          <table:table-cell table:formula="of:=[.B42]-[.$B$2]" office:value-type="float" office:value="3.17952966690063" calcext:value-type="float">
            <text:p>3.1795296669</text:p>
          </table:table-cell>
          <table:table-cell table:formula="of:=[.C42]/([.D42]-[.D41])" office:value-type="float" office:value="109783.088201502" calcext:value-type="float">
            <text:p>109783.088201502</text:p>
          </table:table-cell>
          <table:table-cell/>
          <table:table-cell office:value-type="float" office:value="1443131990.57952" calcext:value-type="float">
            <text:p>1443131990.57952</text:p>
          </table:table-cell>
          <table:table-cell table:formula="of:=[.G42]-[.$B$2]" office:value-type="float" office:value="7.14845752716064" calcext:value-type="float">
            <text:p>7.1484575272</text:p>
          </table:table-cell>
          <table:table-cell table:formula="of:=[.C42]/([.H42]-[.H41])" office:value-type="float" office:value="18932.4175916819" calcext:value-type="float">
            <text:p>18932.4175916819</text:p>
          </table:table-cell>
          <table:table-cell table:formula="of:=[.G42]-[.$B42]" office:value-type="float" office:value="3.96892786026001" calcext:value-type="float">
            <text:p>3.968927860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31986.6855" calcext:value-type="float">
            <text:p>1443131986.6855</text:p>
          </table:table-cell>
          <table:table-cell office:value-type="float" office:value="8224" calcext:value-type="float">
            <text:p>8224</text:p>
          </table:table-cell>
          <table:table-cell table:formula="of:=[.B43]-[.$B$2]" office:value-type="float" office:value="3.25443959236145" calcext:value-type="float">
            <text:p>3.2544395924</text:p>
          </table:table-cell>
          <table:table-cell table:formula="of:=[.C43]/([.D43]-[.D42])" office:value-type="float" office:value="109785.184665574" calcext:value-type="float">
            <text:p>109785.184665574</text:p>
          </table:table-cell>
          <table:table-cell/>
          <table:table-cell office:value-type="float" office:value="1443131990.59766" calcext:value-type="float">
            <text:p>1443131990.59766</text:p>
          </table:table-cell>
          <table:table-cell table:formula="of:=[.G43]-[.$B$2]" office:value-type="float" office:value="7.16659879684448" calcext:value-type="float">
            <text:p>7.1665987968</text:p>
          </table:table-cell>
          <table:table-cell table:formula="of:=[.C43]/([.H43]-[.H42])" office:value-type="float" office:value="453331.004021553" calcext:value-type="float">
            <text:p>453331.004021553</text:p>
          </table:table-cell>
          <table:table-cell table:formula="of:=[.G43]-[.$B43]" office:value-type="float" office:value="3.91215920448303" calcext:value-type="float">
            <text:p>3.912159204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31986.76041" calcext:value-type="float">
            <text:p>1443131986.76041</text:p>
          </table:table-cell>
          <table:table-cell office:value-type="float" office:value="8224" calcext:value-type="float">
            <text:p>8224</text:p>
          </table:table-cell>
          <table:table-cell table:formula="of:=[.B44]-[.$B$2]" office:value-type="float" office:value="3.32934284210205" calcext:value-type="float">
            <text:p>3.3293428421</text:p>
          </table:table-cell>
          <table:table-cell table:formula="of:=[.C44]/([.D44]-[.D43])" office:value-type="float" office:value="109794.969223375" calcext:value-type="float">
            <text:p>109794.969223375</text:p>
          </table:table-cell>
          <table:table-cell/>
          <table:table-cell office:value-type="float" office:value="1443131990.6158" calcext:value-type="float">
            <text:p>1443131990.6158</text:p>
          </table:table-cell>
          <table:table-cell table:formula="of:=[.G44]-[.$B$2]" office:value-type="float" office:value="7.18473768234253" calcext:value-type="float">
            <text:p>7.1847376823</text:p>
          </table:table-cell>
          <table:table-cell table:formula="of:=[.C44]/([.H44]-[.H43])" office:value-type="float" office:value="453390.590115668" calcext:value-type="float">
            <text:p>453390.590115668</text:p>
          </table:table-cell>
          <table:table-cell table:formula="of:=[.G44]-[.$B44]" office:value-type="float" office:value="3.85539484024048" calcext:value-type="float">
            <text:p>3.855394840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31986.83531" calcext:value-type="float">
            <text:p>1443131986.83531</text:p>
          </table:table-cell>
          <table:table-cell office:value-type="float" office:value="8224" calcext:value-type="float">
            <text:p>8224</text:p>
          </table:table-cell>
          <table:table-cell table:formula="of:=[.B45]-[.$B$2]" office:value-type="float" office:value="3.40424299240112" calcext:value-type="float">
            <text:p>3.4042429924</text:p>
          </table:table-cell>
          <table:table-cell table:formula="of:=[.C45]/([.D45]-[.D44])" office:value-type="float" office:value="109799.512646664" calcext:value-type="float">
            <text:p>109799.512646664</text:p>
          </table:table-cell>
          <table:table-cell/>
          <table:table-cell office:value-type="float" office:value="1443131990.63397" calcext:value-type="float">
            <text:p>1443131990.63397</text:p>
          </table:table-cell>
          <table:table-cell table:formula="of:=[.G45]-[.$B$2]" office:value-type="float" office:value="7.20290350914001" calcext:value-type="float">
            <text:p>7.2029035091</text:p>
          </table:table-cell>
          <table:table-cell table:formula="of:=[.C45]/([.H45]-[.H44])" office:value-type="float" office:value="452718.177470371" calcext:value-type="float">
            <text:p>452718.177470371</text:p>
          </table:table-cell>
          <table:table-cell table:formula="of:=[.G45]-[.$B45]" office:value-type="float" office:value="3.79866051673889" calcext:value-type="float">
            <text:p>3.798660516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31986.91022" calcext:value-type="float">
            <text:p>1443131986.91022</text:p>
          </table:table-cell>
          <table:table-cell office:value-type="float" office:value="8224" calcext:value-type="float">
            <text:p>8224</text:p>
          </table:table-cell>
          <table:table-cell table:formula="of:=[.B46]-[.$B$2]" office:value-type="float" office:value="3.47915005683899" calcext:value-type="float">
            <text:p>3.4791500568</text:p>
          </table:table-cell>
          <table:table-cell table:formula="of:=[.C46]/([.D46]-[.D45])" office:value-type="float" office:value="109789.377833938" calcext:value-type="float">
            <text:p>109789.377833938</text:p>
          </table:table-cell>
          <table:table-cell/>
          <table:table-cell office:value-type="float" office:value="1443131990.65212" calcext:value-type="float">
            <text:p>1443131990.65212</text:p>
          </table:table-cell>
          <table:table-cell table:formula="of:=[.G46]-[.$B$2]" office:value-type="float" office:value="7.2210578918457" calcext:value-type="float">
            <text:p>7.2210578918</text:p>
          </table:table-cell>
          <table:table-cell table:formula="of:=[.C46]/([.H46]-[.H45])" office:value-type="float" office:value="453003.56026003" calcext:value-type="float">
            <text:p>453003.56026003</text:p>
          </table:table-cell>
          <table:table-cell table:formula="of:=[.G46]-[.$B46]" office:value-type="float" office:value="3.74190783500671" calcext:value-type="float">
            <text:p>3.74190783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31986.98512" calcext:value-type="float">
            <text:p>1443131986.98512</text:p>
          </table:table-cell>
          <table:table-cell office:value-type="float" office:value="8224" calcext:value-type="float">
            <text:p>8224</text:p>
          </table:table-cell>
          <table:table-cell table:formula="of:=[.B47]-[.$B$2]" office:value-type="float" office:value="3.55405950546265" calcext:value-type="float">
            <text:p>3.5540595055</text:p>
          </table:table-cell>
          <table:table-cell table:formula="of:=[.C47]/([.D47]-[.D46])" office:value-type="float" office:value="109785.883504725" calcext:value-type="float">
            <text:p>109785.883504725</text:p>
          </table:table-cell>
          <table:table-cell/>
          <table:table-cell office:value-type="float" office:value="1443131990.6703" calcext:value-type="float">
            <text:p>1443131990.6703</text:p>
          </table:table-cell>
          <table:table-cell table:formula="of:=[.G47]-[.$B$2]" office:value-type="float" office:value="7.2392303943634" calcext:value-type="float">
            <text:p>7.2392303944</text:p>
          </table:table-cell>
          <table:table-cell table:formula="of:=[.C47]/([.H47]-[.H46])" office:value-type="float" office:value="452551.870167014" calcext:value-type="float">
            <text:p>452551.870167014</text:p>
          </table:table-cell>
          <table:table-cell table:formula="of:=[.G47]-[.$B47]" office:value-type="float" office:value="3.68517088890076" calcext:value-type="float">
            <text:p>3.685170888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32000.08251" calcext:value-type="float">
            <text:p>1443132000.08251</text:p>
          </table:table-cell>
          <table:table-cell office:value-type="float" office:value="8224" calcext:value-type="float">
            <text:p>8224</text:p>
          </table:table-cell>
          <table:table-cell table:formula="of:=[.B48]-[.$B$2]" office:value-type="float" office:value="16.6514415740967" calcext:value-type="float">
            <text:p>16.6514415741</text:p>
          </table:table-cell>
          <table:table-cell table:formula="of:=[.C48]/([.D48]-[.D47])" office:value-type="float" office:value="627.911742736364" calcext:value-type="float">
            <text:p>627.9117427364</text:p>
          </table:table-cell>
          <table:table-cell/>
          <table:table-cell office:value-type="float" office:value="1443132000.27359" calcext:value-type="float">
            <text:p>1443132000.27359</text:p>
          </table:table-cell>
          <table:table-cell table:formula="of:=[.G48]-[.$B$2]" office:value-type="float" office:value="16.8425254821777" calcext:value-type="float">
            <text:p>16.8425254822</text:p>
          </table:table-cell>
          <table:table-cell table:formula="of:=[.C48]/([.H48]-[.H47])" office:value-type="float" office:value="856.372726735792" calcext:value-type="float">
            <text:p>856.3727267358</text:p>
          </table:table-cell>
          <table:table-cell table:formula="of:=[.G48]-[.$B48]" office:value-type="float" office:value="0.191083908081055" calcext:value-type="float">
            <text:p>0.191083908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32000.18544" calcext:value-type="float">
            <text:p>1443132000.18544</text:p>
          </table:table-cell>
          <table:table-cell office:value-type="float" office:value="8224" calcext:value-type="float">
            <text:p>8224</text:p>
          </table:table-cell>
          <table:table-cell table:formula="of:=[.B49]-[.$B$2]" office:value-type="float" office:value="16.7543702125549" calcext:value-type="float">
            <text:p>16.7543702126</text:p>
          </table:table-cell>
          <table:table-cell table:formula="of:=[.C49]/([.D49]-[.D48])" office:value-type="float" office:value="79900.017363347" calcext:value-type="float">
            <text:p>79900.017363347</text:p>
          </table:table-cell>
          <table:table-cell/>
          <table:table-cell office:value-type="float" office:value="1443132000.37641" calcext:value-type="float">
            <text:p>1443132000.37641</text:p>
          </table:table-cell>
          <table:table-cell table:formula="of:=[.G49]-[.$B$2]" office:value-type="float" office:value="16.9453418254852" calcext:value-type="float">
            <text:p>16.9453418255</text:p>
          </table:table-cell>
          <table:table-cell table:formula="of:=[.C49]/([.H49]-[.H48])" office:value-type="float" office:value="79987.2834944567" calcext:value-type="float">
            <text:p>79987.2834944567</text:p>
          </table:table-cell>
          <table:table-cell table:formula="of:=[.G49]-[.$B49]" office:value-type="float" office:value="0.190971612930298" calcext:value-type="float">
            <text:p>0.190971612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32000.28836" calcext:value-type="float">
            <text:p>1443132000.28836</text:p>
          </table:table-cell>
          <table:table-cell office:value-type="float" office:value="8224" calcext:value-type="float">
            <text:p>8224</text:p>
          </table:table-cell>
          <table:table-cell table:formula="of:=[.B50]-[.$B$2]" office:value-type="float" office:value="16.8572952747345" calcext:value-type="float">
            <text:p>16.8572952747</text:p>
          </table:table-cell>
          <table:table-cell table:formula="of:=[.C50]/([.D50]-[.D49])" office:value-type="float" office:value="79902.7936038768" calcext:value-type="float">
            <text:p>79902.7936038768</text:p>
          </table:table-cell>
          <table:table-cell/>
          <table:table-cell office:value-type="float" office:value="1443132000.47939" calcext:value-type="float">
            <text:p>1443132000.47939</text:p>
          </table:table-cell>
          <table:table-cell table:formula="of:=[.G50]-[.$B$2]" office:value-type="float" office:value="17.0483272075653" calcext:value-type="float">
            <text:p>17.0483272076</text:p>
          </table:table-cell>
          <table:table-cell table:formula="of:=[.C50]/([.H50]-[.H49])" office:value-type="float" office:value="79855.9934807571" calcext:value-type="float">
            <text:p>79855.9934807571</text:p>
          </table:table-cell>
          <table:table-cell table:formula="of:=[.G50]-[.$B50]" office:value-type="float" office:value="0.191031932830811" calcext:value-type="float">
            <text:p>0.191031932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32000.3913" calcext:value-type="float">
            <text:p>1443132000.3913</text:p>
          </table:table-cell>
          <table:table-cell office:value-type="float" office:value="8224" calcext:value-type="float">
            <text:p>8224</text:p>
          </table:table-cell>
          <table:table-cell table:formula="of:=[.B51]-[.$B$2]" office:value-type="float" office:value="16.9602344036102" calcext:value-type="float">
            <text:p>16.9602344036</text:p>
          </table:table-cell>
          <table:table-cell table:formula="of:=[.C51]/([.D51]-[.D50])" office:value-type="float" office:value="79891.8748372931" calcext:value-type="float">
            <text:p>79891.8748372931</text:p>
          </table:table-cell>
          <table:table-cell/>
          <table:table-cell office:value-type="float" office:value="1443132000.5824" calcext:value-type="float">
            <text:p>1443132000.5824</text:p>
          </table:table-cell>
          <table:table-cell table:formula="of:=[.G51]-[.$B$2]" office:value-type="float" office:value="17.151337146759" calcext:value-type="float">
            <text:p>17.1513371468</text:p>
          </table:table-cell>
          <table:table-cell table:formula="of:=[.C51]/([.H51]-[.H50])" office:value-type="float" office:value="79836.956165303" calcext:value-type="float">
            <text:p>79836.956165303</text:p>
          </table:table-cell>
          <table:table-cell table:formula="of:=[.G51]-[.$B51]" office:value-type="float" office:value="0.191102743148804" calcext:value-type="float">
            <text:p>0.191102743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32000.49424" calcext:value-type="float">
            <text:p>1443132000.49424</text:p>
          </table:table-cell>
          <table:table-cell office:value-type="float" office:value="8224" calcext:value-type="float">
            <text:p>8224</text:p>
          </table:table-cell>
          <table:table-cell table:formula="of:=[.B52]-[.$B$2]" office:value-type="float" office:value="17.0631725788116" calcext:value-type="float">
            <text:p>17.0631725788</text:p>
          </table:table-cell>
          <table:table-cell table:formula="of:=[.C52]/([.D52]-[.D51])" office:value-type="float" office:value="79892.6149983556" calcext:value-type="float">
            <text:p>79892.6149983556</text:p>
          </table:table-cell>
          <table:table-cell/>
          <table:table-cell office:value-type="float" office:value="1443132000.68533" calcext:value-type="float">
            <text:p>1443132000.68533</text:p>
          </table:table-cell>
          <table:table-cell table:formula="of:=[.G52]-[.$B$2]" office:value-type="float" office:value="17.2542612552643" calcext:value-type="float">
            <text:p>17.2542612553</text:p>
          </table:table-cell>
          <table:table-cell table:formula="of:=[.C52]/([.H52]-[.H51])" office:value-type="float" office:value="79903.5339672686" calcext:value-type="float">
            <text:p>79903.5339672686</text:p>
          </table:table-cell>
          <table:table-cell table:formula="of:=[.G52]-[.$B52]" office:value-type="float" office:value="0.191088676452637" calcext:value-type="float">
            <text:p>0.191088676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32000.59718" calcext:value-type="float">
            <text:p>1443132000.59718</text:p>
          </table:table-cell>
          <table:table-cell office:value-type="float" office:value="8224" calcext:value-type="float">
            <text:p>8224</text:p>
          </table:table-cell>
          <table:table-cell table:formula="of:=[.B53]-[.$B$2]" office:value-type="float" office:value="17.1661131381989" calcext:value-type="float">
            <text:p>17.1661131382</text:p>
          </table:table-cell>
          <table:table-cell table:formula="of:=[.C53]/([.D53]-[.D52])" office:value-type="float" office:value="79890.7646214135" calcext:value-type="float">
            <text:p>79890.7646214135</text:p>
          </table:table-cell>
          <table:table-cell/>
          <table:table-cell office:value-type="float" office:value="1443132000.78823" calcext:value-type="float">
            <text:p>1443132000.78823</text:p>
          </table:table-cell>
          <table:table-cell table:formula="of:=[.G53]-[.$B$2]" office:value-type="float" office:value="17.3571619987488" calcext:value-type="float">
            <text:p>17.3571619987</text:p>
          </table:table-cell>
          <table:table-cell table:formula="of:=[.C53]/([.H53]-[.H52])" office:value-type="float" office:value="79921.6771571628" calcext:value-type="float">
            <text:p>79921.6771571628</text:p>
          </table:table-cell>
          <table:table-cell table:formula="of:=[.G53]-[.$B53]" office:value-type="float" office:value="0.191048860549927" calcext:value-type="float">
            <text:p>0.191048860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32000.70014" calcext:value-type="float">
            <text:p>1443132000.70014</text:p>
          </table:table-cell>
          <table:table-cell office:value-type="float" office:value="8224" calcext:value-type="float">
            <text:p>8224</text:p>
          </table:table-cell>
          <table:table-cell table:formula="of:=[.B54]-[.$B$2]" office:value-type="float" office:value="17.2690744400024" calcext:value-type="float">
            <text:p>17.26907444</text:p>
          </table:table-cell>
          <table:table-cell table:formula="of:=[.C54]/([.D54]-[.D53])" office:value-type="float" office:value="79874.6699579253" calcext:value-type="float">
            <text:p>79874.6699579253</text:p>
          </table:table-cell>
          <table:table-cell/>
          <table:table-cell office:value-type="float" office:value="1443132000.8912" calcext:value-type="float">
            <text:p>1443132000.8912</text:p>
          </table:table-cell>
          <table:table-cell table:formula="of:=[.G54]-[.$B$2]" office:value-type="float" office:value="17.4601376056671" calcext:value-type="float">
            <text:p>17.4601376057</text:p>
          </table:table-cell>
          <table:table-cell table:formula="of:=[.C54]/([.H54]-[.H53])" office:value-type="float" office:value="79863.573967785" calcext:value-type="float">
            <text:p>79863.573967785</text:p>
          </table:table-cell>
          <table:table-cell table:formula="of:=[.G54]-[.$B54]" office:value-type="float" office:value="0.191063165664673" calcext:value-type="float">
            <text:p>0.191063165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32000.80308" calcext:value-type="float">
            <text:p>1443132000.80308</text:p>
          </table:table-cell>
          <table:table-cell office:value-type="float" office:value="8224" calcext:value-type="float">
            <text:p>8224</text:p>
          </table:table-cell>
          <table:table-cell table:formula="of:=[.B55]-[.$B$2]" office:value-type="float" office:value="17.3720109462738" calcext:value-type="float">
            <text:p>17.3720109463</text:p>
          </table:table-cell>
          <table:table-cell table:formula="of:=[.C55]/([.D55]-[.D54])" office:value-type="float" office:value="79893.9103132159" calcext:value-type="float">
            <text:p>79893.9103132159</text:p>
          </table:table-cell>
          <table:table-cell/>
          <table:table-cell office:value-type="float" office:value="1443132000.99416" calcext:value-type="float">
            <text:p>1443132000.99416</text:p>
          </table:table-cell>
          <table:table-cell table:formula="of:=[.G55]-[.$B$2]" office:value-type="float" office:value="17.5630931854248" calcext:value-type="float">
            <text:p>17.5630931854</text:p>
          </table:table-cell>
          <table:table-cell table:formula="of:=[.C55]/([.H55]-[.H54])" office:value-type="float" office:value="79879.1092173486" calcext:value-type="float">
            <text:p>79879.1092173486</text:p>
          </table:table-cell>
          <table:table-cell table:formula="of:=[.G55]-[.$B55]" office:value-type="float" office:value="0.191082239151001" calcext:value-type="float">
            <text:p>0.191082239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32000.90606" calcext:value-type="float">
            <text:p>1443132000.90606</text:p>
          </table:table-cell>
          <table:table-cell office:value-type="float" office:value="8224" calcext:value-type="float">
            <text:p>8224</text:p>
          </table:table-cell>
          <table:table-cell table:formula="of:=[.B56]-[.$B$2]" office:value-type="float" office:value="17.4749910831451" calcext:value-type="float">
            <text:p>17.4749910831</text:p>
          </table:table-cell>
          <table:table-cell table:formula="of:=[.C56]/([.D56]-[.D55])" office:value-type="float" office:value="79860.0608802352" calcext:value-type="float">
            <text:p>79860.0608802352</text:p>
          </table:table-cell>
          <table:table-cell/>
          <table:table-cell office:value-type="float" office:value="1443132001.09714" calcext:value-type="float">
            <text:p>1443132001.09714</text:p>
          </table:table-cell>
          <table:table-cell table:formula="of:=[.G56]-[.$B$2]" office:value-type="float" office:value="17.6660754680634" calcext:value-type="float">
            <text:p>17.6660754681</text:p>
          </table:table-cell>
          <table:table-cell table:formula="of:=[.C56]/([.H56]-[.H55])" office:value-type="float" office:value="79858.3968940059" calcext:value-type="float">
            <text:p>79858.3968940059</text:p>
          </table:table-cell>
          <table:table-cell table:formula="of:=[.G56]-[.$B56]" office:value-type="float" office:value="0.191084384918213" calcext:value-type="float">
            <text:p>0.191084384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32001.00844" calcext:value-type="float">
            <text:p>1443132001.00844</text:p>
          </table:table-cell>
          <table:table-cell office:value-type="float" office:value="8224" calcext:value-type="float">
            <text:p>8224</text:p>
          </table:table-cell>
          <table:table-cell table:formula="of:=[.B57]-[.$B$2]" office:value-type="float" office:value="17.577376127243" calcext:value-type="float">
            <text:p>17.5773761272</text:p>
          </table:table-cell>
          <table:table-cell table:formula="of:=[.C57]/([.D57]-[.D56])" office:value-type="float" office:value="80324.2316537582" calcext:value-type="float">
            <text:p>80324.2316537582</text:p>
          </table:table-cell>
          <table:table-cell/>
          <table:table-cell office:value-type="float" office:value="1443132001.19945" calcext:value-type="float">
            <text:p>1443132001.19945</text:p>
          </table:table-cell>
          <table:table-cell table:formula="of:=[.G57]-[.$B$2]" office:value-type="float" office:value="17.7683839797974" calcext:value-type="float">
            <text:p>17.7683839798</text:p>
          </table:table-cell>
          <table:table-cell table:formula="of:=[.C57]/([.H57]-[.H56])" office:value-type="float" office:value="80384.3185734294" calcext:value-type="float">
            <text:p>80384.3185734294</text:p>
          </table:table-cell>
          <table:table-cell table:formula="of:=[.G57]-[.$B57]" office:value-type="float" office:value="0.191007852554321" calcext:value-type="float">
            <text:p>0.191007852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32001.10535" calcext:value-type="float">
            <text:p>1443132001.10535</text:p>
          </table:table-cell>
          <table:table-cell office:value-type="float" office:value="8224" calcext:value-type="float">
            <text:p>8224</text:p>
          </table:table-cell>
          <table:table-cell table:formula="of:=[.B58]-[.$B$2]" office:value-type="float" office:value="17.6742835044861" calcext:value-type="float">
            <text:p>17.6742835045</text:p>
          </table:table-cell>
          <table:table-cell table:formula="of:=[.C58]/([.D58]-[.D57])" office:value-type="float" office:value="84864.5400790732" calcext:value-type="float">
            <text:p>84864.5400790732</text:p>
          </table:table-cell>
          <table:table-cell/>
          <table:table-cell office:value-type="float" office:value="1443132001.29659" calcext:value-type="float">
            <text:p>1443132001.29659</text:p>
          </table:table-cell>
          <table:table-cell table:formula="of:=[.G58]-[.$B$2]" office:value-type="float" office:value="17.8655292987823" calcext:value-type="float">
            <text:p>17.8655292988</text:p>
          </table:table-cell>
          <table:table-cell table:formula="of:=[.C58]/([.H58]-[.H57])" office:value-type="float" office:value="84656.6781181818" calcext:value-type="float">
            <text:p>84656.6781181818</text:p>
          </table:table-cell>
          <table:table-cell table:formula="of:=[.G58]-[.$B58]" office:value-type="float" office:value="0.191245794296265" calcext:value-type="float">
            <text:p>0.191245794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32001.20223" calcext:value-type="float">
            <text:p>1443132001.20223</text:p>
          </table:table-cell>
          <table:table-cell office:value-type="float" office:value="8224" calcext:value-type="float">
            <text:p>8224</text:p>
          </table:table-cell>
          <table:table-cell table:formula="of:=[.B59]-[.$B$2]" office:value-type="float" office:value="17.7711668014526" calcext:value-type="float">
            <text:p>17.7711668015</text:p>
          </table:table-cell>
          <table:table-cell table:formula="of:=[.C59]/([.D59]-[.D58])" office:value-type="float" office:value="84885.6331018462" calcext:value-type="float">
            <text:p>84885.6331018462</text:p>
          </table:table-cell>
          <table:table-cell/>
          <table:table-cell office:value-type="float" office:value="1443132001.39331" calcext:value-type="float">
            <text:p>1443132001.39331</text:p>
          </table:table-cell>
          <table:table-cell table:formula="of:=[.G59]-[.$B$2]" office:value-type="float" office:value="17.9622478485107" calcext:value-type="float">
            <text:p>17.9622478485</text:p>
          </table:table-cell>
          <table:table-cell table:formula="of:=[.C59]/([.H59]-[.H58])" office:value-type="float" office:value="85030.2245339157" calcext:value-type="float">
            <text:p>85030.2245339157</text:p>
          </table:table-cell>
          <table:table-cell table:formula="of:=[.G59]-[.$B59]" office:value-type="float" office:value="0.191081047058105" calcext:value-type="float">
            <text:p>0.191081047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32001.29913" calcext:value-type="float">
            <text:p>1443132001.29913</text:p>
          </table:table-cell>
          <table:table-cell office:value-type="float" office:value="8224" calcext:value-type="float">
            <text:p>8224</text:p>
          </table:table-cell>
          <table:table-cell table:formula="of:=[.B60]-[.$B$2]" office:value-type="float" office:value="17.8680627346039" calcext:value-type="float">
            <text:p>17.8680627346</text:p>
          </table:table-cell>
          <table:table-cell table:formula="of:=[.C60]/([.D60]-[.D59])" office:value-type="float" office:value="84874.5631786541" calcext:value-type="float">
            <text:p>84874.5631786541</text:p>
          </table:table-cell>
          <table:table-cell/>
          <table:table-cell office:value-type="float" office:value="1443132001.49015" calcext:value-type="float">
            <text:p>1443132001.49015</text:p>
          </table:table-cell>
          <table:table-cell table:formula="of:=[.G60]-[.$B$2]" office:value-type="float" office:value="18.05908203125" calcext:value-type="float">
            <text:p>18.0590820313</text:p>
          </table:table-cell>
          <table:table-cell table:formula="of:=[.C60]/([.H60]-[.H59])" office:value-type="float" office:value="84928.6870334259" calcext:value-type="float">
            <text:p>84928.6870334259</text:p>
          </table:table-cell>
          <table:table-cell table:formula="of:=[.G60]-[.$B60]" office:value-type="float" office:value="0.191019296646118" calcext:value-type="float">
            <text:p>0.191019296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32001.39603" calcext:value-type="float">
            <text:p>1443132001.39603</text:p>
          </table:table-cell>
          <table:table-cell office:value-type="float" office:value="8224" calcext:value-type="float">
            <text:p>8224</text:p>
          </table:table-cell>
          <table:table-cell table:formula="of:=[.B61]-[.$B$2]" office:value-type="float" office:value="17.9649684429169" calcext:value-type="float">
            <text:p>17.9649684429</text:p>
          </table:table-cell>
          <table:table-cell table:formula="of:=[.C61]/([.D61]-[.D60])" office:value-type="float" office:value="84866.0016336492" calcext:value-type="float">
            <text:p>84866.0016336492</text:p>
          </table:table-cell>
          <table:table-cell/>
          <table:table-cell office:value-type="float" office:value="1443132001.58708" calcext:value-type="float">
            <text:p>1443132001.58708</text:p>
          </table:table-cell>
          <table:table-cell table:formula="of:=[.G61]-[.$B$2]" office:value-type="float" office:value="18.1560161113739" calcext:value-type="float">
            <text:p>18.1560161114</text:p>
          </table:table-cell>
          <table:table-cell table:formula="of:=[.C61]/([.H61]-[.H60])" office:value-type="float" office:value="84841.1620504168" calcext:value-type="float">
            <text:p>84841.1620504168</text:p>
          </table:table-cell>
          <table:table-cell table:formula="of:=[.G61]-[.$B61]" office:value-type="float" office:value="0.191047668457031" calcext:value-type="float">
            <text:p>0.191047668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32001.49292" calcext:value-type="float">
            <text:p>1443132001.49292</text:p>
          </table:table-cell>
          <table:table-cell office:value-type="float" office:value="8224" calcext:value-type="float">
            <text:p>8224</text:p>
          </table:table-cell>
          <table:table-cell table:formula="of:=[.B62]-[.$B$2]" office:value-type="float" office:value="18.061859369278" calcext:value-type="float">
            <text:p>18.0618593693</text:p>
          </table:table-cell>
          <table:table-cell table:formula="of:=[.C62]/([.D62]-[.D61])" office:value-type="float" office:value="84878.9490292576" calcext:value-type="float">
            <text:p>84878.9490292576</text:p>
          </table:table-cell>
          <table:table-cell/>
          <table:table-cell office:value-type="float" office:value="1443132001.68404" calcext:value-type="float">
            <text:p>1443132001.68404</text:p>
          </table:table-cell>
          <table:table-cell table:formula="of:=[.G62]-[.$B$2]" office:value-type="float" office:value="18.2529742717743" calcext:value-type="float">
            <text:p>18.2529742718</text:p>
          </table:table-cell>
          <table:table-cell table:formula="of:=[.C62]/([.H62]-[.H61])" office:value-type="float" office:value="84820.0911201165" calcext:value-type="float">
            <text:p>84820.0911201165</text:p>
          </table:table-cell>
          <table:table-cell table:formula="of:=[.G62]-[.$B62]" office:value-type="float" office:value="0.191114902496338" calcext:value-type="float">
            <text:p>0.191114902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32001.58983" calcext:value-type="float">
            <text:p>1443132001.58983</text:p>
          </table:table-cell>
          <table:table-cell office:value-type="float" office:value="8224" calcext:value-type="float">
            <text:p>8224</text:p>
          </table:table-cell>
          <table:table-cell table:formula="of:=[.B63]-[.$B$2]" office:value-type="float" office:value="18.1587648391724" calcext:value-type="float">
            <text:p>18.1587648392</text:p>
          </table:table-cell>
          <table:table-cell table:formula="of:=[.C63]/([.D63]-[.D62])" office:value-type="float" office:value="84866.2104312697" calcext:value-type="float">
            <text:p>84866.2104312697</text:p>
          </table:table-cell>
          <table:table-cell/>
          <table:table-cell office:value-type="float" office:value="1443132001.78093" calcext:value-type="float">
            <text:p>1443132001.78093</text:p>
          </table:table-cell>
          <table:table-cell table:formula="of:=[.G63]-[.$B$2]" office:value-type="float" office:value="18.349865436554" calcext:value-type="float">
            <text:p>18.3498654366</text:p>
          </table:table-cell>
          <table:table-cell table:formula="of:=[.C63]/([.H63]-[.H62])" office:value-type="float" office:value="84878.7401689506" calcext:value-type="float">
            <text:p>84878.7401689506</text:p>
          </table:table-cell>
          <table:table-cell table:formula="of:=[.G63]-[.$B63]" office:value-type="float" office:value="0.191100597381592" calcext:value-type="float">
            <text:p>0.191100597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32001.68672" calcext:value-type="float">
            <text:p>1443132001.68672</text:p>
          </table:table-cell>
          <table:table-cell office:value-type="float" office:value="8224" calcext:value-type="float">
            <text:p>8224</text:p>
          </table:table-cell>
          <table:table-cell table:formula="of:=[.B64]-[.$B$2]" office:value-type="float" office:value="18.2556591033936" calcext:value-type="float">
            <text:p>18.2556591034</text:p>
          </table:table-cell>
          <table:table-cell table:formula="of:=[.C64]/([.D64]-[.D63])" office:value-type="float" office:value="84876.0250784933" calcext:value-type="float">
            <text:p>84876.0250784933</text:p>
          </table:table-cell>
          <table:table-cell/>
          <table:table-cell office:value-type="float" office:value="1443132001.87771" calcext:value-type="float">
            <text:p>1443132001.87771</text:p>
          </table:table-cell>
          <table:table-cell table:formula="of:=[.G64]-[.$B$2]" office:value-type="float" office:value="18.4466412067413" calcext:value-type="float">
            <text:p>18.4466412067</text:p>
          </table:table-cell>
          <table:table-cell table:formula="of:=[.C64]/([.H64]-[.H63])" office:value-type="float" office:value="84979.9488454252" calcext:value-type="float">
            <text:p>84979.9488454252</text:p>
          </table:table-cell>
          <table:table-cell table:formula="of:=[.G64]-[.$B64]" office:value-type="float" office:value="0.190982103347778" calcext:value-type="float">
            <text:p>0.190982103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32001.78362" calcext:value-type="float">
            <text:p>1443132001.78362</text:p>
          </table:table-cell>
          <table:table-cell office:value-type="float" office:value="8224" calcext:value-type="float">
            <text:p>8224</text:p>
          </table:table-cell>
          <table:table-cell table:formula="of:=[.B65]-[.$B$2]" office:value-type="float" office:value="18.3525545597076" calcext:value-type="float">
            <text:p>18.3525545597</text:p>
          </table:table-cell>
          <table:table-cell table:formula="of:=[.C65]/([.D65]-[.D64])" office:value-type="float" office:value="84874.9808591837" calcext:value-type="float">
            <text:p>84874.9808591837</text:p>
          </table:table-cell>
          <table:table-cell/>
          <table:table-cell office:value-type="float" office:value="1443132002.00014" calcext:value-type="float">
            <text:p>1443132002.00014</text:p>
          </table:table-cell>
          <table:table-cell table:formula="of:=[.G65]-[.$B$2]" office:value-type="float" office:value="18.5690760612488" calcext:value-type="float">
            <text:p>18.5690760612</text:p>
          </table:table-cell>
          <table:table-cell table:formula="of:=[.C65]/([.H65]-[.H64])" office:value-type="float" office:value="67170.4151002183" calcext:value-type="float">
            <text:p>67170.4151002183</text:p>
          </table:table-cell>
          <table:table-cell table:formula="of:=[.G65]-[.$B65]" office:value-type="float" office:value="0.216521501541138" calcext:value-type="float">
            <text:p>0.216521501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32001.88057" calcext:value-type="float">
            <text:p>1443132001.88057</text:p>
          </table:table-cell>
          <table:table-cell office:value-type="float" office:value="8224" calcext:value-type="float">
            <text:p>8224</text:p>
          </table:table-cell>
          <table:table-cell table:formula="of:=[.B66]-[.$B$2]" office:value-type="float" office:value="18.4495053291321" calcext:value-type="float">
            <text:p>18.4495053291</text:p>
          </table:table-cell>
          <table:table-cell table:formula="of:=[.C66]/([.D66]-[.D65])" office:value-type="float" office:value="84826.5573220605" calcext:value-type="float">
            <text:p>84826.5573220605</text:p>
          </table:table-cell>
          <table:table-cell/>
          <table:table-cell office:value-type="float" office:value="1443132002.0716" calcext:value-type="float">
            <text:p>1443132002.0716</text:p>
          </table:table-cell>
          <table:table-cell table:formula="of:=[.G66]-[.$B$2]" office:value-type="float" office:value="18.6405358314514" calcext:value-type="float">
            <text:p>18.6405358315</text:p>
          </table:table-cell>
          <table:table-cell table:formula="of:=[.C66]/([.H66]-[.H65])" office:value-type="float" office:value="115085.732527258" calcext:value-type="float">
            <text:p>115085.732527258</text:p>
          </table:table-cell>
          <table:table-cell table:formula="of:=[.G66]-[.$B66]" office:value-type="float" office:value="0.191030502319336" calcext:value-type="float">
            <text:p>0.191030502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32001.97747" calcext:value-type="float">
            <text:p>1443132001.97747</text:p>
          </table:table-cell>
          <table:table-cell office:value-type="float" office:value="8224" calcext:value-type="float">
            <text:p>8224</text:p>
          </table:table-cell>
          <table:table-cell table:formula="of:=[.B67]-[.$B$2]" office:value-type="float" office:value="18.5464055538177" calcext:value-type="float">
            <text:p>18.5464055538</text:p>
          </table:table-cell>
          <table:table-cell table:formula="of:=[.C67]/([.D67]-[.D66])" office:value-type="float" office:value="84870.8042388708" calcext:value-type="float">
            <text:p>84870.8042388708</text:p>
          </table:table-cell>
          <table:table-cell/>
          <table:table-cell office:value-type="float" office:value="1443132002.16852" calcext:value-type="float">
            <text:p>1443132002.16852</text:p>
          </table:table-cell>
          <table:table-cell table:formula="of:=[.G67]-[.$B$2]" office:value-type="float" office:value="18.7374503612518" calcext:value-type="float">
            <text:p>18.7374503613</text:p>
          </table:table-cell>
          <table:table-cell table:formula="of:=[.C67]/([.H67]-[.H66])" office:value-type="float" office:value="84858.2768438998" calcext:value-type="float">
            <text:p>84858.2768438998</text:p>
          </table:table-cell>
          <table:table-cell table:formula="of:=[.G67]-[.$B67]" office:value-type="float" office:value="0.191044807434082" calcext:value-type="float">
            <text:p>0.191044807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32002.06178" calcext:value-type="float">
            <text:p>1443132002.06178</text:p>
          </table:table-cell>
          <table:table-cell office:value-type="float" office:value="8224" calcext:value-type="float">
            <text:p>8224</text:p>
          </table:table-cell>
          <table:table-cell table:formula="of:=[.B68]-[.$B$2]" office:value-type="float" office:value="18.630713224411" calcext:value-type="float">
            <text:p>18.6307132244</text:p>
          </table:table-cell>
          <table:table-cell table:formula="of:=[.C68]/([.D68]-[.D67])" office:value-type="float" office:value="97547.4703799645" calcext:value-type="float">
            <text:p>97547.4703799645</text:p>
          </table:table-cell>
          <table:table-cell/>
          <table:table-cell office:value-type="float" office:value="1443132002.25283" calcext:value-type="float">
            <text:p>1443132002.25283</text:p>
          </table:table-cell>
          <table:table-cell table:formula="of:=[.G68]-[.$B$2]" office:value-type="float" office:value="18.8217673301697" calcext:value-type="float">
            <text:p>18.8217673302</text:p>
          </table:table-cell>
          <table:table-cell table:formula="of:=[.C68]/([.H68]-[.H67])" office:value-type="float" office:value="97536.7130193326" calcext:value-type="float">
            <text:p>97536.7130193326</text:p>
          </table:table-cell>
          <table:table-cell table:formula="of:=[.G68]-[.$B68]" office:value-type="float" office:value="0.191054105758667" calcext:value-type="float">
            <text:p>0.191054105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32002.14223" calcext:value-type="float">
            <text:p>1443132002.14223</text:p>
          </table:table-cell>
          <table:table-cell office:value-type="float" office:value="8224" calcext:value-type="float">
            <text:p>8224</text:p>
          </table:table-cell>
          <table:table-cell table:formula="of:=[.B69]-[.$B$2]" office:value-type="float" office:value="18.7111642360687" calcext:value-type="float">
            <text:p>18.7111642361</text:p>
          </table:table-cell>
          <table:table-cell table:formula="of:=[.C69]/([.D69]-[.D68])" office:value-type="float" office:value="102223.699000699" calcext:value-type="float">
            <text:p>102223.699000699</text:p>
          </table:table-cell>
          <table:table-cell/>
          <table:table-cell office:value-type="float" office:value="1443132002.33322" calcext:value-type="float">
            <text:p>1443132002.33322</text:p>
          </table:table-cell>
          <table:table-cell table:formula="of:=[.G69]-[.$B$2]" office:value-type="float" office:value="18.9021542072296" calcext:value-type="float">
            <text:p>18.9021542072</text:p>
          </table:table-cell>
          <table:table-cell table:formula="of:=[.C69]/([.H69]-[.H68])" office:value-type="float" office:value="102305.255543989" calcext:value-type="float">
            <text:p>102305.255543989</text:p>
          </table:table-cell>
          <table:table-cell table:formula="of:=[.G69]-[.$B69]" office:value-type="float" office:value="0.190989971160889" calcext:value-type="float">
            <text:p>0.190989971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32002.22268" calcext:value-type="float">
            <text:p>1443132002.22268</text:p>
          </table:table-cell>
          <table:table-cell office:value-type="float" office:value="8224" calcext:value-type="float">
            <text:p>8224</text:p>
          </table:table-cell>
          <table:table-cell table:formula="of:=[.B70]-[.$B$2]" office:value-type="float" office:value="18.7916147708893" calcext:value-type="float">
            <text:p>18.7916147709</text:p>
          </table:table-cell>
          <table:table-cell table:formula="of:=[.C70]/([.D70]-[.D69])" office:value-type="float" office:value="102224.304889252" calcext:value-type="float">
            <text:p>102224.304889252</text:p>
          </table:table-cell>
          <table:table-cell/>
          <table:table-cell office:value-type="float" office:value="1443132002.41366" calcext:value-type="float">
            <text:p>1443132002.41366</text:p>
          </table:table-cell>
          <table:table-cell table:formula="of:=[.G70]-[.$B$2]" office:value-type="float" office:value="18.9825990200043" calcext:value-type="float">
            <text:p>18.98259902</text:p>
          </table:table-cell>
          <table:table-cell table:formula="of:=[.C70]/([.H70]-[.H69])" office:value-type="float" office:value="102231.576112148" calcext:value-type="float">
            <text:p>102231.576112148</text:p>
          </table:table-cell>
          <table:table-cell table:formula="of:=[.G70]-[.$B70]" office:value-type="float" office:value="0.19098424911499" calcext:value-type="float">
            <text:p>0.190984249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32002.30313" calcext:value-type="float">
            <text:p>1443132002.30313</text:p>
          </table:table-cell>
          <table:table-cell office:value-type="float" office:value="8224" calcext:value-type="float">
            <text:p>8224</text:p>
          </table:table-cell>
          <table:table-cell table:formula="of:=[.B71]-[.$B$2]" office:value-type="float" office:value="18.8720624446869" calcext:value-type="float">
            <text:p>18.8720624447</text:p>
          </table:table-cell>
          <table:table-cell table:formula="of:=[.C71]/([.D71]-[.D70])" office:value-type="float" office:value="102227.940371404" calcext:value-type="float">
            <text:p>102227.940371404</text:p>
          </table:table-cell>
          <table:table-cell/>
          <table:table-cell office:value-type="float" office:value="1443132002.49409" calcext:value-type="float">
            <text:p>1443132002.49409</text:p>
          </table:table-cell>
          <table:table-cell table:formula="of:=[.G71]-[.$B$2]" office:value-type="float" office:value="19.0630288124084" calcext:value-type="float">
            <text:p>19.0630288124</text:p>
          </table:table-cell>
          <table:table-cell table:formula="of:=[.C71]/([.H71]-[.H70])" office:value-type="float" office:value="102250.667994676" calcext:value-type="float">
            <text:p>102250.667994676</text:p>
          </table:table-cell>
          <table:table-cell table:formula="of:=[.G71]-[.$B71]" office:value-type="float" office:value="0.190966367721558" calcext:value-type="float">
            <text:p>0.190966367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32002.38359" calcext:value-type="float">
            <text:p>1443132002.38359</text:p>
          </table:table-cell>
          <table:table-cell office:value-type="float" office:value="8224" calcext:value-type="float">
            <text:p>8224</text:p>
          </table:table-cell>
          <table:table-cell table:formula="of:=[.B72]-[.$B$2]" office:value-type="float" office:value="18.9525234699249" calcext:value-type="float">
            <text:p>18.9525234699</text:p>
          </table:table-cell>
          <table:table-cell table:formula="of:=[.C72]/([.D72]-[.D71])" office:value-type="float" office:value="102210.976999982" calcext:value-type="float">
            <text:p>102210.976999982</text:p>
          </table:table-cell>
          <table:table-cell/>
          <table:table-cell office:value-type="float" office:value="1443132002.5745" calcext:value-type="float">
            <text:p>1443132002.5745</text:p>
          </table:table-cell>
          <table:table-cell table:formula="of:=[.G72]-[.$B$2]" office:value-type="float" office:value="19.1434319019318" calcext:value-type="float">
            <text:p>19.1434319019</text:p>
          </table:table-cell>
          <table:table-cell table:formula="of:=[.C72]/([.H72]-[.H71])" office:value-type="float" office:value="102284.626732101" calcext:value-type="float">
            <text:p>102284.626732101</text:p>
          </table:table-cell>
          <table:table-cell table:formula="of:=[.G72]-[.$B72]" office:value-type="float" office:value="0.190908432006836" calcext:value-type="float">
            <text:p>0.19090843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32002.46405" calcext:value-type="float">
            <text:p>1443132002.46405</text:p>
          </table:table-cell>
          <table:table-cell office:value-type="float" office:value="8224" calcext:value-type="float">
            <text:p>8224</text:p>
          </table:table-cell>
          <table:table-cell table:formula="of:=[.B73]-[.$B$2]" office:value-type="float" office:value="19.0329847335815" calcext:value-type="float">
            <text:p>19.0329847336</text:p>
          </table:table-cell>
          <table:table-cell table:formula="of:=[.C73]/([.D73]-[.D72])" office:value-type="float" office:value="102210.674133798" calcext:value-type="float">
            <text:p>102210.674133798</text:p>
          </table:table-cell>
          <table:table-cell/>
          <table:table-cell office:value-type="float" office:value="1443132002.65508" calcext:value-type="float">
            <text:p>1443132002.65508</text:p>
          </table:table-cell>
          <table:table-cell table:formula="of:=[.G73]-[.$B$2]" office:value-type="float" office:value="19.2240180969238" calcext:value-type="float">
            <text:p>19.2240180969</text:p>
          </table:table-cell>
          <table:table-cell table:formula="of:=[.C73]/([.H73]-[.H72])" office:value-type="float" office:value="102052.218755455" calcext:value-type="float">
            <text:p>102052.218755455</text:p>
          </table:table-cell>
          <table:table-cell table:formula="of:=[.G73]-[.$B73]" office:value-type="float" office:value="0.191033363342285" calcext:value-type="float">
            <text:p>0.191033363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32002.54451" calcext:value-type="float">
            <text:p>1443132002.54451</text:p>
          </table:table-cell>
          <table:table-cell office:value-type="float" office:value="8224" calcext:value-type="float">
            <text:p>8224</text:p>
          </table:table-cell>
          <table:table-cell table:formula="of:=[.B74]-[.$B$2]" office:value-type="float" office:value="19.1134495735168" calcext:value-type="float">
            <text:p>19.1134495735</text:p>
          </table:table-cell>
          <table:table-cell table:formula="of:=[.C74]/([.D74]-[.D73])" office:value-type="float" office:value="102206.131356409" calcext:value-type="float">
            <text:p>102206.131356409</text:p>
          </table:table-cell>
          <table:table-cell/>
          <table:table-cell office:value-type="float" office:value="1443132003.0573" calcext:value-type="float">
            <text:p>1443132003.0573</text:p>
          </table:table-cell>
          <table:table-cell table:formula="of:=[.G74]-[.$B$2]" office:value-type="float" office:value="19.6262352466583" calcext:value-type="float">
            <text:p>19.6262352467</text:p>
          </table:table-cell>
          <table:table-cell table:formula="of:=[.C74]/([.H74]-[.H73])" office:value-type="float" office:value="20446.6666959095" calcext:value-type="float">
            <text:p>20446.6666959095</text:p>
          </table:table-cell>
          <table:table-cell table:formula="of:=[.G74]-[.$B74]" office:value-type="float" office:value="0.51278567314148" calcext:value-type="float">
            <text:p>0.512785673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32002.62497" calcext:value-type="float">
            <text:p>1443132002.62497</text:p>
          </table:table-cell>
          <table:table-cell office:value-type="float" office:value="8224" calcext:value-type="float">
            <text:p>8224</text:p>
          </table:table-cell>
          <table:table-cell table:formula="of:=[.B75]-[.$B$2]" office:value-type="float" office:value="19.1939091682434" calcext:value-type="float">
            <text:p>19.1939091682</text:p>
          </table:table-cell>
          <table:table-cell table:formula="of:=[.C75]/([.D75]-[.D74])" office:value-type="float" office:value="102212.794234781" calcext:value-type="float">
            <text:p>102212.794234781</text:p>
          </table:table-cell>
          <table:table-cell/>
          <table:table-cell office:value-type="float" office:value="1443132003.07171" calcext:value-type="float">
            <text:p>1443132003.07171</text:p>
          </table:table-cell>
          <table:table-cell table:formula="of:=[.G75]-[.$B$2]" office:value-type="float" office:value="19.640647649765" calcext:value-type="float">
            <text:p>19.6406476498</text:p>
          </table:table-cell>
          <table:table-cell table:formula="of:=[.C75]/([.H75]-[.H74])" office:value-type="float" office:value="570619.621108354" calcext:value-type="float">
            <text:p>570619.621108354</text:p>
          </table:table-cell>
          <table:table-cell table:formula="of:=[.G75]-[.$B75]" office:value-type="float" office:value="0.446738481521606" calcext:value-type="float">
            <text:p>0.446738481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32002.70542" calcext:value-type="float">
            <text:p>1443132002.70542</text:p>
          </table:table-cell>
          <table:table-cell office:value-type="float" office:value="8224" calcext:value-type="float">
            <text:p>8224</text:p>
          </table:table-cell>
          <table:table-cell table:formula="of:=[.B76]-[.$B$2]" office:value-type="float" office:value="19.2743587493896" calcext:value-type="float">
            <text:p>19.2743587494</text:p>
          </table:table-cell>
          <table:table-cell table:formula="of:=[.C76]/([.D76]-[.D75])" office:value-type="float" office:value="102225.516687906" calcext:value-type="float">
            <text:p>102225.516687906</text:p>
          </table:table-cell>
          <table:table-cell/>
          <table:table-cell office:value-type="float" office:value="1443132003.08612" calcext:value-type="float">
            <text:p>1443132003.08612</text:p>
          </table:table-cell>
          <table:table-cell table:formula="of:=[.G76]-[.$B$2]" office:value-type="float" office:value="19.6550552845001" calcext:value-type="float">
            <text:p>19.6550552845</text:p>
          </table:table-cell>
          <table:table-cell table:formula="of:=[.C76]/([.H76]-[.H75])" office:value-type="float" office:value="570808.474201556" calcext:value-type="float">
            <text:p>570808.474201556</text:p>
          </table:table-cell>
          <table:table-cell table:formula="of:=[.G76]-[.$B76]" office:value-type="float" office:value="0.380696535110474" calcext:value-type="float">
            <text:p>0.380696535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32002.78587" calcext:value-type="float">
            <text:p>1443132002.78587</text:p>
          </table:table-cell>
          <table:table-cell office:value-type="float" office:value="8224" calcext:value-type="float">
            <text:p>8224</text:p>
          </table:table-cell>
          <table:table-cell table:formula="of:=[.B77]-[.$B$2]" office:value-type="float" office:value="19.3548061847687" calcext:value-type="float">
            <text:p>19.3548061848</text:p>
          </table:table-cell>
          <table:table-cell table:formula="of:=[.C77]/([.D77]-[.D76])" office:value-type="float" office:value="102228.243339923" calcext:value-type="float">
            <text:p>102228.243339923</text:p>
          </table:table-cell>
          <table:table-cell/>
          <table:table-cell office:value-type="float" office:value="1443132003.10054" calcext:value-type="float">
            <text:p>1443132003.10054</text:p>
          </table:table-cell>
          <table:table-cell table:formula="of:=[.G77]-[.$B$2]" office:value-type="float" office:value="19.6694755554199" calcext:value-type="float">
            <text:p>19.6694755554</text:p>
          </table:table-cell>
          <table:table-cell table:formula="of:=[.C77]/([.H77]-[.H76])" office:value-type="float" office:value="570308.28655986" calcext:value-type="float">
            <text:p>570308.28655986</text:p>
          </table:table-cell>
          <table:table-cell table:formula="of:=[.G77]-[.$B77]" office:value-type="float" office:value="0.314669370651245" calcext:value-type="float">
            <text:p>0.314669370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32002.86632" calcext:value-type="float">
            <text:p>1443132002.86632</text:p>
          </table:table-cell>
          <table:table-cell office:value-type="float" office:value="8224" calcext:value-type="float">
            <text:p>8224</text:p>
          </table:table-cell>
          <table:table-cell table:formula="of:=[.B78]-[.$B$2]" office:value-type="float" office:value="19.4352548122406" calcext:value-type="float">
            <text:p>19.4352548122</text:p>
          </table:table-cell>
          <table:table-cell table:formula="of:=[.C78]/([.D78]-[.D77])" office:value-type="float" office:value="102226.728515289" calcext:value-type="float">
            <text:p>102226.728515289</text:p>
          </table:table-cell>
          <table:table-cell/>
          <table:table-cell office:value-type="float" office:value="1443132003.11496" calcext:value-type="float">
            <text:p>1443132003.11496</text:p>
          </table:table-cell>
          <table:table-cell table:formula="of:=[.G78]-[.$B$2]" office:value-type="float" office:value="19.6838927268982" calcext:value-type="float">
            <text:p>19.6838927269</text:p>
          </table:table-cell>
          <table:table-cell table:formula="of:=[.C78]/([.H78]-[.H77])" office:value-type="float" office:value="570430.892938647" calcext:value-type="float">
            <text:p>570430.892938647</text:p>
          </table:table-cell>
          <table:table-cell table:formula="of:=[.G78]-[.$B78]" office:value-type="float" office:value="0.248637914657593" calcext:value-type="float">
            <text:p>0.248637914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32002.94678" calcext:value-type="float">
            <text:p>1443132002.94678</text:p>
          </table:table-cell>
          <table:table-cell office:value-type="float" office:value="8224" calcext:value-type="float">
            <text:p>8224</text:p>
          </table:table-cell>
          <table:table-cell table:formula="of:=[.B79]-[.$B$2]" office:value-type="float" office:value="19.5157132148743" calcext:value-type="float">
            <text:p>19.5157132149</text:p>
          </table:table-cell>
          <table:table-cell table:formula="of:=[.C79]/([.D79]-[.D78])" office:value-type="float" office:value="102214.308646475" calcext:value-type="float">
            <text:p>102214.308646475</text:p>
          </table:table-cell>
          <table:table-cell/>
          <table:table-cell office:value-type="float" office:value="1443132003.13777" calcext:value-type="float">
            <text:p>1443132003.13777</text:p>
          </table:table-cell>
          <table:table-cell table:formula="of:=[.G79]-[.$B$2]" office:value-type="float" office:value="19.7067036628723" calcext:value-type="float">
            <text:p>19.7067036629</text:p>
          </table:table-cell>
          <table:table-cell table:formula="of:=[.C79]/([.H79]-[.H78])" office:value-type="float" office:value="360528.827459342" calcext:value-type="float">
            <text:p>360528.827459342</text:p>
          </table:table-cell>
          <table:table-cell table:formula="of:=[.G79]-[.$B79]" office:value-type="float" office:value="0.190990447998047" calcext:value-type="float">
            <text:p>0.19099044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32003.02788" calcext:value-type="float">
            <text:p>1443132003.02788</text:p>
          </table:table-cell>
          <table:table-cell office:value-type="float" office:value="8224" calcext:value-type="float">
            <text:p>8224</text:p>
          </table:table-cell>
          <table:table-cell table:formula="of:=[.B80]-[.$B$2]" office:value-type="float" office:value="19.5968127250671" calcext:value-type="float">
            <text:p>19.5968127251</text:p>
          </table:table-cell>
          <table:table-cell table:formula="of:=[.C80]/([.D80]-[.D79])" office:value-type="float" office:value="101406.284457719" calcext:value-type="float">
            <text:p>101406.284457719</text:p>
          </table:table-cell>
          <table:table-cell/>
          <table:table-cell office:value-type="float" office:value="1443132003.21898" calcext:value-type="float">
            <text:p>1443132003.21898</text:p>
          </table:table-cell>
          <table:table-cell table:formula="of:=[.G80]-[.$B$2]" office:value-type="float" office:value="19.7879164218903" calcext:value-type="float">
            <text:p>19.7879164219</text:p>
          </table:table-cell>
          <table:table-cell table:formula="of:=[.C80]/([.H80]-[.H79])" office:value-type="float" office:value="101264.876350068" calcext:value-type="float">
            <text:p>101264.876350068</text:p>
          </table:table-cell>
          <table:table-cell table:formula="of:=[.G80]-[.$B80]" office:value-type="float" office:value="0.19110369682312" calcext:value-type="float">
            <text:p>0.191103696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32003.11026" calcext:value-type="float">
            <text:p>1443132003.11026</text:p>
          </table:table-cell>
          <table:table-cell office:value-type="float" office:value="8224" calcext:value-type="float">
            <text:p>8224</text:p>
          </table:table-cell>
          <table:table-cell table:formula="of:=[.B81]-[.$B$2]" office:value-type="float" office:value="19.6791915893555" calcext:value-type="float">
            <text:p>19.6791915894</text:p>
          </table:table-cell>
          <table:table-cell table:formula="of:=[.C81]/([.D81]-[.D80])" office:value-type="float" office:value="99831.4321403558" calcext:value-type="float">
            <text:p>99831.4321403558</text:p>
          </table:table-cell>
          <table:table-cell/>
          <table:table-cell office:value-type="float" office:value="1443132003.30127" calcext:value-type="float">
            <text:p>1443132003.30127</text:p>
          </table:table-cell>
          <table:table-cell table:formula="of:=[.G81]-[.$B$2]" office:value-type="float" office:value="19.8702073097229" calcext:value-type="float">
            <text:p>19.8702073097</text:p>
          </table:table-cell>
          <table:table-cell table:formula="of:=[.C81]/([.H81]-[.H80])" office:value-type="float" office:value="99938.1610358305" calcext:value-type="float">
            <text:p>99938.1610358305</text:p>
          </table:table-cell>
          <table:table-cell table:formula="of:=[.G81]-[.$B81]" office:value-type="float" office:value="0.191015720367432" calcext:value-type="float">
            <text:p>0.191015720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32003.19263" calcext:value-type="float">
            <text:p>1443132003.19263</text:p>
          </table:table-cell>
          <table:table-cell office:value-type="float" office:value="8224" calcext:value-type="float">
            <text:p>8224</text:p>
          </table:table-cell>
          <table:table-cell table:formula="of:=[.B82]-[.$B$2]" office:value-type="float" office:value="19.7615604400635" calcext:value-type="float">
            <text:p>19.7615604401</text:p>
          </table:table-cell>
          <table:table-cell table:formula="of:=[.C82]/([.D82]-[.D81])" office:value-type="float" office:value="99843.5686465208" calcext:value-type="float">
            <text:p>99843.5686465208</text:p>
          </table:table-cell>
          <table:table-cell/>
          <table:table-cell office:value-type="float" office:value="1443132004.04263" calcext:value-type="float">
            <text:p>1443132004.04263</text:p>
          </table:table-cell>
          <table:table-cell table:formula="of:=[.G82]-[.$B$2]" office:value-type="float" office:value="20.6115658283234" calcext:value-type="float">
            <text:p>20.6115658283</text:p>
          </table:table-cell>
          <table:table-cell table:formula="of:=[.C82]/([.H82]-[.H81])" office:value-type="float" office:value="11093.1483130797" calcext:value-type="float">
            <text:p>11093.1483130797</text:p>
          </table:table-cell>
          <table:table-cell table:formula="of:=[.G82]-[.$B82]" office:value-type="float" office:value="0.850005388259888" calcext:value-type="float">
            <text:p>0.850005388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32003.27501" calcext:value-type="float">
            <text:p>1443132003.27501</text:p>
          </table:table-cell>
          <table:table-cell office:value-type="float" office:value="8224" calcext:value-type="float">
            <text:p>8224</text:p>
          </table:table-cell>
          <table:table-cell table:formula="of:=[.B83]-[.$B$2]" office:value-type="float" office:value="19.8439416885376" calcext:value-type="float">
            <text:p>19.8439416885</text:p>
          </table:table-cell>
          <table:table-cell table:formula="of:=[.C83]/([.D83]-[.D82])" office:value-type="float" office:value="99828.5429309008" calcext:value-type="float">
            <text:p>99828.5429309008</text:p>
          </table:table-cell>
          <table:table-cell/>
          <table:table-cell office:value-type="float" office:value="1443132004.05698" calcext:value-type="float">
            <text:p>1443132004.05698</text:p>
          </table:table-cell>
          <table:table-cell table:formula="of:=[.G83]-[.$B$2]" office:value-type="float" office:value="20.6259117126465" calcext:value-type="float">
            <text:p>20.6259117126</text:p>
          </table:table-cell>
          <table:table-cell table:formula="of:=[.C83]/([.H83]-[.H82])" office:value-type="float" office:value="573265.461700819" calcext:value-type="float">
            <text:p>573265.461700819</text:p>
          </table:table-cell>
          <table:table-cell table:formula="of:=[.G83]-[.$B83]" office:value-type="float" office:value="0.781970024108887" calcext:value-type="float">
            <text:p>0.781970024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32003.35739" calcext:value-type="float">
            <text:p>1443132003.35739</text:p>
          </table:table-cell>
          <table:table-cell office:value-type="float" office:value="8224" calcext:value-type="float">
            <text:p>8224</text:p>
          </table:table-cell>
          <table:table-cell table:formula="of:=[.B84]-[.$B$2]" office:value-type="float" office:value="19.9263241291046" calcext:value-type="float">
            <text:p>19.9263241291</text:p>
          </table:table-cell>
          <table:table-cell table:formula="of:=[.C84]/([.D84]-[.D83])" office:value-type="float" office:value="99827.0983888846" calcext:value-type="float">
            <text:p>99827.0983888846</text:p>
          </table:table-cell>
          <table:table-cell/>
          <table:table-cell office:value-type="float" office:value="1443132004.07133" calcext:value-type="float">
            <text:p>1443132004.07133</text:p>
          </table:table-cell>
          <table:table-cell table:formula="of:=[.G84]-[.$B$2]" office:value-type="float" office:value="20.6402652263641" calcext:value-type="float">
            <text:p>20.6402652264</text:p>
          </table:table-cell>
          <table:table-cell table:formula="of:=[.C84]/([.H84]-[.H83])" office:value-type="float" office:value="572960.751058917" calcext:value-type="float">
            <text:p>572960.751058917</text:p>
          </table:table-cell>
          <table:table-cell table:formula="of:=[.G84]-[.$B84]" office:value-type="float" office:value="0.713941097259522" calcext:value-type="float">
            <text:p>0.7139410973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32003.43977" calcext:value-type="float">
            <text:p>1443132003.43977</text:p>
          </table:table-cell>
          <table:table-cell office:value-type="float" office:value="8224" calcext:value-type="float">
            <text:p>8224</text:p>
          </table:table-cell>
          <table:table-cell table:formula="of:=[.B85]-[.$B$2]" office:value-type="float" office:value="20.0087034702301" calcext:value-type="float">
            <text:p>20.0087034702</text:p>
          </table:table-cell>
          <table:table-cell table:formula="of:=[.C85]/([.D85]-[.D84])" office:value-type="float" office:value="99830.8542850858" calcext:value-type="float">
            <text:p>99830.8542850858</text:p>
          </table:table-cell>
          <table:table-cell/>
          <table:table-cell office:value-type="float" office:value="1443132004.08568" calcext:value-type="float">
            <text:p>1443132004.08568</text:p>
          </table:table-cell>
          <table:table-cell table:formula="of:=[.G85]-[.$B$2]" office:value-type="float" office:value="20.6546123027802" calcext:value-type="float">
            <text:p>20.6546123028</text:p>
          </table:table-cell>
          <table:table-cell table:formula="of:=[.C85]/([.H85]-[.H84])" office:value-type="float" office:value="573217.829300718" calcext:value-type="float">
            <text:p>573217.829300718</text:p>
          </table:table-cell>
          <table:table-cell table:formula="of:=[.G85]-[.$B85]" office:value-type="float" office:value="0.645908832550049" calcext:value-type="float">
            <text:p>0.645908832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32003.52217" calcext:value-type="float">
            <text:p>1443132003.52217</text:p>
          </table:table-cell>
          <table:table-cell office:value-type="float" office:value="8224" calcext:value-type="float">
            <text:p>8224</text:p>
          </table:table-cell>
          <table:table-cell table:formula="of:=[.B86]-[.$B$2]" office:value-type="float" office:value="20.0911066532135" calcext:value-type="float">
            <text:p>20.0911066532</text:p>
          </table:table-cell>
          <table:table-cell table:formula="of:=[.C86]/([.D86]-[.D85])" office:value-type="float" office:value="99801.9700483763" calcext:value-type="float">
            <text:p>99801.9700483763</text:p>
          </table:table-cell>
          <table:table-cell/>
          <table:table-cell office:value-type="float" office:value="1443132004.10002" calcext:value-type="float">
            <text:p>1443132004.10002</text:p>
          </table:table-cell>
          <table:table-cell table:formula="of:=[.G86]-[.$B$2]" office:value-type="float" office:value="20.6689581871033" calcext:value-type="float">
            <text:p>20.6689581871</text:p>
          </table:table-cell>
          <table:table-cell table:formula="of:=[.C86]/([.H86]-[.H85])" office:value-type="float" office:value="573265.461700819" calcext:value-type="float">
            <text:p>573265.461700819</text:p>
          </table:table-cell>
          <table:table-cell table:formula="of:=[.G86]-[.$B86]" office:value-type="float" office:value="0.577851533889771" calcext:value-type="float">
            <text:p>0.577851533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32003.60456" calcext:value-type="float">
            <text:p>1443132003.60456</text:p>
          </table:table-cell>
          <table:table-cell office:value-type="float" office:value="8224" calcext:value-type="float">
            <text:p>8224</text:p>
          </table:table-cell>
          <table:table-cell table:formula="of:=[.B87]-[.$B$2]" office:value-type="float" office:value="20.1734964847565" calcext:value-type="float">
            <text:p>20.1734964848</text:p>
          </table:table-cell>
          <table:table-cell table:formula="of:=[.C87]/([.D87]-[.D86])" office:value-type="float" office:value="99818.1431614038" calcext:value-type="float">
            <text:p>99818.1431614038</text:p>
          </table:table-cell>
          <table:table-cell/>
          <table:table-cell office:value-type="float" office:value="1443132004.11439" calcext:value-type="float">
            <text:p>1443132004.11439</text:p>
          </table:table-cell>
          <table:table-cell table:formula="of:=[.G87]-[.$B$2]" office:value-type="float" office:value="20.6833250522614" calcext:value-type="float">
            <text:p>20.6833250523</text:p>
          </table:table-cell>
          <table:table-cell table:formula="of:=[.C87]/([.H87]-[.H86])" office:value-type="float" office:value="572428.286164722" calcext:value-type="float">
            <text:p>572428.286164722</text:p>
          </table:table-cell>
          <table:table-cell table:formula="of:=[.G87]-[.$B87]" office:value-type="float" office:value="0.509828567504883" calcext:value-type="float">
            <text:p>0.509828567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32003.68695" calcext:value-type="float">
            <text:p>1443132003.68695</text:p>
          </table:table-cell>
          <table:table-cell office:value-type="float" office:value="8224" calcext:value-type="float">
            <text:p>8224</text:p>
          </table:table-cell>
          <table:table-cell table:formula="of:=[.B88]-[.$B$2]" office:value-type="float" office:value="20.2558836936951" calcext:value-type="float">
            <text:p>20.2558836937</text:p>
          </table:table-cell>
          <table:table-cell table:formula="of:=[.C88]/([.D88]-[.D87])" office:value-type="float" office:value="99821.3206388526" calcext:value-type="float">
            <text:p>99821.3206388526</text:p>
          </table:table-cell>
          <table:table-cell/>
          <table:table-cell office:value-type="float" office:value="1443132004.12873" calcext:value-type="float">
            <text:p>1443132004.12873</text:p>
          </table:table-cell>
          <table:table-cell table:formula="of:=[.G88]-[.$B$2]" office:value-type="float" office:value="20.6976690292358" calcext:value-type="float">
            <text:p>20.6976690292</text:p>
          </table:table-cell>
          <table:table-cell table:formula="of:=[.C88]/([.H88]-[.H87])" office:value-type="float" office:value="573341.69000881" calcext:value-type="float">
            <text:p>573341.69000881</text:p>
          </table:table-cell>
          <table:table-cell table:formula="of:=[.G88]-[.$B88]" office:value-type="float" office:value="0.441785335540772" calcext:value-type="float">
            <text:p>0.4417853355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32003.76934" calcext:value-type="float">
            <text:p>1443132003.76934</text:p>
          </table:table-cell>
          <table:table-cell office:value-type="float" office:value="8224" calcext:value-type="float">
            <text:p>8224</text:p>
          </table:table-cell>
          <table:table-cell table:formula="of:=[.B89]-[.$B$2]" office:value-type="float" office:value="20.3382716178894" calcext:value-type="float">
            <text:p>20.3382716179</text:p>
          </table:table-cell>
          <table:table-cell table:formula="of:=[.C89]/([.D89]-[.D88])" office:value-type="float" office:value="99820.4540340317" calcext:value-type="float">
            <text:p>99820.4540340317</text:p>
          </table:table-cell>
          <table:table-cell/>
          <table:table-cell office:value-type="float" office:value="1443132004.14313" calcext:value-type="float">
            <text:p>1443132004.14313</text:p>
          </table:table-cell>
          <table:table-cell table:formula="of:=[.G89]-[.$B$2]" office:value-type="float" office:value="20.7120635509491" calcext:value-type="float">
            <text:p>20.7120635509</text:p>
          </table:table-cell>
          <table:table-cell table:formula="of:=[.C89]/([.H89]-[.H88])" office:value-type="float" office:value="571328.465358178" calcext:value-type="float">
            <text:p>571328.465358178</text:p>
          </table:table-cell>
          <table:table-cell table:formula="of:=[.G89]-[.$B89]" office:value-type="float" office:value="0.373791933059692" calcext:value-type="float">
            <text:p>0.373791933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32003.85171" calcext:value-type="float">
            <text:p>1443132003.85171</text:p>
          </table:table-cell>
          <table:table-cell office:value-type="float" office:value="8224" calcext:value-type="float">
            <text:p>8224</text:p>
          </table:table-cell>
          <table:table-cell table:formula="of:=[.B90]-[.$B$2]" office:value-type="float" office:value="20.4206476211548" calcext:value-type="float">
            <text:p>20.4206476212</text:p>
          </table:table-cell>
          <table:table-cell table:formula="of:=[.C90]/([.D90]-[.D89])" office:value-type="float" office:value="99834.8994124627" calcext:value-type="float">
            <text:p>99834.8994124627</text:p>
          </table:table-cell>
          <table:table-cell/>
          <table:table-cell office:value-type="float" office:value="1443132005.02717" calcext:value-type="float">
            <text:p>1443132005.02717</text:p>
          </table:table-cell>
          <table:table-cell table:formula="of:=[.G90]-[.$B$2]" office:value-type="float" office:value="21.5961012840271" calcext:value-type="float">
            <text:p>21.596101284</text:p>
          </table:table-cell>
          <table:table-cell table:formula="of:=[.C90]/([.H90]-[.H89])" office:value-type="float" office:value="9302.77033692447" calcext:value-type="float">
            <text:p>9302.7703369245</text:p>
          </table:table-cell>
          <table:table-cell table:formula="of:=[.G90]-[.$B90]" office:value-type="float" office:value="1.17545366287231" calcext:value-type="float">
            <text:p>1.1754536629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32003.93409" calcext:value-type="float">
            <text:p>1443132003.93409</text:p>
          </table:table-cell>
          <table:table-cell office:value-type="float" office:value="8224" calcext:value-type="float">
            <text:p>8224</text:p>
          </table:table-cell>
          <table:table-cell table:formula="of:=[.B91]-[.$B$2]" office:value-type="float" office:value="20.5030288696289" calcext:value-type="float">
            <text:p>20.5030288696</text:p>
          </table:table-cell>
          <table:table-cell table:formula="of:=[.C91]/([.D91]-[.D90])" office:value-type="float" office:value="99828.5429309008" calcext:value-type="float">
            <text:p>99828.5429309008</text:p>
          </table:table-cell>
          <table:table-cell/>
          <table:table-cell office:value-type="float" office:value="1443132005.0403" calcext:value-type="float">
            <text:p>1443132005.0403</text:p>
          </table:table-cell>
          <table:table-cell table:formula="of:=[.G91]-[.$B$2]" office:value-type="float" office:value="21.6092371940613" calcext:value-type="float">
            <text:p>21.6092371941</text:p>
          </table:table-cell>
          <table:table-cell table:formula="of:=[.C91]/([.H91]-[.H90])" office:value-type="float" office:value="626070.061274866" calcext:value-type="float">
            <text:p>626070.061274866</text:p>
          </table:table-cell>
          <table:table-cell table:formula="of:=[.G91]-[.$B91]" office:value-type="float" office:value="1.10620832443237" calcext:value-type="float">
            <text:p>1.106208324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32004.01639" calcext:value-type="float">
            <text:p>1443132004.01639</text:p>
          </table:table-cell>
          <table:table-cell office:value-type="float" office:value="8224" calcext:value-type="float">
            <text:p>8224</text:p>
          </table:table-cell>
          <table:table-cell table:formula="of:=[.B92]-[.$B$2]" office:value-type="float" office:value="20.5853235721588" calcext:value-type="float">
            <text:p>20.5853235722</text:p>
          </table:table-cell>
          <table:table-cell table:formula="of:=[.C92]/([.D92]-[.D91])" office:value-type="float" office:value="99933.5284918402" calcext:value-type="float">
            <text:p>99933.5284918402</text:p>
          </table:table-cell>
          <table:table-cell/>
          <table:table-cell office:value-type="float" office:value="1443132005.05345" calcext:value-type="float">
            <text:p>1443132005.05345</text:p>
          </table:table-cell>
          <table:table-cell table:formula="of:=[.G92]-[.$B$2]" office:value-type="float" office:value="21.6223843097687" calcext:value-type="float">
            <text:p>21.6223843098</text:p>
          </table:table-cell>
          <table:table-cell table:formula="of:=[.C92]/([.H92]-[.H91])" office:value-type="float" office:value="625536.443356364" calcext:value-type="float">
            <text:p>625536.443356364</text:p>
          </table:table-cell>
          <table:table-cell table:formula="of:=[.G92]-[.$B92]" office:value-type="float" office:value="1.03706073760986" calcext:value-type="float">
            <text:p>1.037060737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32004.09839" calcext:value-type="float">
            <text:p>1443132004.09839</text:p>
          </table:table-cell>
          <table:table-cell office:value-type="float" office:value="8224" calcext:value-type="float">
            <text:p>8224</text:p>
          </table:table-cell>
          <table:table-cell table:formula="of:=[.B93]-[.$B$2]" office:value-type="float" office:value="20.6673262119293" calcext:value-type="float">
            <text:p>20.6673262119</text:p>
          </table:table-cell>
          <table:table-cell table:formula="of:=[.C93]/([.D93]-[.D92])" office:value-type="float" office:value="100289.454376294" calcext:value-type="float">
            <text:p>100289.454376294</text:p>
          </table:table-cell>
          <table:table-cell/>
          <table:table-cell office:value-type="float" office:value="1443132005.0666" calcext:value-type="float">
            <text:p>1443132005.0666</text:p>
          </table:table-cell>
          <table:table-cell table:formula="of:=[.G93]-[.$B$2]" office:value-type="float" office:value="21.6355338096619" calcext:value-type="float">
            <text:p>21.6355338097</text:p>
          </table:table-cell>
          <table:table-cell table:formula="of:=[.C93]/([.H93]-[.H92])" office:value-type="float" office:value="625423.02496691" calcext:value-type="float">
            <text:p>625423.02496691</text:p>
          </table:table-cell>
          <table:table-cell table:formula="of:=[.G93]-[.$B93]" office:value-type="float" office:value="0.968207597732544" calcext:value-type="float">
            <text:p>0.9682075977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32004.18036" calcext:value-type="float">
            <text:p>1443132004.18036</text:p>
          </table:table-cell>
          <table:table-cell office:value-type="float" office:value="8224" calcext:value-type="float">
            <text:p>8224</text:p>
          </table:table-cell>
          <table:table-cell table:formula="of:=[.B94]-[.$B$2]" office:value-type="float" office:value="20.7492973804474" calcext:value-type="float">
            <text:p>20.7492973804</text:p>
          </table:table-cell>
          <table:table-cell table:formula="of:=[.C94]/([.D94]-[.D93])" office:value-type="float" office:value="100327.958582016" calcext:value-type="float">
            <text:p>100327.958582016</text:p>
          </table:table-cell>
          <table:table-cell/>
          <table:table-cell office:value-type="float" office:value="1443132005.07988" calcext:value-type="float">
            <text:p>1443132005.07988</text:p>
          </table:table-cell>
          <table:table-cell table:formula="of:=[.G94]-[.$B$2]" office:value-type="float" office:value="21.6488182544708" calcext:value-type="float">
            <text:p>21.6488182545</text:p>
          </table:table-cell>
          <table:table-cell table:formula="of:=[.C94]/([.H94]-[.H93])" office:value-type="float" office:value="619069.906064359" calcext:value-type="float">
            <text:p>619069.906064359</text:p>
          </table:table-cell>
          <table:table-cell table:formula="of:=[.G94]-[.$B94]" office:value-type="float" office:value="0.899520874023438" calcext:value-type="float">
            <text:p>0.89952087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32004.26233" calcext:value-type="float">
            <text:p>1443132004.26233</text:p>
          </table:table-cell>
          <table:table-cell office:value-type="float" office:value="8224" calcext:value-type="float">
            <text:p>8224</text:p>
          </table:table-cell>
          <table:table-cell table:formula="of:=[.B95]-[.$B$2]" office:value-type="float" office:value="20.8312678337097" calcext:value-type="float">
            <text:p>20.8312678337</text:p>
          </table:table-cell>
          <table:table-cell table:formula="of:=[.C95]/([.D95]-[.D94])" office:value-type="float" office:value="100328.834021215" calcext:value-type="float">
            <text:p>100328.834021215</text:p>
          </table:table-cell>
          <table:table-cell/>
          <table:table-cell office:value-type="float" office:value="1443132005.09309" calcext:value-type="float">
            <text:p>1443132005.09309</text:p>
          </table:table-cell>
          <table:table-cell table:formula="of:=[.G95]-[.$B$2]" office:value-type="float" office:value="21.6620230674744" calcext:value-type="float">
            <text:p>21.6620230675</text:p>
          </table:table-cell>
          <table:table-cell table:formula="of:=[.C95]/([.H95]-[.H94])" office:value-type="float" office:value="622803.215599892" calcext:value-type="float">
            <text:p>622803.215599892</text:p>
          </table:table-cell>
          <table:table-cell table:formula="of:=[.G95]-[.$B95]" office:value-type="float" office:value="0.830755233764648" calcext:value-type="float">
            <text:p>0.830755233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32004.34431" calcext:value-type="float">
            <text:p>1443132004.34431</text:p>
          </table:table-cell>
          <table:table-cell office:value-type="float" office:value="8224" calcext:value-type="float">
            <text:p>8224</text:p>
          </table:table-cell>
          <table:table-cell table:formula="of:=[.B96]-[.$B$2]" office:value-type="float" office:value="20.9132471084595" calcext:value-type="float">
            <text:p>20.9132471085</text:p>
          </table:table-cell>
          <table:table-cell table:formula="of:=[.C96]/([.D96]-[.D95])" office:value-type="float" office:value="100318.038005386" calcext:value-type="float">
            <text:p>100318.038005386</text:p>
          </table:table-cell>
          <table:table-cell/>
          <table:table-cell office:value-type="float" office:value="1443132005.10624" calcext:value-type="float">
            <text:p>1443132005.10624</text:p>
          </table:table-cell>
          <table:table-cell table:formula="of:=[.G96]-[.$B$2]" office:value-type="float" office:value="21.6751701831818" calcext:value-type="float">
            <text:p>21.6751701832</text:p>
          </table:table-cell>
          <table:table-cell table:formula="of:=[.C96]/([.H96]-[.H95])" office:value-type="float" office:value="625536.443356364" calcext:value-type="float">
            <text:p>625536.443356364</text:p>
          </table:table-cell>
          <table:table-cell table:formula="of:=[.G96]-[.$B96]" office:value-type="float" office:value="0.76192307472229" calcext:value-type="float">
            <text:p>0.7619230747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32004.42629" calcext:value-type="float">
            <text:p>1443132004.42629</text:p>
          </table:table-cell>
          <table:table-cell office:value-type="float" office:value="8224" calcext:value-type="float">
            <text:p>8224</text:p>
          </table:table-cell>
          <table:table-cell table:formula="of:=[.B97]-[.$B$2]" office:value-type="float" office:value="20.9952259063721" calcext:value-type="float">
            <text:p>20.9952259064</text:p>
          </table:table-cell>
          <table:table-cell table:formula="of:=[.C97]/([.D97]-[.D96])" office:value-type="float" office:value="100318.621514408" calcext:value-type="float">
            <text:p>100318.621514408</text:p>
          </table:table-cell>
          <table:table-cell/>
          <table:table-cell office:value-type="float" office:value="1443132005.26964" calcext:value-type="float">
            <text:p>1443132005.26964</text:p>
          </table:table-cell>
          <table:table-cell table:formula="of:=[.G97]-[.$B$2]" office:value-type="float" office:value="21.8385736942291" calcext:value-type="float">
            <text:p>21.8385736942</text:p>
          </table:table-cell>
          <table:table-cell table:formula="of:=[.C97]/([.H97]-[.H96])" office:value-type="float" office:value="50329.3959064089" calcext:value-type="float">
            <text:p>50329.3959064089</text:p>
          </table:table-cell>
          <table:table-cell table:formula="of:=[.G97]-[.$B97]" office:value-type="float" office:value="0.843347787857056" calcext:value-type="float">
            <text:p>0.843347787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32004.50826" calcext:value-type="float">
            <text:p>1443132004.50826</text:p>
          </table:table-cell>
          <table:table-cell office:value-type="float" office:value="8224" calcext:value-type="float">
            <text:p>8224</text:p>
          </table:table-cell>
          <table:table-cell table:formula="of:=[.B98]-[.$B$2]" office:value-type="float" office:value="21.07719373703" calcext:value-type="float">
            <text:p>21.077193737</text:p>
          </table:table-cell>
          <table:table-cell table:formula="of:=[.C98]/([.D98]-[.D97])" office:value-type="float" office:value="100332.044095661" calcext:value-type="float">
            <text:p>100332.044095661</text:p>
          </table:table-cell>
          <table:table-cell/>
          <table:table-cell office:value-type="float" office:value="1443132006.05421" calcext:value-type="float">
            <text:p>1443132006.05421</text:p>
          </table:table-cell>
          <table:table-cell table:formula="of:=[.G98]-[.$B$2]" office:value-type="float" office:value="22.6231446266174" calcext:value-type="float">
            <text:p>22.6231446266</text:p>
          </table:table-cell>
          <table:table-cell table:formula="of:=[.C98]/([.H98]-[.H97])" office:value-type="float" office:value="10482.1624922624" calcext:value-type="float">
            <text:p>10482.1624922624</text:p>
          </table:table-cell>
          <table:table-cell table:formula="of:=[.G98]-[.$B98]" office:value-type="float" office:value="1.5459508895874" calcext:value-type="float">
            <text:p>1.545950889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32004.59023" calcext:value-type="float">
            <text:p>1443132004.59023</text:p>
          </table:table-cell>
          <table:table-cell office:value-type="float" office:value="8224" calcext:value-type="float">
            <text:p>8224</text:p>
          </table:table-cell>
          <table:table-cell table:formula="of:=[.B99]-[.$B$2]" office:value-type="float" office:value="21.1591610908508" calcext:value-type="float">
            <text:p>21.1591610909</text:p>
          </table:table-cell>
          <table:table-cell table:formula="of:=[.C99]/([.D99]-[.D98])" office:value-type="float" office:value="100332.62776763" calcext:value-type="float">
            <text:p>100332.62776763</text:p>
          </table:table-cell>
          <table:table-cell/>
          <table:table-cell office:value-type="float" office:value="1443132006.06637" calcext:value-type="float">
            <text:p>1443132006.06637</text:p>
          </table:table-cell>
          <table:table-cell table:formula="of:=[.G99]-[.$B$2]" office:value-type="float" office:value="22.6353080272675" calcext:value-type="float">
            <text:p>22.6353080273</text:p>
          </table:table-cell>
          <table:table-cell table:formula="of:=[.C99]/([.H99]-[.H98])" office:value-type="float" office:value="676126.704745477" calcext:value-type="float">
            <text:p>676126.704745477</text:p>
          </table:table-cell>
          <table:table-cell table:formula="of:=[.G99]-[.$B99]" office:value-type="float" office:value="1.47614693641663" calcext:value-type="float">
            <text:p>1.476146936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32004.6722" calcext:value-type="float">
            <text:p>1443132004.6722</text:p>
          </table:table-cell>
          <table:table-cell office:value-type="float" office:value="8224" calcext:value-type="float">
            <text:p>8224</text:p>
          </table:table-cell>
          <table:table-cell table:formula="of:=[.B100]-[.$B$2]" office:value-type="float" office:value="21.2411344051361" calcext:value-type="float">
            <text:p>21.2411344051</text:p>
          </table:table-cell>
          <table:table-cell table:formula="of:=[.C100]/([.D100]-[.D99])" office:value-type="float" office:value="100325.332356081" calcext:value-type="float">
            <text:p>100325.332356081</text:p>
          </table:table-cell>
          <table:table-cell/>
          <table:table-cell office:value-type="float" office:value="1443132006.07852" calcext:value-type="float">
            <text:p>1443132006.07852</text:p>
          </table:table-cell>
          <table:table-cell table:formula="of:=[.G100]-[.$B$2]" office:value-type="float" office:value="22.647451877594" calcext:value-type="float">
            <text:p>22.6474518776</text:p>
          </table:table-cell>
          <table:table-cell table:formula="of:=[.C100]/([.H100]-[.H99])" office:value-type="float" office:value="677215.197722588" calcext:value-type="float">
            <text:p>677215.197722588</text:p>
          </table:table-cell>
          <table:table-cell table:formula="of:=[.G100]-[.$B100]" office:value-type="float" office:value="1.40631747245789" calcext:value-type="float">
            <text:p>1.406317472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32004.75417" calcext:value-type="float">
            <text:p>1443132004.75417</text:p>
          </table:table-cell>
          <table:table-cell office:value-type="float" office:value="8224" calcext:value-type="float">
            <text:p>8224</text:p>
          </table:table-cell>
          <table:table-cell table:formula="of:=[.B101]-[.$B$2]" office:value-type="float" office:value="21.3231065273285" calcext:value-type="float">
            <text:p>21.3231065273</text:p>
          </table:table-cell>
          <table:table-cell table:formula="of:=[.C101]/([.D101]-[.D100])" office:value-type="float" office:value="100326.791353515" calcext:value-type="float">
            <text:p>100326.791353515</text:p>
          </table:table-cell>
          <table:table-cell/>
          <table:table-cell office:value-type="float" office:value="1443132006.09066" calcext:value-type="float">
            <text:p>1443132006.09066</text:p>
          </table:table-cell>
          <table:table-cell table:formula="of:=[.G101]-[.$B$2]" office:value-type="float" office:value="22.6595976352692" calcext:value-type="float">
            <text:p>22.6595976353</text:p>
          </table:table-cell>
          <table:table-cell table:formula="of:=[.C101]/([.H101]-[.H100])" office:value-type="float" office:value="677108.849027344" calcext:value-type="float">
            <text:p>677108.849027344</text:p>
          </table:table-cell>
          <table:table-cell table:formula="of:=[.G101]-[.$B101]" office:value-type="float" office:value="1.33649110794067" calcext:value-type="float">
            <text:p>1.336491107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32004.83614" calcext:value-type="float">
            <text:p>1443132004.83614</text:p>
          </table:table-cell>
          <table:table-cell office:value-type="float" office:value="8224" calcext:value-type="float">
            <text:p>8224</text:p>
          </table:table-cell>
          <table:table-cell table:formula="of:=[.B102]-[.$B$2]" office:value-type="float" office:value="21.405074596405" calcext:value-type="float">
            <text:p>21.4050745964</text:p>
          </table:table-cell>
          <table:table-cell table:formula="of:=[.C102]/([.D102]-[.D101])" office:value-type="float" office:value="100331.752262223" calcext:value-type="float">
            <text:p>100331.752262223</text:p>
          </table:table-cell>
          <table:table-cell/>
          <table:table-cell office:value-type="float" office:value="1443132006.10281" calcext:value-type="float">
            <text:p>1443132006.10281</text:p>
          </table:table-cell>
          <table:table-cell table:formula="of:=[.G102]-[.$B$2]" office:value-type="float" office:value="22.6717457771301" calcext:value-type="float">
            <text:p>22.6717457771</text:p>
          </table:table-cell>
          <table:table-cell table:formula="of:=[.C102]/([.H102]-[.H101])" office:value-type="float" office:value="676975.960120111" calcext:value-type="float">
            <text:p>676975.960120111</text:p>
          </table:table-cell>
          <table:table-cell table:formula="of:=[.G102]-[.$B102]" office:value-type="float" office:value="1.2666711807251" calcext:value-type="float">
            <text:p>1.266671180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32004.91813" calcext:value-type="float">
            <text:p>1443132004.91813</text:p>
          </table:table-cell>
          <table:table-cell office:value-type="float" office:value="8224" calcext:value-type="float">
            <text:p>8224</text:p>
          </table:table-cell>
          <table:table-cell table:formula="of:=[.B103]-[.$B$2]" office:value-type="float" office:value="21.4870653152466" calcext:value-type="float">
            <text:p>21.4870653152</text:p>
          </table:table-cell>
          <table:table-cell table:formula="of:=[.C103]/([.D103]-[.D102])" office:value-type="float" office:value="100304.035824993" calcext:value-type="float">
            <text:p>100304.035824993</text:p>
          </table:table-cell>
          <table:table-cell/>
          <table:table-cell office:value-type="float" office:value="1443132006.11495" calcext:value-type="float">
            <text:p>1443132006.11495</text:p>
          </table:table-cell>
          <table:table-cell table:formula="of:=[.G103]-[.$B$2]" office:value-type="float" office:value="22.683886051178" calcext:value-type="float">
            <text:p>22.6838860512</text:p>
          </table:table-cell>
          <table:table-cell table:formula="of:=[.C103]/([.H103]-[.H102])" office:value-type="float" office:value="677414.691594658" calcext:value-type="float">
            <text:p>677414.691594658</text:p>
          </table:table-cell>
          <table:table-cell table:formula="of:=[.G103]-[.$B103]" office:value-type="float" office:value="1.1968207359314" calcext:value-type="float">
            <text:p>1.1968207359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32005.00011" calcext:value-type="float">
            <text:p>1443132005.00011</text:p>
          </table:table-cell>
          <table:table-cell office:value-type="float" office:value="8224" calcext:value-type="float">
            <text:p>8224</text:p>
          </table:table-cell>
          <table:table-cell table:formula="of:=[.B104]-[.$B$2]" office:value-type="float" office:value="21.5690400600433" calcext:value-type="float">
            <text:p>21.56904006</text:p>
          </table:table-cell>
          <table:table-cell table:formula="of:=[.C104]/([.D104]-[.D103])" office:value-type="float" office:value="100323.581615173" calcext:value-type="float">
            <text:p>100323.581615173</text:p>
          </table:table-cell>
          <table:table-cell/>
          <table:table-cell office:value-type="float" office:value="1443132006.12709" calcext:value-type="float">
            <text:p>1443132006.12709</text:p>
          </table:table-cell>
          <table:table-cell table:formula="of:=[.G104]-[.$B$2]" office:value-type="float" office:value="22.6960253715515" calcext:value-type="float">
            <text:p>22.6960253716</text:p>
          </table:table-cell>
          <table:table-cell table:formula="of:=[.C104]/([.H104]-[.H103])" office:value-type="float" office:value="677467.90981224" calcext:value-type="float">
            <text:p>677467.90981224</text:p>
          </table:table-cell>
          <table:table-cell table:formula="of:=[.G104]-[.$B104]" office:value-type="float" office:value="1.12698531150818" calcext:value-type="float">
            <text:p>1.126985311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32005.07859" calcext:value-type="float">
            <text:p>1443132005.07859</text:p>
          </table:table-cell>
          <table:table-cell office:value-type="float" office:value="8224" calcext:value-type="float">
            <text:p>8224</text:p>
          </table:table-cell>
          <table:table-cell table:formula="of:=[.B105]-[.$B$2]" office:value-type="float" office:value="21.647522687912" calcext:value-type="float">
            <text:p>21.6475226879</text:p>
          </table:table-cell>
          <table:table-cell table:formula="of:=[.C105]/([.D105]-[.D104])" office:value-type="float" office:value="104787.520797132" calcext:value-type="float">
            <text:p>104787.520797132</text:p>
          </table:table-cell>
          <table:table-cell/>
          <table:table-cell office:value-type="float" office:value="1443132006.13923" calcext:value-type="float">
            <text:p>1443132006.13923</text:p>
          </table:table-cell>
          <table:table-cell table:formula="of:=[.G105]-[.$B$2]" office:value-type="float" office:value="22.7081649303436" calcext:value-type="float">
            <text:p>22.7081649303</text:p>
          </table:table-cell>
          <table:table-cell table:formula="of:=[.C105]/([.H105]-[.H104])" office:value-type="float" office:value="677454.604473948" calcext:value-type="float">
            <text:p>677454.604473948</text:p>
          </table:table-cell>
          <table:table-cell table:formula="of:=[.G105]-[.$B105]" office:value-type="float" office:value="1.06064224243164" calcext:value-type="float">
            <text:p>1.060642242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32005.15705" calcext:value-type="float">
            <text:p>1443132005.15705</text:p>
          </table:table-cell>
          <table:table-cell office:value-type="float" office:value="8224" calcext:value-type="float">
            <text:p>8224</text:p>
          </table:table-cell>
          <table:table-cell table:formula="of:=[.B106]-[.$B$2]" office:value-type="float" office:value="21.7259871959686" calcext:value-type="float">
            <text:p>21.725987196</text:p>
          </table:table-cell>
          <table:table-cell table:formula="of:=[.C106]/([.D106]-[.D105])" office:value-type="float" office:value="104811.719383538" calcext:value-type="float">
            <text:p>104811.719383538</text:p>
          </table:table-cell>
          <table:table-cell/>
          <table:table-cell office:value-type="float" office:value="1443132006.21032" calcext:value-type="float">
            <text:p>1443132006.21032</text:p>
          </table:table-cell>
          <table:table-cell table:formula="of:=[.G106]-[.$B$2]" office:value-type="float" office:value="22.7792584896088" calcext:value-type="float">
            <text:p>22.7792584896</text:p>
          </table:table-cell>
          <table:table-cell table:formula="of:=[.C106]/([.H106]-[.H105])" office:value-type="float" office:value="115678.552108066" calcext:value-type="float">
            <text:p>115678.552108066</text:p>
          </table:table-cell>
          <table:table-cell table:formula="of:=[.G106]-[.$B106]" office:value-type="float" office:value="1.05327129364014" calcext:value-type="float">
            <text:p>1.053271293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32005.23551" calcext:value-type="float">
            <text:p>1443132005.23551</text:p>
          </table:table-cell>
          <table:table-cell office:value-type="float" office:value="8224" calcext:value-type="float">
            <text:p>8224</text:p>
          </table:table-cell>
          <table:table-cell table:formula="of:=[.B107]-[.$B$2]" office:value-type="float" office:value="21.8044483661652" calcext:value-type="float">
            <text:p>21.8044483662</text:p>
          </table:table-cell>
          <table:table-cell table:formula="of:=[.C107]/([.D107]-[.D106])" office:value-type="float" office:value="104816.178236956" calcext:value-type="float">
            <text:p>104816.178236956</text:p>
          </table:table-cell>
          <table:table-cell/>
          <table:table-cell office:value-type="float" office:value="1443132007.0343" calcext:value-type="float">
            <text:p>1443132007.0343</text:p>
          </table:table-cell>
          <table:table-cell table:formula="of:=[.G107]-[.$B$2]" office:value-type="float" office:value="23.603239774704" calcext:value-type="float">
            <text:p>23.6032397747</text:p>
          </table:table-cell>
          <table:table-cell table:formula="of:=[.C107]/([.H107]-[.H106])" office:value-type="float" office:value="9980.80921103649" calcext:value-type="float">
            <text:p>9980.8092110365</text:p>
          </table:table-cell>
          <table:table-cell table:formula="of:=[.G107]-[.$B107]" office:value-type="float" office:value="1.79879140853882" calcext:value-type="float">
            <text:p>1.798791408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32005.31398" calcext:value-type="float">
            <text:p>1443132005.31398</text:p>
          </table:table-cell>
          <table:table-cell office:value-type="float" office:value="8224" calcext:value-type="float">
            <text:p>8224</text:p>
          </table:table-cell>
          <table:table-cell table:formula="of:=[.B108]-[.$B$2]" office:value-type="float" office:value="21.882910490036" calcext:value-type="float">
            <text:p>21.88291049</text:p>
          </table:table-cell>
          <table:table-cell table:formula="of:=[.C108]/([.D108]-[.D107])" office:value-type="float" office:value="104814.904240126" calcext:value-type="float">
            <text:p>104814.904240126</text:p>
          </table:table-cell>
          <table:table-cell/>
          <table:table-cell office:value-type="float" office:value="1443132010.01821" calcext:value-type="float">
            <text:p>1443132010.01821</text:p>
          </table:table-cell>
          <table:table-cell table:formula="of:=[.G108]-[.$B$2]" office:value-type="float" office:value="26.5871486663818" calcext:value-type="float">
            <text:p>26.5871486664</text:p>
          </table:table-cell>
          <table:table-cell table:formula="of:=[.C108]/([.H108]-[.H107])" office:value-type="float" office:value="2756.11632209576" calcext:value-type="float">
            <text:p>2756.1163220958</text:p>
          </table:table-cell>
          <table:table-cell table:formula="of:=[.G108]-[.$B108]" office:value-type="float" office:value="4.70423817634583" calcext:value-type="float">
            <text:p>4.7042381763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32005.39244" calcext:value-type="float">
            <text:p>1443132005.39244</text:p>
          </table:table-cell>
          <table:table-cell office:value-type="float" office:value="8224" calcext:value-type="float">
            <text:p>8224</text:p>
          </table:table-cell>
          <table:table-cell table:formula="of:=[.B109]-[.$B$2]" office:value-type="float" office:value="21.9613723754883" calcext:value-type="float">
            <text:p>21.9613723755</text:p>
          </table:table-cell>
          <table:table-cell table:formula="of:=[.C109]/([.D109]-[.D108])" office:value-type="float" office:value="104815.22273643" calcext:value-type="float">
            <text:p>104815.22273643</text:p>
          </table:table-cell>
          <table:table-cell/>
          <table:table-cell office:value-type="float" office:value="1443132010.03635" calcext:value-type="float">
            <text:p>1443132010.03635</text:p>
          </table:table-cell>
          <table:table-cell table:formula="of:=[.G109]-[.$B$2]" office:value-type="float" office:value="26.6052827835083" calcext:value-type="float">
            <text:p>26.6052827835</text:p>
          </table:table-cell>
          <table:table-cell table:formula="of:=[.C109]/([.H109]-[.H108])" office:value-type="float" office:value="453509.809308441" calcext:value-type="float">
            <text:p>453509.809308441</text:p>
          </table:table-cell>
          <table:table-cell table:formula="of:=[.G109]-[.$B109]" office:value-type="float" office:value="4.64391040802002" calcext:value-type="float">
            <text:p>4.64391040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32005.47091" calcext:value-type="float">
            <text:p>1443132005.47091</text:p>
          </table:table-cell>
          <table:table-cell office:value-type="float" office:value="8224" calcext:value-type="float">
            <text:p>8224</text:p>
          </table:table-cell>
          <table:table-cell table:formula="of:=[.B110]-[.$B$2]" office:value-type="float" office:value="22.0398423671722" calcext:value-type="float">
            <text:p>22.0398423672</text:p>
          </table:table-cell>
          <table:table-cell table:formula="of:=[.C110]/([.D110]-[.D109])" office:value-type="float" office:value="104804.394947847" calcext:value-type="float">
            <text:p>104804.394947847</text:p>
          </table:table-cell>
          <table:table-cell/>
          <table:table-cell office:value-type="float" office:value="1443132010.05448" calcext:value-type="float">
            <text:p>1443132010.05448</text:p>
          </table:table-cell>
          <table:table-cell table:formula="of:=[.G110]-[.$B$2]" office:value-type="float" office:value="26.6234195232391" calcext:value-type="float">
            <text:p>26.6234195232</text:p>
          </table:table-cell>
          <table:table-cell table:formula="of:=[.C110]/([.H110]-[.H109])" office:value-type="float" office:value="453444.230994729" calcext:value-type="float">
            <text:p>453444.230994729</text:p>
          </table:table-cell>
          <table:table-cell table:formula="of:=[.G110]-[.$B110]" office:value-type="float" office:value="4.58357715606689" calcext:value-type="float">
            <text:p>4.583577156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32005.54939" calcext:value-type="float">
            <text:p>1443132005.54939</text:p>
          </table:table-cell>
          <table:table-cell office:value-type="float" office:value="8224" calcext:value-type="float">
            <text:p>8224</text:p>
          </table:table-cell>
          <table:table-cell table:formula="of:=[.B111]-[.$B$2]" office:value-type="float" office:value="22.1183285713196" calcext:value-type="float">
            <text:p>22.1183285713</text:p>
          </table:table-cell>
          <table:table-cell table:formula="of:=[.C111]/([.D111]-[.D110])" office:value-type="float" office:value="104782.746080591" calcext:value-type="float">
            <text:p>104782.746080591</text:p>
          </table:table-cell>
          <table:table-cell/>
          <table:table-cell office:value-type="float" office:value="1443132010.07262" calcext:value-type="float">
            <text:p>1443132010.07262</text:p>
          </table:table-cell>
          <table:table-cell table:formula="of:=[.G111]-[.$B$2]" office:value-type="float" office:value="26.6415538787842" calcext:value-type="float">
            <text:p>26.6415538788</text:p>
          </table:table-cell>
          <table:table-cell table:formula="of:=[.C111]/([.H111]-[.H110])" office:value-type="float" office:value="453503.846859757" calcext:value-type="float">
            <text:p>453503.846859757</text:p>
          </table:table-cell>
          <table:table-cell table:formula="of:=[.G111]-[.$B111]" office:value-type="float" office:value="4.5232253074646" calcext:value-type="float">
            <text:p>4.523225307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32005.62788" calcext:value-type="float">
            <text:p>1443132005.62788</text:p>
          </table:table-cell>
          <table:table-cell office:value-type="float" office:value="8224" calcext:value-type="float">
            <text:p>8224</text:p>
          </table:table-cell>
          <table:table-cell table:formula="of:=[.B112]-[.$B$2]" office:value-type="float" office:value="22.1968126296997" calcext:value-type="float">
            <text:p>22.1968126297</text:p>
          </table:table-cell>
          <table:table-cell table:formula="of:=[.C112]/([.D112]-[.D111])" office:value-type="float" office:value="104785.610858299" calcext:value-type="float">
            <text:p>104785.610858299</text:p>
          </table:table-cell>
          <table:table-cell/>
          <table:table-cell office:value-type="float" office:value="1443132010.09075" calcext:value-type="float">
            <text:p>1443132010.09075</text:p>
          </table:table-cell>
          <table:table-cell table:formula="of:=[.G112]-[.$B$2]" office:value-type="float" office:value="26.6596877574921" calcext:value-type="float">
            <text:p>26.6596877575</text:p>
          </table:table-cell>
          <table:table-cell table:formula="of:=[.C112]/([.H112]-[.H111])" office:value-type="float" office:value="453515.771913909" calcext:value-type="float">
            <text:p>453515.771913909</text:p>
          </table:table-cell>
          <table:table-cell table:formula="of:=[.G112]-[.$B112]" office:value-type="float" office:value="4.46287512779236" calcext:value-type="float">
            <text:p>4.4628751278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32005.70634" calcext:value-type="float">
            <text:p>1443132005.70634</text:p>
          </table:table-cell>
          <table:table-cell office:value-type="float" office:value="8224" calcext:value-type="float">
            <text:p>8224</text:p>
          </table:table-cell>
          <table:table-cell table:formula="of:=[.B113]-[.$B$2]" office:value-type="float" office:value="22.2752754688263" calcext:value-type="float">
            <text:p>22.2752754688</text:p>
          </table:table-cell>
          <table:table-cell table:formula="of:=[.C113]/([.D113]-[.D112])" office:value-type="float" office:value="104813.948762827" calcext:value-type="float">
            <text:p>104813.948762827</text:p>
          </table:table-cell>
          <table:table-cell/>
          <table:table-cell office:value-type="float" office:value="1443132010.10889" calcext:value-type="float">
            <text:p>1443132010.10889</text:p>
          </table:table-cell>
          <table:table-cell table:formula="of:=[.G113]-[.$B$2]" office:value-type="float" office:value="26.6778218746185" calcext:value-type="float">
            <text:p>26.6778218746</text:p>
          </table:table-cell>
          <table:table-cell table:formula="of:=[.C113]/([.H113]-[.H112])" office:value-type="float" office:value="453509.809308441" calcext:value-type="float">
            <text:p>453509.809308441</text:p>
          </table:table-cell>
          <table:table-cell table:formula="of:=[.G113]-[.$B113]" office:value-type="float" office:value="4.40254640579224" calcext:value-type="float">
            <text:p>4.402546405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32005.78482" calcext:value-type="float">
            <text:p>1443132005.78482</text:p>
          </table:table-cell>
          <table:table-cell office:value-type="float" office:value="8224" calcext:value-type="float">
            <text:p>8224</text:p>
          </table:table-cell>
          <table:table-cell table:formula="of:=[.B114]-[.$B$2]" office:value-type="float" office:value="22.3537516593933" calcext:value-type="float">
            <text:p>22.3537516594</text:p>
          </table:table-cell>
          <table:table-cell table:formula="of:=[.C114]/([.D114]-[.D113])" office:value-type="float" office:value="104796.116383566" calcext:value-type="float">
            <text:p>104796.116383566</text:p>
          </table:table-cell>
          <table:table-cell/>
          <table:table-cell office:value-type="float" office:value="1443132010.12702" calcext:value-type="float">
            <text:p>1443132010.12702</text:p>
          </table:table-cell>
          <table:table-cell table:formula="of:=[.G114]-[.$B$2]" office:value-type="float" office:value="26.695955991745" calcext:value-type="float">
            <text:p>26.6959559917</text:p>
          </table:table-cell>
          <table:table-cell table:formula="of:=[.C114]/([.H114]-[.H113])" office:value-type="float" office:value="453509.809308441" calcext:value-type="float">
            <text:p>453509.809308441</text:p>
          </table:table-cell>
          <table:table-cell table:formula="of:=[.G114]-[.$B114]" office:value-type="float" office:value="4.34220433235168" calcext:value-type="float">
            <text:p>4.342204332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32005.86326" calcext:value-type="float">
            <text:p>1443132005.86326</text:p>
          </table:table-cell>
          <table:table-cell office:value-type="float" office:value="8224" calcext:value-type="float">
            <text:p>8224</text:p>
          </table:table-cell>
          <table:table-cell table:formula="of:=[.B115]-[.$B$2]" office:value-type="float" office:value="22.4321990013123" calcext:value-type="float">
            <text:p>22.4321990013</text:p>
          </table:table-cell>
          <table:table-cell table:formula="of:=[.C115]/([.D115]-[.D114])" office:value-type="float" office:value="104834.654671886" calcext:value-type="float">
            <text:p>104834.654671886</text:p>
          </table:table-cell>
          <table:table-cell/>
          <table:table-cell office:value-type="float" office:value="1443132010.14516" calcext:value-type="float">
            <text:p>1443132010.14516</text:p>
          </table:table-cell>
          <table:table-cell table:formula="of:=[.G115]-[.$B$2]" office:value-type="float" office:value="26.7140939235687" calcext:value-type="float">
            <text:p>26.7140939236</text:p>
          </table:table-cell>
          <table:table-cell table:formula="of:=[.C115]/([.H115]-[.H114])" office:value-type="float" office:value="453414.428939482" calcext:value-type="float">
            <text:p>453414.428939482</text:p>
          </table:table-cell>
          <table:table-cell table:formula="of:=[.G115]-[.$B115]" office:value-type="float" office:value="4.28189492225647" calcext:value-type="float">
            <text:p>4.281894922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32005.94176" calcext:value-type="float">
            <text:p>1443132005.94176</text:p>
          </table:table-cell>
          <table:table-cell office:value-type="float" office:value="8224" calcext:value-type="float">
            <text:p>8224</text:p>
          </table:table-cell>
          <table:table-cell table:formula="of:=[.B116]-[.$B$2]" office:value-type="float" office:value="22.5106906890869" calcext:value-type="float">
            <text:p>22.5106906891</text:p>
          </table:table-cell>
          <table:table-cell table:formula="of:=[.C116]/([.D116]-[.D115])" office:value-type="float" office:value="104775.425693613" calcext:value-type="float">
            <text:p>104775.425693613</text:p>
          </table:table-cell>
          <table:table-cell/>
          <table:table-cell office:value-type="float" office:value="1443132010.99798" calcext:value-type="float">
            <text:p>1443132010.99798</text:p>
          </table:table-cell>
          <table:table-cell table:formula="of:=[.G116]-[.$B$2]" office:value-type="float" office:value="27.566915512085" calcext:value-type="float">
            <text:p>27.5669155121</text:p>
          </table:table-cell>
          <table:table-cell table:formula="of:=[.C116]/([.H116]-[.H115])" office:value-type="float" office:value="9643.28308610053" calcext:value-type="float">
            <text:p>9643.2830861005</text:p>
          </table:table-cell>
          <table:table-cell table:formula="of:=[.G116]-[.$B116]" office:value-type="float" office:value="5.05622482299805" calcext:value-type="float">
            <text:p>5.05622482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32006.01929" calcext:value-type="float">
            <text:p>1443132006.01929</text:p>
          </table:table-cell>
          <table:table-cell office:value-type="float" office:value="8224" calcext:value-type="float">
            <text:p>8224</text:p>
          </table:table-cell>
          <table:table-cell table:formula="of:=[.B117]-[.$B$2]" office:value-type="float" office:value="22.5882291793823" calcext:value-type="float">
            <text:p>22.5882291794</text:p>
          </table:table-cell>
          <table:table-cell table:formula="of:=[.C117]/([.D117]-[.D116])" office:value-type="float" office:value="106063.452727385" calcext:value-type="float">
            <text:p>106063.452727385</text:p>
          </table:table-cell>
          <table:table-cell/>
          <table:table-cell office:value-type="float" office:value="1443132011.01561" calcext:value-type="float">
            <text:p>1443132011.01561</text:p>
          </table:table-cell>
          <table:table-cell table:formula="of:=[.G117]-[.$B$2]" office:value-type="float" office:value="27.584549665451" calcext:value-type="float">
            <text:p>27.5845496655</text:p>
          </table:table-cell>
          <table:table-cell table:formula="of:=[.C117]/([.H117]-[.H116])" office:value-type="float" office:value="466367.725700688" calcext:value-type="float">
            <text:p>466367.725700688</text:p>
          </table:table-cell>
          <table:table-cell table:formula="of:=[.G117]-[.$B117]" office:value-type="float" office:value="4.99632048606873" calcext:value-type="float">
            <text:p>4.996320486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32006.09422" calcext:value-type="float">
            <text:p>1443132006.09422</text:p>
          </table:table-cell>
          <table:table-cell office:value-type="float" office:value="8224" calcext:value-type="float">
            <text:p>8224</text:p>
          </table:table-cell>
          <table:table-cell table:formula="of:=[.B118]-[.$B$2]" office:value-type="float" office:value="22.6631531715393" calcext:value-type="float">
            <text:p>22.6631531715</text:p>
          </table:table-cell>
          <table:table-cell table:formula="of:=[.C118]/([.D118]-[.D117])" office:value-type="float" office:value="109764.572912358" calcext:value-type="float">
            <text:p>109764.572912358</text:p>
          </table:table-cell>
          <table:table-cell/>
          <table:table-cell office:value-type="float" office:value="1443132011.03318" calcext:value-type="float">
            <text:p>1443132011.03318</text:p>
          </table:table-cell>
          <table:table-cell table:formula="of:=[.G118]-[.$B$2]" office:value-type="float" office:value="27.6021158695221" calcext:value-type="float">
            <text:p>27.6021158695</text:p>
          </table:table-cell>
          <table:table-cell table:formula="of:=[.C118]/([.H118]-[.H117])" office:value-type="float" office:value="468171.721490811" calcext:value-type="float">
            <text:p>468171.721490811</text:p>
          </table:table-cell>
          <table:table-cell table:formula="of:=[.G118]-[.$B118]" office:value-type="float" office:value="4.93896269798279" calcext:value-type="float">
            <text:p>4.93896269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32006.16914" calcext:value-type="float">
            <text:p>1443132006.16914</text:p>
          </table:table-cell>
          <table:table-cell office:value-type="float" office:value="8224" calcext:value-type="float">
            <text:p>8224</text:p>
          </table:table-cell>
          <table:table-cell table:formula="of:=[.B119]-[.$B$2]" office:value-type="float" office:value="22.7380781173706" calcext:value-type="float">
            <text:p>22.7380781174</text:p>
          </table:table-cell>
          <table:table-cell table:formula="of:=[.C119]/([.D119]-[.D118])" office:value-type="float" office:value="109763.175785501" calcext:value-type="float">
            <text:p>109763.175785501</text:p>
          </table:table-cell>
          <table:table-cell/>
          <table:table-cell office:value-type="float" office:value="1443132011.05074" calcext:value-type="float">
            <text:p>1443132011.05074</text:p>
          </table:table-cell>
          <table:table-cell table:formula="of:=[.G119]-[.$B$2]" office:value-type="float" office:value="27.6196718215942" calcext:value-type="float">
            <text:p>27.6196718216</text:p>
          </table:table-cell>
          <table:table-cell table:formula="of:=[.C119]/([.H119]-[.H118])" office:value-type="float" office:value="468445.115719427" calcext:value-type="float">
            <text:p>468445.115719427</text:p>
          </table:table-cell>
          <table:table-cell table:formula="of:=[.G119]-[.$B119]" office:value-type="float" office:value="4.88159370422363" calcext:value-type="float">
            <text:p>4.8815937042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32006.24408" calcext:value-type="float">
            <text:p>1443132006.24408</text:p>
          </table:table-cell>
          <table:table-cell office:value-type="float" office:value="8224" calcext:value-type="float">
            <text:p>8224</text:p>
          </table:table-cell>
          <table:table-cell table:formula="of:=[.B120]-[.$B$2]" office:value-type="float" office:value="22.8130180835724" calcext:value-type="float">
            <text:p>22.8130180836</text:p>
          </table:table-cell>
          <table:table-cell table:formula="of:=[.C120]/([.D120]-[.D119])" office:value-type="float" office:value="109741.175727998" calcext:value-type="float">
            <text:p>109741.175727998</text:p>
          </table:table-cell>
          <table:table-cell/>
          <table:table-cell office:value-type="float" office:value="1443132011.06829" calcext:value-type="float">
            <text:p>1443132011.06829</text:p>
          </table:table-cell>
          <table:table-cell table:formula="of:=[.G120]-[.$B$2]" office:value-type="float" office:value="27.6372265815735" calcext:value-type="float">
            <text:p>27.6372265816</text:p>
          </table:table-cell>
          <table:table-cell table:formula="of:=[.C120]/([.H120]-[.H119])" office:value-type="float" office:value="468476.926470189" calcext:value-type="float">
            <text:p>468476.926470189</text:p>
          </table:table-cell>
          <table:table-cell table:formula="of:=[.G120]-[.$B120]" office:value-type="float" office:value="4.8242084980011" calcext:value-type="float">
            <text:p>4.82420849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32006.31899" calcext:value-type="float">
            <text:p>1443132006.31899</text:p>
          </table:table-cell>
          <table:table-cell office:value-type="float" office:value="8224" calcext:value-type="float">
            <text:p>8224</text:p>
          </table:table-cell>
          <table:table-cell table:formula="of:=[.B121]-[.$B$2]" office:value-type="float" office:value="22.8879203796387" calcext:value-type="float">
            <text:p>22.8879203796</text:p>
          </table:table-cell>
          <table:table-cell table:formula="of:=[.C121]/([.D121]-[.D120])" office:value-type="float" office:value="109796.367159723" calcext:value-type="float">
            <text:p>109796.367159723</text:p>
          </table:table-cell>
          <table:table-cell/>
          <table:table-cell office:value-type="float" office:value="1443132011.08585" calcext:value-type="float">
            <text:p>1443132011.08585</text:p>
          </table:table-cell>
          <table:table-cell table:formula="of:=[.G121]-[.$B$2]" office:value-type="float" office:value="27.6547811031342" calcext:value-type="float">
            <text:p>27.6547811031</text:p>
          </table:table-cell>
          <table:table-cell table:formula="of:=[.C121]/([.H121]-[.H120])" office:value-type="float" office:value="468483.28913879" calcext:value-type="float">
            <text:p>468483.28913879</text:p>
          </table:table-cell>
          <table:table-cell table:formula="of:=[.G121]-[.$B121]" office:value-type="float" office:value="4.76686072349548" calcext:value-type="float">
            <text:p>4.766860723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32006.39388" calcext:value-type="float">
            <text:p>1443132006.39388</text:p>
          </table:table-cell>
          <table:table-cell office:value-type="float" office:value="8224" calcext:value-type="float">
            <text:p>8224</text:p>
          </table:table-cell>
          <table:table-cell table:formula="of:=[.B122]-[.$B$2]" office:value-type="float" office:value="22.9628167152405" calcext:value-type="float">
            <text:p>22.9628167152</text:p>
          </table:table-cell>
          <table:table-cell table:formula="of:=[.C122]/([.D122]-[.D121])" office:value-type="float" office:value="109805.105068473" calcext:value-type="float">
            <text:p>109805.105068473</text:p>
          </table:table-cell>
          <table:table-cell/>
          <table:table-cell office:value-type="float" office:value="1443132011.10342" calcext:value-type="float">
            <text:p>1443132011.10342</text:p>
          </table:table-cell>
          <table:table-cell table:formula="of:=[.G122]-[.$B$2]" office:value-type="float" office:value="27.6723570823669" calcext:value-type="float">
            <text:p>27.6723570824</text:p>
          </table:table-cell>
          <table:table-cell table:formula="of:=[.C122]/([.H122]-[.H121])" office:value-type="float" office:value="467911.340305756" calcext:value-type="float">
            <text:p>467911.340305756</text:p>
          </table:table-cell>
          <table:table-cell table:formula="of:=[.G122]-[.$B122]" office:value-type="float" office:value="4.70954036712647" calcext:value-type="float">
            <text:p>4.709540367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32006.46879" calcext:value-type="float">
            <text:p>1443132006.46879</text:p>
          </table:table-cell>
          <table:table-cell office:value-type="float" office:value="8224" calcext:value-type="float">
            <text:p>8224</text:p>
          </table:table-cell>
          <table:table-cell table:formula="of:=[.B123]-[.$B$2]" office:value-type="float" office:value="23.0377204418182" calcext:value-type="float">
            <text:p>23.0377204418</text:p>
          </table:table-cell>
          <table:table-cell table:formula="of:=[.C123]/([.D123]-[.D122])" office:value-type="float" office:value="109794.27026855" calcext:value-type="float">
            <text:p>109794.27026855</text:p>
          </table:table-cell>
          <table:table-cell/>
          <table:table-cell office:value-type="float" office:value="1443132011.12098" calcext:value-type="float">
            <text:p>1443132011.12098</text:p>
          </table:table-cell>
          <table:table-cell table:formula="of:=[.G123]-[.$B$2]" office:value-type="float" office:value="27.6899156570435" calcext:value-type="float">
            <text:p>27.689915657</text:p>
          </table:table-cell>
          <table:table-cell table:formula="of:=[.C123]/([.H123]-[.H122])" office:value-type="float" office:value="468375.147272085" calcext:value-type="float">
            <text:p>468375.147272085</text:p>
          </table:table-cell>
          <table:table-cell table:formula="of:=[.G123]-[.$B123]" office:value-type="float" office:value="4.65219521522522" calcext:value-type="float">
            <text:p>4.6521952152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32006.5437" calcext:value-type="float">
            <text:p>1443132006.5437</text:p>
          </table:table-cell>
          <table:table-cell office:value-type="float" office:value="8224" calcext:value-type="float">
            <text:p>8224</text:p>
          </table:table-cell>
          <table:table-cell table:formula="of:=[.B124]-[.$B$2]" office:value-type="float" office:value="23.1126353740692" calcext:value-type="float">
            <text:p>23.1126353741</text:p>
          </table:table-cell>
          <table:table-cell table:formula="of:=[.C124]/([.D124]-[.D123])" office:value-type="float" office:value="109777.847391603" calcext:value-type="float">
            <text:p>109777.847391603</text:p>
          </table:table-cell>
          <table:table-cell/>
          <table:table-cell office:value-type="float" office:value="1443132011.13855" calcext:value-type="float">
            <text:p>1443132011.13855</text:p>
          </table:table-cell>
          <table:table-cell table:formula="of:=[.G124]-[.$B$2]" office:value-type="float" office:value="27.7074859142303" calcext:value-type="float">
            <text:p>27.7074859142</text:p>
          </table:table-cell>
          <table:table-cell table:formula="of:=[.C124]/([.H124]-[.H123])" office:value-type="float" office:value="468063.723400502" calcext:value-type="float">
            <text:p>468063.723400502</text:p>
          </table:table-cell>
          <table:table-cell table:formula="of:=[.G124]-[.$B124]" office:value-type="float" office:value="4.59485054016113" calcext:value-type="float">
            <text:p>4.594850540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32006.61862" calcext:value-type="float">
            <text:p>1443132006.61862</text:p>
          </table:table-cell>
          <table:table-cell office:value-type="float" office:value="8224" calcext:value-type="float">
            <text:p>8224</text:p>
          </table:table-cell>
          <table:table-cell table:formula="of:=[.B125]-[.$B$2]" office:value-type="float" office:value="23.1875555515289" calcext:value-type="float">
            <text:p>23.1875555515</text:p>
          </table:table-cell>
          <table:table-cell table:formula="of:=[.C125]/([.D125]-[.D124])" office:value-type="float" office:value="109770.16177547" calcext:value-type="float">
            <text:p>109770.16177547</text:p>
          </table:table-cell>
          <table:table-cell/>
          <table:table-cell office:value-type="float" office:value="1443132011.15611" calcext:value-type="float">
            <text:p>1443132011.15611</text:p>
          </table:table-cell>
          <table:table-cell table:formula="of:=[.G125]-[.$B$2]" office:value-type="float" office:value="27.7250442504883" calcext:value-type="float">
            <text:p>27.7250442505</text:p>
          </table:table-cell>
          <table:table-cell table:formula="of:=[.C125]/([.H125]-[.H124])" office:value-type="float" office:value="468381.507176319" calcext:value-type="float">
            <text:p>468381.507176319</text:p>
          </table:table-cell>
          <table:table-cell table:formula="of:=[.G125]-[.$B125]" office:value-type="float" office:value="4.53748869895935" calcext:value-type="float">
            <text:p>4.53748869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32006.69353" calcext:value-type="float">
            <text:p>1443132006.69353</text:p>
          </table:table-cell>
          <table:table-cell office:value-type="float" office:value="8224" calcext:value-type="float">
            <text:p>8224</text:p>
          </table:table-cell>
          <table:table-cell table:formula="of:=[.B126]-[.$B$2]" office:value-type="float" office:value="23.2624621391296" calcext:value-type="float">
            <text:p>23.2624621391</text:p>
          </table:table-cell>
          <table:table-cell table:formula="of:=[.C126]/([.D126]-[.D125])" office:value-type="float" office:value="109790.076726473" calcext:value-type="float">
            <text:p>109790.076726473</text:p>
          </table:table-cell>
          <table:table-cell/>
          <table:table-cell office:value-type="float" office:value="1443132011.17367" calcext:value-type="float">
            <text:p>1443132011.17367</text:p>
          </table:table-cell>
          <table:table-cell table:formula="of:=[.G126]-[.$B$2]" office:value-type="float" office:value="27.7426092624664" calcext:value-type="float">
            <text:p>27.7426092625</text:p>
          </table:table-cell>
          <table:table-cell table:formula="of:=[.C126]/([.H126]-[.H125])" office:value-type="float" office:value="468203.495120329" calcext:value-type="float">
            <text:p>468203.495120329</text:p>
          </table:table-cell>
          <table:table-cell table:formula="of:=[.G126]-[.$B126]" office:value-type="float" office:value="4.48014712333679" calcext:value-type="float">
            <text:p>4.480147123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32006.76844" calcext:value-type="float">
            <text:p>1443132006.76844</text:p>
          </table:table-cell>
          <table:table-cell office:value-type="float" office:value="8224" calcext:value-type="float">
            <text:p>8224</text:p>
          </table:table-cell>
          <table:table-cell table:formula="of:=[.B127]-[.$B$2]" office:value-type="float" office:value="23.3373744487762" calcext:value-type="float">
            <text:p>23.3373744488</text:p>
          </table:table-cell>
          <table:table-cell table:formula="of:=[.C127]/([.D127]-[.D126])" office:value-type="float" office:value="109781.690603269" calcext:value-type="float">
            <text:p>109781.690603269</text:p>
          </table:table-cell>
          <table:table-cell/>
          <table:table-cell office:value-type="float" office:value="1443132011.19123" calcext:value-type="float">
            <text:p>1443132011.19123</text:p>
          </table:table-cell>
          <table:table-cell table:formula="of:=[.G127]-[.$B$2]" office:value-type="float" office:value="27.7601633071899" calcext:value-type="float">
            <text:p>27.7601633072</text:p>
          </table:table-cell>
          <table:table-cell table:formula="of:=[.C127]/([.H127]-[.H126])" office:value-type="float" office:value="468496.014994499" calcext:value-type="float">
            <text:p>468496.014994499</text:p>
          </table:table-cell>
          <table:table-cell table:formula="of:=[.G127]-[.$B127]" office:value-type="float" office:value="4.4227888584137" calcext:value-type="float">
            <text:p>4.4227888584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32006.84335" calcext:value-type="float">
            <text:p>1443132006.84335</text:p>
          </table:table-cell>
          <table:table-cell office:value-type="float" office:value="8224" calcext:value-type="float">
            <text:p>8224</text:p>
          </table:table-cell>
          <table:table-cell table:formula="of:=[.B128]-[.$B$2]" office:value-type="float" office:value="23.412282705307" calcext:value-type="float">
            <text:p>23.4122827053</text:p>
          </table:table-cell>
          <table:table-cell table:formula="of:=[.C128]/([.D128]-[.D127])" office:value-type="float" office:value="109787.630641527" calcext:value-type="float">
            <text:p>109787.630641527</text:p>
          </table:table-cell>
          <table:table-cell/>
          <table:table-cell office:value-type="float" office:value="1443132011.20878" calcext:value-type="float">
            <text:p>1443132011.20878</text:p>
          </table:table-cell>
          <table:table-cell table:formula="of:=[.G128]-[.$B$2]" office:value-type="float" office:value="27.7777147293091" calcext:value-type="float">
            <text:p>27.7777147293</text:p>
          </table:table-cell>
          <table:table-cell table:formula="of:=[.C128]/([.H128]-[.H127])" office:value-type="float" office:value="468566.019560965" calcext:value-type="float">
            <text:p>468566.019560965</text:p>
          </table:table-cell>
          <table:table-cell table:formula="of:=[.G128]-[.$B128]" office:value-type="float" office:value="4.36543202400208" calcext:value-type="float">
            <text:p>4.36543202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32006.91829" calcext:value-type="float">
            <text:p>1443132006.91829</text:p>
          </table:table-cell>
          <table:table-cell office:value-type="float" office:value="8224" calcext:value-type="float">
            <text:p>8224</text:p>
          </table:table-cell>
          <table:table-cell table:formula="of:=[.B129]-[.$B$2]" office:value-type="float" office:value="23.4872231483459" calcext:value-type="float">
            <text:p>23.4872231483</text:p>
          </table:table-cell>
          <table:table-cell table:formula="of:=[.C129]/([.D129]-[.D128])" office:value-type="float" office:value="109740.477457902" calcext:value-type="float">
            <text:p>109740.477457902</text:p>
          </table:table-cell>
          <table:table-cell/>
          <table:table-cell office:value-type="float" office:value="1443132011.22633" calcext:value-type="float">
            <text:p>1443132011.22633</text:p>
          </table:table-cell>
          <table:table-cell table:formula="of:=[.G129]-[.$B$2]" office:value-type="float" office:value="27.7952687740326" calcext:value-type="float">
            <text:p>27.795268774</text:p>
          </table:table-cell>
          <table:table-cell table:formula="of:=[.C129]/([.H129]-[.H128])" office:value-type="float" office:value="468496.014994499" calcext:value-type="float">
            <text:p>468496.014994499</text:p>
          </table:table-cell>
          <table:table-cell table:formula="of:=[.G129]-[.$B129]" office:value-type="float" office:value="4.30804562568665" calcext:value-type="float">
            <text:p>4.308045625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32006.99321" calcext:value-type="float">
            <text:p>1443132006.99321</text:p>
          </table:table-cell>
          <table:table-cell office:value-type="float" office:value="8224" calcext:value-type="float">
            <text:p>8224</text:p>
          </table:table-cell>
          <table:table-cell table:formula="of:=[.B130]-[.$B$2]" office:value-type="float" office:value="23.5621416568756" calcext:value-type="float">
            <text:p>23.5621416569</text:p>
          </table:table-cell>
          <table:table-cell table:formula="of:=[.C130]/([.D130]-[.D129])" office:value-type="float" office:value="109772.607082051" calcext:value-type="float">
            <text:p>109772.607082051</text:p>
          </table:table-cell>
          <table:table-cell/>
          <table:table-cell office:value-type="float" office:value="1443132011.2439" calcext:value-type="float">
            <text:p>1443132011.2439</text:p>
          </table:table-cell>
          <table:table-cell table:formula="of:=[.G130]-[.$B$2]" office:value-type="float" office:value="27.8128316402435" calcext:value-type="float">
            <text:p>27.8128316402</text:p>
          </table:table-cell>
          <table:table-cell table:formula="of:=[.C130]/([.H130]-[.H129])" office:value-type="float" office:value="468260.698523024" calcext:value-type="float">
            <text:p>468260.698523024</text:p>
          </table:table-cell>
          <table:table-cell table:formula="of:=[.G130]-[.$B130]" office:value-type="float" office:value="4.25068998336792" calcext:value-type="float">
            <text:p>4.250689983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32020.09362" calcext:value-type="float">
            <text:p>1443132020.09362</text:p>
          </table:table-cell>
          <table:table-cell office:value-type="float" office:value="8224" calcext:value-type="float">
            <text:p>8224</text:p>
          </table:table-cell>
          <table:table-cell table:formula="of:=[.B131]-[.$B$2]" office:value-type="float" office:value="36.6625561714172" calcext:value-type="float">
            <text:p>36.6625561714</text:p>
          </table:table-cell>
          <table:table-cell table:formula="of:=[.C131]/([.D131]-[.D130])" office:value-type="float" office:value="627.766395549641" calcext:value-type="float">
            <text:p>627.7663955496</text:p>
          </table:table-cell>
          <table:table-cell/>
          <table:table-cell office:value-type="float" office:value="1443132020.28472" calcext:value-type="float">
            <text:p>1443132020.28472</text:p>
          </table:table-cell>
          <table:table-cell table:formula="of:=[.G131]-[.$B$2]" office:value-type="float" office:value="36.8536598682404" calcext:value-type="float">
            <text:p>36.8536598682</text:p>
          </table:table-cell>
          <table:table-cell table:formula="of:=[.C131]/([.H131]-[.H130])" office:value-type="float" office:value="909.651172724713" calcext:value-type="float">
            <text:p>909.6511727247</text:p>
          </table:table-cell>
          <table:table-cell table:formula="of:=[.G131]-[.$B131]" office:value-type="float" office:value="0.19110369682312" calcext:value-type="float">
            <text:p>0.191103696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32020.19655" calcext:value-type="float">
            <text:p>1443132020.19655</text:p>
          </table:table-cell>
          <table:table-cell office:value-type="float" office:value="8224" calcext:value-type="float">
            <text:p>8224</text:p>
          </table:table-cell>
          <table:table-cell table:formula="of:=[.B132]-[.$B$2]" office:value-type="float" office:value="36.7654888629913" calcext:value-type="float">
            <text:p>36.765488863</text:p>
          </table:table-cell>
          <table:table-cell table:formula="of:=[.C132]/([.D132]-[.D131])" office:value-type="float" office:value="79896.8711906257" calcext:value-type="float">
            <text:p>79896.8711906257</text:p>
          </table:table-cell>
          <table:table-cell/>
          <table:table-cell office:value-type="float" office:value="1443132020.3876" calcext:value-type="float">
            <text:p>1443132020.3876</text:p>
          </table:table-cell>
          <table:table-cell table:formula="of:=[.G132]-[.$B$2]" office:value-type="float" office:value="36.9565348625183" calcext:value-type="float">
            <text:p>36.9565348625</text:p>
          </table:table-cell>
          <table:table-cell table:formula="of:=[.C132]/([.H132]-[.H131])" office:value-type="float" office:value="79941.6812386874" calcext:value-type="float">
            <text:p>79941.6812386874</text:p>
          </table:table-cell>
          <table:table-cell table:formula="of:=[.G132]-[.$B132]" office:value-type="float" office:value="0.191045999526978" calcext:value-type="float">
            <text:p>0.191045999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32020.29949" calcext:value-type="float">
            <text:p>1443132020.29949</text:p>
          </table:table-cell>
          <table:table-cell office:value-type="float" office:value="8224" calcext:value-type="float">
            <text:p>8224</text:p>
          </table:table-cell>
          <table:table-cell table:formula="of:=[.B133]-[.$B$2]" office:value-type="float" office:value="36.8684237003326" calcext:value-type="float">
            <text:p>36.8684237003</text:p>
          </table:table-cell>
          <table:table-cell table:formula="of:=[.C133]/([.D133]-[.D132])" office:value-type="float" office:value="79895.2056700792" calcext:value-type="float">
            <text:p>79895.2056700792</text:p>
          </table:table-cell>
          <table:table-cell/>
          <table:table-cell office:value-type="float" office:value="1443132020.4905" calcext:value-type="float">
            <text:p>1443132020.4905</text:p>
          </table:table-cell>
          <table:table-cell table:formula="of:=[.G133]-[.$B$2]" office:value-type="float" office:value="37.0594382286072" calcext:value-type="float">
            <text:p>37.0594382286</text:p>
          </table:table-cell>
          <table:table-cell table:formula="of:=[.C133]/([.H133]-[.H132])" office:value-type="float" office:value="79919.6402661675" calcext:value-type="float">
            <text:p>79919.6402661675</text:p>
          </table:table-cell>
          <table:table-cell table:formula="of:=[.G133]-[.$B133]" office:value-type="float" office:value="0.191014528274536" calcext:value-type="float">
            <text:p>0.191014528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32020.40243" calcext:value-type="float">
            <text:p>1443132020.40243</text:p>
          </table:table-cell>
          <table:table-cell office:value-type="float" office:value="8224" calcext:value-type="float">
            <text:p>8224</text:p>
          </table:table-cell>
          <table:table-cell table:formula="of:=[.B134]-[.$B$2]" office:value-type="float" office:value="36.9713628292084" calcext:value-type="float">
            <text:p>36.9713628292</text:p>
          </table:table-cell>
          <table:table-cell table:formula="of:=[.C134]/([.D134]-[.D133])" office:value-type="float" office:value="79891.8748372931" calcext:value-type="float">
            <text:p>79891.8748372931</text:p>
          </table:table-cell>
          <table:table-cell/>
          <table:table-cell office:value-type="float" office:value="1443132020.59345" calcext:value-type="float">
            <text:p>1443132020.59345</text:p>
          </table:table-cell>
          <table:table-cell table:formula="of:=[.G134]-[.$B$2]" office:value-type="float" office:value="37.1623859405518" calcext:value-type="float">
            <text:p>37.1623859406</text:p>
          </table:table-cell>
          <table:table-cell table:formula="of:=[.C134]/([.H134]-[.H133])" office:value-type="float" office:value="79885.2140048264" calcext:value-type="float">
            <text:p>79885.2140048264</text:p>
          </table:table-cell>
          <table:table-cell table:formula="of:=[.G134]-[.$B134]" office:value-type="float" office:value="0.191023111343384" calcext:value-type="float">
            <text:p>0.191023111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32020.5054" calcext:value-type="float">
            <text:p>1443132020.5054</text:p>
          </table:table-cell>
          <table:table-cell office:value-type="float" office:value="8224" calcext:value-type="float">
            <text:p>8224</text:p>
          </table:table-cell>
          <table:table-cell table:formula="of:=[.B135]-[.$B$2]" office:value-type="float" office:value="37.0743334293365" calcext:value-type="float">
            <text:p>37.0743334293</text:p>
          </table:table-cell>
          <table:table-cell table:formula="of:=[.C135]/([.D135]-[.D134])" office:value-type="float" office:value="79867.4572136424" calcext:value-type="float">
            <text:p>79867.4572136424</text:p>
          </table:table-cell>
          <table:table-cell/>
          <table:table-cell office:value-type="float" office:value="1443132020.69636" calcext:value-type="float">
            <text:p>1443132020.69636</text:p>
          </table:table-cell>
          <table:table-cell table:formula="of:=[.G135]-[.$B$2]" office:value-type="float" office:value="37.2652931213379" calcext:value-type="float">
            <text:p>37.2652931213</text:p>
          </table:table-cell>
          <table:table-cell table:formula="of:=[.C135]/([.H135]-[.H134])" office:value-type="float" office:value="79916.677700962" calcext:value-type="float">
            <text:p>79916.677700962</text:p>
          </table:table-cell>
          <table:table-cell table:formula="of:=[.G135]-[.$B135]" office:value-type="float" office:value="0.190959692001343" calcext:value-type="float">
            <text:p>0.190959692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32020.60833" calcext:value-type="float">
            <text:p>1443132020.60833</text:p>
          </table:table-cell>
          <table:table-cell office:value-type="float" office:value="8224" calcext:value-type="float">
            <text:p>8224</text:p>
          </table:table-cell>
          <table:table-cell table:formula="of:=[.B136]-[.$B$2]" office:value-type="float" office:value="37.1772680282593" calcext:value-type="float">
            <text:p>37.1772680283</text:p>
          </table:table-cell>
          <table:table-cell table:formula="of:=[.C136]/([.D136]-[.D135])" office:value-type="float" office:value="79895.3907244886" calcext:value-type="float">
            <text:p>79895.3907244886</text:p>
          </table:table-cell>
          <table:table-cell/>
          <table:table-cell office:value-type="float" office:value="1443132020.79934" calcext:value-type="float">
            <text:p>1443132020.79934</text:p>
          </table:table-cell>
          <table:table-cell table:formula="of:=[.G136]-[.$B$2]" office:value-type="float" office:value="37.3682737350464" calcext:value-type="float">
            <text:p>37.368273735</text:p>
          </table:table-cell>
          <table:table-cell table:formula="of:=[.C136]/([.H136]-[.H135])" office:value-type="float" office:value="79859.6910995249" calcext:value-type="float">
            <text:p>79859.6910995249</text:p>
          </table:table-cell>
          <table:table-cell table:formula="of:=[.G136]-[.$B136]" office:value-type="float" office:value="0.191005706787109" calcext:value-type="float">
            <text:p>0.1910057068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32020.71127" calcext:value-type="float">
            <text:p>1443132020.71127</text:p>
          </table:table-cell>
          <table:table-cell office:value-type="float" office:value="8224" calcext:value-type="float">
            <text:p>8224</text:p>
          </table:table-cell>
          <table:table-cell table:formula="of:=[.B137]-[.$B$2]" office:value-type="float" office:value="37.2802076339722" calcext:value-type="float">
            <text:p>37.280207634</text:p>
          </table:table-cell>
          <table:table-cell table:formula="of:=[.C137]/([.D137]-[.D136])" office:value-type="float" office:value="79891.5047619048" calcext:value-type="float">
            <text:p>79891.5047619048</text:p>
          </table:table-cell>
          <table:table-cell/>
          <table:table-cell office:value-type="float" office:value="1443132020.90227" calcext:value-type="float">
            <text:p>1443132020.90227</text:p>
          </table:table-cell>
          <table:table-cell table:formula="of:=[.G137]-[.$B$2]" office:value-type="float" office:value="37.4712057113647" calcext:value-type="float">
            <text:p>37.4712057114</text:p>
          </table:table-cell>
          <table:table-cell table:formula="of:=[.C137]/([.H137]-[.H136])" office:value-type="float" office:value="79897.4263795723" calcext:value-type="float">
            <text:p>79897.4263795723</text:p>
          </table:table-cell>
          <table:table-cell table:formula="of:=[.G137]-[.$B137]" office:value-type="float" office:value="0.190998077392578" calcext:value-type="float">
            <text:p>0.190998077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32020.81421" calcext:value-type="float">
            <text:p>1443132020.81421</text:p>
          </table:table-cell>
          <table:table-cell office:value-type="float" office:value="8224" calcext:value-type="float">
            <text:p>8224</text:p>
          </table:table-cell>
          <table:table-cell table:formula="of:=[.B138]-[.$B$2]" office:value-type="float" office:value="37.3831436634064" calcext:value-type="float">
            <text:p>37.3831436634</text:p>
          </table:table-cell>
          <table:table-cell table:formula="of:=[.C138]/([.D138]-[.D137])" office:value-type="float" office:value="79894.2804108907" calcext:value-type="float">
            <text:p>79894.2804108907</text:p>
          </table:table-cell>
          <table:table-cell/>
          <table:table-cell office:value-type="float" office:value="1443132021.00529" calcext:value-type="float">
            <text:p>1443132021.00529</text:p>
          </table:table-cell>
          <table:table-cell table:formula="of:=[.G138]-[.$B$2]" office:value-type="float" office:value="37.5742223262787" calcext:value-type="float">
            <text:p>37.5742223263</text:p>
          </table:table-cell>
          <table:table-cell table:formula="of:=[.C138]/([.H138]-[.H137])" office:value-type="float" office:value="79831.7825417802" calcext:value-type="float">
            <text:p>79831.7825417802</text:p>
          </table:table-cell>
          <table:table-cell table:formula="of:=[.G138]-[.$B138]" office:value-type="float" office:value="0.191078662872314" calcext:value-type="float">
            <text:p>0.1910786629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32020.91715" calcext:value-type="float">
            <text:p>1443132020.91715</text:p>
          </table:table-cell>
          <table:table-cell office:value-type="float" office:value="8224" calcext:value-type="float">
            <text:p>8224</text:p>
          </table:table-cell>
          <table:table-cell table:formula="of:=[.B139]-[.$B$2]" office:value-type="float" office:value="37.486088514328" calcext:value-type="float">
            <text:p>37.4860885143</text:p>
          </table:table-cell>
          <table:table-cell table:formula="of:=[.C139]/([.D139]-[.D138])" office:value-type="float" office:value="79887.4341589043" calcext:value-type="float">
            <text:p>79887.4341589043</text:p>
          </table:table-cell>
          <table:table-cell/>
          <table:table-cell office:value-type="float" office:value="1443132021.10825" calcext:value-type="float">
            <text:p>1443132021.10825</text:p>
          </table:table-cell>
          <table:table-cell table:formula="of:=[.G139]-[.$B$2]" office:value-type="float" office:value="37.6771817207336" calcext:value-type="float">
            <text:p>37.6771817207</text:p>
          </table:table-cell>
          <table:table-cell table:formula="of:=[.C139]/([.H139]-[.H138])" office:value-type="float" office:value="79876.1496562408" calcext:value-type="float">
            <text:p>79876.1496562408</text:p>
          </table:table-cell>
          <table:table-cell table:formula="of:=[.G139]-[.$B139]" office:value-type="float" office:value="0.19109320640564" calcext:value-type="float">
            <text:p>0.191093206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32021.01891" calcext:value-type="float">
            <text:p>1443132021.01891</text:p>
          </table:table-cell>
          <table:table-cell office:value-type="float" office:value="8224" calcext:value-type="float">
            <text:p>8224</text:p>
          </table:table-cell>
          <table:table-cell table:formula="of:=[.B140]-[.$B$2]" office:value-type="float" office:value="37.5878491401672" calcext:value-type="float">
            <text:p>37.5878491402</text:p>
          </table:table-cell>
          <table:table-cell table:formula="of:=[.C140]/([.D140]-[.D139])" office:value-type="float" office:value="80817.1130255497" calcext:value-type="float">
            <text:p>80817.1130255497</text:p>
          </table:table-cell>
          <table:table-cell/>
          <table:table-cell office:value-type="float" office:value="1443132021.21006" calcext:value-type="float">
            <text:p>1443132021.21006</text:p>
          </table:table-cell>
          <table:table-cell table:formula="of:=[.G140]-[.$B$2]" office:value-type="float" office:value="37.7789957523346" calcext:value-type="float">
            <text:p>37.7789957523</text:p>
          </table:table-cell>
          <table:table-cell table:formula="of:=[.C140]/([.H140]-[.H139])" office:value-type="float" office:value="80774.7210348469" calcext:value-type="float">
            <text:p>80774.7210348469</text:p>
          </table:table-cell>
          <table:table-cell table:formula="of:=[.G140]-[.$B140]" office:value-type="float" office:value="0.191146612167358" calcext:value-type="float">
            <text:p>0.191146612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32021.11583" calcext:value-type="float">
            <text:p>1443132021.11583</text:p>
          </table:table-cell>
          <table:table-cell office:value-type="float" office:value="8224" calcext:value-type="float">
            <text:p>8224</text:p>
          </table:table-cell>
          <table:table-cell table:formula="of:=[.B141]-[.$B$2]" office:value-type="float" office:value="37.6847655773163" calcext:value-type="float">
            <text:p>37.6847655773</text:p>
          </table:table-cell>
          <table:table-cell table:formula="of:=[.C141]/([.D141]-[.D140])" office:value-type="float" office:value="84856.6068039863" calcext:value-type="float">
            <text:p>84856.6068039863</text:p>
          </table:table-cell>
          <table:table-cell/>
          <table:table-cell office:value-type="float" office:value="1443132021.30687" calcext:value-type="float">
            <text:p>1443132021.30687</text:p>
          </table:table-cell>
          <table:table-cell table:formula="of:=[.G141]-[.$B$2]" office:value-type="float" office:value="37.8758070468903" calcext:value-type="float">
            <text:p>37.8758070469</text:p>
          </table:table-cell>
          <table:table-cell table:formula="of:=[.C141]/([.H141]-[.H140])" office:value-type="float" office:value="84948.765923912" calcext:value-type="float">
            <text:p>84948.765923912</text:p>
          </table:table-cell>
          <table:table-cell table:formula="of:=[.G141]-[.$B141]" office:value-type="float" office:value="0.191041469573975" calcext:value-type="float">
            <text:p>0.191041469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32021.21272" calcext:value-type="float">
            <text:p>1443132021.21272</text:p>
          </table:table-cell>
          <table:table-cell office:value-type="float" office:value="8224" calcext:value-type="float">
            <text:p>8224</text:p>
          </table:table-cell>
          <table:table-cell table:formula="of:=[.B142]-[.$B$2]" office:value-type="float" office:value="37.7816522121429" calcext:value-type="float">
            <text:p>37.7816522121</text:p>
          </table:table-cell>
          <table:table-cell table:formula="of:=[.C142]/([.D142]-[.D141])" office:value-type="float" office:value="84882.7086905594" calcext:value-type="float">
            <text:p>84882.7086905594</text:p>
          </table:table-cell>
          <table:table-cell/>
          <table:table-cell office:value-type="float" office:value="1443132021.40373" calcext:value-type="float">
            <text:p>1443132021.40373</text:p>
          </table:table-cell>
          <table:table-cell table:formula="of:=[.G142]-[.$B$2]" office:value-type="float" office:value="37.9726686477661" calcext:value-type="float">
            <text:p>37.9726686478</text:p>
          </table:table-cell>
          <table:table-cell table:formula="of:=[.C142]/([.H142]-[.H141])" office:value-type="float" office:value="84904.6466880155" calcext:value-type="float">
            <text:p>84904.6466880155</text:p>
          </table:table-cell>
          <table:table-cell table:formula="of:=[.G142]-[.$B142]" office:value-type="float" office:value="0.191016435623169" calcext:value-type="float">
            <text:p>0.191016435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32021.30962" calcext:value-type="float">
            <text:p>1443132021.30962</text:p>
          </table:table-cell>
          <table:table-cell office:value-type="float" office:value="8224" calcext:value-type="float">
            <text:p>8224</text:p>
          </table:table-cell>
          <table:table-cell table:formula="of:=[.B143]-[.$B$2]" office:value-type="float" office:value="37.87855219841" calcext:value-type="float">
            <text:p>37.8785521984</text:p>
          </table:table-cell>
          <table:table-cell table:formula="of:=[.C143]/([.D143]-[.D142])" office:value-type="float" office:value="84871.0130601238" calcext:value-type="float">
            <text:p>84871.0130601238</text:p>
          </table:table-cell>
          <table:table-cell/>
          <table:table-cell office:value-type="float" office:value="1443132021.50057" calcext:value-type="float">
            <text:p>1443132021.50057</text:p>
          </table:table-cell>
          <table:table-cell table:formula="of:=[.G143]-[.$B$2]" office:value-type="float" office:value="38.0695033073425" calcext:value-type="float">
            <text:p>38.0695033073</text:p>
          </table:table-cell>
          <table:table-cell table:formula="of:=[.C143]/([.H143]-[.H142])" office:value-type="float" office:value="84928.2688241406" calcext:value-type="float">
            <text:p>84928.2688241406</text:p>
          </table:table-cell>
          <table:table-cell table:formula="of:=[.G143]-[.$B143]" office:value-type="float" office:value="0.190951108932495" calcext:value-type="float">
            <text:p>0.190951108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32021.40652" calcext:value-type="float">
            <text:p>1443132021.40652</text:p>
          </table:table-cell>
          <table:table-cell office:value-type="float" office:value="8224" calcext:value-type="float">
            <text:p>8224</text:p>
          </table:table-cell>
          <table:table-cell table:formula="of:=[.B144]-[.$B$2]" office:value-type="float" office:value="37.9754576683044" calcext:value-type="float">
            <text:p>37.9754576683</text:p>
          </table:table-cell>
          <table:table-cell table:formula="of:=[.C144]/([.D144]-[.D143])" office:value-type="float" office:value="84866.2104312697" calcext:value-type="float">
            <text:p>84866.2104312697</text:p>
          </table:table-cell>
          <table:table-cell/>
          <table:table-cell office:value-type="float" office:value="1443132021.59755" calcext:value-type="float">
            <text:p>1443132021.59755</text:p>
          </table:table-cell>
          <table:table-cell table:formula="of:=[.G144]-[.$B$2]" office:value-type="float" office:value="38.1664865016937" calcext:value-type="float">
            <text:p>38.1664865017</text:p>
          </table:table-cell>
          <table:table-cell table:formula="of:=[.C144]/([.H144]-[.H143])" office:value-type="float" office:value="84798.1967908707" calcext:value-type="float">
            <text:p>84798.1967908707</text:p>
          </table:table-cell>
          <table:table-cell table:formula="of:=[.G144]-[.$B144]" office:value-type="float" office:value="0.191028833389282" calcext:value-type="float">
            <text:p>0.1910288334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32021.50341" calcext:value-type="float">
            <text:p>1443132021.50341</text:p>
          </table:table-cell>
          <table:table-cell office:value-type="float" office:value="8224" calcext:value-type="float">
            <text:p>8224</text:p>
          </table:table-cell>
          <table:table-cell table:formula="of:=[.B145]-[.$B$2]" office:value-type="float" office:value="38.0723457336426" calcext:value-type="float">
            <text:p>38.0723457336</text:p>
          </table:table-cell>
          <table:table-cell table:formula="of:=[.C145]/([.D145]-[.D144])" office:value-type="float" office:value="84881.4554331189" calcext:value-type="float">
            <text:p>84881.4554331189</text:p>
          </table:table-cell>
          <table:table-cell/>
          <table:table-cell office:value-type="float" office:value="1443132021.69438" calcext:value-type="float">
            <text:p>1443132021.69438</text:p>
          </table:table-cell>
          <table:table-cell table:formula="of:=[.G145]-[.$B$2]" office:value-type="float" office:value="38.2633128166199" calcext:value-type="float">
            <text:p>38.2633128166</text:p>
          </table:table-cell>
          <table:table-cell table:formula="of:=[.C145]/([.H145]-[.H144])" office:value-type="float" office:value="84935.5880813259" calcext:value-type="float">
            <text:p>84935.5880813259</text:p>
          </table:table-cell>
          <table:table-cell table:formula="of:=[.G145]-[.$B145]" office:value-type="float" office:value="0.190967082977295" calcext:value-type="float">
            <text:p>0.190967083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32021.60031" calcext:value-type="float">
            <text:p>1443132021.60031</text:p>
          </table:table-cell>
          <table:table-cell office:value-type="float" office:value="8224" calcext:value-type="float">
            <text:p>8224</text:p>
          </table:table-cell>
          <table:table-cell table:formula="of:=[.B146]-[.$B$2]" office:value-type="float" office:value="38.1692435741425" calcext:value-type="float">
            <text:p>38.1692435741</text:p>
          </table:table-cell>
          <table:table-cell table:formula="of:=[.C146]/([.D146]-[.D145])" office:value-type="float" office:value="84872.8924976441" calcext:value-type="float">
            <text:p>84872.8924976441</text:p>
          </table:table-cell>
          <table:table-cell/>
          <table:table-cell office:value-type="float" office:value="1443132021.79139" calcext:value-type="float">
            <text:p>1443132021.79139</text:p>
          </table:table-cell>
          <table:table-cell table:formula="of:=[.G146]-[.$B$2]" office:value-type="float" office:value="38.3603267669678" calcext:value-type="float">
            <text:p>38.360326767</text:p>
          </table:table-cell>
          <table:table-cell table:formula="of:=[.C146]/([.H146]-[.H145])" office:value-type="float" office:value="84771.3135122117" calcext:value-type="float">
            <text:p>84771.3135122117</text:p>
          </table:table-cell>
          <table:table-cell table:formula="of:=[.G146]-[.$B146]" office:value-type="float" office:value="0.191083192825317" calcext:value-type="float">
            <text:p>0.191083192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32021.6972" calcext:value-type="float">
            <text:p>1443132021.6972</text:p>
          </table:table-cell>
          <table:table-cell office:value-type="float" office:value="8224" calcext:value-type="float">
            <text:p>8224</text:p>
          </table:table-cell>
          <table:table-cell table:formula="of:=[.B147]-[.$B$2]" office:value-type="float" office:value="38.2661345005035" calcext:value-type="float">
            <text:p>38.2661345005</text:p>
          </table:table-cell>
          <table:table-cell table:formula="of:=[.C147]/([.D147]-[.D146])" office:value-type="float" office:value="84878.9490292576" calcext:value-type="float">
            <text:p>84878.9490292576</text:p>
          </table:table-cell>
          <table:table-cell/>
          <table:table-cell office:value-type="float" office:value="1443132021.88816" calcext:value-type="float">
            <text:p>1443132021.88816</text:p>
          </table:table-cell>
          <table:table-cell table:formula="of:=[.G147]-[.$B$2]" office:value-type="float" office:value="38.4570980072021" calcext:value-type="float">
            <text:p>38.4570980072</text:p>
          </table:table-cell>
          <table:table-cell table:formula="of:=[.C147]/([.H147]-[.H146])" office:value-type="float" office:value="84983.92683696" calcext:value-type="float">
            <text:p>84983.92683696</text:p>
          </table:table-cell>
          <table:table-cell table:formula="of:=[.G147]-[.$B147]" office:value-type="float" office:value="0.190963506698608" calcext:value-type="float">
            <text:p>0.190963506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32021.7941" calcext:value-type="float">
            <text:p>1443132021.7941</text:p>
          </table:table-cell>
          <table:table-cell office:value-type="float" office:value="8224" calcext:value-type="float">
            <text:p>8224</text:p>
          </table:table-cell>
          <table:table-cell table:formula="of:=[.B148]-[.$B$2]" office:value-type="float" office:value="38.3630311489105" calcext:value-type="float">
            <text:p>38.3630311489</text:p>
          </table:table-cell>
          <table:table-cell table:formula="of:=[.C148]/([.D148]-[.D147])" office:value-type="float" office:value="84873.9366655676" calcext:value-type="float">
            <text:p>84873.9366655676</text:p>
          </table:table-cell>
          <table:table-cell/>
          <table:table-cell office:value-type="float" office:value="1443132022.01117" calcext:value-type="float">
            <text:p>1443132022.01117</text:p>
          </table:table-cell>
          <table:table-cell table:formula="of:=[.G148]-[.$B$2]" office:value-type="float" office:value="38.5801043510437" calcext:value-type="float">
            <text:p>38.580104351</text:p>
          </table:table-cell>
          <table:table-cell table:formula="of:=[.C148]/([.H148]-[.H147])" office:value-type="float" office:value="66858.3403356295" calcext:value-type="float">
            <text:p>66858.3403356295</text:p>
          </table:table-cell>
          <table:table-cell table:formula="of:=[.G148]-[.$B148]" office:value-type="float" office:value="0.217073202133179" calcext:value-type="float">
            <text:p>0.217073202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32021.891" calcext:value-type="float">
            <text:p>1443132021.891</text:p>
          </table:table-cell>
          <table:table-cell office:value-type="float" office:value="8224" calcext:value-type="float">
            <text:p>8224</text:p>
          </table:table-cell>
          <table:table-cell table:formula="of:=[.B149]-[.$B$2]" office:value-type="float" office:value="38.4599318504333" calcext:value-type="float">
            <text:p>38.4599318504</text:p>
          </table:table-cell>
          <table:table-cell table:formula="of:=[.C149]/([.D149]-[.D148])" office:value-type="float" office:value="84870.3865994474" calcext:value-type="float">
            <text:p>84870.3865994474</text:p>
          </table:table-cell>
          <table:table-cell/>
          <table:table-cell office:value-type="float" office:value="1443132022.08203" calcext:value-type="float">
            <text:p>1443132022.08203</text:p>
          </table:table-cell>
          <table:table-cell table:formula="of:=[.G149]-[.$B$2]" office:value-type="float" office:value="38.6509604454041" calcext:value-type="float">
            <text:p>38.6509604454</text:p>
          </table:table-cell>
          <table:table-cell table:formula="of:=[.C149]/([.H149]-[.H148])" office:value-type="float" office:value="116066.233599828" calcext:value-type="float">
            <text:p>116066.233599828</text:p>
          </table:table-cell>
          <table:table-cell table:formula="of:=[.G149]-[.$B149]" office:value-type="float" office:value="0.191028594970703" calcext:value-type="float">
            <text:p>0.19102859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32021.9879" calcext:value-type="float">
            <text:p>1443132021.9879</text:p>
          </table:table-cell>
          <table:table-cell office:value-type="float" office:value="8224" calcext:value-type="float">
            <text:p>8224</text:p>
          </table:table-cell>
          <table:table-cell table:formula="of:=[.B150]-[.$B$2]" office:value-type="float" office:value="38.5568385124207" calcext:value-type="float">
            <text:p>38.5568385124</text:p>
          </table:table-cell>
          <table:table-cell table:formula="of:=[.C150]/([.D150]-[.D149])" office:value-type="float" office:value="84865.1664534415" calcext:value-type="float">
            <text:p>84865.1664534415</text:p>
          </table:table-cell>
          <table:table-cell/>
          <table:table-cell office:value-type="float" office:value="1443132022.17892" calcext:value-type="float">
            <text:p>1443132022.17892</text:p>
          </table:table-cell>
          <table:table-cell table:formula="of:=[.G150]-[.$B$2]" office:value-type="float" office:value="38.7478520870209" calcext:value-type="float">
            <text:p>38.747852087</text:p>
          </table:table-cell>
          <table:table-cell table:formula="of:=[.C150]/([.H150]-[.H149])" office:value-type="float" office:value="84878.3224514202" calcext:value-type="float">
            <text:p>84878.3224514202</text:p>
          </table:table-cell>
          <table:table-cell table:formula="of:=[.G150]-[.$B150]" office:value-type="float" office:value="0.19101357460022" calcext:value-type="float">
            <text:p>0.191013574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32022.07041" calcext:value-type="float">
            <text:p>1443132022.07041</text:p>
          </table:table-cell>
          <table:table-cell office:value-type="float" office:value="8224" calcext:value-type="float">
            <text:p>8224</text:p>
          </table:table-cell>
          <table:table-cell table:formula="of:=[.B151]-[.$B$2]" office:value-type="float" office:value="38.6393456459045" calcext:value-type="float">
            <text:p>38.6393456459</text:p>
          </table:table-cell>
          <table:table-cell table:formula="of:=[.C151]/([.D151]-[.D150])" office:value-type="float" office:value="99676.2298329769" calcext:value-type="float">
            <text:p>99676.2298329769</text:p>
          </table:table-cell>
          <table:table-cell/>
          <table:table-cell office:value-type="float" office:value="1443132022.2613" calcext:value-type="float">
            <text:p>1443132022.2613</text:p>
          </table:table-cell>
          <table:table-cell table:formula="of:=[.G151]-[.$B$2]" office:value-type="float" office:value="38.8302376270294" calcext:value-type="float">
            <text:p>38.830237627</text:p>
          </table:table-cell>
          <table:table-cell table:formula="of:=[.C151]/([.H151]-[.H150])" office:value-type="float" office:value="99823.3427752858" calcext:value-type="float">
            <text:p>99823.3427752858</text:p>
          </table:table-cell>
          <table:table-cell table:formula="of:=[.G151]-[.$B151]" office:value-type="float" office:value="0.190891981124878" calcext:value-type="float">
            <text:p>0.190891981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32022.15086" calcext:value-type="float">
            <text:p>1443132022.15086</text:p>
          </table:table-cell>
          <table:table-cell office:value-type="float" office:value="8224" calcext:value-type="float">
            <text:p>8224</text:p>
          </table:table-cell>
          <table:table-cell table:formula="of:=[.B152]-[.$B$2]" office:value-type="float" office:value="38.7197909355164" calcext:value-type="float">
            <text:p>38.7197909355</text:p>
          </table:table-cell>
          <table:table-cell table:formula="of:=[.C152]/([.D152]-[.D151])" office:value-type="float" office:value="102230.970137399" calcext:value-type="float">
            <text:p>102230.970137399</text:p>
          </table:table-cell>
          <table:table-cell/>
          <table:table-cell office:value-type="float" office:value="1443132022.34174" calcext:value-type="float">
            <text:p>1443132022.34174</text:p>
          </table:table-cell>
          <table:table-cell table:formula="of:=[.G152]-[.$B$2]" office:value-type="float" office:value="38.9106757640839" calcext:value-type="float">
            <text:p>38.9106757641</text:p>
          </table:table-cell>
          <table:table-cell table:formula="of:=[.C152]/([.H152]-[.H151])" office:value-type="float" office:value="102240.060513009" calcext:value-type="float">
            <text:p>102240.060513009</text:p>
          </table:table-cell>
          <table:table-cell table:formula="of:=[.G152]-[.$B152]" office:value-type="float" office:value="0.190884828567505" calcext:value-type="float">
            <text:p>0.190884828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32022.23131" calcext:value-type="float">
            <text:p>1443132022.23131</text:p>
          </table:table-cell>
          <table:table-cell office:value-type="float" office:value="8224" calcext:value-type="float">
            <text:p>8224</text:p>
          </table:table-cell>
          <table:table-cell table:formula="of:=[.B153]-[.$B$2]" office:value-type="float" office:value="38.8002490997314" calcext:value-type="float">
            <text:p>38.8002490997</text:p>
          </table:table-cell>
          <table:table-cell table:formula="of:=[.C153]/([.D153]-[.D152])" office:value-type="float" office:value="102214.611534199" calcext:value-type="float">
            <text:p>102214.611534199</text:p>
          </table:table-cell>
          <table:table-cell/>
          <table:table-cell office:value-type="float" office:value="1443132022.42233" calcext:value-type="float">
            <text:p>1443132022.42233</text:p>
          </table:table-cell>
          <table:table-cell table:formula="of:=[.G153]-[.$B$2]" office:value-type="float" office:value="38.9912683963776" calcext:value-type="float">
            <text:p>38.9912683964</text:p>
          </table:table-cell>
          <table:table-cell table:formula="of:=[.C153]/([.H153]-[.H152])" office:value-type="float" office:value="102044.067378635" calcext:value-type="float">
            <text:p>102044.067378635</text:p>
          </table:table-cell>
          <table:table-cell table:formula="of:=[.G153]-[.$B153]" office:value-type="float" office:value="0.191019296646118" calcext:value-type="float">
            <text:p>0.1910192966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32022.31177" calcext:value-type="float">
            <text:p>1443132022.31177</text:p>
          </table:table-cell>
          <table:table-cell office:value-type="float" office:value="8224" calcext:value-type="float">
            <text:p>8224</text:p>
          </table:table-cell>
          <table:table-cell table:formula="of:=[.B154]-[.$B$2]" office:value-type="float" office:value="38.8807027339935" calcext:value-type="float">
            <text:p>38.880702734</text:p>
          </table:table-cell>
          <table:table-cell table:formula="of:=[.C154]/([.D154]-[.D153])" office:value-type="float" office:value="102220.366742037" calcext:value-type="float">
            <text:p>102220.366742037</text:p>
          </table:table-cell>
          <table:table-cell/>
          <table:table-cell office:value-type="float" office:value="1443132022.50274" calcext:value-type="float">
            <text:p>1443132022.50274</text:p>
          </table:table-cell>
          <table:table-cell table:formula="of:=[.G154]-[.$B$2]" office:value-type="float" office:value="39.0716733932495" calcext:value-type="float">
            <text:p>39.0716733932</text:p>
          </table:table-cell>
          <table:table-cell table:formula="of:=[.C154]/([.H154]-[.H153])" office:value-type="float" office:value="102282.200359978" calcext:value-type="float">
            <text:p>102282.200359978</text:p>
          </table:table-cell>
          <table:table-cell table:formula="of:=[.G154]-[.$B154]" office:value-type="float" office:value="0.190970659255981" calcext:value-type="float">
            <text:p>0.1909706593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32022.39222" calcext:value-type="float">
            <text:p>1443132022.39222</text:p>
          </table:table-cell>
          <table:table-cell office:value-type="float" office:value="8224" calcext:value-type="float">
            <text:p>8224</text:p>
          </table:table-cell>
          <table:table-cell table:formula="of:=[.B155]-[.$B$2]" office:value-type="float" office:value="38.9611566066742" calcext:value-type="float">
            <text:p>38.9611566067</text:p>
          </table:table-cell>
          <table:table-cell table:formula="of:=[.C155]/([.D155]-[.D154])" office:value-type="float" office:value="102220.063820203" calcext:value-type="float">
            <text:p>102220.063820203</text:p>
          </table:table-cell>
          <table:table-cell/>
          <table:table-cell office:value-type="float" office:value="1443132022.58324" calcext:value-type="float">
            <text:p>1443132022.58324</text:p>
          </table:table-cell>
          <table:table-cell table:formula="of:=[.G155]-[.$B$2]" office:value-type="float" office:value="39.1521706581116" calcext:value-type="float">
            <text:p>39.1521706581</text:p>
          </table:table-cell>
          <table:table-cell table:formula="of:=[.C155]/([.H155]-[.H154])" office:value-type="float" office:value="102164.961928739" calcext:value-type="float">
            <text:p>102164.961928739</text:p>
          </table:table-cell>
          <table:table-cell table:formula="of:=[.G155]-[.$B155]" office:value-type="float" office:value="0.191014051437378" calcext:value-type="float">
            <text:p>0.191014051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32022.47269" calcext:value-type="float">
            <text:p>1443132022.47269</text:p>
          </table:table-cell>
          <table:table-cell office:value-type="float" office:value="8224" calcext:value-type="float">
            <text:p>8224</text:p>
          </table:table-cell>
          <table:table-cell table:formula="of:=[.B156]-[.$B$2]" office:value-type="float" office:value="39.041620016098" calcext:value-type="float">
            <text:p>39.0416200161</text:p>
          </table:table-cell>
          <table:table-cell table:formula="of:=[.C156]/([.D156]-[.D155])" office:value-type="float" office:value="102207.948418907" calcext:value-type="float">
            <text:p>102207.948418907</text:p>
          </table:table-cell>
          <table:table-cell/>
          <table:table-cell office:value-type="float" office:value="1443132022.66366" calcext:value-type="float">
            <text:p>1443132022.66366</text:p>
          </table:table-cell>
          <table:table-cell table:formula="of:=[.G156]-[.$B$2]" office:value-type="float" office:value="39.2325968742371" calcext:value-type="float">
            <text:p>39.2325968742</text:p>
          </table:table-cell>
          <table:table-cell table:formula="of:=[.C156]/([.H156]-[.H155])" office:value-type="float" office:value="102255.214732074" calcext:value-type="float">
            <text:p>102255.214732074</text:p>
          </table:table-cell>
          <table:table-cell table:formula="of:=[.G156]-[.$B156]" office:value-type="float" office:value="0.190976858139038" calcext:value-type="float">
            <text:p>0.190976858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32022.55315" calcext:value-type="float">
            <text:p>1443132022.55315</text:p>
          </table:table-cell>
          <table:table-cell office:value-type="float" office:value="8224" calcext:value-type="float">
            <text:p>8224</text:p>
          </table:table-cell>
          <table:table-cell table:formula="of:=[.B157]-[.$B$2]" office:value-type="float" office:value="39.1220855712891" calcext:value-type="float">
            <text:p>39.1220855713</text:p>
          </table:table-cell>
          <table:table-cell table:formula="of:=[.C157]/([.D157]-[.D156])" office:value-type="float" office:value="102205.222849388" calcext:value-type="float">
            <text:p>102205.222849388</text:p>
          </table:table-cell>
          <table:table-cell/>
          <table:table-cell office:value-type="float" office:value="1443132023.00757" calcext:value-type="float">
            <text:p>1443132023.00757</text:p>
          </table:table-cell>
          <table:table-cell table:formula="of:=[.G157]-[.$B$2]" office:value-type="float" office:value="39.576504945755" calcext:value-type="float">
            <text:p>39.5765049458</text:p>
          </table:table-cell>
          <table:table-cell table:formula="of:=[.C157]/([.H157]-[.H156])" office:value-type="float" office:value="23913.3672079892" calcext:value-type="float">
            <text:p>23913.3672079892</text:p>
          </table:table-cell>
          <table:table-cell table:formula="of:=[.G157]-[.$B157]" office:value-type="float" office:value="0.454419374465942" calcext:value-type="float">
            <text:p>0.454419374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32022.63361" calcext:value-type="float">
            <text:p>1443132022.63361</text:p>
          </table:table-cell>
          <table:table-cell office:value-type="float" office:value="8224" calcext:value-type="float">
            <text:p>8224</text:p>
          </table:table-cell>
          <table:table-cell table:formula="of:=[.B158]-[.$B$2]" office:value-type="float" office:value="39.2025458812714" calcext:value-type="float">
            <text:p>39.2025458813</text:p>
          </table:table-cell>
          <table:table-cell table:formula="of:=[.C158]/([.D158]-[.D157])" office:value-type="float" office:value="102211.885609304" calcext:value-type="float">
            <text:p>102211.885609304</text:p>
          </table:table-cell>
          <table:table-cell/>
          <table:table-cell office:value-type="float" office:value="1443132023.02201" calcext:value-type="float">
            <text:p>1443132023.02201</text:p>
          </table:table-cell>
          <table:table-cell table:formula="of:=[.G158]-[.$B$2]" office:value-type="float" office:value="39.5909485816956" calcext:value-type="float">
            <text:p>39.5909485817</text:p>
          </table:table-cell>
          <table:table-cell table:formula="of:=[.C158]/([.H158]-[.H157])" office:value-type="float" office:value="569385.716577805" calcext:value-type="float">
            <text:p>569385.716577805</text:p>
          </table:table-cell>
          <table:table-cell table:formula="of:=[.G158]-[.$B158]" office:value-type="float" office:value="0.388402700424194" calcext:value-type="float">
            <text:p>0.388402700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32022.71406" calcext:value-type="float">
            <text:p>1443132022.71406</text:p>
          </table:table-cell>
          <table:table-cell office:value-type="float" office:value="8224" calcext:value-type="float">
            <text:p>8224</text:p>
          </table:table-cell>
          <table:table-cell table:formula="of:=[.B159]-[.$B$2]" office:value-type="float" office:value="39.2829988002777" calcext:value-type="float">
            <text:p>39.2829988003</text:p>
          </table:table-cell>
          <table:table-cell table:formula="of:=[.C159]/([.D159]-[.D158])" office:value-type="float" office:value="102221.275518308" calcext:value-type="float">
            <text:p>102221.275518308</text:p>
          </table:table-cell>
          <table:table-cell/>
          <table:table-cell office:value-type="float" office:value="1443132023.03644" calcext:value-type="float">
            <text:p>1443132023.03644</text:p>
          </table:table-cell>
          <table:table-cell table:formula="of:=[.G159]-[.$B$2]" office:value-type="float" office:value="39.6053729057312" calcext:value-type="float">
            <text:p>39.6053729057</text:p>
          </table:table-cell>
          <table:table-cell table:formula="of:=[.C159]/([.H159]-[.H158])" office:value-type="float" office:value="570148.034644628" calcext:value-type="float">
            <text:p>570148.034644628</text:p>
          </table:table-cell>
          <table:table-cell table:formula="of:=[.G159]-[.$B159]" office:value-type="float" office:value="0.322374105453491" calcext:value-type="float">
            <text:p>0.3223741055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32022.79454" calcext:value-type="float">
            <text:p>1443132022.79454</text:p>
          </table:table-cell>
          <table:table-cell office:value-type="float" office:value="8224" calcext:value-type="float">
            <text:p>8224</text:p>
          </table:table-cell>
          <table:table-cell table:formula="of:=[.B160]-[.$B$2]" office:value-type="float" office:value="39.3634746074677" calcext:value-type="float">
            <text:p>39.3634746075</text:p>
          </table:table-cell>
          <table:table-cell table:formula="of:=[.C160]/([.D160]-[.D159])" office:value-type="float" office:value="102192.202690052" calcext:value-type="float">
            <text:p>102192.202690052</text:p>
          </table:table-cell>
          <table:table-cell/>
          <table:table-cell office:value-type="float" office:value="1443132023.05091" calcext:value-type="float">
            <text:p>1443132023.05091</text:p>
          </table:table-cell>
          <table:table-cell table:formula="of:=[.G160]-[.$B$2]" office:value-type="float" office:value="39.6198422908783" calcext:value-type="float">
            <text:p>39.6198422909</text:p>
          </table:table-cell>
          <table:table-cell table:formula="of:=[.C160]/([.H160]-[.H159])" office:value-type="float" office:value="568372.457875398" calcext:value-type="float">
            <text:p>568372.457875398</text:p>
          </table:table-cell>
          <table:table-cell table:formula="of:=[.G160]-[.$B160]" office:value-type="float" office:value="0.256367683410645" calcext:value-type="float">
            <text:p>0.256367683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32022.875" calcext:value-type="float">
            <text:p>1443132022.875</text:p>
          </table:table-cell>
          <table:table-cell office:value-type="float" office:value="8224" calcext:value-type="float">
            <text:p>8224</text:p>
          </table:table-cell>
          <table:table-cell table:formula="of:=[.B161]-[.$B$2]" office:value-type="float" office:value="39.4439311027527" calcext:value-type="float">
            <text:p>39.4439311028</text:p>
          </table:table-cell>
          <table:table-cell table:formula="of:=[.C161]/([.D161]-[.D160])" office:value-type="float" office:value="102216.73179853" calcext:value-type="float">
            <text:p>102216.73179853</text:p>
          </table:table-cell>
          <table:table-cell/>
          <table:table-cell office:value-type="float" office:value="1443132023.06594" calcext:value-type="float">
            <text:p>1443132023.06594</text:p>
          </table:table-cell>
          <table:table-cell table:formula="of:=[.G161]-[.$B$2]" office:value-type="float" office:value="39.6348745822906" calcext:value-type="float">
            <text:p>39.6348745823</text:p>
          </table:table-cell>
          <table:table-cell table:formula="of:=[.C161]/([.H161]-[.H160])" office:value-type="float" office:value="547088.915083267" calcext:value-type="float">
            <text:p>547088.915083267</text:p>
          </table:table-cell>
          <table:table-cell table:formula="of:=[.G161]-[.$B161]" office:value-type="float" office:value="0.190943479537964" calcext:value-type="float">
            <text:p>0.190943479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32022.95546" calcext:value-type="float">
            <text:p>1443132022.95546</text:p>
          </table:table-cell>
          <table:table-cell office:value-type="float" office:value="8224" calcext:value-type="float">
            <text:p>8224</text:p>
          </table:table-cell>
          <table:table-cell table:formula="of:=[.B162]-[.$B$2]" office:value-type="float" office:value="39.5243916511536" calcext:value-type="float">
            <text:p>39.5243916512</text:p>
          </table:table-cell>
          <table:table-cell table:formula="of:=[.C162]/([.D162]-[.D161])" office:value-type="float" office:value="102211.582737735" calcext:value-type="float">
            <text:p>102211.582737735</text:p>
          </table:table-cell>
          <table:table-cell/>
          <table:table-cell office:value-type="float" office:value="1443132023.14648" calcext:value-type="float">
            <text:p>1443132023.14648</text:p>
          </table:table-cell>
          <table:table-cell table:formula="of:=[.G162]-[.$B$2]" office:value-type="float" office:value="39.7154185771942" calcext:value-type="float">
            <text:p>39.7154185772</text:p>
          </table:table-cell>
          <table:table-cell table:formula="of:=[.C162]/([.H162]-[.H161])" office:value-type="float" office:value="102105.687827461" calcext:value-type="float">
            <text:p>102105.687827461</text:p>
          </table:table-cell>
          <table:table-cell table:formula="of:=[.G162]-[.$B162]" office:value-type="float" office:value="0.191026926040649" calcext:value-type="float">
            <text:p>0.191026926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32023.03678" calcext:value-type="float">
            <text:p>1443132023.03678</text:p>
          </table:table-cell>
          <table:table-cell office:value-type="float" office:value="8224" calcext:value-type="float">
            <text:p>8224</text:p>
          </table:table-cell>
          <table:table-cell table:formula="of:=[.B163]-[.$B$2]" office:value-type="float" office:value="39.605714559555" calcext:value-type="float">
            <text:p>39.6057145596</text:p>
          </table:table-cell>
          <table:table-cell table:formula="of:=[.C163]/([.D163]-[.D162])" office:value-type="float" office:value="101127.716182977" calcext:value-type="float">
            <text:p>101127.716182977</text:p>
          </table:table-cell>
          <table:table-cell/>
          <table:table-cell office:value-type="float" office:value="1443132023.22775" calcext:value-type="float">
            <text:p>1443132023.22775</text:p>
          </table:table-cell>
          <table:table-cell table:formula="of:=[.G163]-[.$B$2]" office:value-type="float" office:value="39.7966816425323" calcext:value-type="float">
            <text:p>39.7966816425</text:p>
          </table:table-cell>
          <table:table-cell table:formula="of:=[.C163]/([.H163]-[.H162])" office:value-type="float" office:value="101202.187805493" calcext:value-type="float">
            <text:p>101202.187805493</text:p>
          </table:table-cell>
          <table:table-cell table:formula="of:=[.G163]-[.$B163]" office:value-type="float" office:value="0.190967082977295" calcext:value-type="float">
            <text:p>0.190967083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32023.11917" calcext:value-type="float">
            <text:p>1443132023.11917</text:p>
          </table:table-cell>
          <table:table-cell office:value-type="float" office:value="8224" calcext:value-type="float">
            <text:p>8224</text:p>
          </table:table-cell>
          <table:table-cell table:formula="of:=[.B164]-[.$B$2]" office:value-type="float" office:value="39.6881096363068" calcext:value-type="float">
            <text:p>39.6881096363</text:p>
          </table:table-cell>
          <table:table-cell table:formula="of:=[.C164]/([.D164]-[.D163])" office:value-type="float" office:value="99811.7888133337" calcext:value-type="float">
            <text:p>99811.7888133337</text:p>
          </table:table-cell>
          <table:table-cell/>
          <table:table-cell office:value-type="float" office:value="1443132023.31021" calcext:value-type="float">
            <text:p>1443132023.31021</text:p>
          </table:table-cell>
          <table:table-cell table:formula="of:=[.G164]-[.$B$2]" office:value-type="float" office:value="39.8791399002075" calcext:value-type="float">
            <text:p>39.8791399002</text:p>
          </table:table-cell>
          <table:table-cell table:formula="of:=[.C164]/([.H164]-[.H163])" office:value-type="float" office:value="99735.311318327" calcext:value-type="float">
            <text:p>99735.311318327</text:p>
          </table:table-cell>
          <table:table-cell table:formula="of:=[.G164]-[.$B164]" office:value-type="float" office:value="0.191030263900757" calcext:value-type="float">
            <text:p>0.1910302639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32023.20155" calcext:value-type="float">
            <text:p>1443132023.20155</text:p>
          </table:table-cell>
          <table:table-cell office:value-type="float" office:value="8224" calcext:value-type="float">
            <text:p>8224</text:p>
          </table:table-cell>
          <table:table-cell table:formula="of:=[.B165]-[.$B$2]" office:value-type="float" office:value="39.7704834938049" calcext:value-type="float">
            <text:p>39.7704834938</text:p>
          </table:table-cell>
          <table:table-cell table:formula="of:=[.C165]/([.D165]-[.D164])" office:value-type="float" office:value="99837.5000246019" calcext:value-type="float">
            <text:p>99837.5000246019</text:p>
          </table:table-cell>
          <table:table-cell/>
          <table:table-cell office:value-type="float" office:value="1443132024.05171" calcext:value-type="float">
            <text:p>1443132024.05171</text:p>
          </table:table-cell>
          <table:table-cell table:formula="of:=[.G165]-[.$B$2]" office:value-type="float" office:value="40.6206431388855" calcext:value-type="float">
            <text:p>40.6206431389</text:p>
          </table:table-cell>
          <table:table-cell table:formula="of:=[.C165]/([.H165]-[.H164])" office:value-type="float" office:value="11090.9832500024" calcext:value-type="float">
            <text:p>11090.9832500024</text:p>
          </table:table-cell>
          <table:table-cell table:formula="of:=[.G165]-[.$B165]" office:value-type="float" office:value="0.850159645080566" calcext:value-type="float">
            <text:p>0.850159645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32023.28393" calcext:value-type="float">
            <text:p>1443132023.28393</text:p>
          </table:table-cell>
          <table:table-cell office:value-type="float" office:value="8224" calcext:value-type="float">
            <text:p>8224</text:p>
          </table:table-cell>
          <table:table-cell table:formula="of:=[.B166]-[.$B$2]" office:value-type="float" office:value="39.8528656959534" calcext:value-type="float">
            <text:p>39.852865696</text:p>
          </table:table-cell>
          <table:table-cell table:formula="of:=[.C166]/([.D166]-[.D165])" office:value-type="float" office:value="99827.3872939433" calcext:value-type="float">
            <text:p>99827.3872939433</text:p>
          </table:table-cell>
          <table:table-cell/>
          <table:table-cell office:value-type="float" office:value="1443132024.06607" calcext:value-type="float">
            <text:p>1443132024.06607</text:p>
          </table:table-cell>
          <table:table-cell table:formula="of:=[.G166]-[.$B$2]" office:value-type="float" office:value="40.6350054740906" calcext:value-type="float">
            <text:p>40.6350054741</text:p>
          </table:table-cell>
          <table:table-cell table:formula="of:=[.C166]/([.H166]-[.H165])" office:value-type="float" office:value="572608.832934927" calcext:value-type="float">
            <text:p>572608.832934927</text:p>
          </table:table-cell>
          <table:table-cell table:formula="of:=[.G166]-[.$B166]" office:value-type="float" office:value="0.782139778137207" calcext:value-type="float">
            <text:p>0.782139778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32023.36633" calcext:value-type="float">
            <text:p>1443132023.36633</text:p>
          </table:table-cell>
          <table:table-cell office:value-type="float" office:value="8224" calcext:value-type="float">
            <text:p>8224</text:p>
          </table:table-cell>
          <table:table-cell table:formula="of:=[.B167]-[.$B$2]" office:value-type="float" office:value="39.9352643489838" calcext:value-type="float">
            <text:p>39.935264349</text:p>
          </table:table-cell>
          <table:table-cell table:formula="of:=[.C167]/([.D167]-[.D166])" office:value-type="float" office:value="99807.4567671185" calcext:value-type="float">
            <text:p>99807.4567671185</text:p>
          </table:table-cell>
          <table:table-cell/>
          <table:table-cell office:value-type="float" office:value="1443132024.08059" calcext:value-type="float">
            <text:p>1443132024.08059</text:p>
          </table:table-cell>
          <table:table-cell table:formula="of:=[.G167]-[.$B$2]" office:value-type="float" office:value="40.6495254039764" calcext:value-type="float">
            <text:p>40.649525404</text:p>
          </table:table-cell>
          <table:table-cell table:formula="of:=[.C167]/([.H167]-[.H166])" office:value-type="float" office:value="566393.919574391" calcext:value-type="float">
            <text:p>566393.919574391</text:p>
          </table:table-cell>
          <table:table-cell table:formula="of:=[.G167]-[.$B167]" office:value-type="float" office:value="0.714261054992676" calcext:value-type="float">
            <text:p>0.71426105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32023.44871" calcext:value-type="float">
            <text:p>1443132023.44871</text:p>
          </table:table-cell>
          <table:table-cell office:value-type="float" office:value="8224" calcext:value-type="float">
            <text:p>8224</text:p>
          </table:table-cell>
          <table:table-cell table:formula="of:=[.B168]-[.$B$2]" office:value-type="float" office:value="40.0176470279694" calcext:value-type="float">
            <text:p>40.017647028</text:p>
          </table:table-cell>
          <table:table-cell table:formula="of:=[.C168]/([.D168]-[.D167])" office:value-type="float" office:value="99826.809485498" calcext:value-type="float">
            <text:p>99826.809485498</text:p>
          </table:table-cell>
          <table:table-cell/>
          <table:table-cell office:value-type="float" office:value="1443132024.09498" calcext:value-type="float">
            <text:p>1443132024.09498</text:p>
          </table:table-cell>
          <table:table-cell table:formula="of:=[.G168]-[.$B$2]" office:value-type="float" office:value="40.6639144420624" calcext:value-type="float">
            <text:p>40.6639144421</text:p>
          </table:table-cell>
          <table:table-cell table:formula="of:=[.C168]/([.H168]-[.H167])" office:value-type="float" office:value="571546.197242842" calcext:value-type="float">
            <text:p>571546.197242842</text:p>
          </table:table-cell>
          <table:table-cell table:formula="of:=[.G168]-[.$B168]" office:value-type="float" office:value="0.646267414093018" calcext:value-type="float">
            <text:p>0.646267414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32023.53109" calcext:value-type="float">
            <text:p>1443132023.53109</text:p>
          </table:table-cell>
          <table:table-cell office:value-type="float" office:value="8224" calcext:value-type="float">
            <text:p>8224</text:p>
          </table:table-cell>
          <table:table-cell table:formula="of:=[.B169]-[.$B$2]" office:value-type="float" office:value="40.1000220775604" calcext:value-type="float">
            <text:p>40.1000220776</text:p>
          </table:table-cell>
          <table:table-cell table:formula="of:=[.C169]/([.D169]-[.D168])" office:value-type="float" office:value="99836.0552233536" calcext:value-type="float">
            <text:p>99836.0552233536</text:p>
          </table:table-cell>
          <table:table-cell/>
          <table:table-cell office:value-type="float" office:value="1443132024.10933" calcext:value-type="float">
            <text:p>1443132024.10933</text:p>
          </table:table-cell>
          <table:table-cell table:formula="of:=[.G169]-[.$B$2]" office:value-type="float" office:value="40.6782624721527" calcext:value-type="float">
            <text:p>40.6782624722</text:p>
          </table:table-cell>
          <table:table-cell table:formula="of:=[.C169]/([.H169]-[.H168])" office:value-type="float" office:value="573179.729079428" calcext:value-type="float">
            <text:p>573179.729079428</text:p>
          </table:table-cell>
          <table:table-cell table:formula="of:=[.G169]-[.$B169]" office:value-type="float" office:value="0.578240394592285" calcext:value-type="float">
            <text:p>0.5782403946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32023.61347" calcext:value-type="float">
            <text:p>1443132023.61347</text:p>
          </table:table-cell>
          <table:table-cell office:value-type="float" office:value="8224" calcext:value-type="float">
            <text:p>8224</text:p>
          </table:table-cell>
          <table:table-cell table:formula="of:=[.B170]-[.$B$2]" office:value-type="float" office:value="40.182409286499" calcext:value-type="float">
            <text:p>40.1824092865</text:p>
          </table:table-cell>
          <table:table-cell table:formula="of:=[.C170]/([.D170]-[.D169])" office:value-type="float" office:value="99821.3206388526" calcext:value-type="float">
            <text:p>99821.3206388526</text:p>
          </table:table-cell>
          <table:table-cell/>
          <table:table-cell office:value-type="float" office:value="1443132024.12366" calcext:value-type="float">
            <text:p>1443132024.12366</text:p>
          </table:table-cell>
          <table:table-cell table:formula="of:=[.G170]-[.$B$2]" office:value-type="float" office:value="40.6925971508026" calcext:value-type="float">
            <text:p>40.6925971508</text:p>
          </table:table-cell>
          <table:table-cell table:formula="of:=[.C170]/([.H170]-[.H169])" office:value-type="float" office:value="573713.593506753" calcext:value-type="float">
            <text:p>573713.593506753</text:p>
          </table:table-cell>
          <table:table-cell table:formula="of:=[.G170]-[.$B170]" office:value-type="float" office:value="0.510187864303589" calcext:value-type="float">
            <text:p>0.510187864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32023.69587" calcext:value-type="float">
            <text:p>1443132023.69587</text:p>
          </table:table-cell>
          <table:table-cell office:value-type="float" office:value="8224" calcext:value-type="float">
            <text:p>8224</text:p>
          </table:table-cell>
          <table:table-cell table:formula="of:=[.B171]-[.$B$2]" office:value-type="float" office:value="40.2648005485535" calcext:value-type="float">
            <text:p>40.2648005486</text:p>
          </table:table-cell>
          <table:table-cell table:formula="of:=[.C171]/([.D171]-[.D170])" office:value-type="float" office:value="99816.410077147" calcext:value-type="float">
            <text:p>99816.410077147</text:p>
          </table:table-cell>
          <table:table-cell/>
          <table:table-cell office:value-type="float" office:value="1443132024.13801" calcext:value-type="float">
            <text:p>1443132024.13801</text:p>
          </table:table-cell>
          <table:table-cell table:formula="of:=[.G171]-[.$B$2]" office:value-type="float" office:value="40.7069427967072" calcext:value-type="float">
            <text:p>40.7069427967</text:p>
          </table:table-cell>
          <table:table-cell table:formula="of:=[.C171]/([.H171]-[.H170])" office:value-type="float" office:value="573274.989130796" calcext:value-type="float">
            <text:p>573274.989130796</text:p>
          </table:table-cell>
          <table:table-cell table:formula="of:=[.G171]-[.$B171]" office:value-type="float" office:value="0.442142248153687" calcext:value-type="float">
            <text:p>0.442142248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32023.77825" calcext:value-type="float">
            <text:p>1443132023.77825</text:p>
          </table:table-cell>
          <table:table-cell office:value-type="float" office:value="8224" calcext:value-type="float">
            <text:p>8224</text:p>
          </table:table-cell>
          <table:table-cell table:formula="of:=[.B172]-[.$B$2]" office:value-type="float" office:value="40.3471834659576" calcext:value-type="float">
            <text:p>40.347183466</text:p>
          </table:table-cell>
          <table:table-cell table:formula="of:=[.C172]/([.D172]-[.D171])" office:value-type="float" office:value="99826.5205837836" calcext:value-type="float">
            <text:p>99826.5205837836</text:p>
          </table:table-cell>
          <table:table-cell/>
          <table:table-cell office:value-type="float" office:value="1443132024.15236" calcext:value-type="float">
            <text:p>1443132024.15236</text:p>
          </table:table-cell>
          <table:table-cell table:formula="of:=[.G172]-[.$B$2]" office:value-type="float" office:value="40.7212908267975" calcext:value-type="float">
            <text:p>40.7212908268</text:p>
          </table:table-cell>
          <table:table-cell table:formula="of:=[.C172]/([.H172]-[.H171])" office:value-type="float" office:value="573179.729079428" calcext:value-type="float">
            <text:p>573179.729079428</text:p>
          </table:table-cell>
          <table:table-cell table:formula="of:=[.G172]-[.$B172]" office:value-type="float" office:value="0.374107360839844" calcext:value-type="float">
            <text:p>0.3741073608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32023.86066" calcext:value-type="float">
            <text:p>1443132023.86066</text:p>
          </table:table-cell>
          <table:table-cell office:value-type="float" office:value="8224" calcext:value-type="float">
            <text:p>8224</text:p>
          </table:table-cell>
          <table:table-cell table:formula="of:=[.B173]-[.$B$2]" office:value-type="float" office:value="40.4295914173126" calcext:value-type="float">
            <text:p>40.4295914173</text:p>
          </table:table-cell>
          <table:table-cell table:formula="of:=[.C173]/([.D173]-[.D172])" office:value-type="float" office:value="99796.1952066288" calcext:value-type="float">
            <text:p>99796.1952066288</text:p>
          </table:table-cell>
          <table:table-cell/>
          <table:table-cell office:value-type="float" office:value="1443132025.0361" calcext:value-type="float">
            <text:p>1443132025.0361</text:p>
          </table:table-cell>
          <table:table-cell table:formula="of:=[.G173]-[.$B$2]" office:value-type="float" office:value="41.6050379276276" calcext:value-type="float">
            <text:p>41.6050379276</text:p>
          </table:table-cell>
          <table:table-cell table:formula="of:=[.C173]/([.H173]-[.H172])" office:value-type="float" office:value="9305.8296794133" calcext:value-type="float">
            <text:p>9305.8296794133</text:p>
          </table:table-cell>
          <table:table-cell table:formula="of:=[.G173]-[.$B173]" office:value-type="float" office:value="1.17544651031494" calcext:value-type="float">
            <text:p>1.175446510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32023.94303" calcext:value-type="float">
            <text:p>1443132023.94303</text:p>
          </table:table-cell>
          <table:table-cell office:value-type="float" office:value="8224" calcext:value-type="float">
            <text:p>8224</text:p>
          </table:table-cell>
          <table:table-cell table:formula="of:=[.B174]-[.$B$2]" office:value-type="float" office:value="40.5119669437408" calcext:value-type="float">
            <text:p>40.5119669437</text:p>
          </table:table-cell>
          <table:table-cell table:formula="of:=[.C174]/([.D174]-[.D173])" office:value-type="float" office:value="99835.4773145629" calcext:value-type="float">
            <text:p>99835.4773145629</text:p>
          </table:table-cell>
          <table:table-cell/>
          <table:table-cell office:value-type="float" office:value="1443132025.04925" calcext:value-type="float">
            <text:p>1443132025.04925</text:p>
          </table:table-cell>
          <table:table-cell table:formula="of:=[.G174]-[.$B$2]" office:value-type="float" office:value="41.618186712265" calcext:value-type="float">
            <text:p>41.6181867123</text:p>
          </table:table-cell>
          <table:table-cell table:formula="of:=[.C174]/([.H174]-[.H173])" office:value-type="float" office:value="625457.046165004" calcext:value-type="float">
            <text:p>625457.046165004</text:p>
          </table:table-cell>
          <table:table-cell table:formula="of:=[.G174]-[.$B174]" office:value-type="float" office:value="1.10621976852417" calcext:value-type="float">
            <text:p>1.106219768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32024.02528" calcext:value-type="float">
            <text:p>1443132024.02528</text:p>
          </table:table-cell>
          <table:table-cell office:value-type="float" office:value="8224" calcext:value-type="float">
            <text:p>8224</text:p>
          </table:table-cell>
          <table:table-cell table:formula="of:=[.B175]-[.$B$2]" office:value-type="float" office:value="40.5942182540894" calcext:value-type="float">
            <text:p>40.5942182541</text:p>
          </table:table-cell>
          <table:table-cell table:formula="of:=[.C175]/([.D175]-[.D174])" office:value-type="float" office:value="99986.2490354709" calcext:value-type="float">
            <text:p>99986.2490354709</text:p>
          </table:table-cell>
          <table:table-cell/>
          <table:table-cell office:value-type="float" office:value="1443132025.06241" calcext:value-type="float">
            <text:p>1443132025.06241</text:p>
          </table:table-cell>
          <table:table-cell table:formula="of:=[.G175]-[.$B$2]" office:value-type="float" office:value="41.6313447952271" calcext:value-type="float">
            <text:p>41.6313447952</text:p>
          </table:table-cell>
          <table:table-cell table:formula="of:=[.C175]/([.H175]-[.H174])" office:value-type="float" office:value="625015.059087862" calcext:value-type="float">
            <text:p>625015.059087862</text:p>
          </table:table-cell>
          <table:table-cell table:formula="of:=[.G175]-[.$B175]" office:value-type="float" office:value="1.0371265411377" calcext:value-type="float">
            <text:p>1.037126541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32024.10726" calcext:value-type="float">
            <text:p>1443132024.10726</text:p>
          </table:table-cell>
          <table:table-cell office:value-type="float" office:value="8224" calcext:value-type="float">
            <text:p>8224</text:p>
          </table:table-cell>
          <table:table-cell table:formula="of:=[.B176]-[.$B$2]" office:value-type="float" office:value="40.676197052002" calcext:value-type="float">
            <text:p>40.676197052</text:p>
          </table:table-cell>
          <table:table-cell table:formula="of:=[.C176]/([.D176]-[.D175])" office:value-type="float" office:value="100318.621514408" calcext:value-type="float">
            <text:p>100318.621514408</text:p>
          </table:table-cell>
          <table:table-cell/>
          <table:table-cell office:value-type="float" office:value="1443132025.07554" calcext:value-type="float">
            <text:p>1443132025.07554</text:p>
          </table:table-cell>
          <table:table-cell table:formula="of:=[.G176]-[.$B$2]" office:value-type="float" office:value="41.6444795131683" calcext:value-type="float">
            <text:p>41.6444795132</text:p>
          </table:table-cell>
          <table:table-cell table:formula="of:=[.C176]/([.H176]-[.H175])" office:value-type="float" office:value="626126.882721316" calcext:value-type="float">
            <text:p>626126.882721316</text:p>
          </table:table-cell>
          <table:table-cell table:formula="of:=[.G176]-[.$B176]" office:value-type="float" office:value="0.968282461166382" calcext:value-type="float">
            <text:p>0.9682824612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32024.18924" calcext:value-type="float">
            <text:p>1443132024.18924</text:p>
          </table:table-cell>
          <table:table-cell office:value-type="float" office:value="8224" calcext:value-type="float">
            <text:p>8224</text:p>
          </table:table-cell>
          <table:table-cell table:formula="of:=[.B177]-[.$B$2]" office:value-type="float" office:value="40.7581722736359" calcext:value-type="float">
            <text:p>40.7581722736</text:p>
          </table:table-cell>
          <table:table-cell table:formula="of:=[.C177]/([.D177]-[.D176])" office:value-type="float" office:value="100322.998048449" calcext:value-type="float">
            <text:p>100322.998048449</text:p>
          </table:table-cell>
          <table:table-cell/>
          <table:table-cell office:value-type="float" office:value="1443132025.08871" calcext:value-type="float">
            <text:p>1443132025.08871</text:p>
          </table:table-cell>
          <table:table-cell table:formula="of:=[.G177]-[.$B$2]" office:value-type="float" office:value="41.6576464176178" calcext:value-type="float">
            <text:p>41.6576464176</text:p>
          </table:table-cell>
          <table:table-cell table:formula="of:=[.C177]/([.H177]-[.H176])" office:value-type="float" office:value="624596.315068989" calcext:value-type="float">
            <text:p>624596.315068989</text:p>
          </table:table-cell>
          <table:table-cell table:formula="of:=[.G177]-[.$B177]" office:value-type="float" office:value="0.899474143981934" calcext:value-type="float">
            <text:p>0.899474144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32024.27123" calcext:value-type="float">
            <text:p>1443132024.27123</text:p>
          </table:table-cell>
          <table:table-cell office:value-type="float" office:value="8224" calcext:value-type="float">
            <text:p>8224</text:p>
          </table:table-cell>
          <table:table-cell table:formula="of:=[.B178]-[.$B$2]" office:value-type="float" office:value="40.8401646614075" calcext:value-type="float">
            <text:p>40.8401646614</text:p>
          </table:table-cell>
          <table:table-cell table:formula="of:=[.C178]/([.D178]-[.D177])" office:value-type="float" office:value="100301.994166926" calcext:value-type="float">
            <text:p>100301.994166926</text:p>
          </table:table-cell>
          <table:table-cell/>
          <table:table-cell office:value-type="float" office:value="1443132025.10187" calcext:value-type="float">
            <text:p>1443132025.10187</text:p>
          </table:table-cell>
          <table:table-cell table:formula="of:=[.G178]-[.$B$2]" office:value-type="float" office:value="41.6708014011383" calcext:value-type="float">
            <text:p>41.6708014011</text:p>
          </table:table-cell>
          <table:table-cell table:formula="of:=[.C178]/([.H178]-[.H177])" office:value-type="float" office:value="625162.318689285" calcext:value-type="float">
            <text:p>625162.318689285</text:p>
          </table:table-cell>
          <table:table-cell table:formula="of:=[.G178]-[.$B178]" office:value-type="float" office:value="0.830636739730835" calcext:value-type="float">
            <text:p>0.8306367397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32024.3532" calcext:value-type="float">
            <text:p>1443132024.3532</text:p>
          </table:table-cell>
          <table:table-cell office:value-type="float" office:value="8224" calcext:value-type="float">
            <text:p>8224</text:p>
          </table:table-cell>
          <table:table-cell table:formula="of:=[.B179]-[.$B$2]" office:value-type="float" office:value="40.922137260437" calcext:value-type="float">
            <text:p>40.9221372604</text:p>
          </table:table-cell>
          <table:table-cell table:formula="of:=[.C179]/([.D179]-[.D178])" office:value-type="float" office:value="100326.207749449" calcext:value-type="float">
            <text:p>100326.207749449</text:p>
          </table:table-cell>
          <table:table-cell/>
          <table:table-cell office:value-type="float" office:value="1443132025.11502" calcext:value-type="float">
            <text:p>1443132025.11502</text:p>
          </table:table-cell>
          <table:table-cell table:formula="of:=[.G179]-[.$B$2]" office:value-type="float" office:value="41.6839561462402" calcext:value-type="float">
            <text:p>41.6839561462</text:p>
          </table:table-cell>
          <table:table-cell table:formula="of:=[.C179]/([.H179]-[.H178])" office:value-type="float" office:value="625173.649225193" calcext:value-type="float">
            <text:p>625173.649225193</text:p>
          </table:table-cell>
          <table:table-cell table:formula="of:=[.G179]-[.$B179]" office:value-type="float" office:value="0.761818885803223" calcext:value-type="float">
            <text:p>0.7618188858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32024.43517" calcext:value-type="float">
            <text:p>1443132024.43517</text:p>
          </table:table-cell>
          <table:table-cell office:value-type="float" office:value="8224" calcext:value-type="float">
            <text:p>8224</text:p>
          </table:table-cell>
          <table:table-cell table:formula="of:=[.B180]-[.$B$2]" office:value-type="float" office:value="41.004106760025" calcext:value-type="float">
            <text:p>41.00410676</text:p>
          </table:table-cell>
          <table:table-cell table:formula="of:=[.C180]/([.D180]-[.D179])" office:value-type="float" office:value="100330.001297247" calcext:value-type="float">
            <text:p>100330.001297247</text:p>
          </table:table-cell>
          <table:table-cell/>
          <table:table-cell office:value-type="float" office:value="1443132025.27799" calcext:value-type="float">
            <text:p>1443132025.27799</text:p>
          </table:table-cell>
          <table:table-cell table:formula="of:=[.G180]-[.$B$2]" office:value-type="float" office:value="41.8469202518463" calcext:value-type="float">
            <text:p>41.8469202518</text:p>
          </table:table-cell>
          <table:table-cell table:formula="of:=[.C180]/([.H180]-[.H179])" office:value-type="float" office:value="50465.1007006369" calcext:value-type="float">
            <text:p>50465.1007006369</text:p>
          </table:table-cell>
          <table:table-cell table:formula="of:=[.G180]-[.$B180]" office:value-type="float" office:value="0.842813491821289" calcext:value-type="float">
            <text:p>0.842813491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32024.51715" calcext:value-type="float">
            <text:p>1443132024.51715</text:p>
          </table:table-cell>
          <table:table-cell office:value-type="float" office:value="8224" calcext:value-type="float">
            <text:p>8224</text:p>
          </table:table-cell>
          <table:table-cell table:formula="of:=[.B181]-[.$B$2]" office:value-type="float" office:value="41.0860888957977" calcext:value-type="float">
            <text:p>41.0860888958</text:p>
          </table:table-cell>
          <table:table-cell table:formula="of:=[.C181]/([.D181]-[.D180])" office:value-type="float" office:value="100314.5370938" calcext:value-type="float">
            <text:p>100314.5370938</text:p>
          </table:table-cell>
          <table:table-cell/>
          <table:table-cell office:value-type="float" office:value="1443132026.00638" calcext:value-type="float">
            <text:p>1443132026.00638</text:p>
          </table:table-cell>
          <table:table-cell table:formula="of:=[.G181]-[.$B$2]" office:value-type="float" office:value="42.5753116607666" calcext:value-type="float">
            <text:p>42.5753116608</text:p>
          </table:table-cell>
          <table:table-cell table:formula="of:=[.C181]/([.H181]-[.H180])" office:value-type="float" office:value="11290.6328922669" calcext:value-type="float">
            <text:p>11290.6328922669</text:p>
          </table:table-cell>
          <table:table-cell table:formula="of:=[.G181]-[.$B181]" office:value-type="float" office:value="1.48922276496887" calcext:value-type="float">
            <text:p>1.48922276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32024.59913" calcext:value-type="float">
            <text:p>1443132024.59913</text:p>
          </table:table-cell>
          <table:table-cell office:value-type="float" office:value="8224" calcext:value-type="float">
            <text:p>8224</text:p>
          </table:table-cell>
          <table:table-cell table:formula="of:=[.B182]-[.$B$2]" office:value-type="float" office:value="41.1680624485016" calcext:value-type="float">
            <text:p>41.1680624485</text:p>
          </table:table-cell>
          <table:table-cell table:formula="of:=[.C182]/([.D182]-[.D181])" office:value-type="float" office:value="100325.040561686" calcext:value-type="float">
            <text:p>100325.040561686</text:p>
          </table:table-cell>
          <table:table-cell/>
          <table:table-cell office:value-type="float" office:value="1443132026.01855" calcext:value-type="float">
            <text:p>1443132026.01855</text:p>
          </table:table-cell>
          <table:table-cell table:formula="of:=[.G182]-[.$B$2]" office:value-type="float" office:value="42.5874855518341" calcext:value-type="float">
            <text:p>42.5874855518</text:p>
          </table:table-cell>
          <table:table-cell table:formula="of:=[.C182]/([.H182]-[.H181])" office:value-type="float" office:value="675544.076614246" calcext:value-type="float">
            <text:p>675544.076614246</text:p>
          </table:table-cell>
          <table:table-cell table:formula="of:=[.G182]-[.$B182]" office:value-type="float" office:value="1.41942310333252" calcext:value-type="float">
            <text:p>1.4194231033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32024.6811" calcext:value-type="float">
            <text:p>1443132024.6811</text:p>
          </table:table-cell>
          <table:table-cell office:value-type="float" office:value="8224" calcext:value-type="float">
            <text:p>8224</text:p>
          </table:table-cell>
          <table:table-cell table:formula="of:=[.B183]-[.$B$2]" office:value-type="float" office:value="41.2500343322754" calcext:value-type="float">
            <text:p>41.2500343323</text:p>
          </table:table-cell>
          <table:table-cell table:formula="of:=[.C183]/([.D183]-[.D182])" office:value-type="float" office:value="100327.083158094" calcext:value-type="float">
            <text:p>100327.083158094</text:p>
          </table:table-cell>
          <table:table-cell/>
          <table:table-cell office:value-type="float" office:value="1443132026.0307" calcext:value-type="float">
            <text:p>1443132026.0307</text:p>
          </table:table-cell>
          <table:table-cell table:formula="of:=[.G183]-[.$B$2]" office:value-type="float" office:value="42.5996310710907" calcext:value-type="float">
            <text:p>42.5996310711</text:p>
          </table:table-cell>
          <table:table-cell table:formula="of:=[.C183]/([.H183]-[.H182])" office:value-type="float" office:value="677122.140787562" calcext:value-type="float">
            <text:p>677122.140787562</text:p>
          </table:table-cell>
          <table:table-cell table:formula="of:=[.G183]-[.$B183]" office:value-type="float" office:value="1.34959673881531" calcext:value-type="float">
            <text:p>1.349596738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32024.76307" calcext:value-type="float">
            <text:p>1443132024.76307</text:p>
          </table:table-cell>
          <table:table-cell office:value-type="float" office:value="8224" calcext:value-type="float">
            <text:p>8224</text:p>
          </table:table-cell>
          <table:table-cell table:formula="of:=[.B184]-[.$B$2]" office:value-type="float" office:value="41.332004070282" calcext:value-type="float">
            <text:p>41.3320040703</text:p>
          </table:table-cell>
          <table:table-cell table:formula="of:=[.C184]/([.D184]-[.D183])" office:value-type="float" office:value="100329.709475693" calcext:value-type="float">
            <text:p>100329.709475693</text:p>
          </table:table-cell>
          <table:table-cell/>
          <table:table-cell office:value-type="float" office:value="1443132026.04284" calcext:value-type="float">
            <text:p>1443132026.04284</text:p>
          </table:table-cell>
          <table:table-cell table:formula="of:=[.G184]-[.$B$2]" office:value-type="float" office:value="42.6117730140686" calcext:value-type="float">
            <text:p>42.6117730141</text:p>
          </table:table-cell>
          <table:table-cell table:formula="of:=[.C184]/([.H184]-[.H183])" office:value-type="float" office:value="677321.579829953" calcext:value-type="float">
            <text:p>677321.579829953</text:p>
          </table:table-cell>
          <table:table-cell table:formula="of:=[.G184]-[.$B184]" office:value-type="float" office:value="1.27976894378662" calcext:value-type="float">
            <text:p>1.2797689438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32024.84504" calcext:value-type="float">
            <text:p>1443132024.84504</text:p>
          </table:table-cell>
          <table:table-cell office:value-type="float" office:value="8224" calcext:value-type="float">
            <text:p>8224</text:p>
          </table:table-cell>
          <table:table-cell table:formula="of:=[.B185]-[.$B$2]" office:value-type="float" office:value="41.4139733314514" calcext:value-type="float">
            <text:p>41.4139733315</text:p>
          </table:table-cell>
          <table:table-cell table:formula="of:=[.C185]/([.D185]-[.D184])" office:value-type="float" office:value="100330.293120499" calcext:value-type="float">
            <text:p>100330.293120499</text:p>
          </table:table-cell>
          <table:table-cell/>
          <table:table-cell office:value-type="float" office:value="1443132026.055" calcext:value-type="float">
            <text:p>1443132026.055</text:p>
          </table:table-cell>
          <table:table-cell table:formula="of:=[.G185]-[.$B$2]" office:value-type="float" office:value="42.6239311695099" calcext:value-type="float">
            <text:p>42.6239311695</text:p>
          </table:table-cell>
          <table:table-cell table:formula="of:=[.C185]/([.H185]-[.H184])" office:value-type="float" office:value="676418.39584273" calcext:value-type="float">
            <text:p>676418.39584273</text:p>
          </table:table-cell>
          <table:table-cell table:formula="of:=[.G185]-[.$B185]" office:value-type="float" office:value="1.20995783805847" calcext:value-type="float">
            <text:p>1.209957838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32024.92701" calcext:value-type="float">
            <text:p>1443132024.92701</text:p>
          </table:table-cell>
          <table:table-cell office:value-type="float" office:value="8224" calcext:value-type="float">
            <text:p>8224</text:p>
          </table:table-cell>
          <table:table-cell table:formula="of:=[.B186]-[.$B$2]" office:value-type="float" office:value="41.4959473609924" calcext:value-type="float">
            <text:p>41.495947361</text:p>
          </table:table-cell>
          <table:table-cell table:formula="of:=[.C186]/([.D186]-[.D185])" office:value-type="float" office:value="100324.456977989" calcext:value-type="float">
            <text:p>100324.456977989</text:p>
          </table:table-cell>
          <table:table-cell/>
          <table:table-cell office:value-type="float" office:value="1443132026.06714" calcext:value-type="float">
            <text:p>1443132026.06714</text:p>
          </table:table-cell>
          <table:table-cell table:formula="of:=[.G186]-[.$B$2]" office:value-type="float" office:value="42.636070728302" calcext:value-type="float">
            <text:p>42.6360707283</text:p>
          </table:table-cell>
          <table:table-cell table:formula="of:=[.C186]/([.H186]-[.H185])" office:value-type="float" office:value="677454.604473948" calcext:value-type="float">
            <text:p>677454.604473948</text:p>
          </table:table-cell>
          <table:table-cell table:formula="of:=[.G186]-[.$B186]" office:value-type="float" office:value="1.14012336730957" calcext:value-type="float">
            <text:p>1.1401233673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32025.00862" calcext:value-type="float">
            <text:p>1443132025.00862</text:p>
          </table:table-cell>
          <table:table-cell office:value-type="float" office:value="8224" calcext:value-type="float">
            <text:p>8224</text:p>
          </table:table-cell>
          <table:table-cell table:formula="of:=[.B187]-[.$B$2]" office:value-type="float" office:value="41.5775558948517" calcext:value-type="float">
            <text:p>41.5775558949</text:p>
          </table:table-cell>
          <table:table-cell table:formula="of:=[.C187]/([.D187]-[.D186])" office:value-type="float" office:value="100773.774642044" calcext:value-type="float">
            <text:p>100773.774642044</text:p>
          </table:table-cell>
          <table:table-cell/>
          <table:table-cell office:value-type="float" office:value="1443132026.07934" calcext:value-type="float">
            <text:p>1443132026.07934</text:p>
          </table:table-cell>
          <table:table-cell table:formula="of:=[.G187]-[.$B$2]" office:value-type="float" office:value="42.6482744216919" calcext:value-type="float">
            <text:p>42.6482744217</text:p>
          </table:table-cell>
          <table:table-cell table:formula="of:=[.C187]/([.H187]-[.H186])" office:value-type="float" office:value="673894.347985777" calcext:value-type="float">
            <text:p>673894.347985777</text:p>
          </table:table-cell>
          <table:table-cell table:formula="of:=[.G187]-[.$B187]" office:value-type="float" office:value="1.07071852684021" calcext:value-type="float">
            <text:p>1.070718526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32025.08709" calcext:value-type="float">
            <text:p>1443132025.08709</text:p>
          </table:table-cell>
          <table:table-cell office:value-type="float" office:value="8224" calcext:value-type="float">
            <text:p>8224</text:p>
          </table:table-cell>
          <table:table-cell table:formula="of:=[.B188]-[.$B$2]" office:value-type="float" office:value="41.6560297012329" calcext:value-type="float">
            <text:p>41.6560297012</text:p>
          </table:table-cell>
          <table:table-cell table:formula="of:=[.C188]/([.D188]-[.D187])" office:value-type="float" office:value="104799.30029197" calcext:value-type="float">
            <text:p>104799.30029197</text:p>
          </table:table-cell>
          <table:table-cell/>
          <table:table-cell office:value-type="float" office:value="1443132026.09148" calcext:value-type="float">
            <text:p>1443132026.09148</text:p>
          </table:table-cell>
          <table:table-cell table:formula="of:=[.G188]-[.$B$2]" office:value-type="float" office:value="42.6604099273682" calcext:value-type="float">
            <text:p>42.6604099274</text:p>
          </table:table-cell>
          <table:table-cell table:formula="of:=[.C188]/([.H188]-[.H187])" office:value-type="float" office:value="677680.86632613" calcext:value-type="float">
            <text:p>677680.86632613</text:p>
          </table:table-cell>
          <table:table-cell table:formula="of:=[.G188]-[.$B188]" office:value-type="float" office:value="1.00438022613525" calcext:value-type="float">
            <text:p>1.004380226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32025.16556" calcext:value-type="float">
            <text:p>1443132025.16556</text:p>
          </table:table-cell>
          <table:table-cell office:value-type="float" office:value="8224" calcext:value-type="float">
            <text:p>8224</text:p>
          </table:table-cell>
          <table:table-cell table:formula="of:=[.B189]-[.$B$2]" office:value-type="float" office:value="41.7344961166382" calcext:value-type="float">
            <text:p>41.7344961166</text:p>
          </table:table-cell>
          <table:table-cell table:formula="of:=[.C189]/([.D189]-[.D188])" office:value-type="float" office:value="104809.171637619" calcext:value-type="float">
            <text:p>104809.171637619</text:p>
          </table:table-cell>
          <table:table-cell/>
          <table:table-cell office:value-type="float" office:value="1443132026.1036" calcext:value-type="float">
            <text:p>1443132026.1036</text:p>
          </table:table-cell>
          <table:table-cell table:formula="of:=[.G189]-[.$B$2]" office:value-type="float" office:value="42.6725339889526" calcext:value-type="float">
            <text:p>42.672533989</text:p>
          </table:table-cell>
          <table:table-cell table:formula="of:=[.C189]/([.H189]-[.H188])" office:value-type="float" office:value="678320.539919767" calcext:value-type="float">
            <text:p>678320.539919767</text:p>
          </table:table-cell>
          <table:table-cell table:formula="of:=[.G189]-[.$B189]" office:value-type="float" office:value="0.938037872314453" calcext:value-type="float">
            <text:p>0.9380378723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32025.24403" calcext:value-type="float">
            <text:p>1443132025.24403</text:p>
          </table:table-cell>
          <table:table-cell office:value-type="float" office:value="8224" calcext:value-type="float">
            <text:p>8224</text:p>
          </table:table-cell>
          <table:table-cell table:formula="of:=[.B190]-[.$B$2]" office:value-type="float" office:value="41.8129653930664" calcext:value-type="float">
            <text:p>41.8129653931</text:p>
          </table:table-cell>
          <table:table-cell table:formula="of:=[.C190]/([.D190]-[.D189])" office:value-type="float" office:value="104805.350250969" calcext:value-type="float">
            <text:p>104805.350250969</text:p>
          </table:table-cell>
          <table:table-cell/>
          <table:table-cell office:value-type="float" office:value="1443132026.36826" calcext:value-type="float">
            <text:p>1443132026.36826</text:p>
          </table:table-cell>
          <table:table-cell table:formula="of:=[.G190]-[.$B$2]" office:value-type="float" office:value="42.937194108963" calcext:value-type="float">
            <text:p>42.937194109</text:p>
          </table:table-cell>
          <table:table-cell table:formula="of:=[.C190]/([.H190]-[.H189])" office:value-type="float" office:value="31073.8164846203" calcext:value-type="float">
            <text:p>31073.8164846203</text:p>
          </table:table-cell>
          <table:table-cell table:formula="of:=[.G190]-[.$B190]" office:value-type="float" office:value="1.12422871589661" calcext:value-type="float">
            <text:p>1.1242287159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32025.32249" calcext:value-type="float">
            <text:p>1443132025.32249</text:p>
          </table:table-cell>
          <table:table-cell office:value-type="float" office:value="8224" calcext:value-type="float">
            <text:p>8224</text:p>
          </table:table-cell>
          <table:table-cell table:formula="of:=[.B191]-[.$B$2]" office:value-type="float" office:value="41.89142537117" calcext:value-type="float">
            <text:p>41.8914253712</text:p>
          </table:table-cell>
          <table:table-cell table:formula="of:=[.C191]/([.D191]-[.D190])" office:value-type="float" office:value="104817.770776547" calcext:value-type="float">
            <text:p>104817.770776547</text:p>
          </table:table-cell>
          <table:table-cell/>
          <table:table-cell office:value-type="float" office:value="1443132027.04246" calcext:value-type="float">
            <text:p>1443132027.04246</text:p>
          </table:table-cell>
          <table:table-cell table:formula="of:=[.G191]-[.$B$2]" office:value-type="float" office:value="43.6113905906677" calcext:value-type="float">
            <text:p>43.6113905907</text:p>
          </table:table-cell>
          <table:table-cell table:formula="of:=[.C191]/([.H191]-[.H190])" office:value-type="float" office:value="12198.2244392696" calcext:value-type="float">
            <text:p>12198.2244392696</text:p>
          </table:table-cell>
          <table:table-cell table:formula="of:=[.G191]-[.$B191]" office:value-type="float" office:value="1.71996521949768" calcext:value-type="float">
            <text:p>1.719965219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32025.40096" calcext:value-type="float">
            <text:p>1443132025.40096</text:p>
          </table:table-cell>
          <table:table-cell office:value-type="float" office:value="8224" calcext:value-type="float">
            <text:p>8224</text:p>
          </table:table-cell>
          <table:table-cell table:formula="of:=[.B192]-[.$B$2]" office:value-type="float" office:value="41.9698944091797" calcext:value-type="float">
            <text:p>41.9698944092</text:p>
          </table:table-cell>
          <table:table-cell table:formula="of:=[.C192]/([.D192]-[.D191])" office:value-type="float" office:value="104805.668689213" calcext:value-type="float">
            <text:p>104805.668689213</text:p>
          </table:table-cell>
          <table:table-cell/>
          <table:table-cell office:value-type="float" office:value="1443132030.01819" calcext:value-type="float">
            <text:p>1443132030.01819</text:p>
          </table:table-cell>
          <table:table-cell table:formula="of:=[.G192]-[.$B$2]" office:value-type="float" office:value="46.5871202945709" calcext:value-type="float">
            <text:p>46.5871202946</text:p>
          </table:table-cell>
          <table:table-cell table:formula="of:=[.C192]/([.H192]-[.H191])" office:value-type="float" office:value="2763.69187336228" calcext:value-type="float">
            <text:p>2763.6918733623</text:p>
          </table:table-cell>
          <table:table-cell table:formula="of:=[.G192]-[.$B192]" office:value-type="float" office:value="4.61722588539124" calcext:value-type="float">
            <text:p>4.6172258854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32025.47946" calcext:value-type="float">
            <text:p>1443132025.47946</text:p>
          </table:table-cell>
          <table:table-cell office:value-type="float" office:value="8224" calcext:value-type="float">
            <text:p>8224</text:p>
          </table:table-cell>
          <table:table-cell table:formula="of:=[.B193]-[.$B$2]" office:value-type="float" office:value="42.0483915805817" calcext:value-type="float">
            <text:p>42.0483915806</text:p>
          </table:table-cell>
          <table:table-cell table:formula="of:=[.C193]/([.D193]-[.D192])" office:value-type="float" office:value="104768.106329406" calcext:value-type="float">
            <text:p>104768.106329406</text:p>
          </table:table-cell>
          <table:table-cell/>
          <table:table-cell office:value-type="float" office:value="1443132030.03632" calcext:value-type="float">
            <text:p>1443132030.03632</text:p>
          </table:table-cell>
          <table:table-cell table:formula="of:=[.G193]-[.$B$2]" office:value-type="float" office:value="46.6052556037903" calcext:value-type="float">
            <text:p>46.6052556038</text:p>
          </table:table-cell>
          <table:table-cell table:formula="of:=[.C193]/([.H193]-[.H192])" office:value-type="float" office:value="453479.998632748" calcext:value-type="float">
            <text:p>453479.998632748</text:p>
          </table:table-cell>
          <table:table-cell table:formula="of:=[.G193]-[.$B193]" office:value-type="float" office:value="4.55686402320862" calcext:value-type="float">
            <text:p>4.5568640232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32025.55793" calcext:value-type="float">
            <text:p>1443132025.55793</text:p>
          </table:table-cell>
          <table:table-cell office:value-type="float" office:value="8224" calcext:value-type="float">
            <text:p>8224</text:p>
          </table:table-cell>
          <table:table-cell table:formula="of:=[.B194]-[.$B$2]" office:value-type="float" office:value="42.1268653869629" calcext:value-type="float">
            <text:p>42.126865387</text:p>
          </table:table-cell>
          <table:table-cell table:formula="of:=[.C194]/([.D194]-[.D193])" office:value-type="float" office:value="104799.30029197" calcext:value-type="float">
            <text:p>104799.30029197</text:p>
          </table:table-cell>
          <table:table-cell/>
          <table:table-cell office:value-type="float" office:value="1443132030.05445" calcext:value-type="float">
            <text:p>1443132030.05445</text:p>
          </table:table-cell>
          <table:table-cell table:formula="of:=[.G194]-[.$B$2]" office:value-type="float" office:value="46.6233861446381" calcext:value-type="float">
            <text:p>46.6233861446</text:p>
          </table:table-cell>
          <table:table-cell table:formula="of:=[.C194]/([.H194]-[.H193])" office:value-type="float" office:value="453599.264856335" calcext:value-type="float">
            <text:p>453599.264856335</text:p>
          </table:table-cell>
          <table:table-cell table:formula="of:=[.G194]-[.$B194]" office:value-type="float" office:value="4.49652075767517" calcext:value-type="float">
            <text:p>4.4965207577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32025.63639" calcext:value-type="float">
            <text:p>1443132025.63639</text:p>
          </table:table-cell>
          <table:table-cell office:value-type="float" office:value="8224" calcext:value-type="float">
            <text:p>8224</text:p>
          </table:table-cell>
          <table:table-cell table:formula="of:=[.B195]-[.$B$2]" office:value-type="float" office:value="42.2053236961365" calcext:value-type="float">
            <text:p>42.2053236961</text:p>
          </table:table-cell>
          <table:table-cell table:formula="of:=[.C195]/([.D195]-[.D194])" office:value-type="float" office:value="104820.000413276" calcext:value-type="float">
            <text:p>104820.000413276</text:p>
          </table:table-cell>
          <table:table-cell/>
          <table:table-cell office:value-type="float" office:value="1443132030.07259" calcext:value-type="float">
            <text:p>1443132030.07259</text:p>
          </table:table-cell>
          <table:table-cell table:formula="of:=[.G195]-[.$B$2]" office:value-type="float" office:value="46.6415214538574" calcext:value-type="float">
            <text:p>46.6415214539</text:p>
          </table:table-cell>
          <table:table-cell table:formula="of:=[.C195]/([.H195]-[.H194])" office:value-type="float" office:value="453479.998632748" calcext:value-type="float">
            <text:p>453479.998632748</text:p>
          </table:table-cell>
          <table:table-cell table:formula="of:=[.G195]-[.$B195]" office:value-type="float" office:value="4.43619775772095" calcext:value-type="float">
            <text:p>4.4361977577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32025.71484" calcext:value-type="float">
            <text:p>1443132025.71484</text:p>
          </table:table-cell>
          <table:table-cell office:value-type="float" office:value="8224" calcext:value-type="float">
            <text:p>8224</text:p>
          </table:table-cell>
          <table:table-cell table:formula="of:=[.B196]-[.$B$2]" office:value-type="float" office:value="42.2837755680084" calcext:value-type="float">
            <text:p>42.283775568</text:p>
          </table:table-cell>
          <table:table-cell table:formula="of:=[.C196]/([.D196]-[.D195])" office:value-type="float" office:value="104828.601329277" calcext:value-type="float">
            <text:p>104828.601329277</text:p>
          </table:table-cell>
          <table:table-cell/>
          <table:table-cell office:value-type="float" office:value="1443132030.09072" calcext:value-type="float">
            <text:p>1443132030.09072</text:p>
          </table:table-cell>
          <table:table-cell table:formula="of:=[.G196]-[.$B$2]" office:value-type="float" office:value="46.659656047821" calcext:value-type="float">
            <text:p>46.6596560478</text:p>
          </table:table-cell>
          <table:table-cell table:formula="of:=[.C196]/([.H196]-[.H195])" office:value-type="float" office:value="453497.884567853" calcext:value-type="float">
            <text:p>453497.884567853</text:p>
          </table:table-cell>
          <table:table-cell table:formula="of:=[.G196]-[.$B196]" office:value-type="float" office:value="4.37588047981262" calcext:value-type="float">
            <text:p>4.375880479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32025.79331" calcext:value-type="float">
            <text:p>1443132025.79331</text:p>
          </table:table-cell>
          <table:table-cell office:value-type="float" office:value="8224" calcext:value-type="float">
            <text:p>8224</text:p>
          </table:table-cell>
          <table:table-cell table:formula="of:=[.B197]-[.$B$2]" office:value-type="float" office:value="42.3622403144836" calcext:value-type="float">
            <text:p>42.3622403145</text:p>
          </table:table-cell>
          <table:table-cell table:formula="of:=[.C197]/([.D197]-[.D196])" office:value-type="float" office:value="104811.400908525" calcext:value-type="float">
            <text:p>104811.400908525</text:p>
          </table:table-cell>
          <table:table-cell/>
          <table:table-cell office:value-type="float" office:value="1443132030.10886" calcext:value-type="float">
            <text:p>1443132030.10886</text:p>
          </table:table-cell>
          <table:table-cell table:formula="of:=[.G197]-[.$B$2]" office:value-type="float" office:value="46.6777908802033" calcext:value-type="float">
            <text:p>46.6777908802</text:p>
          </table:table-cell>
          <table:table-cell table:formula="of:=[.C197]/([.H197]-[.H196])" office:value-type="float" office:value="453491.92243272" calcext:value-type="float">
            <text:p>453491.92243272</text:p>
          </table:table-cell>
          <table:table-cell table:formula="of:=[.G197]-[.$B197]" office:value-type="float" office:value="4.3155505657196" calcext:value-type="float">
            <text:p>4.315550565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32025.87178" calcext:value-type="float">
            <text:p>1443132025.87178</text:p>
          </table:table-cell>
          <table:table-cell office:value-type="float" office:value="8224" calcext:value-type="float">
            <text:p>8224</text:p>
          </table:table-cell>
          <table:table-cell table:formula="of:=[.B198]-[.$B$2]" office:value-type="float" office:value="42.440714597702" calcext:value-type="float">
            <text:p>42.4407145977</text:p>
          </table:table-cell>
          <table:table-cell table:formula="of:=[.C198]/([.D198]-[.D197])" office:value-type="float" office:value="104798.663494812" calcext:value-type="float">
            <text:p>104798.663494812</text:p>
          </table:table-cell>
          <table:table-cell/>
          <table:table-cell office:value-type="float" office:value="1443132030.12699" calcext:value-type="float">
            <text:p>1443132030.12699</text:p>
          </table:table-cell>
          <table:table-cell table:formula="of:=[.G198]-[.$B$2]" office:value-type="float" office:value="46.6959249973297" calcext:value-type="float">
            <text:p>46.6959249973</text:p>
          </table:table-cell>
          <table:table-cell table:formula="of:=[.C198]/([.H198]-[.H197])" office:value-type="float" office:value="453509.809308441" calcext:value-type="float">
            <text:p>453509.809308441</text:p>
          </table:table-cell>
          <table:table-cell table:formula="of:=[.G198]-[.$B198]" office:value-type="float" office:value="4.25521039962769" calcext:value-type="float">
            <text:p>4.2552103996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32025.95024" calcext:value-type="float">
            <text:p>1443132025.95024</text:p>
          </table:table-cell>
          <table:table-cell office:value-type="float" office:value="8224" calcext:value-type="float">
            <text:p>8224</text:p>
          </table:table-cell>
          <table:table-cell table:formula="of:=[.B199]-[.$B$2]" office:value-type="float" office:value="42.51917552948" calcext:value-type="float">
            <text:p>42.5191755295</text:p>
          </table:table-cell>
          <table:table-cell table:formula="of:=[.C199]/([.D199]-[.D198])" office:value-type="float" office:value="104816.496741003" calcext:value-type="float">
            <text:p>104816.496741003</text:p>
          </table:table-cell>
          <table:table-cell/>
          <table:table-cell office:value-type="float" office:value="1443132030.99767" calcext:value-type="float">
            <text:p>1443132030.99767</text:p>
          </table:table-cell>
          <table:table-cell table:formula="of:=[.G199]-[.$B$2]" office:value-type="float" office:value="47.5666024684906" calcext:value-type="float">
            <text:p>47.5666024685</text:p>
          </table:table-cell>
          <table:table-cell table:formula="of:=[.C199]/([.H199]-[.H198])" office:value-type="float" office:value="9445.51831464619" calcext:value-type="float">
            <text:p>9445.5183146462</text:p>
          </table:table-cell>
          <table:table-cell table:formula="of:=[.G199]-[.$B199]" office:value-type="float" office:value="5.04742693901062" calcext:value-type="float">
            <text:p>5.04742693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32026.02742" calcext:value-type="float">
            <text:p>1443132026.02742</text:p>
          </table:table-cell>
          <table:table-cell office:value-type="float" office:value="8224" calcext:value-type="float">
            <text:p>8224</text:p>
          </table:table-cell>
          <table:table-cell table:formula="of:=[.B200]-[.$B$2]" office:value-type="float" office:value="42.596358537674" calcext:value-type="float">
            <text:p>42.5963585377</text:p>
          </table:table-cell>
          <table:table-cell table:formula="of:=[.C200]/([.D200]-[.D199])" office:value-type="float" office:value="106551.949612176" calcext:value-type="float">
            <text:p>106551.949612176</text:p>
          </table:table-cell>
          <table:table-cell/>
          <table:table-cell office:value-type="float" office:value="1443132031.0153" calcext:value-type="float">
            <text:p>1443132031.0153</text:p>
          </table:table-cell>
          <table:table-cell table:formula="of:=[.G200]-[.$B$2]" office:value-type="float" office:value="47.5842332839966" calcext:value-type="float">
            <text:p>47.584233284</text:p>
          </table:table-cell>
          <table:table-cell table:formula="of:=[.C200]/([.H200]-[.H199])" office:value-type="float" office:value="466456.018282871" calcext:value-type="float">
            <text:p>466456.018282871</text:p>
          </table:table-cell>
          <table:table-cell table:formula="of:=[.G200]-[.$B200]" office:value-type="float" office:value="4.98787474632263" calcext:value-type="float">
            <text:p>4.9878747463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32026.10233" calcext:value-type="float">
            <text:p>1443132026.10233</text:p>
          </table:table-cell>
          <table:table-cell office:value-type="float" office:value="8224" calcext:value-type="float">
            <text:p>8224</text:p>
          </table:table-cell>
          <table:table-cell table:formula="of:=[.B201]-[.$B$2]" office:value-type="float" office:value="42.6712665557861" calcext:value-type="float">
            <text:p>42.6712665558</text:p>
          </table:table-cell>
          <table:table-cell table:formula="of:=[.C201]/([.D201]-[.D200])" office:value-type="float" office:value="109787.98007556" calcext:value-type="float">
            <text:p>109787.98007556</text:p>
          </table:table-cell>
          <table:table-cell/>
          <table:table-cell office:value-type="float" office:value="1443132031.03283" calcext:value-type="float">
            <text:p>1443132031.03283</text:p>
          </table:table-cell>
          <table:table-cell table:formula="of:=[.G201]-[.$B$2]" office:value-type="float" office:value="47.6017620563507" calcext:value-type="float">
            <text:p>47.6017620564</text:p>
          </table:table-cell>
          <table:table-cell table:formula="of:=[.C201]/([.H201]-[.H200])" office:value-type="float" office:value="469171.476122468" calcext:value-type="float">
            <text:p>469171.476122468</text:p>
          </table:table-cell>
          <table:table-cell table:formula="of:=[.G201]-[.$B201]" office:value-type="float" office:value="4.93049550056458" calcext:value-type="float">
            <text:p>4.930495500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32026.17723" calcext:value-type="float">
            <text:p>1443132026.17723</text:p>
          </table:table-cell>
          <table:table-cell office:value-type="float" office:value="8224" calcext:value-type="float">
            <text:p>8224</text:p>
          </table:table-cell>
          <table:table-cell table:formula="of:=[.B202]-[.$B$2]" office:value-type="float" office:value="42.7461681365967" calcext:value-type="float">
            <text:p>42.7461681366</text:p>
          </table:table-cell>
          <table:table-cell table:formula="of:=[.C202]/([.D202]-[.D201])" office:value-type="float" office:value="109797.415635345" calcext:value-type="float">
            <text:p>109797.415635345</text:p>
          </table:table-cell>
          <table:table-cell/>
          <table:table-cell office:value-type="float" office:value="1443132031.05038" calcext:value-type="float">
            <text:p>1443132031.05038</text:p>
          </table:table-cell>
          <table:table-cell table:formula="of:=[.G202]-[.$B$2]" office:value-type="float" office:value="47.6193158626556" calcext:value-type="float">
            <text:p>47.6193158627</text:p>
          </table:table-cell>
          <table:table-cell table:formula="of:=[.C202]/([.H202]-[.H201])" office:value-type="float" office:value="468502.378181621" calcext:value-type="float">
            <text:p>468502.378181621</text:p>
          </table:table-cell>
          <table:table-cell table:formula="of:=[.G202]-[.$B202]" office:value-type="float" office:value="4.87314772605896" calcext:value-type="float">
            <text:p>4.8731477261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32026.25212" calcext:value-type="float">
            <text:p>1443132026.25212</text:p>
          </table:table-cell>
          <table:table-cell office:value-type="float" office:value="8224" calcext:value-type="float">
            <text:p>8224</text:p>
          </table:table-cell>
          <table:table-cell table:formula="of:=[.B203]-[.$B$2]" office:value-type="float" office:value="42.8210566043854" calcext:value-type="float">
            <text:p>42.8210566044</text:p>
          </table:table-cell>
          <table:table-cell table:formula="of:=[.C203]/([.D203]-[.D202])" office:value-type="float" office:value="109816.641237803" calcext:value-type="float">
            <text:p>109816.641237803</text:p>
          </table:table-cell>
          <table:table-cell/>
          <table:table-cell office:value-type="float" office:value="1443132031.06792" calcext:value-type="float">
            <text:p>1443132031.06792</text:p>
          </table:table-cell>
          <table:table-cell table:formula="of:=[.G203]-[.$B$2]" office:value-type="float" office:value="47.6368548870087" calcext:value-type="float">
            <text:p>47.636854887</text:p>
          </table:table-cell>
          <table:table-cell table:formula="of:=[.C203]/([.H203]-[.H202])" office:value-type="float" office:value="468897.233646892" calcext:value-type="float">
            <text:p>468897.233646892</text:p>
          </table:table-cell>
          <table:table-cell table:formula="of:=[.G203]-[.$B203]" office:value-type="float" office:value="4.81579828262329" calcext:value-type="float">
            <text:p>4.8157982826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32026.32702" calcext:value-type="float">
            <text:p>1443132026.32702</text:p>
          </table:table-cell>
          <table:table-cell office:value-type="float" office:value="8224" calcext:value-type="float">
            <text:p>8224</text:p>
          </table:table-cell>
          <table:table-cell table:formula="of:=[.B204]-[.$B$2]" office:value-type="float" office:value="42.8959558010101" calcext:value-type="float">
            <text:p>42.895955801</text:p>
          </table:table-cell>
          <table:table-cell table:formula="of:=[.C204]/([.D204]-[.D203])" office:value-type="float" office:value="109800.910698711" calcext:value-type="float">
            <text:p>109800.910698711</text:p>
          </table:table-cell>
          <table:table-cell/>
          <table:table-cell office:value-type="float" office:value="1443132031.08546" calcext:value-type="float">
            <text:p>1443132031.08546</text:p>
          </table:table-cell>
          <table:table-cell table:formula="of:=[.G204]-[.$B$2]" office:value-type="float" office:value="47.6543962955475" calcext:value-type="float">
            <text:p>47.6543962955</text:p>
          </table:table-cell>
          <table:table-cell table:formula="of:=[.C204]/([.H204]-[.H203])" office:value-type="float" office:value="468833.502269824" calcext:value-type="float">
            <text:p>468833.502269824</text:p>
          </table:table-cell>
          <table:table-cell table:formula="of:=[.G204]-[.$B204]" office:value-type="float" office:value="4.75844049453735" calcext:value-type="float">
            <text:p>4.7584404945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32026.40191" calcext:value-type="float">
            <text:p>1443132026.40191</text:p>
          </table:table-cell>
          <table:table-cell office:value-type="float" office:value="8224" calcext:value-type="float">
            <text:p>8224</text:p>
          </table:table-cell>
          <table:table-cell table:formula="of:=[.B205]-[.$B$2]" office:value-type="float" office:value="42.9708435535431" calcext:value-type="float">
            <text:p>42.9708435535</text:p>
          </table:table-cell>
          <table:table-cell table:formula="of:=[.C205]/([.D205]-[.D204])" office:value-type="float" office:value="109817.690100668" calcext:value-type="float">
            <text:p>109817.690100668</text:p>
          </table:table-cell>
          <table:table-cell/>
          <table:table-cell office:value-type="float" office:value="1443132031.10302" calcext:value-type="float">
            <text:p>1443132031.10302</text:p>
          </table:table-cell>
          <table:table-cell table:formula="of:=[.G205]-[.$B$2]" office:value-type="float" office:value="47.6719524860382" calcext:value-type="float">
            <text:p>47.671952486</text:p>
          </table:table-cell>
          <table:table-cell table:formula="of:=[.C205]/([.H205]-[.H204])" office:value-type="float" office:value="468438.754087675" calcext:value-type="float">
            <text:p>468438.754087675</text:p>
          </table:table-cell>
          <table:table-cell table:formula="of:=[.G205]-[.$B205]" office:value-type="float" office:value="4.70110893249512" calcext:value-type="float">
            <text:p>4.7011089325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32026.47683" calcext:value-type="float">
            <text:p>1443132026.47683</text:p>
          </table:table-cell>
          <table:table-cell office:value-type="float" office:value="8224" calcext:value-type="float">
            <text:p>8224</text:p>
          </table:table-cell>
          <table:table-cell table:formula="of:=[.B206]-[.$B$2]" office:value-type="float" office:value="43.0457608699799" calcext:value-type="float">
            <text:p>43.04576087</text:p>
          </table:table-cell>
          <table:table-cell table:formula="of:=[.C206]/([.D206]-[.D205])" office:value-type="float" office:value="109774.353796312" calcext:value-type="float">
            <text:p>109774.353796312</text:p>
          </table:table-cell>
          <table:table-cell/>
          <table:table-cell office:value-type="float" office:value="1443132031.12057" calcext:value-type="float">
            <text:p>1443132031.12057</text:p>
          </table:table-cell>
          <table:table-cell table:formula="of:=[.G206]-[.$B$2]" office:value-type="float" office:value="47.6895072460175" calcext:value-type="float">
            <text:p>47.689507246</text:p>
          </table:table-cell>
          <table:table-cell table:formula="of:=[.C206]/([.H206]-[.H205])" office:value-type="float" office:value="468476.926470189" calcext:value-type="float">
            <text:p>468476.926470189</text:p>
          </table:table-cell>
          <table:table-cell table:formula="of:=[.G206]-[.$B206]" office:value-type="float" office:value="4.6437463760376" calcext:value-type="float">
            <text:p>4.64374637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32026.55178" calcext:value-type="float">
            <text:p>1443132026.55178</text:p>
          </table:table-cell>
          <table:table-cell office:value-type="float" office:value="8224" calcext:value-type="float">
            <text:p>8224</text:p>
          </table:table-cell>
          <table:table-cell table:formula="of:=[.B207]-[.$B$2]" office:value-type="float" office:value="43.1207122802734" calcext:value-type="float">
            <text:p>43.1207122803</text:p>
          </table:table-cell>
          <table:table-cell table:formula="of:=[.C207]/([.D207]-[.D206])" office:value-type="float" office:value="109724.419697871" calcext:value-type="float">
            <text:p>109724.419697871</text:p>
          </table:table-cell>
          <table:table-cell/>
          <table:table-cell office:value-type="float" office:value="1443132031.13813" calcext:value-type="float">
            <text:p>1443132031.13813</text:p>
          </table:table-cell>
          <table:table-cell table:formula="of:=[.G207]-[.$B$2]" office:value-type="float" office:value="47.7070615291595" calcext:value-type="float">
            <text:p>47.7070615292</text:p>
          </table:table-cell>
          <table:table-cell table:formula="of:=[.C207]/([.H207]-[.H206])" office:value-type="float" office:value="468489.651980225" calcext:value-type="float">
            <text:p>468489.651980225</text:p>
          </table:table-cell>
          <table:table-cell table:formula="of:=[.G207]-[.$B207]" office:value-type="float" office:value="4.58634924888611" calcext:value-type="float">
            <text:p>4.586349248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32026.6267" calcext:value-type="float">
            <text:p>1443132026.6267</text:p>
          </table:table-cell>
          <table:table-cell office:value-type="float" office:value="8224" calcext:value-type="float">
            <text:p>8224</text:p>
          </table:table-cell>
          <table:table-cell table:formula="of:=[.B208]-[.$B$2]" office:value-type="float" office:value="43.1956298351288" calcext:value-type="float">
            <text:p>43.1956298351</text:p>
          </table:table-cell>
          <table:table-cell table:formula="of:=[.C208]/([.D208]-[.D207])" office:value-type="float" office:value="109774.004449013" calcext:value-type="float">
            <text:p>109774.004449013</text:p>
          </table:table-cell>
          <table:table-cell/>
          <table:table-cell office:value-type="float" office:value="1443132031.15568" calcext:value-type="float">
            <text:p>1443132031.15568</text:p>
          </table:table-cell>
          <table:table-cell table:formula="of:=[.G208]-[.$B$2]" office:value-type="float" office:value="47.7246170043945" calcext:value-type="float">
            <text:p>47.7246170044</text:p>
          </table:table-cell>
          <table:table-cell table:formula="of:=[.C208]/([.H208]-[.H207])" office:value-type="float" office:value="468457.839501311" calcext:value-type="float">
            <text:p>468457.839501311</text:p>
          </table:table-cell>
          <table:table-cell table:formula="of:=[.G208]-[.$B208]" office:value-type="float" office:value="4.52898716926575" calcext:value-type="float">
            <text:p>4.5289871693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32026.70162" calcext:value-type="float">
            <text:p>1443132026.70162</text:p>
          </table:table-cell>
          <table:table-cell office:value-type="float" office:value="8224" calcext:value-type="float">
            <text:p>8224</text:p>
          </table:table-cell>
          <table:table-cell table:formula="of:=[.B209]-[.$B$2]" office:value-type="float" office:value="43.2705574035645" calcext:value-type="float">
            <text:p>43.2705574036</text:p>
          </table:table-cell>
          <table:table-cell table:formula="of:=[.C209]/([.D209]-[.D208])" office:value-type="float" office:value="109759.333870029" calcext:value-type="float">
            <text:p>109759.333870029</text:p>
          </table:table-cell>
          <table:table-cell/>
          <table:table-cell office:value-type="float" office:value="1443132031.17324" calcext:value-type="float">
            <text:p>1443132031.17324</text:p>
          </table:table-cell>
          <table:table-cell table:formula="of:=[.G209]-[.$B$2]" office:value-type="float" office:value="47.7421720027924" calcext:value-type="float">
            <text:p>47.7421720028</text:p>
          </table:table-cell>
          <table:table-cell table:formula="of:=[.C209]/([.H209]-[.H208])" office:value-type="float" office:value="468470.563974413" calcext:value-type="float">
            <text:p>468470.563974413</text:p>
          </table:table-cell>
          <table:table-cell table:formula="of:=[.G209]-[.$B209]" office:value-type="float" office:value="4.47161459922791" calcext:value-type="float">
            <text:p>4.471614599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32026.77653" calcext:value-type="float">
            <text:p>1443132026.77653</text:p>
          </table:table-cell>
          <table:table-cell office:value-type="float" office:value="8224" calcext:value-type="float">
            <text:p>8224</text:p>
          </table:table-cell>
          <table:table-cell table:formula="of:=[.B210]-[.$B$2]" office:value-type="float" office:value="43.345463514328" calcext:value-type="float">
            <text:p>43.3454635143</text:p>
          </table:table-cell>
          <table:table-cell table:formula="of:=[.C210]/([.D210]-[.D209])" office:value-type="float" office:value="109790.775627906" calcext:value-type="float">
            <text:p>109790.775627906</text:p>
          </table:table-cell>
          <table:table-cell/>
          <table:table-cell office:value-type="float" office:value="1443132031.19079" calcext:value-type="float">
            <text:p>1443132031.19079</text:p>
          </table:table-cell>
          <table:table-cell table:formula="of:=[.G210]-[.$B$2]" office:value-type="float" office:value="47.7597260475159" calcext:value-type="float">
            <text:p>47.7597260475</text:p>
          </table:table-cell>
          <table:table-cell table:formula="of:=[.C210]/([.H210]-[.H209])" office:value-type="float" office:value="468496.014994499" calcext:value-type="float">
            <text:p>468496.014994499</text:p>
          </table:table-cell>
          <table:table-cell table:formula="of:=[.G210]-[.$B210]" office:value-type="float" office:value="4.41426253318787" calcext:value-type="float">
            <text:p>4.4142625332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32026.85144" calcext:value-type="float">
            <text:p>1443132026.85144</text:p>
          </table:table-cell>
          <table:table-cell office:value-type="float" office:value="8224" calcext:value-type="float">
            <text:p>8224</text:p>
          </table:table-cell>
          <table:table-cell table:formula="of:=[.B211]-[.$B$2]" office:value-type="float" office:value="43.4203794002533" calcext:value-type="float">
            <text:p>43.4203794003</text:p>
          </table:table-cell>
          <table:table-cell table:formula="of:=[.C211]/([.D211]-[.D210])" office:value-type="float" office:value="109776.449926803" calcext:value-type="float">
            <text:p>109776.449926803</text:p>
          </table:table-cell>
          <table:table-cell/>
          <table:table-cell office:value-type="float" office:value="1443132031.20835" calcext:value-type="float">
            <text:p>1443132031.20835</text:p>
          </table:table-cell>
          <table:table-cell table:formula="of:=[.G211]-[.$B$2]" office:value-type="float" office:value="47.7772808074951" calcext:value-type="float">
            <text:p>47.7772808075</text:p>
          </table:table-cell>
          <table:table-cell table:formula="of:=[.C211]/([.H211]-[.H210])" office:value-type="float" office:value="468476.926470189" calcext:value-type="float">
            <text:p>468476.926470189</text:p>
          </table:table-cell>
          <table:table-cell table:formula="of:=[.G211]-[.$B211]" office:value-type="float" office:value="4.35690140724182" calcext:value-type="float">
            <text:p>4.356901407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32026.9264" calcext:value-type="float">
            <text:p>1443132026.9264</text:p>
          </table:table-cell>
          <table:table-cell office:value-type="float" office:value="8224" calcext:value-type="float">
            <text:p>8224</text:p>
          </table:table-cell>
          <table:table-cell table:formula="of:=[.B212]-[.$B$2]" office:value-type="float" office:value="43.4953372478485" calcext:value-type="float">
            <text:p>43.4953372478</text:p>
          </table:table-cell>
          <table:table-cell table:formula="of:=[.C212]/([.D212]-[.D211])" office:value-type="float" office:value="109714.996679347" calcext:value-type="float">
            <text:p>109714.996679347</text:p>
          </table:table-cell>
          <table:table-cell/>
          <table:table-cell office:value-type="float" office:value="1443132031.2259" calcext:value-type="float">
            <text:p>1443132031.2259</text:p>
          </table:table-cell>
          <table:table-cell table:formula="of:=[.G212]-[.$B$2]" office:value-type="float" office:value="47.7948343753815" calcext:value-type="float">
            <text:p>47.7948343754</text:p>
          </table:table-cell>
          <table:table-cell table:formula="of:=[.C212]/([.H212]-[.H211])" office:value-type="float" office:value="468508.741541596" calcext:value-type="float">
            <text:p>468508.741541596</text:p>
          </table:table-cell>
          <table:table-cell table:formula="of:=[.G212]-[.$B212]" office:value-type="float" office:value="4.29949712753296" calcext:value-type="float">
            <text:p>4.2994971275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32040.0017" calcext:value-type="float">
            <text:p>1443132040.0017</text:p>
          </table:table-cell>
          <table:table-cell office:value-type="float" office:value="8224" calcext:value-type="float">
            <text:p>8224</text:p>
          </table:table-cell>
          <table:table-cell table:formula="of:=[.B213]-[.$B$2]" office:value-type="float" office:value="56.5706362724304" calcext:value-type="float">
            <text:p>56.5706362724</text:p>
          </table:table-cell>
          <table:table-cell table:formula="of:=[.C213]/([.D213]-[.D212])" office:value-type="float" office:value="628.972231115989" calcext:value-type="float">
            <text:p>628.972231116</text:p>
          </table:table-cell>
          <table:table-cell/>
          <table:table-cell office:value-type="float" office:value="1443132040.19295" calcext:value-type="float">
            <text:p>1443132040.19295</text:p>
          </table:table-cell>
          <table:table-cell table:formula="of:=[.G213]-[.$B$2]" office:value-type="float" office:value="56.7618801593781" calcext:value-type="float">
            <text:p>56.7618801594</text:p>
          </table:table-cell>
          <table:table-cell table:formula="of:=[.C213]/([.H213]-[.H212])" office:value-type="float" office:value="917.135944000343" calcext:value-type="float">
            <text:p>917.1359440003</text:p>
          </table:table-cell>
          <table:table-cell table:formula="of:=[.G213]-[.$B213]" office:value-type="float" office:value="0.191243886947632" calcext:value-type="float">
            <text:p>0.1912438869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32040.10465" calcext:value-type="float">
            <text:p>1443132040.10465</text:p>
          </table:table-cell>
          <table:table-cell office:value-type="float" office:value="8224" calcext:value-type="float">
            <text:p>8224</text:p>
          </table:table-cell>
          <table:table-cell table:formula="of:=[.B214]-[.$B$2]" office:value-type="float" office:value="56.6735858917236" calcext:value-type="float">
            <text:p>56.6735858917</text:p>
          </table:table-cell>
          <table:table-cell table:formula="of:=[.C214]/([.D214]-[.D213])" office:value-type="float" office:value="79883.7339706625" calcext:value-type="float">
            <text:p>79883.7339706625</text:p>
          </table:table-cell>
          <table:table-cell/>
          <table:table-cell office:value-type="float" office:value="1443132040.29564" calcext:value-type="float">
            <text:p>1443132040.29564</text:p>
          </table:table-cell>
          <table:table-cell table:formula="of:=[.G214]-[.$B$2]" office:value-type="float" office:value="56.8645763397217" calcext:value-type="float">
            <text:p>56.8645763397</text:p>
          </table:table-cell>
          <table:table-cell table:formula="of:=[.C214]/([.H214]-[.H213])" office:value-type="float" office:value="80080.8751842763" calcext:value-type="float">
            <text:p>80080.8751842763</text:p>
          </table:table-cell>
          <table:table-cell table:formula="of:=[.G214]-[.$B214]" office:value-type="float" office:value="0.190990447998047" calcext:value-type="float">
            <text:p>0.190990448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32040.20758" calcext:value-type="float">
            <text:p>1443132040.20758</text:p>
          </table:table-cell>
          <table:table-cell office:value-type="float" office:value="8224" calcext:value-type="float">
            <text:p>8224</text:p>
          </table:table-cell>
          <table:table-cell table:formula="of:=[.B215]-[.$B$2]" office:value-type="float" office:value="56.7765169143677" calcext:value-type="float">
            <text:p>56.7765169144</text:p>
          </table:table-cell>
          <table:table-cell table:formula="of:=[.C215]/([.D215]-[.D214])" office:value-type="float" office:value="79898.1666435037" calcext:value-type="float">
            <text:p>79898.1666435037</text:p>
          </table:table-cell>
          <table:table-cell/>
          <table:table-cell office:value-type="float" office:value="1443132040.39861" calcext:value-type="float">
            <text:p>1443132040.39861</text:p>
          </table:table-cell>
          <table:table-cell table:formula="of:=[.G215]-[.$B$2]" office:value-type="float" office:value="56.9675459861755" calcext:value-type="float">
            <text:p>56.9675459862</text:p>
          </table:table-cell>
          <table:table-cell table:formula="of:=[.C215]/([.H215]-[.H214])" office:value-type="float" office:value="79868.196922336" calcext:value-type="float">
            <text:p>79868.196922336</text:p>
          </table:table-cell>
          <table:table-cell table:formula="of:=[.G215]-[.$B215]" office:value-type="float" office:value="0.191029071807861" calcext:value-type="float">
            <text:p>0.1910290718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32040.31052" calcext:value-type="float">
            <text:p>1443132040.31052</text:p>
          </table:table-cell>
          <table:table-cell office:value-type="float" office:value="8224" calcext:value-type="float">
            <text:p>8224</text:p>
          </table:table-cell>
          <table:table-cell table:formula="of:=[.B216]-[.$B$2]" office:value-type="float" office:value="56.8794529438019" calcext:value-type="float">
            <text:p>56.8794529438</text:p>
          </table:table-cell>
          <table:table-cell table:formula="of:=[.C216]/([.D216]-[.D215])" office:value-type="float" office:value="79894.2804108907" calcext:value-type="float">
            <text:p>79894.2804108907</text:p>
          </table:table-cell>
          <table:table-cell/>
          <table:table-cell office:value-type="float" office:value="1443132040.50149" calcext:value-type="float">
            <text:p>1443132040.50149</text:p>
          </table:table-cell>
          <table:table-cell table:formula="of:=[.G216]-[.$B$2]" office:value-type="float" office:value="57.0704278945923" calcext:value-type="float">
            <text:p>57.0704278946</text:p>
          </table:table-cell>
          <table:table-cell table:formula="of:=[.C216]/([.H216]-[.H215])" office:value-type="float" office:value="79936.3087889729" calcext:value-type="float">
            <text:p>79936.3087889729</text:p>
          </table:table-cell>
          <table:table-cell table:formula="of:=[.G216]-[.$B216]" office:value-type="float" office:value="0.190974950790405" calcext:value-type="float">
            <text:p>0.1909749508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32040.41346" calcext:value-type="float">
            <text:p>1443132040.41346</text:p>
          </table:table-cell>
          <table:table-cell office:value-type="float" office:value="8224" calcext:value-type="float">
            <text:p>8224</text:p>
          </table:table-cell>
          <table:table-cell table:formula="of:=[.B217]-[.$B$2]" office:value-type="float" office:value="56.982391834259" calcext:value-type="float">
            <text:p>56.9823918343</text:p>
          </table:table-cell>
          <table:table-cell table:formula="of:=[.C217]/([.D217]-[.D216])" office:value-type="float" office:value="79892.059876273" calcext:value-type="float">
            <text:p>79892.059876273</text:p>
          </table:table-cell>
          <table:table-cell/>
          <table:table-cell office:value-type="float" office:value="1443132040.60447" calcext:value-type="float">
            <text:p>1443132040.60447</text:p>
          </table:table-cell>
          <table:table-cell table:formula="of:=[.G217]-[.$B$2]" office:value-type="float" office:value="57.1734073162079" calcext:value-type="float">
            <text:p>57.1734073162</text:p>
          </table:table-cell>
          <table:table-cell table:formula="of:=[.C217]/([.H217]-[.H216])" office:value-type="float" office:value="79860.6155577216" calcext:value-type="float">
            <text:p>79860.6155577216</text:p>
          </table:table-cell>
          <table:table-cell table:formula="of:=[.G217]-[.$B217]" office:value-type="float" office:value="0.191015481948853" calcext:value-type="float">
            <text:p>0.1910154819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32040.51639" calcext:value-type="float">
            <text:p>1443132040.51639</text:p>
          </table:table-cell>
          <table:table-cell office:value-type="float" office:value="8224" calcext:value-type="float">
            <text:p>8224</text:p>
          </table:table-cell>
          <table:table-cell table:formula="of:=[.B218]-[.$B$2]" office:value-type="float" office:value="57.0853242874146" calcext:value-type="float">
            <text:p>57.0853242874</text:p>
          </table:table-cell>
          <table:table-cell table:formula="of:=[.C218]/([.D218]-[.D217])" office:value-type="float" office:value="79897.0562527506" calcext:value-type="float">
            <text:p>79897.0562527506</text:p>
          </table:table-cell>
          <table:table-cell/>
          <table:table-cell office:value-type="float" office:value="1443132040.70743" calcext:value-type="float">
            <text:p>1443132040.70743</text:p>
          </table:table-cell>
          <table:table-cell table:formula="of:=[.G218]-[.$B$2]" office:value-type="float" office:value="57.2763612270355" calcext:value-type="float">
            <text:p>57.276361227</text:p>
          </table:table-cell>
          <table:table-cell table:formula="of:=[.C218]/([.H218]-[.H217])" office:value-type="float" office:value="79880.4040942985" calcext:value-type="float">
            <text:p>79880.4040942985</text:p>
          </table:table-cell>
          <table:table-cell table:formula="of:=[.G218]-[.$B218]" office:value-type="float" office:value="0.191036939620972" calcext:value-type="float">
            <text:p>0.1910369396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32040.61934" calcext:value-type="float">
            <text:p>1443132040.61934</text:p>
          </table:table-cell>
          <table:table-cell office:value-type="float" office:value="8224" calcext:value-type="float">
            <text:p>8224</text:p>
          </table:table-cell>
          <table:table-cell table:formula="of:=[.B219]-[.$B$2]" office:value-type="float" office:value="57.1882743835449" calcext:value-type="float">
            <text:p>57.1882743835</text:p>
          </table:table-cell>
          <table:table-cell table:formula="of:=[.C219]/([.D219]-[.D218])" office:value-type="float" office:value="79883.3639706904" calcext:value-type="float">
            <text:p>79883.3639706904</text:p>
          </table:table-cell>
          <table:table-cell/>
          <table:table-cell office:value-type="float" office:value="1443132040.81033" calcext:value-type="float">
            <text:p>1443132040.81033</text:p>
          </table:table-cell>
          <table:table-cell table:formula="of:=[.G219]-[.$B$2]" office:value-type="float" office:value="57.3792610168457" calcext:value-type="float">
            <text:p>57.3792610168</text:p>
          </table:table-cell>
          <table:table-cell table:formula="of:=[.C219]/([.H219]-[.H218])" office:value-type="float" office:value="79922.4178705401" calcext:value-type="float">
            <text:p>79922.4178705401</text:p>
          </table:table-cell>
          <table:table-cell table:formula="of:=[.G219]-[.$B219]" office:value-type="float" office:value="0.190986633300781" calcext:value-type="float">
            <text:p>0.1909866333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32040.72233" calcext:value-type="float">
            <text:p>1443132040.72233</text:p>
          </table:table-cell>
          <table:table-cell office:value-type="float" office:value="8224" calcext:value-type="float">
            <text:p>8224</text:p>
          </table:table-cell>
          <table:table-cell table:formula="of:=[.B220]-[.$B$2]" office:value-type="float" office:value="57.2912609577179" calcext:value-type="float">
            <text:p>57.2912609577</text:p>
          </table:table-cell>
          <table:table-cell table:formula="of:=[.C220]/([.D220]-[.D219])" office:value-type="float" office:value="79855.0691295661" calcext:value-type="float">
            <text:p>79855.0691295661</text:p>
          </table:table-cell>
          <table:table-cell/>
          <table:table-cell office:value-type="float" office:value="1443132040.91344" calcext:value-type="float">
            <text:p>1443132040.91344</text:p>
          </table:table-cell>
          <table:table-cell table:formula="of:=[.G220]-[.$B$2]" office:value-type="float" office:value="57.4823751449585" calcext:value-type="float">
            <text:p>57.482375145</text:p>
          </table:table-cell>
          <table:table-cell table:formula="of:=[.C220]/([.H220]-[.H219])" office:value-type="float" office:value="79756.2870434598" calcext:value-type="float">
            <text:p>79756.2870434598</text:p>
          </table:table-cell>
          <table:table-cell table:formula="of:=[.G220]-[.$B220]" office:value-type="float" office:value="0.191114187240601" calcext:value-type="float">
            <text:p>0.1911141872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32040.82529" calcext:value-type="float">
            <text:p>1443132040.82529</text:p>
          </table:table-cell>
          <table:table-cell office:value-type="float" office:value="8224" calcext:value-type="float">
            <text:p>8224</text:p>
          </table:table-cell>
          <table:table-cell table:formula="of:=[.B221]-[.$B$2]" office:value-type="float" office:value="57.3942198753357" calcext:value-type="float">
            <text:p>57.3942198753</text:p>
          </table:table-cell>
          <table:table-cell table:formula="of:=[.C221]/([.D221]-[.D220])" office:value-type="float" office:value="79876.5195893859" calcext:value-type="float">
            <text:p>79876.5195893859</text:p>
          </table:table-cell>
          <table:table-cell/>
          <table:table-cell office:value-type="float" office:value="1443132041.01642" calcext:value-type="float">
            <text:p>1443132041.01642</text:p>
          </table:table-cell>
          <table:table-cell table:formula="of:=[.G221]-[.$B$2]" office:value-type="float" office:value="57.5853548049927" calcext:value-type="float">
            <text:p>57.585354805</text:p>
          </table:table-cell>
          <table:table-cell table:formula="of:=[.C221]/([.H221]-[.H220])" office:value-type="float" office:value="79860.43066437" calcext:value-type="float">
            <text:p>79860.43066437</text:p>
          </table:table-cell>
          <table:table-cell table:formula="of:=[.G221]-[.$B221]" office:value-type="float" office:value="0.191134929656982" calcext:value-type="float">
            <text:p>0.191134929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32040.92821" calcext:value-type="float">
            <text:p>1443132040.92821</text:p>
          </table:table-cell>
          <table:table-cell office:value-type="float" office:value="8224" calcext:value-type="float">
            <text:p>8224</text:p>
          </table:table-cell>
          <table:table-cell table:formula="of:=[.B222]-[.$B$2]" office:value-type="float" office:value="57.4971454143524" calcext:value-type="float">
            <text:p>57.4971454144</text:p>
          </table:table-cell>
          <table:table-cell table:formula="of:=[.C222]/([.D222]-[.D221])" office:value-type="float" office:value="79902.4234273259" calcext:value-type="float">
            <text:p>79902.4234273259</text:p>
          </table:table-cell>
          <table:table-cell/>
          <table:table-cell office:value-type="float" office:value="1443132041.1192" calcext:value-type="float">
            <text:p>1443132041.1192</text:p>
          </table:table-cell>
          <table:table-cell table:formula="of:=[.G222]-[.$B$2]" office:value-type="float" office:value="57.6881349086762" calcext:value-type="float">
            <text:p>57.6881349087</text:p>
          </table:table-cell>
          <table:table-cell table:formula="of:=[.C222]/([.H222]-[.H221])" office:value-type="float" office:value="80015.4865121285" calcext:value-type="float">
            <text:p>80015.4865121285</text:p>
          </table:table-cell>
          <table:table-cell table:formula="of:=[.G222]-[.$B222]" office:value-type="float" office:value="0.19098949432373" calcext:value-type="float">
            <text:p>0.190989494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32041.02933" calcext:value-type="float">
            <text:p>1443132041.02933</text:p>
          </table:table-cell>
          <table:table-cell office:value-type="float" office:value="8224" calcext:value-type="float">
            <text:p>8224</text:p>
          </table:table-cell>
          <table:table-cell table:formula="of:=[.B223]-[.$B$2]" office:value-type="float" office:value="57.5982604026794" calcext:value-type="float">
            <text:p>57.5982604027</text:p>
          </table:table-cell>
          <table:table-cell table:formula="of:=[.C223]/([.D223]-[.D222])" office:value-type="float" office:value="81333.1449280488" calcext:value-type="float">
            <text:p>81333.1449280488</text:p>
          </table:table-cell>
          <table:table-cell/>
          <table:table-cell office:value-type="float" office:value="1443132041.22031" calcext:value-type="float">
            <text:p>1443132041.22031</text:p>
          </table:table-cell>
          <table:table-cell table:formula="of:=[.G223]-[.$B$2]" office:value-type="float" office:value="57.7892491817474" calcext:value-type="float">
            <text:p>57.7892491817</text:p>
          </table:table-cell>
          <table:table-cell table:formula="of:=[.C223]/([.H223]-[.H222])" office:value-type="float" office:value="81333.7202572954" calcext:value-type="float">
            <text:p>81333.7202572954</text:p>
          </table:table-cell>
          <table:table-cell table:formula="of:=[.G223]-[.$B223]" office:value-type="float" office:value="0.190988779067993" calcext:value-type="float">
            <text:p>0.190988779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32041.12623" calcext:value-type="float">
            <text:p>1443132041.12623</text:p>
          </table:table-cell>
          <table:table-cell office:value-type="float" office:value="8224" calcext:value-type="float">
            <text:p>8224</text:p>
          </table:table-cell>
          <table:table-cell table:formula="of:=[.B224]-[.$B$2]" office:value-type="float" office:value="57.6951656341553" calcext:value-type="float">
            <text:p>57.6951656342</text:p>
          </table:table-cell>
          <table:table-cell table:formula="of:=[.C224]/([.D224]-[.D223])" office:value-type="float" office:value="84866.4192299176" calcext:value-type="float">
            <text:p>84866.4192299176</text:p>
          </table:table-cell>
          <table:table-cell/>
          <table:table-cell office:value-type="float" office:value="1443132041.31732" calcext:value-type="float">
            <text:p>1443132041.31732</text:p>
          </table:table-cell>
          <table:table-cell table:formula="of:=[.G224]-[.$B$2]" office:value-type="float" office:value="57.8862552642822" calcext:value-type="float">
            <text:p>57.8862552643</text:p>
          </table:table-cell>
          <table:table-cell table:formula="of:=[.C224]/([.H224]-[.H223])" office:value-type="float" office:value="84778.1890073807" calcext:value-type="float">
            <text:p>84778.1890073807</text:p>
          </table:table-cell>
          <table:table-cell table:formula="of:=[.G224]-[.$B224]" office:value-type="float" office:value="0.191089630126953" calcext:value-type="float">
            <text:p>0.191089630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32041.22312" calcext:value-type="float">
            <text:p>1443132041.22312</text:p>
          </table:table-cell>
          <table:table-cell office:value-type="float" office:value="8224" calcext:value-type="float">
            <text:p>8224</text:p>
          </table:table-cell>
          <table:table-cell table:formula="of:=[.B225]-[.$B$2]" office:value-type="float" office:value="57.7920551300049" calcext:value-type="float">
            <text:p>57.79205513</text:p>
          </table:table-cell>
          <table:table-cell table:formula="of:=[.C225]/([.D225]-[.D224])" office:value-type="float" office:value="84880.2022126855" calcext:value-type="float">
            <text:p>84880.2022126855</text:p>
          </table:table-cell>
          <table:table-cell/>
          <table:table-cell office:value-type="float" office:value="1443132041.41415" calcext:value-type="float">
            <text:p>1443132041.41415</text:p>
          </table:table-cell>
          <table:table-cell table:formula="of:=[.G225]-[.$B$2]" office:value-type="float" office:value="57.9830839633942" calcext:value-type="float">
            <text:p>57.9830839634</text:p>
          </table:table-cell>
          <table:table-cell table:formula="of:=[.C225]/([.H225]-[.H224])" office:value-type="float" office:value="84933.4967362587" calcext:value-type="float">
            <text:p>84933.4967362587</text:p>
          </table:table-cell>
          <table:table-cell table:formula="of:=[.G225]-[.$B225]" office:value-type="float" office:value="0.191028833389282" calcext:value-type="float">
            <text:p>0.191028833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32041.32004" calcext:value-type="float">
            <text:p>1443132041.32004</text:p>
          </table:table-cell>
          <table:table-cell office:value-type="float" office:value="8224" calcext:value-type="float">
            <text:p>8224</text:p>
          </table:table-cell>
          <table:table-cell table:formula="of:=[.B226]-[.$B$2]" office:value-type="float" office:value="57.8889763355255" calcext:value-type="float">
            <text:p>57.8889763355</text:p>
          </table:table-cell>
          <table:table-cell table:formula="of:=[.C226]/([.D226]-[.D225])" office:value-type="float" office:value="84852.431991774" calcext:value-type="float">
            <text:p>84852.431991774</text:p>
          </table:table-cell>
          <table:table-cell/>
          <table:table-cell office:value-type="float" office:value="1443132041.51111" calcext:value-type="float">
            <text:p>1443132041.51111</text:p>
          </table:table-cell>
          <table:table-cell table:formula="of:=[.G226]-[.$B$2]" office:value-type="float" office:value="58.0800430774689" calcext:value-type="float">
            <text:p>58.0800430775</text:p>
          </table:table-cell>
          <table:table-cell table:formula="of:=[.C226]/([.H226]-[.H225])" office:value-type="float" office:value="84819.2568432856" calcext:value-type="float">
            <text:p>84819.2568432856</text:p>
          </table:table-cell>
          <table:table-cell table:formula="of:=[.G226]-[.$B226]" office:value-type="float" office:value="0.191066741943359" calcext:value-type="float">
            <text:p>0.191066741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32041.41695" calcext:value-type="float">
            <text:p>1443132041.41695</text:p>
          </table:table-cell>
          <table:table-cell office:value-type="float" office:value="8224" calcext:value-type="float">
            <text:p>8224</text:p>
          </table:table-cell>
          <table:table-cell table:formula="of:=[.B227]-[.$B$2]" office:value-type="float" office:value="57.9858846664429" calcext:value-type="float">
            <text:p>57.9858846664</text:p>
          </table:table-cell>
          <table:table-cell table:formula="of:=[.C227]/([.D227]-[.D226])" office:value-type="float" office:value="84863.7049276318" calcext:value-type="float">
            <text:p>84863.7049276318</text:p>
          </table:table-cell>
          <table:table-cell/>
          <table:table-cell office:value-type="float" office:value="1443132041.60799" calcext:value-type="float">
            <text:p>1443132041.60799</text:p>
          </table:table-cell>
          <table:table-cell table:formula="of:=[.G227]-[.$B$2]" office:value-type="float" office:value="58.1769292354584" calcext:value-type="float">
            <text:p>58.1769292355</text:p>
          </table:table-cell>
          <table:table-cell table:formula="of:=[.C227]/([.H227]-[.H226])" office:value-type="float" office:value="84883.1264512636" calcext:value-type="float">
            <text:p>84883.1264512636</text:p>
          </table:table-cell>
          <table:table-cell table:formula="of:=[.G227]-[.$B227]" office:value-type="float" office:value="0.191044569015503" calcext:value-type="float">
            <text:p>0.19104456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32041.51385" calcext:value-type="float">
            <text:p>1443132041.51385</text:p>
          </table:table-cell>
          <table:table-cell office:value-type="float" office:value="8224" calcext:value-type="float">
            <text:p>8224</text:p>
          </table:table-cell>
          <table:table-cell table:formula="of:=[.B228]-[.$B$2]" office:value-type="float" office:value="58.0827867984772" calcext:value-type="float">
            <text:p>58.0827867985</text:p>
          </table:table-cell>
          <table:table-cell table:formula="of:=[.C228]/([.D228]-[.D227])" office:value-type="float" office:value="84869.1337058388" calcext:value-type="float">
            <text:p>84869.1337058388</text:p>
          </table:table-cell>
          <table:table-cell/>
          <table:table-cell office:value-type="float" office:value="1443132041.70494" calcext:value-type="float">
            <text:p>1443132041.70494</text:p>
          </table:table-cell>
          <table:table-cell table:formula="of:=[.G228]-[.$B$2]" office:value-type="float" office:value="58.2738795280457" calcext:value-type="float">
            <text:p>58.273879528</text:p>
          </table:table-cell>
          <table:table-cell table:formula="of:=[.C228]/([.H228]-[.H227])" office:value-type="float" office:value="84826.9745302344" calcext:value-type="float">
            <text:p>84826.9745302344</text:p>
          </table:table-cell>
          <table:table-cell table:formula="of:=[.G228]-[.$B228]" office:value-type="float" office:value="0.191092729568481" calcext:value-type="float">
            <text:p>0.191092729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32041.61076" calcext:value-type="float">
            <text:p>1443132041.61076</text:p>
          </table:table-cell>
          <table:table-cell office:value-type="float" office:value="8224" calcext:value-type="float">
            <text:p>8224</text:p>
          </table:table-cell>
          <table:table-cell table:formula="of:=[.B229]-[.$B$2]" office:value-type="float" office:value="58.1796908378601" calcext:value-type="float">
            <text:p>58.1796908379</text:p>
          </table:table-cell>
          <table:table-cell table:formula="of:=[.C229]/([.D229]-[.D228])" office:value-type="float" office:value="84867.4632385686" calcext:value-type="float">
            <text:p>84867.4632385686</text:p>
          </table:table-cell>
          <table:table-cell/>
          <table:table-cell office:value-type="float" office:value="1443132041.8018" calcext:value-type="float">
            <text:p>1443132041.8018</text:p>
          </table:table-cell>
          <table:table-cell table:formula="of:=[.G229]-[.$B$2]" office:value-type="float" office:value="58.3707337379456" calcext:value-type="float">
            <text:p>58.3707337379</text:p>
          </table:table-cell>
          <table:table-cell table:formula="of:=[.C229]/([.H229]-[.H228])" office:value-type="float" office:value="84911.1257889503" calcext:value-type="float">
            <text:p>84911.1257889503</text:p>
          </table:table-cell>
          <table:table-cell table:formula="of:=[.G229]-[.$B229]" office:value-type="float" office:value="0.191042900085449" calcext:value-type="float">
            <text:p>0.191042900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32041.70766" calcext:value-type="float">
            <text:p>1443132041.70766</text:p>
          </table:table-cell>
          <table:table-cell office:value-type="float" office:value="8224" calcext:value-type="float">
            <text:p>8224</text:p>
          </table:table-cell>
          <table:table-cell table:formula="of:=[.B230]-[.$B$2]" office:value-type="float" office:value="58.2765936851501" calcext:value-type="float">
            <text:p>58.2765936852</text:p>
          </table:table-cell>
          <table:table-cell table:formula="of:=[.C230]/([.D230]-[.D229])" office:value-type="float" office:value="84868.5072729062" calcext:value-type="float">
            <text:p>84868.5072729062</text:p>
          </table:table-cell>
          <table:table-cell/>
          <table:table-cell office:value-type="float" office:value="1443132041.89873" calcext:value-type="float">
            <text:p>1443132041.89873</text:p>
          </table:table-cell>
          <table:table-cell table:formula="of:=[.G230]-[.$B$2]" office:value-type="float" office:value="58.4676642417908" calcext:value-type="float">
            <text:p>58.4676642418</text:p>
          </table:table-cell>
          <table:table-cell table:formula="of:=[.C230]/([.H230]-[.H229])" office:value-type="float" office:value="84844.2922893771" calcext:value-type="float">
            <text:p>84844.2922893771</text:p>
          </table:table-cell>
          <table:table-cell table:formula="of:=[.G230]-[.$B230]" office:value-type="float" office:value="0.191070556640625" calcext:value-type="float">
            <text:p>0.191070556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32041.80457" calcext:value-type="float">
            <text:p>1443132041.80457</text:p>
          </table:table-cell>
          <table:table-cell office:value-type="float" office:value="8224" calcext:value-type="float">
            <text:p>8224</text:p>
          </table:table-cell>
          <table:table-cell table:formula="of:=[.B231]-[.$B$2]" office:value-type="float" office:value="58.3735053539276" calcext:value-type="float">
            <text:p>58.3735053539</text:p>
          </table:table-cell>
          <table:table-cell table:formula="of:=[.C231]/([.D231]-[.D230])" office:value-type="float" office:value="84860.7820270274" calcext:value-type="float">
            <text:p>84860.7820270274</text:p>
          </table:table-cell>
          <table:table-cell/>
          <table:table-cell office:value-type="float" office:value="1443132042.02239" calcext:value-type="float">
            <text:p>1443132042.02239</text:p>
          </table:table-cell>
          <table:table-cell table:formula="of:=[.G231]-[.$B$2]" office:value-type="float" office:value="58.591322183609" calcext:value-type="float">
            <text:p>58.5913221836</text:p>
          </table:table-cell>
          <table:table-cell table:formula="of:=[.C231]/([.H231]-[.H230])" office:value-type="float" office:value="66506.0397987888" calcext:value-type="float">
            <text:p>66506.0397987888</text:p>
          </table:table-cell>
          <table:table-cell table:formula="of:=[.G231]-[.$B231]" office:value-type="float" office:value="0.217816829681396" calcext:value-type="float">
            <text:p>0.217816829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32041.90149" calcext:value-type="float">
            <text:p>1443132041.90149</text:p>
          </table:table-cell>
          <table:table-cell office:value-type="float" office:value="8224" calcext:value-type="float">
            <text:p>8224</text:p>
          </table:table-cell>
          <table:table-cell table:formula="of:=[.B232]-[.$B$2]" office:value-type="float" office:value="58.4704213142395" calcext:value-type="float">
            <text:p>58.4704213142</text:p>
          </table:table-cell>
          <table:table-cell table:formula="of:=[.C232]/([.D232]-[.D231])" office:value-type="float" office:value="84857.0243078021" calcext:value-type="float">
            <text:p>84857.0243078021</text:p>
          </table:table-cell>
          <table:table-cell/>
          <table:table-cell office:value-type="float" office:value="1443132042.09236" calcext:value-type="float">
            <text:p>1443132042.09236</text:p>
          </table:table-cell>
          <table:table-cell table:formula="of:=[.G232]-[.$B$2]" office:value-type="float" office:value="58.6612923145294" calcext:value-type="float">
            <text:p>58.6612923145</text:p>
          </table:table-cell>
          <table:table-cell table:formula="of:=[.C232]/([.H232]-[.H231])" office:value-type="float" office:value="117535.86697379" calcext:value-type="float">
            <text:p>117535.86697379</text:p>
          </table:table-cell>
          <table:table-cell table:formula="of:=[.G232]-[.$B232]" office:value-type="float" office:value="0.190871000289917" calcext:value-type="float">
            <text:p>0.190871000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32041.99838" calcext:value-type="float">
            <text:p>1443132041.99838</text:p>
          </table:table-cell>
          <table:table-cell office:value-type="float" office:value="8224" calcext:value-type="float">
            <text:p>8224</text:p>
          </table:table-cell>
          <table:table-cell table:formula="of:=[.B233]-[.$B$2]" office:value-type="float" office:value="58.5673124790192" calcext:value-type="float">
            <text:p>58.567312479</text:p>
          </table:table-cell>
          <table:table-cell table:formula="of:=[.C233]/([.D233]-[.D232])" office:value-type="float" office:value="84878.7401689506" calcext:value-type="float">
            <text:p>84878.7401689506</text:p>
          </table:table-cell>
          <table:table-cell/>
          <table:table-cell office:value-type="float" office:value="1443132042.18919" calcext:value-type="float">
            <text:p>1443132042.18919</text:p>
          </table:table-cell>
          <table:table-cell table:formula="of:=[.G233]-[.$B$2]" office:value-type="float" office:value="58.7581293582916" calcext:value-type="float">
            <text:p>58.7581293583</text:p>
          </table:table-cell>
          <table:table-cell table:formula="of:=[.C233]/([.H233]-[.H232])" office:value-type="float" office:value="84926.1778394934" calcext:value-type="float">
            <text:p>84926.1778394934</text:p>
          </table:table-cell>
          <table:table-cell table:formula="of:=[.G233]-[.$B233]" office:value-type="float" office:value="0.190816879272461" calcext:value-type="float">
            <text:p>0.190816879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32042.07913" calcext:value-type="float">
            <text:p>1443132042.07913</text:p>
          </table:table-cell>
          <table:table-cell office:value-type="float" office:value="8224" calcext:value-type="float">
            <text:p>8224</text:p>
          </table:table-cell>
          <table:table-cell table:formula="of:=[.B234]-[.$B$2]" office:value-type="float" office:value="58.6480684280396" calcext:value-type="float">
            <text:p>58.648068428</text:p>
          </table:table-cell>
          <table:table-cell table:formula="of:=[.C234]/([.D234]-[.D233])" office:value-type="float" office:value="101837.698643402" calcext:value-type="float">
            <text:p>101837.698643402</text:p>
          </table:table-cell>
          <table:table-cell/>
          <table:table-cell office:value-type="float" office:value="1443132042.2701" calcext:value-type="float">
            <text:p>1443132042.2701</text:p>
          </table:table-cell>
          <table:table-cell table:formula="of:=[.G234]-[.$B$2]" office:value-type="float" office:value="58.8390345573425" calcext:value-type="float">
            <text:p>58.8390345573</text:p>
          </table:table-cell>
          <table:table-cell table:formula="of:=[.C234]/([.H234]-[.H233])" office:value-type="float" office:value="101649.833341683" calcext:value-type="float">
            <text:p>101649.833341683</text:p>
          </table:table-cell>
          <table:table-cell table:formula="of:=[.G234]-[.$B234]" office:value-type="float" office:value="0.190966129302979" calcext:value-type="float">
            <text:p>0.190966129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32042.15961" calcext:value-type="float">
            <text:p>1443132042.15961</text:p>
          </table:table-cell>
          <table:table-cell office:value-type="float" office:value="8224" calcext:value-type="float">
            <text:p>8224</text:p>
          </table:table-cell>
          <table:table-cell table:formula="of:=[.B235]-[.$B$2]" office:value-type="float" office:value="58.7285437583923" calcext:value-type="float">
            <text:p>58.7285437584</text:p>
          </table:table-cell>
          <table:table-cell table:formula="of:=[.C235]/([.D235]-[.D234])" office:value-type="float" office:value="102192.808205298" calcext:value-type="float">
            <text:p>102192.808205298</text:p>
          </table:table-cell>
          <table:table-cell/>
          <table:table-cell office:value-type="float" office:value="1443132042.35058" calcext:value-type="float">
            <text:p>1443132042.35058</text:p>
          </table:table-cell>
          <table:table-cell table:formula="of:=[.G235]-[.$B$2]" office:value-type="float" office:value="58.9195148944855" calcext:value-type="float">
            <text:p>58.9195148945</text:p>
          </table:table-cell>
          <table:table-cell table:formula="of:=[.C235]/([.H235]-[.H234])" office:value-type="float" office:value="102186.450653071" calcext:value-type="float">
            <text:p>102186.450653071</text:p>
          </table:table-cell>
          <table:table-cell table:formula="of:=[.G235]-[.$B235]" office:value-type="float" office:value="0.19097113609314" calcext:value-type="float">
            <text:p>0.190971136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32042.24009" calcext:value-type="float">
            <text:p>1443132042.24009</text:p>
          </table:table-cell>
          <table:table-cell office:value-type="float" office:value="8224" calcext:value-type="float">
            <text:p>8224</text:p>
          </table:table-cell>
          <table:table-cell table:formula="of:=[.B236]-[.$B$2]" office:value-type="float" office:value="58.8090240955353" calcext:value-type="float">
            <text:p>58.8090240955</text:p>
          </table:table-cell>
          <table:table-cell table:formula="of:=[.C236]/([.D236]-[.D235])" office:value-type="float" office:value="102186.450653071" calcext:value-type="float">
            <text:p>102186.450653071</text:p>
          </table:table-cell>
          <table:table-cell/>
          <table:table-cell office:value-type="float" office:value="1443132042.43097" calcext:value-type="float">
            <text:p>1443132042.43097</text:p>
          </table:table-cell>
          <table:table-cell table:formula="of:=[.G236]-[.$B$2]" office:value-type="float" office:value="58.9999032020569" calcext:value-type="float">
            <text:p>58.9999032021</text:p>
          </table:table-cell>
          <table:table-cell table:formula="of:=[.C236]/([.H236]-[.H235])" office:value-type="float" office:value="102303.435020005" calcext:value-type="float">
            <text:p>102303.435020005</text:p>
          </table:table-cell>
          <table:table-cell table:formula="of:=[.G236]-[.$B236]" office:value-type="float" office:value="0.190879106521606" calcext:value-type="float">
            <text:p>0.190879106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32042.32054" calcext:value-type="float">
            <text:p>1443132042.32054</text:p>
          </table:table-cell>
          <table:table-cell office:value-type="float" office:value="8224" calcext:value-type="float">
            <text:p>8224</text:p>
          </table:table-cell>
          <table:table-cell table:formula="of:=[.B237]-[.$B$2]" office:value-type="float" office:value="58.88947224617" calcext:value-type="float">
            <text:p>58.8894722462</text:p>
          </table:table-cell>
          <table:table-cell table:formula="of:=[.C237]/([.D237]-[.D236])" office:value-type="float" office:value="102227.334439755" calcext:value-type="float">
            <text:p>102227.334439755</text:p>
          </table:table-cell>
          <table:table-cell/>
          <table:table-cell office:value-type="float" office:value="1443132042.51144" calcext:value-type="float">
            <text:p>1443132042.51144</text:p>
          </table:table-cell>
          <table:table-cell table:formula="of:=[.G237]-[.$B$2]" office:value-type="float" office:value="59.0803792476654" calcext:value-type="float">
            <text:p>59.0803792477</text:p>
          </table:table-cell>
          <table:table-cell table:formula="of:=[.C237]/([.H237]-[.H236])" office:value-type="float" office:value="102191.899935119" calcext:value-type="float">
            <text:p>102191.899935119</text:p>
          </table:table-cell>
          <table:table-cell table:formula="of:=[.G237]-[.$B237]" office:value-type="float" office:value="0.190907001495361" calcext:value-type="float">
            <text:p>0.190907001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32042.40099" calcext:value-type="float">
            <text:p>1443132042.40099</text:p>
          </table:table-cell>
          <table:table-cell office:value-type="float" office:value="8224" calcext:value-type="float">
            <text:p>8224</text:p>
          </table:table-cell>
          <table:table-cell table:formula="of:=[.B238]-[.$B$2]" office:value-type="float" office:value="58.9699220657349" calcext:value-type="float">
            <text:p>58.9699220657</text:p>
          </table:table-cell>
          <table:table-cell table:formula="of:=[.C238]/([.D238]-[.D237])" office:value-type="float" office:value="102225.213735549" calcext:value-type="float">
            <text:p>102225.213735549</text:p>
          </table:table-cell>
          <table:table-cell/>
          <table:table-cell office:value-type="float" office:value="1443132042.59193" calcext:value-type="float">
            <text:p>1443132042.59193</text:p>
          </table:table-cell>
          <table:table-cell table:formula="of:=[.G238]-[.$B$2]" office:value-type="float" office:value="59.1608638763428" calcext:value-type="float">
            <text:p>59.1608638763</text:p>
          </table:table-cell>
          <table:table-cell table:formula="of:=[.C238]/([.H238]-[.H237])" office:value-type="float" office:value="102181.001952147" calcext:value-type="float">
            <text:p>102181.001952147</text:p>
          </table:table-cell>
          <table:table-cell table:formula="of:=[.G238]-[.$B238]" office:value-type="float" office:value="0.19094181060791" calcext:value-type="float">
            <text:p>0.190941810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32042.48144" calcext:value-type="float">
            <text:p>1443132042.48144</text:p>
          </table:table-cell>
          <table:table-cell office:value-type="float" office:value="8224" calcext:value-type="float">
            <text:p>8224</text:p>
          </table:table-cell>
          <table:table-cell table:formula="of:=[.B239]-[.$B$2]" office:value-type="float" office:value="59.0503754615784" calcext:value-type="float">
            <text:p>59.0503754616</text:p>
          </table:table-cell>
          <table:table-cell table:formula="of:=[.C239]/([.D239]-[.D238])" office:value-type="float" office:value="102220.669665665" calcext:value-type="float">
            <text:p>102220.669665665</text:p>
          </table:table-cell>
          <table:table-cell/>
          <table:table-cell office:value-type="float" office:value="1443132042.67242" calcext:value-type="float">
            <text:p>1443132042.67242</text:p>
          </table:table-cell>
          <table:table-cell table:formula="of:=[.G239]-[.$B$2]" office:value-type="float" office:value="59.2413504123688" calcext:value-type="float">
            <text:p>59.2413504124</text:p>
          </table:table-cell>
          <table:table-cell table:formula="of:=[.C239]/([.H239]-[.H238])" office:value-type="float" office:value="102178.580493802" calcext:value-type="float">
            <text:p>102178.580493802</text:p>
          </table:table-cell>
          <table:table-cell table:formula="of:=[.G239]-[.$B239]" office:value-type="float" office:value="0.190974950790405" calcext:value-type="float">
            <text:p>0.190974950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32042.56189" calcext:value-type="float">
            <text:p>1443132042.56189</text:p>
          </table:table-cell>
          <table:table-cell office:value-type="float" office:value="8224" calcext:value-type="float">
            <text:p>8224</text:p>
          </table:table-cell>
          <table:table-cell table:formula="of:=[.B240]-[.$B$2]" office:value-type="float" office:value="59.130829334259" calcext:value-type="float">
            <text:p>59.1308293343</text:p>
          </table:table-cell>
          <table:table-cell table:formula="of:=[.C240]/([.D240]-[.D239])" office:value-type="float" office:value="102220.063820203" calcext:value-type="float">
            <text:p>102220.063820203</text:p>
          </table:table-cell>
          <table:table-cell/>
          <table:table-cell office:value-type="float" office:value="1443132043.01698" calcext:value-type="float">
            <text:p>1443132043.01698</text:p>
          </table:table-cell>
          <table:table-cell table:formula="of:=[.G240]-[.$B$2]" office:value-type="float" office:value="59.5859141349793" calcext:value-type="float">
            <text:p>59.585914135</text:p>
          </table:table-cell>
          <table:table-cell table:formula="of:=[.C240]/([.H240]-[.H239])" office:value-type="float" office:value="23867.8637951017" calcext:value-type="float">
            <text:p>23867.8637951017</text:p>
          </table:table-cell>
          <table:table-cell table:formula="of:=[.G240]-[.$B240]" office:value-type="float" office:value="0.455084800720215" calcext:value-type="float">
            <text:p>0.455084800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32042.64236" calcext:value-type="float">
            <text:p>1443132042.64236</text:p>
          </table:table-cell>
          <table:table-cell office:value-type="float" office:value="8224" calcext:value-type="float">
            <text:p>8224</text:p>
          </table:table-cell>
          <table:table-cell table:formula="of:=[.B241]-[.$B$2]" office:value-type="float" office:value="59.2112908363342" calcext:value-type="float">
            <text:p>59.2112908363</text:p>
          </table:table-cell>
          <table:table-cell table:formula="of:=[.C241]/([.D241]-[.D240])" office:value-type="float" office:value="102210.371269409" calcext:value-type="float">
            <text:p>102210.371269409</text:p>
          </table:table-cell>
          <table:table-cell/>
          <table:table-cell office:value-type="float" office:value="1443132043.03141" calcext:value-type="float">
            <text:p>1443132043.03141</text:p>
          </table:table-cell>
          <table:table-cell table:formula="of:=[.G241]-[.$B$2]" office:value-type="float" office:value="59.6003434658051" calcext:value-type="float">
            <text:p>59.6003434658</text:p>
          </table:table-cell>
          <table:table-cell table:formula="of:=[.C241]/([.H241]-[.H240])" office:value-type="float" office:value="569950.200690669" calcext:value-type="float">
            <text:p>569950.200690669</text:p>
          </table:table-cell>
          <table:table-cell table:formula="of:=[.G241]-[.$B241]" office:value-type="float" office:value="0.389052629470825" calcext:value-type="float">
            <text:p>0.389052629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32042.72283" calcext:value-type="float">
            <text:p>1443132042.72283</text:p>
          </table:table-cell>
          <table:table-cell office:value-type="float" office:value="8224" calcext:value-type="float">
            <text:p>8224</text:p>
          </table:table-cell>
          <table:table-cell table:formula="of:=[.B242]-[.$B$2]" office:value-type="float" office:value="59.2917628288269" calcext:value-type="float">
            <text:p>59.2917628288</text:p>
          </table:table-cell>
          <table:table-cell table:formula="of:=[.C242]/([.D242]-[.D241])" office:value-type="float" office:value="102197.047012953" calcext:value-type="float">
            <text:p>102197.047012953</text:p>
          </table:table-cell>
          <table:table-cell/>
          <table:table-cell office:value-type="float" office:value="1443132043.04581" calcext:value-type="float">
            <text:p>1443132043.04581</text:p>
          </table:table-cell>
          <table:table-cell table:formula="of:=[.G242]-[.$B$2]" office:value-type="float" office:value="59.6147401332855" calcext:value-type="float">
            <text:p>59.6147401333</text:p>
          </table:table-cell>
          <table:table-cell table:formula="of:=[.C242]/([.H242]-[.H241])" office:value-type="float" office:value="571243.311075782" calcext:value-type="float">
            <text:p>571243.311075782</text:p>
          </table:table-cell>
          <table:table-cell table:formula="of:=[.G242]-[.$B242]" office:value-type="float" office:value="0.322977304458618" calcext:value-type="float">
            <text:p>0.322977304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32042.80334" calcext:value-type="float">
            <text:p>1443132042.80334</text:p>
          </table:table-cell>
          <table:table-cell office:value-type="float" office:value="8224" calcext:value-type="float">
            <text:p>8224</text:p>
          </table:table-cell>
          <table:table-cell table:formula="of:=[.B243]-[.$B$2]" office:value-type="float" office:value="59.3722720146179" calcext:value-type="float">
            <text:p>59.3722720146</text:p>
          </table:table-cell>
          <table:table-cell table:formula="of:=[.C243]/([.D243]-[.D242])" office:value-type="float" office:value="102149.834446814" calcext:value-type="float">
            <text:p>102149.834446814</text:p>
          </table:table-cell>
          <table:table-cell/>
          <table:table-cell office:value-type="float" office:value="1443132043.06023" calcext:value-type="float">
            <text:p>1443132043.06023</text:p>
          </table:table-cell>
          <table:table-cell table:formula="of:=[.G243]-[.$B$2]" office:value-type="float" office:value="59.6291654109955" calcext:value-type="float">
            <text:p>59.629165411</text:p>
          </table:table-cell>
          <table:table-cell table:formula="of:=[.C243]/([.H243]-[.H242])" office:value-type="float" office:value="570110.341398916" calcext:value-type="float">
            <text:p>570110.341398916</text:p>
          </table:table-cell>
          <table:table-cell table:formula="of:=[.G243]-[.$B243]" office:value-type="float" office:value="0.256893396377563" calcext:value-type="float">
            <text:p>0.256893396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32042.8838" calcext:value-type="float">
            <text:p>1443132042.8838</text:p>
          </table:table-cell>
          <table:table-cell office:value-type="float" office:value="8224" calcext:value-type="float">
            <text:p>8224</text:p>
          </table:table-cell>
          <table:table-cell table:formula="of:=[.B244]-[.$B$2]" office:value-type="float" office:value="59.4527363777161" calcext:value-type="float">
            <text:p>59.4527363777</text:p>
          </table:table-cell>
          <table:table-cell table:formula="of:=[.C244]/([.D244]-[.D243])" office:value-type="float" office:value="102206.73703673" calcext:value-type="float">
            <text:p>102206.73703673</text:p>
          </table:table-cell>
          <table:table-cell/>
          <table:table-cell office:value-type="float" office:value="1443132043.0747" calcext:value-type="float">
            <text:p>1443132043.0747</text:p>
          </table:table-cell>
          <table:table-cell table:formula="of:=[.G244]-[.$B$2]" office:value-type="float" office:value="59.6436305046082" calcext:value-type="float">
            <text:p>59.6436305046</text:p>
          </table:table-cell>
          <table:table-cell table:formula="of:=[.C244]/([.H244]-[.H243])" office:value-type="float" office:value="568541.083812695" calcext:value-type="float">
            <text:p>568541.083812695</text:p>
          </table:table-cell>
          <table:table-cell table:formula="of:=[.G244]-[.$B244]" office:value-type="float" office:value="0.19089412689209" calcext:value-type="float">
            <text:p>0.190894126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32042.96426" calcext:value-type="float">
            <text:p>1443132042.96426</text:p>
          </table:table-cell>
          <table:table-cell office:value-type="float" office:value="8224" calcext:value-type="float">
            <text:p>8224</text:p>
          </table:table-cell>
          <table:table-cell table:formula="of:=[.B245]-[.$B$2]" office:value-type="float" office:value="59.5331988334656" calcext:value-type="float">
            <text:p>59.5331988335</text:p>
          </table:table-cell>
          <table:table-cell table:formula="of:=[.C245]/([.D245]-[.D244])" office:value-type="float" office:value="102209.159829799" calcext:value-type="float">
            <text:p>102209.159829799</text:p>
          </table:table-cell>
          <table:table-cell/>
          <table:table-cell office:value-type="float" office:value="1443132043.15526" calcext:value-type="float">
            <text:p>1443132043.15526</text:p>
          </table:table-cell>
          <table:table-cell table:formula="of:=[.G245]-[.$B$2]" office:value-type="float" office:value="59.7241957187653" calcext:value-type="float">
            <text:p>59.7241957188</text:p>
          </table:table-cell>
          <table:table-cell table:formula="of:=[.C245]/([.H245]-[.H244])" office:value-type="float" office:value="102078.795247326" calcext:value-type="float">
            <text:p>102078.795247326</text:p>
          </table:table-cell>
          <table:table-cell table:formula="of:=[.G245]-[.$B245]" office:value-type="float" office:value="0.190996885299683" calcext:value-type="float">
            <text:p>0.1909968853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32043.04578" calcext:value-type="float">
            <text:p>1443132043.04578</text:p>
          </table:table-cell>
          <table:table-cell office:value-type="float" office:value="8224" calcext:value-type="float">
            <text:p>8224</text:p>
          </table:table-cell>
          <table:table-cell table:formula="of:=[.B246]-[.$B$2]" office:value-type="float" office:value="59.6147191524506" calcext:value-type="float">
            <text:p>59.6147191525</text:p>
          </table:table-cell>
          <table:table-cell table:formula="of:=[.C246]/([.D246]-[.D245])" office:value-type="float" office:value="100882.824090945" calcext:value-type="float">
            <text:p>100882.824090945</text:p>
          </table:table-cell>
          <table:table-cell/>
          <table:table-cell office:value-type="float" office:value="1443132043.23658" calcext:value-type="float">
            <text:p>1443132043.23658</text:p>
          </table:table-cell>
          <table:table-cell table:formula="of:=[.G246]-[.$B$2]" office:value-type="float" office:value="59.8055114746094" calcext:value-type="float">
            <text:p>59.8055114746</text:p>
          </table:table-cell>
          <table:table-cell table:formula="of:=[.C246]/([.H246]-[.H245])" office:value-type="float" office:value="101136.611406104" calcext:value-type="float">
            <text:p>101136.611406104</text:p>
          </table:table-cell>
          <table:table-cell table:formula="of:=[.G246]-[.$B246]" office:value-type="float" office:value="0.190792322158813" calcext:value-type="float">
            <text:p>0.1907923222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32043.12818" calcext:value-type="float">
            <text:p>1443132043.12818</text:p>
          </table:table-cell>
          <table:table-cell office:value-type="float" office:value="8224" calcext:value-type="float">
            <text:p>8224</text:p>
          </table:table-cell>
          <table:table-cell table:formula="of:=[.B247]-[.$B$2]" office:value-type="float" office:value="59.697110414505" calcext:value-type="float">
            <text:p>59.6971104145</text:p>
          </table:table-cell>
          <table:table-cell table:formula="of:=[.C247]/([.D247]-[.D246])" office:value-type="float" office:value="99816.410077147" calcext:value-type="float">
            <text:p>99816.410077147</text:p>
          </table:table-cell>
          <table:table-cell/>
          <table:table-cell office:value-type="float" office:value="1443132043.31915" calcext:value-type="float">
            <text:p>1443132043.31915</text:p>
          </table:table-cell>
          <table:table-cell table:formula="of:=[.G247]-[.$B$2]" office:value-type="float" office:value="59.888082742691" calcext:value-type="float">
            <text:p>59.8880827427</text:p>
          </table:table-cell>
          <table:table-cell table:formula="of:=[.C247]/([.H247]-[.H246])" office:value-type="float" office:value="99598.8095019476" calcext:value-type="float">
            <text:p>99598.8095019476</text:p>
          </table:table-cell>
          <table:table-cell table:formula="of:=[.G247]-[.$B247]" office:value-type="float" office:value="0.190972328186035" calcext:value-type="float">
            <text:p>0.190972328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32043.21054" calcext:value-type="float">
            <text:p>1443132043.21054</text:p>
          </table:table-cell>
          <table:table-cell office:value-type="float" office:value="8224" calcext:value-type="float">
            <text:p>8224</text:p>
          </table:table-cell>
          <table:table-cell table:formula="of:=[.B248]-[.$B$2]" office:value-type="float" office:value="59.7794790267944" calcext:value-type="float">
            <text:p>59.7794790268</text:p>
          </table:table-cell>
          <table:table-cell table:formula="of:=[.C248]/([.D248]-[.D247])" office:value-type="float" office:value="99843.8576469192" calcext:value-type="float">
            <text:p>99843.8576469192</text:p>
          </table:table-cell>
          <table:table-cell/>
          <table:table-cell office:value-type="float" office:value="1443132044.00142" calcext:value-type="float">
            <text:p>1443132044.00142</text:p>
          </table:table-cell>
          <table:table-cell table:formula="of:=[.G248]-[.$B$2]" office:value-type="float" office:value="60.5703520774841" calcext:value-type="float">
            <text:p>60.5703520775</text:p>
          </table:table-cell>
          <table:table-cell table:formula="of:=[.C248]/([.H248]-[.H247])" office:value-type="float" office:value="12053.8907153054" calcext:value-type="float">
            <text:p>12053.8907153054</text:p>
          </table:table-cell>
          <table:table-cell table:formula="of:=[.G248]-[.$B248]" office:value-type="float" office:value="0.790873050689697" calcext:value-type="float">
            <text:p>0.7908730507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32043.29293" calcext:value-type="float">
            <text:p>1443132043.29293</text:p>
          </table:table-cell>
          <table:table-cell office:value-type="float" office:value="8224" calcext:value-type="float">
            <text:p>8224</text:p>
          </table:table-cell>
          <table:table-cell table:formula="of:=[.B249]-[.$B$2]" office:value-type="float" office:value="59.8618633747101" calcext:value-type="float">
            <text:p>59.8618633747</text:p>
          </table:table-cell>
          <table:table-cell table:formula="of:=[.C249]/([.D249]-[.D248])" office:value-type="float" office:value="99824.7872086125" calcext:value-type="float">
            <text:p>99824.7872086125</text:p>
          </table:table-cell>
          <table:table-cell/>
          <table:table-cell office:value-type="float" office:value="1443132044.01577" calcext:value-type="float">
            <text:p>1443132044.01577</text:p>
          </table:table-cell>
          <table:table-cell table:formula="of:=[.G249]-[.$B$2]" office:value-type="float" office:value="60.584703207016" calcext:value-type="float">
            <text:p>60.584703207</text:p>
          </table:table-cell>
          <table:table-cell table:formula="of:=[.C249]/([.H249]-[.H248])" office:value-type="float" office:value="573055.9383317" calcext:value-type="float">
            <text:p>573055.9383317</text:p>
          </table:table-cell>
          <table:table-cell table:formula="of:=[.G249]-[.$B249]" office:value-type="float" office:value="0.722839832305908" calcext:value-type="float">
            <text:p>0.722839832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32043.37531" calcext:value-type="float">
            <text:p>1443132043.37531</text:p>
          </table:table-cell>
          <table:table-cell office:value-type="float" office:value="8224" calcext:value-type="float">
            <text:p>8224</text:p>
          </table:table-cell>
          <table:table-cell table:formula="of:=[.B250]-[.$B$2]" office:value-type="float" office:value="59.944242477417" calcext:value-type="float">
            <text:p>59.9442424774</text:p>
          </table:table-cell>
          <table:table-cell table:formula="of:=[.C250]/([.D250]-[.D249])" office:value-type="float" office:value="99831.1432118846" calcext:value-type="float">
            <text:p>99831.1432118846</text:p>
          </table:table-cell>
          <table:table-cell/>
          <table:table-cell office:value-type="float" office:value="1443132044.03011" calcext:value-type="float">
            <text:p>1443132044.03011</text:p>
          </table:table-cell>
          <table:table-cell table:formula="of:=[.G250]-[.$B$2]" office:value-type="float" office:value="60.5990481376648" calcext:value-type="float">
            <text:p>60.5990481377</text:p>
          </table:table-cell>
          <table:table-cell table:formula="of:=[.C250]/([.H250]-[.H249])" office:value-type="float" office:value="573303.573320923" calcext:value-type="float">
            <text:p>573303.573320923</text:p>
          </table:table-cell>
          <table:table-cell table:formula="of:=[.G250]-[.$B250]" office:value-type="float" office:value="0.654805660247803" calcext:value-type="float">
            <text:p>0.654805660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32043.45766" calcext:value-type="float">
            <text:p>1443132043.45766</text:p>
          </table:table-cell>
          <table:table-cell office:value-type="float" office:value="8224" calcext:value-type="float">
            <text:p>8224</text:p>
          </table:table-cell>
          <table:table-cell table:formula="of:=[.B251]-[.$B$2]" office:value-type="float" office:value="60.0265951156616" calcext:value-type="float">
            <text:p>60.0265951157</text:p>
          </table:table-cell>
          <table:table-cell table:formula="of:=[.C251]/([.D251]-[.D250])" office:value-type="float" office:value="99863.2244855419" calcext:value-type="float">
            <text:p>99863.2244855419</text:p>
          </table:table-cell>
          <table:table-cell/>
          <table:table-cell office:value-type="float" office:value="1443132044.04446" calcext:value-type="float">
            <text:p>1443132044.04446</text:p>
          </table:table-cell>
          <table:table-cell table:formula="of:=[.G251]-[.$B$2]" office:value-type="float" office:value="60.6133923530579" calcext:value-type="float">
            <text:p>60.6133923531</text:p>
          </table:table-cell>
          <table:table-cell table:formula="of:=[.C251]/([.H251]-[.H250])" office:value-type="float" office:value="573332.160361678" calcext:value-type="float">
            <text:p>573332.160361678</text:p>
          </table:table-cell>
          <table:table-cell table:formula="of:=[.G251]-[.$B251]" office:value-type="float" office:value="0.58679723739624" calcext:value-type="float">
            <text:p>0.586797237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32043.54005" calcext:value-type="float">
            <text:p>1443132043.54005</text:p>
          </table:table-cell>
          <table:table-cell office:value-type="float" office:value="8224" calcext:value-type="float">
            <text:p>8224</text:p>
          </table:table-cell>
          <table:table-cell table:formula="of:=[.B252]-[.$B$2]" office:value-type="float" office:value="60.1089832782745" calcext:value-type="float">
            <text:p>60.1089832783</text:p>
          </table:table-cell>
          <table:table-cell table:formula="of:=[.C252]/([.D252]-[.D251])" office:value-type="float" office:value="99820.1651691018" calcext:value-type="float">
            <text:p>99820.1651691018</text:p>
          </table:table-cell>
          <table:table-cell/>
          <table:table-cell office:value-type="float" office:value="1443132044.05881" calcext:value-type="float">
            <text:p>1443132044.05881</text:p>
          </table:table-cell>
          <table:table-cell table:formula="of:=[.G252]-[.$B$2]" office:value-type="float" office:value="60.6277410984039" calcext:value-type="float">
            <text:p>60.6277410984</text:p>
          </table:table-cell>
          <table:table-cell table:formula="of:=[.C252]/([.H252]-[.H251])" office:value-type="float" office:value="573151.157237094" calcext:value-type="float">
            <text:p>573151.157237094</text:p>
          </table:table-cell>
          <table:table-cell table:formula="of:=[.G252]-[.$B252]" office:value-type="float" office:value="0.518757820129395" calcext:value-type="float">
            <text:p>0.518757820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32043.62243" calcext:value-type="float">
            <text:p>1443132043.62243</text:p>
          </table:table-cell>
          <table:table-cell office:value-type="float" office:value="8224" calcext:value-type="float">
            <text:p>8224</text:p>
          </table:table-cell>
          <table:table-cell table:formula="of:=[.B253]-[.$B$2]" office:value-type="float" office:value="60.1913647651672" calcext:value-type="float">
            <text:p>60.1913647652</text:p>
          </table:table-cell>
          <table:table-cell table:formula="of:=[.C253]/([.D253]-[.D252])" office:value-type="float" office:value="99828.254019153" calcext:value-type="float">
            <text:p>99828.254019153</text:p>
          </table:table-cell>
          <table:table-cell/>
          <table:table-cell office:value-type="float" office:value="1443132044.07315" calcext:value-type="float">
            <text:p>1443132044.07315</text:p>
          </table:table-cell>
          <table:table-cell table:formula="of:=[.G253]-[.$B$2]" office:value-type="float" office:value="60.6420872211456" calcext:value-type="float">
            <text:p>60.6420872211</text:p>
          </table:table-cell>
          <table:table-cell table:formula="of:=[.C253]/([.H253]-[.H252])" office:value-type="float" office:value="573255.934587516" calcext:value-type="float">
            <text:p>573255.934587516</text:p>
          </table:table-cell>
          <table:table-cell table:formula="of:=[.G253]-[.$B253]" office:value-type="float" office:value="0.450722455978394" calcext:value-type="float">
            <text:p>0.45072245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32043.70483" calcext:value-type="float">
            <text:p>1443132043.70483</text:p>
          </table:table-cell>
          <table:table-cell office:value-type="float" office:value="8224" calcext:value-type="float">
            <text:p>8224</text:p>
          </table:table-cell>
          <table:table-cell table:formula="of:=[.B254]-[.$B$2]" office:value-type="float" office:value="60.2737631797791" calcext:value-type="float">
            <text:p>60.2737631798</text:p>
          </table:table-cell>
          <table:table-cell table:formula="of:=[.C254]/([.D254]-[.D253])" office:value-type="float" office:value="99807.7455585005" calcext:value-type="float">
            <text:p>99807.7455585005</text:p>
          </table:table-cell>
          <table:table-cell/>
          <table:table-cell office:value-type="float" office:value="1443132044.08753" calcext:value-type="float">
            <text:p>1443132044.08753</text:p>
          </table:table-cell>
          <table:table-cell table:formula="of:=[.G254]-[.$B$2]" office:value-type="float" office:value="60.6564662456512" calcext:value-type="float">
            <text:p>60.6564662457</text:p>
          </table:table-cell>
          <table:table-cell table:formula="of:=[.C254]/([.H254]-[.H253])" office:value-type="float" office:value="571944.223113912" calcext:value-type="float">
            <text:p>571944.223113912</text:p>
          </table:table-cell>
          <table:table-cell table:formula="of:=[.G254]-[.$B254]" office:value-type="float" office:value="0.382703065872192" calcext:value-type="float">
            <text:p>0.382703065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32043.78722" calcext:value-type="float">
            <text:p>1443132043.78722</text:p>
          </table:table-cell>
          <table:table-cell office:value-type="float" office:value="8224" calcext:value-type="float">
            <text:p>8224</text:p>
          </table:table-cell>
          <table:table-cell table:formula="of:=[.B255]-[.$B$2]" office:value-type="float" office:value="60.3561532497406" calcext:value-type="float">
            <text:p>60.3561532497</text:p>
          </table:table-cell>
          <table:table-cell table:formula="of:=[.C255]/([.D255]-[.D254])" office:value-type="float" office:value="99817.8543098484" calcext:value-type="float">
            <text:p>99817.8543098484</text:p>
          </table:table-cell>
          <table:table-cell/>
          <table:table-cell office:value-type="float" office:value="1443132044.10188" calcext:value-type="float">
            <text:p>1443132044.10188</text:p>
          </table:table-cell>
          <table:table-cell table:formula="of:=[.G255]-[.$B$2]" office:value-type="float" office:value="60.6708104610443" calcext:value-type="float">
            <text:p>60.670810461</text:p>
          </table:table-cell>
          <table:table-cell table:formula="of:=[.C255]/([.H255]-[.H254])" office:value-type="float" office:value="573332.160361678" calcext:value-type="float">
            <text:p>573332.160361678</text:p>
          </table:table-cell>
          <table:table-cell table:formula="of:=[.G255]-[.$B255]" office:value-type="float" office:value="0.314657211303711" calcext:value-type="float">
            <text:p>0.314657211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32043.86961" calcext:value-type="float">
            <text:p>1443132043.86961</text:p>
          </table:table-cell>
          <table:table-cell office:value-type="float" office:value="8224" calcext:value-type="float">
            <text:p>8224</text:p>
          </table:table-cell>
          <table:table-cell table:formula="of:=[.B256]-[.$B$2]" office:value-type="float" office:value="60.4385452270508" calcext:value-type="float">
            <text:p>60.4385452271</text:p>
          </table:table-cell>
          <table:table-cell table:formula="of:=[.C256]/([.D256]-[.D255])" office:value-type="float" office:value="99815.5435575863" calcext:value-type="float">
            <text:p>99815.5435575863</text:p>
          </table:table-cell>
          <table:table-cell/>
          <table:table-cell office:value-type="float" office:value="1443132044.11621" calcext:value-type="float">
            <text:p>1443132044.11621</text:p>
          </table:table-cell>
          <table:table-cell table:formula="of:=[.G256]-[.$B$2]" office:value-type="float" office:value="60.6851408481598" calcext:value-type="float">
            <text:p>60.6851408482</text:p>
          </table:table-cell>
          <table:table-cell table:formula="of:=[.C256]/([.H256]-[.H255])" office:value-type="float" office:value="573885.40405284" calcext:value-type="float">
            <text:p>573885.40405284</text:p>
          </table:table-cell>
          <table:table-cell table:formula="of:=[.G256]-[.$B256]" office:value-type="float" office:value="0.246595621109009" calcext:value-type="float">
            <text:p>0.246595621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32043.95199" calcext:value-type="float">
            <text:p>1443132043.95199</text:p>
          </table:table-cell>
          <table:table-cell office:value-type="float" office:value="8224" calcext:value-type="float">
            <text:p>8224</text:p>
          </table:table-cell>
          <table:table-cell table:formula="of:=[.B257]-[.$B$2]" office:value-type="float" office:value="60.5209269523621" calcext:value-type="float">
            <text:p>60.5209269524</text:p>
          </table:table-cell>
          <table:table-cell table:formula="of:=[.C257]/([.D257]-[.D256])" office:value-type="float" office:value="99827.9651090775" calcext:value-type="float">
            <text:p>99827.9651090775</text:p>
          </table:table-cell>
          <table:table-cell/>
          <table:table-cell office:value-type="float" office:value="1443132045.0451" calcext:value-type="float">
            <text:p>1443132045.0451</text:p>
          </table:table-cell>
          <table:table-cell table:formula="of:=[.G257]-[.$B$2]" office:value-type="float" office:value="61.61403632164" calcext:value-type="float">
            <text:p>61.6140363216</text:p>
          </table:table-cell>
          <table:table-cell table:formula="of:=[.C257]/([.H257]-[.H256])" office:value-type="float" office:value="8853.52575698075" calcext:value-type="float">
            <text:p>8853.5257569808</text:p>
          </table:table-cell>
          <table:table-cell table:formula="of:=[.G257]-[.$B257]" office:value-type="float" office:value="1.09310936927795" calcext:value-type="float">
            <text:p>1.093109369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32044.03422" calcext:value-type="float">
            <text:p>1443132044.03422</text:p>
          </table:table-cell>
          <table:table-cell office:value-type="float" office:value="8224" calcext:value-type="float">
            <text:p>8224</text:p>
          </table:table-cell>
          <table:table-cell table:formula="of:=[.B258]-[.$B$2]" office:value-type="float" office:value="60.6031577587128" calcext:value-type="float">
            <text:p>60.6031577587</text:p>
          </table:table-cell>
          <table:table-cell table:formula="of:=[.C258]/([.D258]-[.D257])" office:value-type="float" office:value="100011.180298115" calcext:value-type="float">
            <text:p>100011.180298115</text:p>
          </table:table-cell>
          <table:table-cell/>
          <table:table-cell office:value-type="float" office:value="1443132045.05823" calcext:value-type="float">
            <text:p>1443132045.05823</text:p>
          </table:table-cell>
          <table:table-cell table:formula="of:=[.G258]-[.$B$2]" office:value-type="float" office:value="61.6271657943726" calcext:value-type="float">
            <text:p>61.6271657944</text:p>
          </table:table-cell>
          <table:table-cell table:formula="of:=[.C258]/([.H258]-[.H257])" office:value-type="float" office:value="626377.019666237" calcext:value-type="float">
            <text:p>626377.019666237</text:p>
          </table:table-cell>
          <table:table-cell table:formula="of:=[.G258]-[.$B258]" office:value-type="float" office:value="1.02400803565979" calcext:value-type="float">
            <text:p>1.024008035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32044.1162" calcext:value-type="float">
            <text:p>1443132044.1162</text:p>
          </table:table-cell>
          <table:table-cell office:value-type="float" office:value="8224" calcext:value-type="float">
            <text:p>8224</text:p>
          </table:table-cell>
          <table:table-cell table:formula="of:=[.B259]-[.$B$2]" office:value-type="float" office:value="60.6851315498352" calcext:value-type="float">
            <text:p>60.6851315498</text:p>
          </table:table-cell>
          <table:table-cell table:formula="of:=[.C259]/([.D259]-[.D258])" office:value-type="float" office:value="100324.748768989" calcext:value-type="float">
            <text:p>100324.748768989</text:p>
          </table:table-cell>
          <table:table-cell/>
          <table:table-cell office:value-type="float" office:value="1443132045.07138" calcext:value-type="float">
            <text:p>1443132045.07138</text:p>
          </table:table-cell>
          <table:table-cell table:formula="of:=[.G259]-[.$B$2]" office:value-type="float" office:value="61.6403141021729" calcext:value-type="float">
            <text:p>61.6403141022</text:p>
          </table:table-cell>
          <table:table-cell table:formula="of:=[.C259]/([.H259]-[.H258])" office:value-type="float" office:value="625479.729020091" calcext:value-type="float">
            <text:p>625479.729020091</text:p>
          </table:table-cell>
          <table:table-cell table:formula="of:=[.G259]-[.$B259]" office:value-type="float" office:value="0.955182552337647" calcext:value-type="float">
            <text:p>0.955182552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32044.19818" calcext:value-type="float">
            <text:p>1443132044.19818</text:p>
          </table:table-cell>
          <table:table-cell office:value-type="float" office:value="8224" calcext:value-type="float">
            <text:p>8224</text:p>
          </table:table-cell>
          <table:table-cell table:formula="of:=[.B260]-[.$B$2]" office:value-type="float" office:value="60.7671165466309" calcext:value-type="float">
            <text:p>60.7671165466</text:p>
          </table:table-cell>
          <table:table-cell table:formula="of:=[.C260]/([.D260]-[.D259])" office:value-type="float" office:value="100311.036426557" calcext:value-type="float">
            <text:p>100311.036426557</text:p>
          </table:table-cell>
          <table:table-cell/>
          <table:table-cell office:value-type="float" office:value="1443132045.08456" calcext:value-type="float">
            <text:p>1443132045.08456</text:p>
          </table:table-cell>
          <table:table-cell table:formula="of:=[.G260]-[.$B$2]" office:value-type="float" office:value="61.6534972190857" calcext:value-type="float">
            <text:p>61.6534972191</text:p>
          </table:table-cell>
          <table:table-cell table:formula="of:=[.C260]/([.H260]-[.H259])" office:value-type="float" office:value="623828.192859985" calcext:value-type="float">
            <text:p>623828.192859985</text:p>
          </table:table-cell>
          <table:table-cell table:formula="of:=[.G260]-[.$B260]" office:value-type="float" office:value="0.886380672454834" calcext:value-type="float">
            <text:p>0.886380672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32044.28018" calcext:value-type="float">
            <text:p>1443132044.28018</text:p>
          </table:table-cell>
          <table:table-cell office:value-type="float" office:value="8224" calcext:value-type="float">
            <text:p>8224</text:p>
          </table:table-cell>
          <table:table-cell table:formula="of:=[.B261]-[.$B$2]" office:value-type="float" office:value="60.8491108417511" calcext:value-type="float">
            <text:p>60.8491108418</text:p>
          </table:table-cell>
          <table:table-cell table:formula="of:=[.C261]/([.D261]-[.D260])" office:value-type="float" office:value="100299.660945192" calcext:value-type="float">
            <text:p>100299.660945192</text:p>
          </table:table-cell>
          <table:table-cell/>
          <table:table-cell office:value-type="float" office:value="1443132045.0977" calcext:value-type="float">
            <text:p>1443132045.0977</text:p>
          </table:table-cell>
          <table:table-cell table:formula="of:=[.G261]-[.$B$2]" office:value-type="float" office:value="61.6666321754456" calcext:value-type="float">
            <text:p>61.6666321754</text:p>
          </table:table-cell>
          <table:table-cell table:formula="of:=[.C261]/([.H261]-[.H260])" office:value-type="float" office:value="626115.517606912" calcext:value-type="float">
            <text:p>626115.517606912</text:p>
          </table:table-cell>
          <table:table-cell table:formula="of:=[.G261]-[.$B261]" office:value-type="float" office:value="0.817521333694458" calcext:value-type="float">
            <text:p>0.817521333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32044.36215" calcext:value-type="float">
            <text:p>1443132044.36215</text:p>
          </table:table-cell>
          <table:table-cell office:value-type="float" office:value="8224" calcext:value-type="float">
            <text:p>8224</text:p>
          </table:table-cell>
          <table:table-cell table:formula="of:=[.B262]-[.$B$2]" office:value-type="float" office:value="60.9310891628265" calcext:value-type="float">
            <text:p>60.9310891628</text:p>
          </table:table-cell>
          <table:table-cell table:formula="of:=[.C262]/([.D262]-[.D261])" office:value-type="float" office:value="100319.205030217" calcext:value-type="float">
            <text:p>100319.205030217</text:p>
          </table:table-cell>
          <table:table-cell/>
          <table:table-cell office:value-type="float" office:value="1443132045.11085" calcext:value-type="float">
            <text:p>1443132045.11085</text:p>
          </table:table-cell>
          <table:table-cell table:formula="of:=[.G262]-[.$B$2]" office:value-type="float" office:value="61.6797864437103" calcext:value-type="float">
            <text:p>61.6797864437</text:p>
          </table:table-cell>
          <table:table-cell table:formula="of:=[.C262]/([.H262]-[.H261])" office:value-type="float" office:value="625196.31152919" calcext:value-type="float">
            <text:p>625196.31152919</text:p>
          </table:table-cell>
          <table:table-cell table:formula="of:=[.G262]-[.$B262]" office:value-type="float" office:value="0.748697280883789" calcext:value-type="float">
            <text:p>0.748697280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32044.44412" calcext:value-type="float">
            <text:p>1443132044.44412</text:p>
          </table:table-cell>
          <table:table-cell office:value-type="float" office:value="8224" calcext:value-type="float">
            <text:p>8224</text:p>
          </table:table-cell>
          <table:table-cell table:formula="of:=[.B263]-[.$B$2]" office:value-type="float" office:value="61.0130531787872" calcext:value-type="float">
            <text:p>61.0130531788</text:p>
          </table:table-cell>
          <table:table-cell table:formula="of:=[.C263]/([.D263]-[.D262])" office:value-type="float" office:value="100336.713661565" calcext:value-type="float">
            <text:p>100336.713661565</text:p>
          </table:table-cell>
          <table:table-cell/>
          <table:table-cell office:value-type="float" office:value="1443132045.124" calcext:value-type="float">
            <text:p>1443132045.124</text:p>
          </table:table-cell>
          <table:table-cell table:formula="of:=[.G263]-[.$B$2]" office:value-type="float" office:value="61.6929337978363" calcext:value-type="float">
            <text:p>61.6929337978</text:p>
          </table:table-cell>
          <table:table-cell table:formula="of:=[.C263]/([.H263]-[.H262])" office:value-type="float" office:value="625525.099666328" calcext:value-type="float">
            <text:p>625525.099666328</text:p>
          </table:table-cell>
          <table:table-cell table:formula="of:=[.G263]-[.$B263]" office:value-type="float" office:value="0.679880619049072" calcext:value-type="float">
            <text:p>0.67988061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32044.52609" calcext:value-type="float">
            <text:p>1443132044.52609</text:p>
          </table:table-cell>
          <table:table-cell office:value-type="float" office:value="8224" calcext:value-type="float">
            <text:p>8224</text:p>
          </table:table-cell>
          <table:table-cell table:formula="of:=[.B264]-[.$B$2]" office:value-type="float" office:value="61.0950214862824" calcext:value-type="float">
            <text:p>61.0950214863</text:p>
          </table:table-cell>
          <table:table-cell table:formula="of:=[.C264]/([.D264]-[.D263])" office:value-type="float" office:value="100331.460430483" calcext:value-type="float">
            <text:p>100331.460430483</text:p>
          </table:table-cell>
          <table:table-cell/>
          <table:table-cell office:value-type="float" office:value="1443132045.28654" calcext:value-type="float">
            <text:p>1443132045.28654</text:p>
          </table:table-cell>
          <table:table-cell table:formula="of:=[.G264]-[.$B$2]" office:value-type="float" office:value="61.8554699420929" calcext:value-type="float">
            <text:p>61.8554699421</text:p>
          </table:table-cell>
          <table:table-cell table:formula="of:=[.C264]/([.H264]-[.H263])" office:value-type="float" office:value="50597.9764538832" calcext:value-type="float">
            <text:p>50597.9764538832</text:p>
          </table:table-cell>
          <table:table-cell table:formula="of:=[.G264]-[.$B264]" office:value-type="float" office:value="0.760448455810547" calcext:value-type="float">
            <text:p>0.760448455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32044.60806" calcext:value-type="float">
            <text:p>1443132044.60806</text:p>
          </table:table-cell>
          <table:table-cell office:value-type="float" office:value="8224" calcext:value-type="float">
            <text:p>8224</text:p>
          </table:table-cell>
          <table:table-cell table:formula="of:=[.B265]-[.$B$2]" office:value-type="float" office:value="61.1769919395447" calcext:value-type="float">
            <text:p>61.1769919395</text:p>
          </table:table-cell>
          <table:table-cell table:formula="of:=[.C265]/([.D265]-[.D264])" office:value-type="float" office:value="100328.834021215" calcext:value-type="float">
            <text:p>100328.834021215</text:p>
          </table:table-cell>
          <table:table-cell/>
          <table:table-cell office:value-type="float" office:value="1443132046.01534" calcext:value-type="float">
            <text:p>1443132046.01534</text:p>
          </table:table-cell>
          <table:table-cell table:formula="of:=[.G265]-[.$B$2]" office:value-type="float" office:value="62.5842769145966" calcext:value-type="float">
            <text:p>62.5842769146</text:p>
          </table:table-cell>
          <table:table-cell table:formula="of:=[.C265]/([.H265]-[.H264])" office:value-type="float" office:value="11284.1950067357" calcext:value-type="float">
            <text:p>11284.1950067357</text:p>
          </table:table-cell>
          <table:table-cell table:formula="of:=[.G265]-[.$B265]" office:value-type="float" office:value="1.40728497505188" calcext:value-type="float">
            <text:p>1.407284975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32044.69005" calcext:value-type="float">
            <text:p>1443132044.69005</text:p>
          </table:table-cell>
          <table:table-cell office:value-type="float" office:value="8224" calcext:value-type="float">
            <text:p>8224</text:p>
          </table:table-cell>
          <table:table-cell table:formula="of:=[.B266]-[.$B$2]" office:value-type="float" office:value="61.2589852809906" calcext:value-type="float">
            <text:p>61.258985281</text:p>
          </table:table-cell>
          <table:table-cell table:formula="of:=[.C266]/([.D266]-[.D265])" office:value-type="float" office:value="100300.82754249" calcext:value-type="float">
            <text:p>100300.82754249</text:p>
          </table:table-cell>
          <table:table-cell/>
          <table:table-cell office:value-type="float" office:value="1443132046.02748" calcext:value-type="float">
            <text:p>1443132046.02748</text:p>
          </table:table-cell>
          <table:table-cell table:formula="of:=[.G266]-[.$B$2]" office:value-type="float" office:value="62.5964133739471" calcext:value-type="float">
            <text:p>62.5964133739</text:p>
          </table:table-cell>
          <table:table-cell table:formula="of:=[.C266]/([.H266]-[.H265])" office:value-type="float" office:value="677627.614647179" calcext:value-type="float">
            <text:p>677627.614647179</text:p>
          </table:table-cell>
          <table:table-cell table:formula="of:=[.G266]-[.$B266]" office:value-type="float" office:value="1.33742809295654" calcext:value-type="float">
            <text:p>1.33742809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32044.77203" calcext:value-type="float">
            <text:p>1443132044.77203</text:p>
          </table:table-cell>
          <table:table-cell office:value-type="float" office:value="8224" calcext:value-type="float">
            <text:p>8224</text:p>
          </table:table-cell>
          <table:table-cell table:formula="of:=[.B267]-[.$B$2]" office:value-type="float" office:value="61.3409657478333" calcext:value-type="float">
            <text:p>61.3409657478</text:p>
          </table:table-cell>
          <table:table-cell table:formula="of:=[.C267]/([.D267]-[.D266])" office:value-type="float" office:value="100316.579262529" calcext:value-type="float">
            <text:p>100316.579262529</text:p>
          </table:table-cell>
          <table:table-cell/>
          <table:table-cell office:value-type="float" office:value="1443132046.03962" calcext:value-type="float">
            <text:p>1443132046.03962</text:p>
          </table:table-cell>
          <table:table-cell table:formula="of:=[.G267]-[.$B$2]" office:value-type="float" office:value="62.6085569858551" calcext:value-type="float">
            <text:p>62.6085569859</text:p>
          </table:table-cell>
          <table:table-cell table:formula="of:=[.C267]/([.H267]-[.H266])" office:value-type="float" office:value="677228.49365846" calcext:value-type="float">
            <text:p>677228.49365846</text:p>
          </table:table-cell>
          <table:table-cell table:formula="of:=[.G267]-[.$B267]" office:value-type="float" office:value="1.26759123802185" calcext:value-type="float">
            <text:p>1.26759123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32044.854" calcext:value-type="float">
            <text:p>1443132044.854</text:p>
          </table:table-cell>
          <table:table-cell office:value-type="float" office:value="8224" calcext:value-type="float">
            <text:p>8224</text:p>
          </table:table-cell>
          <table:table-cell table:formula="of:=[.B268]-[.$B$2]" office:value-type="float" office:value="61.4229395389557" calcext:value-type="float">
            <text:p>61.422939539</text:p>
          </table:table-cell>
          <table:table-cell table:formula="of:=[.C268]/([.D268]-[.D267])" office:value-type="float" office:value="100324.748768989" calcext:value-type="float">
            <text:p>100324.748768989</text:p>
          </table:table-cell>
          <table:table-cell/>
          <table:table-cell office:value-type="float" office:value="1443132046.05175" calcext:value-type="float">
            <text:p>1443132046.05175</text:p>
          </table:table-cell>
          <table:table-cell table:formula="of:=[.G268]-[.$B$2]" office:value-type="float" office:value="62.6206798553467" calcext:value-type="float">
            <text:p>62.6206798553</text:p>
          </table:table-cell>
          <table:table-cell table:formula="of:=[.C268]/([.H268]-[.H267])" office:value-type="float" office:value="678387.242039845" calcext:value-type="float">
            <text:p>678387.242039845</text:p>
          </table:table-cell>
          <table:table-cell table:formula="of:=[.G268]-[.$B268]" office:value-type="float" office:value="1.19774031639099" calcext:value-type="float">
            <text:p>1.197740316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32044.93598" calcext:value-type="float">
            <text:p>1443132044.93598</text:p>
          </table:table-cell>
          <table:table-cell office:value-type="float" office:value="8224" calcext:value-type="float">
            <text:p>8224</text:p>
          </table:table-cell>
          <table:table-cell table:formula="of:=[.B269]-[.$B$2]" office:value-type="float" office:value="61.5049149990082" calcext:value-type="float">
            <text:p>61.504914999</text:p>
          </table:table-cell>
          <table:table-cell table:formula="of:=[.C269]/([.D269]-[.D268])" office:value-type="float" office:value="100322.706267632" calcext:value-type="float">
            <text:p>100322.706267632</text:p>
          </table:table-cell>
          <table:table-cell/>
          <table:table-cell office:value-type="float" office:value="1443132046.06387" calcext:value-type="float">
            <text:p>1443132046.06387</text:p>
          </table:table-cell>
          <table:table-cell table:formula="of:=[.G269]-[.$B$2]" office:value-type="float" office:value="62.6328084468842" calcext:value-type="float">
            <text:p>62.6328084469</text:p>
          </table:table-cell>
          <table:table-cell table:formula="of:=[.C269]/([.H269]-[.H268])" office:value-type="float" office:value="678067.191445028" calcext:value-type="float">
            <text:p>678067.191445028</text:p>
          </table:table-cell>
          <table:table-cell table:formula="of:=[.G269]-[.$B269]" office:value-type="float" office:value="1.12789344787598" calcext:value-type="float">
            <text:p>1.127893447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32045.01719" calcext:value-type="float">
            <text:p>1443132045.01719</text:p>
          </table:table-cell>
          <table:table-cell office:value-type="float" office:value="8224" calcext:value-type="float">
            <text:p>8224</text:p>
          </table:table-cell>
          <table:table-cell table:formula="of:=[.B270]-[.$B$2]" office:value-type="float" office:value="61.5861232280731" calcext:value-type="float">
            <text:p>61.5861232281</text:p>
          </table:table-cell>
          <table:table-cell table:formula="of:=[.C270]/([.D270]-[.D269])" office:value-type="float" office:value="101270.525101875" calcext:value-type="float">
            <text:p>101270.525101875</text:p>
          </table:table-cell>
          <table:table-cell/>
          <table:table-cell office:value-type="float" office:value="1443132046.07601" calcext:value-type="float">
            <text:p>1443132046.07601</text:p>
          </table:table-cell>
          <table:table-cell table:formula="of:=[.G270]-[.$B$2]" office:value-type="float" office:value="62.6449403762817" calcext:value-type="float">
            <text:p>62.6449403763</text:p>
          </table:table-cell>
          <table:table-cell table:formula="of:=[.C270]/([.H270]-[.H269])" office:value-type="float" office:value="677880.634686057" calcext:value-type="float">
            <text:p>677880.634686057</text:p>
          </table:table-cell>
          <table:table-cell table:formula="of:=[.G270]-[.$B270]" office:value-type="float" office:value="1.05881714820862" calcext:value-type="float">
            <text:p>1.0588171482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32045.09566" calcext:value-type="float">
            <text:p>1443132045.09566</text:p>
          </table:table-cell>
          <table:table-cell office:value-type="float" office:value="8224" calcext:value-type="float">
            <text:p>8224</text:p>
          </table:table-cell>
          <table:table-cell table:formula="of:=[.B271]-[.$B$2]" office:value-type="float" office:value="61.664598941803" calcext:value-type="float">
            <text:p>61.6645989418</text:p>
          </table:table-cell>
          <table:table-cell table:formula="of:=[.C271]/([.D271]-[.D270])" office:value-type="float" office:value="104796.75314977" calcext:value-type="float">
            <text:p>104796.75314977</text:p>
          </table:table-cell>
          <table:table-cell/>
          <table:table-cell office:value-type="float" office:value="1443132046.08819" calcext:value-type="float">
            <text:p>1443132046.08819</text:p>
          </table:table-cell>
          <table:table-cell table:formula="of:=[.G271]-[.$B$2]" office:value-type="float" office:value="62.6571204662323" calcext:value-type="float">
            <text:p>62.6571204662</text:p>
          </table:table-cell>
          <table:table-cell table:formula="of:=[.C271]/([.H271]-[.H270])" office:value-type="float" office:value="675200.268091687" calcext:value-type="float">
            <text:p>675200.268091687</text:p>
          </table:table-cell>
          <table:table-cell table:formula="of:=[.G271]-[.$B271]" office:value-type="float" office:value="0.992521524429321" calcext:value-type="float">
            <text:p>0.992521524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32045.17414" calcext:value-type="float">
            <text:p>1443132045.17414</text:p>
          </table:table-cell>
          <table:table-cell office:value-type="float" office:value="8224" calcext:value-type="float">
            <text:p>8224</text:p>
          </table:table-cell>
          <table:table-cell table:formula="of:=[.B272]-[.$B$2]" office:value-type="float" office:value="61.7430713176727" calcext:value-type="float">
            <text:p>61.7430713177</text:p>
          </table:table-cell>
          <table:table-cell table:formula="of:=[.C272]/([.D272]-[.D271])" office:value-type="float" office:value="104801.210729878" calcext:value-type="float">
            <text:p>104801.210729878</text:p>
          </table:table-cell>
          <table:table-cell/>
          <table:table-cell office:value-type="float" office:value="1443132046.10031" calcext:value-type="float">
            <text:p>1443132046.10031</text:p>
          </table:table-cell>
          <table:table-cell table:formula="of:=[.G272]-[.$B$2]" office:value-type="float" office:value="62.6692478656769" calcext:value-type="float">
            <text:p>62.6692478657</text:p>
          </table:table-cell>
          <table:table-cell table:formula="of:=[.C272]/([.H272]-[.H271])" office:value-type="float" office:value="678133.843746314" calcext:value-type="float">
            <text:p>678133.843746314</text:p>
          </table:table-cell>
          <table:table-cell table:formula="of:=[.G272]-[.$B272]" office:value-type="float" office:value="0.92617654800415" calcext:value-type="float">
            <text:p>0.926176548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32045.25259" calcext:value-type="float">
            <text:p>1443132045.25259</text:p>
          </table:table-cell>
          <table:table-cell office:value-type="float" office:value="8224" calcext:value-type="float">
            <text:p>8224</text:p>
          </table:table-cell>
          <table:table-cell table:formula="of:=[.B273]-[.$B$2]" office:value-type="float" office:value="61.8215277194977" calcext:value-type="float">
            <text:p>61.8215277195</text:p>
          </table:table-cell>
          <table:table-cell table:formula="of:=[.C273]/([.D273]-[.D272])" office:value-type="float" office:value="104822.54868569" calcext:value-type="float">
            <text:p>104822.54868569</text:p>
          </table:table-cell>
          <table:table-cell/>
          <table:table-cell office:value-type="float" office:value="1443132046.11251" calcext:value-type="float">
            <text:p>1443132046.11251</text:p>
          </table:table-cell>
          <table:table-cell table:formula="of:=[.G273]-[.$B$2]" office:value-type="float" office:value="62.6814453601837" calcext:value-type="float">
            <text:p>62.6814453602</text:p>
          </table:table-cell>
          <table:table-cell table:formula="of:=[.C273]/([.H273]-[.H272])" office:value-type="float" office:value="674236.827521501" calcext:value-type="float">
            <text:p>674236.827521501</text:p>
          </table:table-cell>
          <table:table-cell table:formula="of:=[.G273]-[.$B273]" office:value-type="float" office:value="0.859917640686035" calcext:value-type="float">
            <text:p>0.8599176407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32045.33111" calcext:value-type="float">
            <text:p>1443132045.33111</text:p>
          </table:table-cell>
          <table:table-cell office:value-type="float" office:value="8224" calcext:value-type="float">
            <text:p>8224</text:p>
          </table:table-cell>
          <table:table-cell table:formula="of:=[.B274]-[.$B$2]" office:value-type="float" office:value="61.9000480175018" calcext:value-type="float">
            <text:p>61.9000480175</text:p>
          </table:table-cell>
          <table:table-cell table:formula="of:=[.C274]/([.D274]-[.D273])" office:value-type="float" office:value="104737.248953962" calcext:value-type="float">
            <text:p>104737.248953962</text:p>
          </table:table-cell>
          <table:table-cell/>
          <table:table-cell office:value-type="float" office:value="1443132046.37654" calcext:value-type="float">
            <text:p>1443132046.37654</text:p>
          </table:table-cell>
          <table:table-cell table:formula="of:=[.G274]-[.$B$2]" office:value-type="float" office:value="62.945472240448" calcext:value-type="float">
            <text:p>62.9454722404</text:p>
          </table:table-cell>
          <table:table-cell table:formula="of:=[.C274]/([.H274]-[.H273])" office:value-type="float" office:value="31148.3436526162" calcext:value-type="float">
            <text:p>31148.3436526162</text:p>
          </table:table-cell>
          <table:table-cell table:formula="of:=[.G274]-[.$B274]" office:value-type="float" office:value="1.04542422294617" calcext:value-type="float">
            <text:p>1.0454242229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32045.40959" calcext:value-type="float">
            <text:p>1443132045.40959</text:p>
          </table:table-cell>
          <table:table-cell office:value-type="float" office:value="8224" calcext:value-type="float">
            <text:p>8224</text:p>
          </table:table-cell>
          <table:table-cell table:formula="of:=[.B275]-[.$B$2]" office:value-type="float" office:value="61.9785213470459" calcext:value-type="float">
            <text:p>61.978521347</text:p>
          </table:table-cell>
          <table:table-cell table:formula="of:=[.C275]/([.D275]-[.D274])" office:value-type="float" office:value="104799.937096867" calcext:value-type="float">
            <text:p>104799.937096867</text:p>
          </table:table-cell>
          <table:table-cell/>
          <table:table-cell office:value-type="float" office:value="1443132047.05066" calcext:value-type="float">
            <text:p>1443132047.05066</text:p>
          </table:table-cell>
          <table:table-cell table:formula="of:=[.G275]-[.$B$2]" office:value-type="float" office:value="63.6195936203003" calcext:value-type="float">
            <text:p>63.6195936203</text:p>
          </table:table-cell>
          <table:table-cell table:formula="of:=[.C275]/([.H275]-[.H274])" office:value-type="float" office:value="12199.5834070742" calcext:value-type="float">
            <text:p>12199.5834070742</text:p>
          </table:table-cell>
          <table:table-cell table:formula="of:=[.G275]-[.$B275]" office:value-type="float" office:value="1.64107227325439" calcext:value-type="float">
            <text:p>1.641072273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32045.48805" calcext:value-type="float">
            <text:p>1443132045.48805</text:p>
          </table:table-cell>
          <table:table-cell office:value-type="float" office:value="8224" calcext:value-type="float">
            <text:p>8224</text:p>
          </table:table-cell>
          <table:table-cell table:formula="of:=[.B276]-[.$B$2]" office:value-type="float" office:value="62.0569860935211" calcext:value-type="float">
            <text:p>62.0569860935</text:p>
          </table:table-cell>
          <table:table-cell table:formula="of:=[.C276]/([.D276]-[.D275])" office:value-type="float" office:value="104811.400908525" calcext:value-type="float">
            <text:p>104811.400908525</text:p>
          </table:table-cell>
          <table:table-cell/>
          <table:table-cell office:value-type="float" office:value="1443132050.01818" calcext:value-type="float">
            <text:p>1443132050.01818</text:p>
          </table:table-cell>
          <table:table-cell table:formula="of:=[.G276]-[.$B$2]" office:value-type="float" office:value="66.5871107578278" calcext:value-type="float">
            <text:p>66.5871107578</text:p>
          </table:table-cell>
          <table:table-cell table:formula="of:=[.C276]/([.H276]-[.H275])" office:value-type="float" office:value="2771.34035588156" calcext:value-type="float">
            <text:p>2771.3403558816</text:p>
          </table:table-cell>
          <table:table-cell table:formula="of:=[.G276]-[.$B276]" office:value-type="float" office:value="4.53012466430664" calcext:value-type="float">
            <text:p>4.5301246643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32045.56651" calcext:value-type="float">
            <text:p>1443132045.56651</text:p>
          </table:table-cell>
          <table:table-cell office:value-type="float" office:value="8224" calcext:value-type="float">
            <text:p>8224</text:p>
          </table:table-cell>
          <table:table-cell table:formula="of:=[.B277]-[.$B$2]" office:value-type="float" office:value="62.1354451179504" calcext:value-type="float">
            <text:p>62.135445118</text:p>
          </table:table-cell>
          <table:table-cell table:formula="of:=[.C277]/([.D277]-[.D276])" office:value-type="float" office:value="104819.044843063" calcext:value-type="float">
            <text:p>104819.044843063</text:p>
          </table:table-cell>
          <table:table-cell/>
          <table:table-cell office:value-type="float" office:value="1443132050.03631" calcext:value-type="float">
            <text:p>1443132050.03631</text:p>
          </table:table-cell>
          <table:table-cell table:formula="of:=[.G277]-[.$B$2]" office:value-type="float" office:value="66.6052482128143" calcext:value-type="float">
            <text:p>66.6052482128</text:p>
          </table:table-cell>
          <table:table-cell table:formula="of:=[.C277]/([.H277]-[.H276])" office:value-type="float" office:value="453426.349291479" calcext:value-type="float">
            <text:p>453426.349291479</text:p>
          </table:table-cell>
          <table:table-cell table:formula="of:=[.G277]-[.$B277]" office:value-type="float" office:value="4.46980309486389" calcext:value-type="float">
            <text:p>4.469803094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32045.64499" calcext:value-type="float">
            <text:p>1443132045.64499</text:p>
          </table:table-cell>
          <table:table-cell office:value-type="float" office:value="8224" calcext:value-type="float">
            <text:p>8224</text:p>
          </table:table-cell>
          <table:table-cell table:formula="of:=[.B278]-[.$B$2]" office:value-type="float" office:value="62.2139205932617" calcext:value-type="float">
            <text:p>62.2139205933</text:p>
          </table:table-cell>
          <table:table-cell table:formula="of:=[.C278]/([.D278]-[.D277])" office:value-type="float" office:value="104797.071535774" calcext:value-type="float">
            <text:p>104797.071535774</text:p>
          </table:table-cell>
          <table:table-cell/>
          <table:table-cell office:value-type="float" office:value="1443132050.05445" calcext:value-type="float">
            <text:p>1443132050.05445</text:p>
          </table:table-cell>
          <table:table-cell table:formula="of:=[.G278]-[.$B$2]" office:value-type="float" office:value="66.6233842372894" calcext:value-type="float">
            <text:p>66.6233842373</text:p>
          </table:table-cell>
          <table:table-cell table:formula="of:=[.C278]/([.H278]-[.H277])" office:value-type="float" office:value="453462.114108429" calcext:value-type="float">
            <text:p>453462.114108429</text:p>
          </table:table-cell>
          <table:table-cell table:formula="of:=[.G278]-[.$B278]" office:value-type="float" office:value="4.40946364402771" calcext:value-type="float">
            <text:p>4.40946364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32045.72346" calcext:value-type="float">
            <text:p>1443132045.72346</text:p>
          </table:table-cell>
          <table:table-cell office:value-type="float" office:value="8224" calcext:value-type="float">
            <text:p>8224</text:p>
          </table:table-cell>
          <table:table-cell table:formula="of:=[.B279]-[.$B$2]" office:value-type="float" office:value="62.2923984527588" calcext:value-type="float">
            <text:p>62.2923984528</text:p>
          </table:table-cell>
          <table:table-cell table:formula="of:=[.C279]/([.D279]-[.D278])" office:value-type="float" office:value="104793.88776279" calcext:value-type="float">
            <text:p>104793.88776279</text:p>
          </table:table-cell>
          <table:table-cell/>
          <table:table-cell office:value-type="float" office:value="1443132050.07259" calcext:value-type="float">
            <text:p>1443132050.07259</text:p>
          </table:table-cell>
          <table:table-cell table:formula="of:=[.G279]-[.$B$2]" office:value-type="float" office:value="66.6415209770203" calcext:value-type="float">
            <text:p>66.641520977</text:p>
          </table:table-cell>
          <table:table-cell table:formula="of:=[.C279]/([.H279]-[.H278])" office:value-type="float" office:value="453444.230994729" calcext:value-type="float">
            <text:p>453444.230994729</text:p>
          </table:table-cell>
          <table:table-cell table:formula="of:=[.G279]-[.$B279]" office:value-type="float" office:value="4.34912252426147" calcext:value-type="float">
            <text:p>4.349122524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32045.80198" calcext:value-type="float">
            <text:p>1443132045.80198</text:p>
          </table:table-cell>
          <table:table-cell office:value-type="float" office:value="8224" calcext:value-type="float">
            <text:p>8224</text:p>
          </table:table-cell>
          <table:table-cell table:formula="of:=[.B280]-[.$B$2]" office:value-type="float" office:value="62.3709144592285" calcext:value-type="float">
            <text:p>62.3709144592</text:p>
          </table:table-cell>
          <table:table-cell table:formula="of:=[.C280]/([.D280]-[.D279])" office:value-type="float" office:value="104742.973691243" calcext:value-type="float">
            <text:p>104742.973691243</text:p>
          </table:table-cell>
          <table:table-cell/>
          <table:table-cell office:value-type="float" office:value="1443132050.09073" calcext:value-type="float">
            <text:p>1443132050.09073</text:p>
          </table:table-cell>
          <table:table-cell table:formula="of:=[.G280]-[.$B$2]" office:value-type="float" office:value="66.6596672534943" calcext:value-type="float">
            <text:p>66.6596672535</text:p>
          </table:table-cell>
          <table:table-cell table:formula="of:=[.C280]/([.H280]-[.H279])" office:value-type="float" office:value="453205.92418967" calcext:value-type="float">
            <text:p>453205.92418967</text:p>
          </table:table-cell>
          <table:table-cell table:formula="of:=[.G280]-[.$B280]" office:value-type="float" office:value="4.28875279426575" calcext:value-type="float">
            <text:p>4.288752794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32045.88045" calcext:value-type="float">
            <text:p>1443132045.88045</text:p>
          </table:table-cell>
          <table:table-cell office:value-type="float" office:value="8224" calcext:value-type="float">
            <text:p>8224</text:p>
          </table:table-cell>
          <table:table-cell table:formula="of:=[.B281]-[.$B$2]" office:value-type="float" office:value="62.4493870735168" calcext:value-type="float">
            <text:p>62.4493870735</text:p>
          </table:table-cell>
          <table:table-cell table:formula="of:=[.C281]/([.D281]-[.D280])" office:value-type="float" office:value="104800.892318723" calcext:value-type="float">
            <text:p>104800.892318723</text:p>
          </table:table-cell>
          <table:table-cell/>
          <table:table-cell office:value-type="float" office:value="1443132050.10887" calcext:value-type="float">
            <text:p>1443132050.10887</text:p>
          </table:table-cell>
          <table:table-cell table:formula="of:=[.G281]-[.$B$2]" office:value-type="float" office:value="66.6778059005737" calcext:value-type="float">
            <text:p>66.6778059006</text:p>
          </table:table-cell>
          <table:table-cell table:formula="of:=[.C281]/([.H281]-[.H280])" office:value-type="float" office:value="453396.549586614" calcext:value-type="float">
            <text:p>453396.549586614</text:p>
          </table:table-cell>
          <table:table-cell table:formula="of:=[.G281]-[.$B281]" office:value-type="float" office:value="4.22841882705689" calcext:value-type="float">
            <text:p>4.228418827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32045.95892" calcext:value-type="float">
            <text:p>1443132045.95892</text:p>
          </table:table-cell>
          <table:table-cell office:value-type="float" office:value="8224" calcext:value-type="float">
            <text:p>8224</text:p>
          </table:table-cell>
          <table:table-cell table:formula="of:=[.B282]-[.$B$2]" office:value-type="float" office:value="62.5278573036194" calcext:value-type="float">
            <text:p>62.5278573036</text:p>
          </table:table-cell>
          <table:table-cell table:formula="of:=[.C282]/([.D282]-[.D281])" office:value-type="float" office:value="104804.076517343" calcext:value-type="float">
            <text:p>104804.076517343</text:p>
          </table:table-cell>
          <table:table-cell/>
          <table:table-cell office:value-type="float" office:value="1443132050.127" calcext:value-type="float">
            <text:p>1443132050.127</text:p>
          </table:table-cell>
          <table:table-cell table:formula="of:=[.G282]-[.$B$2]" office:value-type="float" office:value="66.6959364414215" calcext:value-type="float">
            <text:p>66.6959364414</text:p>
          </table:table-cell>
          <table:table-cell table:formula="of:=[.C282]/([.H282]-[.H281])" office:value-type="float" office:value="453599.264856335" calcext:value-type="float">
            <text:p>453599.264856335</text:p>
          </table:table-cell>
          <table:table-cell table:formula="of:=[.G282]-[.$B282]" office:value-type="float" office:value="4.16807913780212" calcext:value-type="float">
            <text:p>4.1680791378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32046.03569" calcext:value-type="float">
            <text:p>1443132046.03569</text:p>
          </table:table-cell>
          <table:table-cell office:value-type="float" office:value="8224" calcext:value-type="float">
            <text:p>8224</text:p>
          </table:table-cell>
          <table:table-cell table:formula="of:=[.B283]-[.$B$2]" office:value-type="float" office:value="62.6046268939972" calcext:value-type="float">
            <text:p>62.604626894</text:p>
          </table:table-cell>
          <table:table-cell table:formula="of:=[.C283]/([.D283]-[.D282])" office:value-type="float" office:value="107125.750697992" calcext:value-type="float">
            <text:p>107125.750697992</text:p>
          </table:table-cell>
          <table:table-cell/>
          <table:table-cell office:value-type="float" office:value="1443132050.14521" calcext:value-type="float">
            <text:p>1443132050.14521</text:p>
          </table:table-cell>
          <table:table-cell table:formula="of:=[.G283]-[.$B$2]" office:value-type="float" office:value="66.7141494750977" calcext:value-type="float">
            <text:p>66.7141494751</text:p>
          </table:table-cell>
          <table:table-cell table:formula="of:=[.C283]/([.H283]-[.H282])" office:value-type="float" office:value="451544.764383239" calcext:value-type="float">
            <text:p>451544.764383239</text:p>
          </table:table-cell>
          <table:table-cell table:formula="of:=[.G283]-[.$B283]" office:value-type="float" office:value="4.10952258110046" calcext:value-type="float">
            <text:p>4.109522581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32046.1106" calcext:value-type="float">
            <text:p>1443132046.1106</text:p>
          </table:table-cell>
          <table:table-cell office:value-type="float" office:value="8224" calcext:value-type="float">
            <text:p>8224</text:p>
          </table:table-cell>
          <table:table-cell table:formula="of:=[.B284]-[.$B$2]" office:value-type="float" office:value="62.6795339584351" calcext:value-type="float">
            <text:p>62.6795339584</text:p>
          </table:table-cell>
          <table:table-cell table:formula="of:=[.C284]/([.D284]-[.D283])" office:value-type="float" office:value="109789.377833938" calcext:value-type="float">
            <text:p>109789.377833938</text:p>
          </table:table-cell>
          <table:table-cell/>
          <table:table-cell office:value-type="float" office:value="1443132050.16335" calcext:value-type="float">
            <text:p>1443132050.16335</text:p>
          </table:table-cell>
          <table:table-cell table:formula="of:=[.G284]-[.$B$2]" office:value-type="float" office:value="66.7322852611542" calcext:value-type="float">
            <text:p>66.7322852612</text:p>
          </table:table-cell>
          <table:table-cell table:formula="of:=[.C284]/([.H284]-[.H283])" office:value-type="float" office:value="453468.075459792" calcext:value-type="float">
            <text:p>453468.075459792</text:p>
          </table:table-cell>
          <table:table-cell table:formula="of:=[.G284]-[.$B284]" office:value-type="float" office:value="4.05275130271912" calcext:value-type="float">
            <text:p>4.0527513027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32046.18551" calcext:value-type="float">
            <text:p>1443132046.18551</text:p>
          </table:table-cell>
          <table:table-cell office:value-type="float" office:value="8224" calcext:value-type="float">
            <text:p>8224</text:p>
          </table:table-cell>
          <table:table-cell table:formula="of:=[.B285]-[.$B$2]" office:value-type="float" office:value="62.7544429302216" calcext:value-type="float">
            <text:p>62.7544429302</text:p>
          </table:table-cell>
          <table:table-cell table:formula="of:=[.C285]/([.D285]-[.D284])" office:value-type="float" office:value="109786.582352773" calcext:value-type="float">
            <text:p>109786.582352773</text:p>
          </table:table-cell>
          <table:table-cell/>
          <table:table-cell office:value-type="float" office:value="1443132050.1815" calcext:value-type="float">
            <text:p>1443132050.1815</text:p>
          </table:table-cell>
          <table:table-cell table:formula="of:=[.G285]-[.$B$2]" office:value-type="float" office:value="66.750433921814" calcext:value-type="float">
            <text:p>66.7504339218</text:p>
          </table:table-cell>
          <table:table-cell table:formula="of:=[.C285]/([.H285]-[.H284])" office:value-type="float" office:value="453146.3866213" calcext:value-type="float">
            <text:p>453146.3866213</text:p>
          </table:table-cell>
          <table:table-cell table:formula="of:=[.G285]-[.$B285]" office:value-type="float" office:value="3.99599099159241" calcext:value-type="float">
            <text:p>3.9959909916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32046.26041" calcext:value-type="float">
            <text:p>1443132046.26041</text:p>
          </table:table-cell>
          <table:table-cell office:value-type="float" office:value="8224" calcext:value-type="float">
            <text:p>8224</text:p>
          </table:table-cell>
          <table:table-cell table:formula="of:=[.B286]-[.$B$2]" office:value-type="float" office:value="62.829345703125" calcext:value-type="float">
            <text:p>62.8293457031</text:p>
          </table:table-cell>
          <table:table-cell table:formula="of:=[.C286]/([.D286]-[.D285])" office:value-type="float" office:value="109795.668187099" calcext:value-type="float">
            <text:p>109795.668187099</text:p>
          </table:table-cell>
          <table:table-cell/>
          <table:table-cell office:value-type="float" office:value="1443132050.19967" calcext:value-type="float">
            <text:p>1443132050.19967</text:p>
          </table:table-cell>
          <table:table-cell table:formula="of:=[.G286]-[.$B$2]" office:value-type="float" office:value="66.7686092853546" calcext:value-type="float">
            <text:p>66.7686092854</text:p>
          </table:table-cell>
          <table:table-cell table:formula="of:=[.C286]/([.H286]-[.H285])" office:value-type="float" office:value="452480.633006703" calcext:value-type="float">
            <text:p>452480.633006703</text:p>
          </table:table-cell>
          <table:table-cell table:formula="of:=[.G286]-[.$B286]" office:value-type="float" office:value="3.93926358222961" calcext:value-type="float">
            <text:p>3.9392635822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32046.3353" calcext:value-type="float">
            <text:p>1443132046.3353</text:p>
          </table:table-cell>
          <table:table-cell office:value-type="float" office:value="8224" calcext:value-type="float">
            <text:p>8224</text:p>
          </table:table-cell>
          <table:table-cell table:formula="of:=[.B287]-[.$B$2]" office:value-type="float" office:value="62.9042336940765" calcext:value-type="float">
            <text:p>62.9042336941</text:p>
          </table:table-cell>
          <table:table-cell table:formula="of:=[.C287]/([.D287]-[.D286])" office:value-type="float" office:value="109817.340477487" calcext:value-type="float">
            <text:p>109817.340477487</text:p>
          </table:table-cell>
          <table:table-cell/>
          <table:table-cell office:value-type="float" office:value="1443132050.21782" calcext:value-type="float">
            <text:p>1443132050.21782</text:p>
          </table:table-cell>
          <table:table-cell table:formula="of:=[.G287]-[.$B$2]" office:value-type="float" office:value="66.786750793457" calcext:value-type="float">
            <text:p>66.7867507935</text:p>
          </table:table-cell>
          <table:table-cell table:formula="of:=[.C287]/([.H287]-[.H286])" office:value-type="float" office:value="453325.046273541" calcext:value-type="float">
            <text:p>453325.046273541</text:p>
          </table:table-cell>
          <table:table-cell table:formula="of:=[.G287]-[.$B287]" office:value-type="float" office:value="3.88251709938049" calcext:value-type="float">
            <text:p>3.8825170994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32046.4102" calcext:value-type="float">
            <text:p>1443132046.4102</text:p>
          </table:table-cell>
          <table:table-cell office:value-type="float" office:value="8224" calcext:value-type="float">
            <text:p>8224</text:p>
          </table:table-cell>
          <table:table-cell table:formula="of:=[.B288]-[.$B$2]" office:value-type="float" office:value="62.9791316986084" calcext:value-type="float">
            <text:p>62.9791316986</text:p>
          </table:table-cell>
          <table:table-cell table:formula="of:=[.C288]/([.D288]-[.D287])" office:value-type="float" office:value="109802.658313836" calcext:value-type="float">
            <text:p>109802.658313836</text:p>
          </table:table-cell>
          <table:table-cell/>
          <table:table-cell office:value-type="float" office:value="1443132050.23596" calcext:value-type="float">
            <text:p>1443132050.23596</text:p>
          </table:table-cell>
          <table:table-cell table:formula="of:=[.G288]-[.$B$2]" office:value-type="float" office:value="66.8048942089081" calcext:value-type="float">
            <text:p>66.8048942089</text:p>
          </table:table-cell>
          <table:table-cell table:formula="of:=[.C288]/([.H288]-[.H287])" office:value-type="float" office:value="453277.38992628" calcext:value-type="float">
            <text:p>453277.38992628</text:p>
          </table:table-cell>
          <table:table-cell table:formula="of:=[.G288]-[.$B288]" office:value-type="float" office:value="3.82576251029968" calcext:value-type="float">
            <text:p>3.8257625103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32046.48511" calcext:value-type="float">
            <text:p>1443132046.48511</text:p>
          </table:table-cell>
          <table:table-cell office:value-type="float" office:value="8224" calcext:value-type="float">
            <text:p>8224</text:p>
          </table:table-cell>
          <table:table-cell table:formula="of:=[.B289]-[.$B$2]" office:value-type="float" office:value="63.0540432929993" calcext:value-type="float">
            <text:p>63.054043293</text:p>
          </table:table-cell>
          <table:table-cell table:formula="of:=[.C289]/([.D289]-[.D288])" office:value-type="float" office:value="109782.738798607" calcext:value-type="float">
            <text:p>109782.738798607</text:p>
          </table:table-cell>
          <table:table-cell/>
          <table:table-cell office:value-type="float" office:value="1443132050.2541" calcext:value-type="float">
            <text:p>1443132050.2541</text:p>
          </table:table-cell>
          <table:table-cell table:formula="of:=[.G289]-[.$B$2]" office:value-type="float" office:value="66.823038816452" calcext:value-type="float">
            <text:p>66.8230388165</text:p>
          </table:table-cell>
          <table:table-cell table:formula="of:=[.C289]/([.H289]-[.H288])" office:value-type="float" office:value="453247.60979712" calcext:value-type="float">
            <text:p>453247.60979712</text:p>
          </table:table-cell>
          <table:table-cell table:formula="of:=[.G289]-[.$B289]" office:value-type="float" office:value="3.76899552345276" calcext:value-type="float">
            <text:p>3.7689955235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32046.56003" calcext:value-type="float">
            <text:p>1443132046.56003</text:p>
          </table:table-cell>
          <table:table-cell office:value-type="float" office:value="8224" calcext:value-type="float">
            <text:p>8224</text:p>
          </table:table-cell>
          <table:table-cell table:formula="of:=[.B290]-[.$B$2]" office:value-type="float" office:value="63.128960609436" calcext:value-type="float">
            <text:p>63.1289606094</text:p>
          </table:table-cell>
          <table:table-cell table:formula="of:=[.C290]/([.D290]-[.D289])" office:value-type="float" office:value="109774.353796312" calcext:value-type="float">
            <text:p>109774.353796312</text:p>
          </table:table-cell>
          <table:table-cell/>
          <table:table-cell office:value-type="float" office:value="1443132050.27225" calcext:value-type="float">
            <text:p>1443132050.27225</text:p>
          </table:table-cell>
          <table:table-cell table:formula="of:=[.G290]-[.$B$2]" office:value-type="float" office:value="66.8411836624146" calcext:value-type="float">
            <text:p>66.8411836624</text:p>
          </table:table-cell>
          <table:table-cell table:formula="of:=[.C290]/([.H290]-[.H289])" office:value-type="float" office:value="453241.654240852" calcext:value-type="float">
            <text:p>453241.654240852</text:p>
          </table:table-cell>
          <table:table-cell table:formula="of:=[.G290]-[.$B290]" office:value-type="float" office:value="3.71222305297852" calcext:value-type="float">
            <text:p>3.712223053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32046.63495" calcext:value-type="float">
            <text:p>1443132046.63495</text:p>
          </table:table-cell>
          <table:table-cell office:value-type="float" office:value="8224" calcext:value-type="float">
            <text:p>8224</text:p>
          </table:table-cell>
          <table:table-cell table:formula="of:=[.B291]-[.$B$2]" office:value-type="float" office:value="63.2038893699646" calcext:value-type="float">
            <text:p>63.20388937</text:p>
          </table:table-cell>
          <table:table-cell table:formula="of:=[.C291]/([.D291]-[.D290])" office:value-type="float" office:value="109757.587633721" calcext:value-type="float">
            <text:p>109757.587633721</text:p>
          </table:table-cell>
          <table:table-cell/>
          <table:table-cell office:value-type="float" office:value="1443132050.29039" calcext:value-type="float">
            <text:p>1443132050.29039</text:p>
          </table:table-cell>
          <table:table-cell table:formula="of:=[.G291]-[.$B$2]" office:value-type="float" office:value="66.859326839447" calcext:value-type="float">
            <text:p>66.8593268394</text:p>
          </table:table-cell>
          <table:table-cell table:formula="of:=[.C291]/([.H291]-[.H290])" office:value-type="float" office:value="453283.346421719" calcext:value-type="float">
            <text:p>453283.346421719</text:p>
          </table:table-cell>
          <table:table-cell table:formula="of:=[.G291]-[.$B291]" office:value-type="float" office:value="3.65543746948242" calcext:value-type="float">
            <text:p>3.6554374695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32046.70987" calcext:value-type="float">
            <text:p>1443132046.70987</text:p>
          </table:table-cell>
          <table:table-cell office:value-type="float" office:value="8224" calcext:value-type="float">
            <text:p>8224</text:p>
          </table:table-cell>
          <table:table-cell table:formula="of:=[.B292]-[.$B$2]" office:value-type="float" office:value="63.2788019180298" calcext:value-type="float">
            <text:p>63.278801918</text:p>
          </table:table-cell>
          <table:table-cell table:formula="of:=[.C292]/([.D292]-[.D291])" office:value-type="float" office:value="109781.34120927" calcext:value-type="float">
            <text:p>109781.34120927</text:p>
          </table:table-cell>
          <table:table-cell/>
          <table:table-cell office:value-type="float" office:value="1443132050.30853" calcext:value-type="float">
            <text:p>1443132050.30853</text:p>
          </table:table-cell>
          <table:table-cell table:formula="of:=[.G292]-[.$B$2]" office:value-type="float" office:value="66.8774628639221" calcext:value-type="float">
            <text:p>66.8774628639</text:p>
          </table:table-cell>
          <table:table-cell table:formula="of:=[.C292]/([.H292]-[.H291])" office:value-type="float" office:value="453462.114108429" calcext:value-type="float">
            <text:p>453462.114108429</text:p>
          </table:table-cell>
          <table:table-cell table:formula="of:=[.G292]-[.$B292]" office:value-type="float" office:value="3.59866094589233" calcext:value-type="float">
            <text:p>3.5986609459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32046.78478" calcext:value-type="float">
            <text:p>1443132046.78478</text:p>
          </table:table-cell>
          <table:table-cell office:value-type="float" office:value="8224" calcext:value-type="float">
            <text:p>8224</text:p>
          </table:table-cell>
          <table:table-cell table:formula="of:=[.B293]-[.$B$2]" office:value-type="float" office:value="63.3537139892578" calcext:value-type="float">
            <text:p>63.3537139893</text:p>
          </table:table-cell>
          <table:table-cell table:formula="of:=[.C293]/([.D293]-[.D292])" office:value-type="float" office:value="109782.039999491" calcext:value-type="float">
            <text:p>109782.039999491</text:p>
          </table:table-cell>
          <table:table-cell/>
          <table:table-cell office:value-type="float" office:value="1443132050.32665" calcext:value-type="float">
            <text:p>1443132050.32665</text:p>
          </table:table-cell>
          <table:table-cell table:formula="of:=[.G293]-[.$B$2]" office:value-type="float" office:value="66.8955881595612" calcext:value-type="float">
            <text:p>66.8955881596</text:p>
          </table:table-cell>
          <table:table-cell table:formula="of:=[.C293]/([.H293]-[.H292])" office:value-type="float" office:value="453730.530181656" calcext:value-type="float">
            <text:p>453730.530181656</text:p>
          </table:table-cell>
          <table:table-cell table:formula="of:=[.G293]-[.$B293]" office:value-type="float" office:value="3.54187417030334" calcext:value-type="float">
            <text:p>3.5418741703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32046.85969" calcext:value-type="float">
            <text:p>1443132046.85969</text:p>
          </table:table-cell>
          <table:table-cell office:value-type="float" office:value="8224" calcext:value-type="float">
            <text:p>8224</text:p>
          </table:table-cell>
          <table:table-cell table:formula="of:=[.B294]-[.$B$2]" office:value-type="float" office:value="63.4286212921143" calcext:value-type="float">
            <text:p>63.4286212921</text:p>
          </table:table-cell>
          <table:table-cell table:formula="of:=[.C294]/([.D294]-[.D293])" office:value-type="float" office:value="109789.028391007" calcext:value-type="float">
            <text:p>109789.028391007</text:p>
          </table:table-cell>
          <table:table-cell/>
          <table:table-cell office:value-type="float" office:value="1443132050.38724" calcext:value-type="float">
            <text:p>1443132050.38724</text:p>
          </table:table-cell>
          <table:table-cell table:formula="of:=[.G294]-[.$B$2]" office:value-type="float" office:value="66.9561729431152" calcext:value-type="float">
            <text:p>66.9561729431</text:p>
          </table:table-cell>
          <table:table-cell table:formula="of:=[.C294]/([.H294]-[.H293])" office:value-type="float" office:value="135743.655709513" calcext:value-type="float">
            <text:p>135743.655709513</text:p>
          </table:table-cell>
          <table:table-cell table:formula="of:=[.G294]-[.$B294]" office:value-type="float" office:value="3.52755165100098" calcext:value-type="float">
            <text:p>3.52755165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32046.9346" calcext:value-type="float">
            <text:p>1443132046.9346</text:p>
          </table:table-cell>
          <table:table-cell office:value-type="float" office:value="8224" calcext:value-type="float">
            <text:p>8224</text:p>
          </table:table-cell>
          <table:table-cell table:formula="of:=[.B295]-[.$B$2]" office:value-type="float" office:value="63.5035297870636" calcext:value-type="float">
            <text:p>63.5035297871</text:p>
          </table:table-cell>
          <table:table-cell table:formula="of:=[.C295]/([.D295]-[.D294])" office:value-type="float" office:value="109787.281209718" calcext:value-type="float">
            <text:p>109787.281209718</text:p>
          </table:table-cell>
          <table:table-cell/>
          <table:table-cell office:value-type="float" office:value="1443132050.47986" calcext:value-type="float">
            <text:p>1443132050.47986</text:p>
          </table:table-cell>
          <table:table-cell table:formula="of:=[.G295]-[.$B$2]" office:value-type="float" office:value="67.0487990379334" calcext:value-type="float">
            <text:p>67.0487990379</text:p>
          </table:table-cell>
          <table:table-cell table:formula="of:=[.C295]/([.H295]-[.H294])" office:value-type="float" office:value="88787.0747023181" calcext:value-type="float">
            <text:p>88787.0747023181</text:p>
          </table:table-cell>
          <table:table-cell table:formula="of:=[.G295]-[.$B295]" office:value-type="float" office:value="3.54526925086975" calcext:value-type="float">
            <text:p>3.5452692509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32060.01298" calcext:value-type="float">
            <text:p>1443132060.01298</text:p>
          </table:table-cell>
          <table:table-cell office:value-type="float" office:value="8224" calcext:value-type="float">
            <text:p>8224</text:p>
          </table:table-cell>
          <table:table-cell table:formula="of:=[.B296]-[.$B$2]" office:value-type="float" office:value="76.5819191932678" calcext:value-type="float">
            <text:p>76.5819191933</text:p>
          </table:table-cell>
          <table:table-cell table:formula="of:=[.C296]/([.D296]-[.D295])" office:value-type="float" office:value="628.823606987772" calcext:value-type="float">
            <text:p>628.8236069878</text:p>
          </table:table-cell>
          <table:table-cell/>
          <table:table-cell office:value-type="float" office:value="1443132060.20412" calcext:value-type="float">
            <text:p>1443132060.20412</text:p>
          </table:table-cell>
          <table:table-cell table:formula="of:=[.G296]-[.$B$2]" office:value-type="float" office:value="76.7730524539948" calcext:value-type="float">
            <text:p>76.773052454</text:p>
          </table:table-cell>
          <table:table-cell table:formula="of:=[.C296]/([.H296]-[.H295])" office:value-type="float" office:value="845.720452576497" calcext:value-type="float">
            <text:p>845.7204525765</text:p>
          </table:table-cell>
          <table:table-cell table:formula="of:=[.G296]-[.$B296]" office:value-type="float" office:value="0.191133260726929" calcext:value-type="float">
            <text:p>0.1911332607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32060.11593" calcext:value-type="float">
            <text:p>1443132060.11593</text:p>
          </table:table-cell>
          <table:table-cell office:value-type="float" office:value="8224" calcext:value-type="float">
            <text:p>8224</text:p>
          </table:table-cell>
          <table:table-cell table:formula="of:=[.B297]-[.$B$2]" office:value-type="float" office:value="76.684862613678" calcext:value-type="float">
            <text:p>76.6848626137</text:p>
          </table:table-cell>
          <table:table-cell table:formula="of:=[.C297]/([.D297]-[.D296])" office:value-type="float" office:value="79888.5442822204" calcext:value-type="float">
            <text:p>79888.5442822204</text:p>
          </table:table-cell>
          <table:table-cell/>
          <table:table-cell office:value-type="float" office:value="1443132060.30694" calcext:value-type="float">
            <text:p>1443132060.30694</text:p>
          </table:table-cell>
          <table:table-cell table:formula="of:=[.G297]-[.$B$2]" office:value-type="float" office:value="76.8758699893951" calcext:value-type="float">
            <text:p>76.8758699894</text:p>
          </table:table-cell>
          <table:table-cell table:formula="of:=[.C297]/([.H297]-[.H296])" office:value-type="float" office:value="79986.3561013616" calcext:value-type="float">
            <text:p>79986.3561013616</text:p>
          </table:table-cell>
          <table:table-cell table:formula="of:=[.G297]-[.$B297]" office:value-type="float" office:value="0.191007375717163" calcext:value-type="float">
            <text:p>0.191007375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32060.21886" calcext:value-type="float">
            <text:p>1443132060.21886</text:p>
          </table:table-cell>
          <table:table-cell office:value-type="float" office:value="8224" calcext:value-type="float">
            <text:p>8224</text:p>
          </table:table-cell>
          <table:table-cell table:formula="of:=[.B298]-[.$B$2]" office:value-type="float" office:value="76.7877962589264" calcext:value-type="float">
            <text:p>76.7877962589</text:p>
          </table:table-cell>
          <table:table-cell table:formula="of:=[.C298]/([.D298]-[.D297])" office:value-type="float" office:value="79896.1309506989" calcext:value-type="float">
            <text:p>79896.1309506989</text:p>
          </table:table-cell>
          <table:table-cell/>
          <table:table-cell office:value-type="float" office:value="1443132060.40991" calcext:value-type="float">
            <text:p>1443132060.40991</text:p>
          </table:table-cell>
          <table:table-cell table:formula="of:=[.G298]-[.$B$2]" office:value-type="float" office:value="76.9788472652435" calcext:value-type="float">
            <text:p>76.9788472652</text:p>
          </table:table-cell>
          <table:table-cell table:formula="of:=[.C298]/([.H298]-[.H297])" office:value-type="float" office:value="79862.2796364125" calcext:value-type="float">
            <text:p>79862.2796364125</text:p>
          </table:table-cell>
          <table:table-cell table:formula="of:=[.G298]-[.$B298]" office:value-type="float" office:value="0.191051006317139" calcext:value-type="float">
            <text:p>0.1910510063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32060.3218" calcext:value-type="float">
            <text:p>1443132060.3218</text:p>
          </table:table-cell>
          <table:table-cell office:value-type="float" office:value="8224" calcext:value-type="float">
            <text:p>8224</text:p>
          </table:table-cell>
          <table:table-cell table:formula="of:=[.B299]-[.$B$2]" office:value-type="float" office:value="76.8907377719879" calcext:value-type="float">
            <text:p>76.890737772</text:p>
          </table:table-cell>
          <table:table-cell table:formula="of:=[.C299]/([.D299]-[.D298])" office:value-type="float" office:value="79890.024494636" calcext:value-type="float">
            <text:p>79890.024494636</text:p>
          </table:table-cell>
          <table:table-cell/>
          <table:table-cell office:value-type="float" office:value="1443132060.51288" calcext:value-type="float">
            <text:p>1443132060.51288</text:p>
          </table:table-cell>
          <table:table-cell table:formula="of:=[.G299]-[.$B$2]" office:value-type="float" office:value="77.0818181037903" calcext:value-type="float">
            <text:p>77.0818181038</text:p>
          </table:table-cell>
          <table:table-cell table:formula="of:=[.C299]/([.H299]-[.H298])" office:value-type="float" office:value="79867.2722886099" calcext:value-type="float">
            <text:p>79867.2722886099</text:p>
          </table:table-cell>
          <table:table-cell table:formula="of:=[.G299]-[.$B299]" office:value-type="float" office:value="0.191080331802368" calcext:value-type="float">
            <text:p>0.1910803318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32060.42474" calcext:value-type="float">
            <text:p>1443132060.42474</text:p>
          </table:table-cell>
          <table:table-cell office:value-type="float" office:value="8224" calcext:value-type="float">
            <text:p>8224</text:p>
          </table:table-cell>
          <table:table-cell table:formula="of:=[.B300]-[.$B$2]" office:value-type="float" office:value="76.9936761856079" calcext:value-type="float">
            <text:p>76.9936761856</text:p>
          </table:table-cell>
          <table:table-cell table:formula="of:=[.C300]/([.D300]-[.D299])" office:value-type="float" office:value="79892.4299568042" calcext:value-type="float">
            <text:p>79892.4299568042</text:p>
          </table:table-cell>
          <table:table-cell/>
          <table:table-cell office:value-type="float" office:value="1443132060.61574" calcext:value-type="float">
            <text:p>1443132060.61574</text:p>
          </table:table-cell>
          <table:table-cell table:formula="of:=[.G300]-[.$B$2]" office:value-type="float" office:value="77.1846745014191" calcext:value-type="float">
            <text:p>77.1846745014</text:p>
          </table:table-cell>
          <table:table-cell table:formula="of:=[.C300]/([.H300]-[.H299])" office:value-type="float" office:value="79956.1348597973" calcext:value-type="float">
            <text:p>79956.1348597973</text:p>
          </table:table-cell>
          <table:table-cell table:formula="of:=[.G300]-[.$B300]" office:value-type="float" office:value="0.190998315811157" calcext:value-type="float">
            <text:p>0.1909983158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32060.52767" calcext:value-type="float">
            <text:p>1443132060.52767</text:p>
          </table:table-cell>
          <table:table-cell office:value-type="float" office:value="8224" calcext:value-type="float">
            <text:p>8224</text:p>
          </table:table-cell>
          <table:table-cell table:formula="of:=[.B301]-[.$B$2]" office:value-type="float" office:value="77.0966095924377" calcext:value-type="float">
            <text:p>77.0966095924</text:p>
          </table:table-cell>
          <table:table-cell table:formula="of:=[.C301]/([.D301]-[.D300])" office:value-type="float" office:value="79896.3160093947" calcext:value-type="float">
            <text:p>79896.3160093947</text:p>
          </table:table-cell>
          <table:table-cell/>
          <table:table-cell office:value-type="float" office:value="1443132060.71866" calcext:value-type="float">
            <text:p>1443132060.71866</text:p>
          </table:table-cell>
          <table:table-cell table:formula="of:=[.G301]-[.$B$2]" office:value-type="float" office:value="77.2875964641571" calcext:value-type="float">
            <text:p>77.2875964642</text:p>
          </table:table-cell>
          <table:table-cell table:formula="of:=[.C301]/([.H301]-[.H300])" office:value-type="float" office:value="79905.1998350653" calcext:value-type="float">
            <text:p>79905.1998350653</text:p>
          </table:table-cell>
          <table:table-cell table:formula="of:=[.G301]-[.$B301]" office:value-type="float" office:value="0.19098687171936" calcext:value-type="float">
            <text:p>0.190986871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32060.63061" calcext:value-type="float">
            <text:p>1443132060.63061</text:p>
          </table:table-cell>
          <table:table-cell office:value-type="float" office:value="8224" calcext:value-type="float">
            <text:p>8224</text:p>
          </table:table-cell>
          <table:table-cell table:formula="of:=[.B302]-[.$B$2]" office:value-type="float" office:value="77.1995451450348" calcext:value-type="float">
            <text:p>77.199545145</text:p>
          </table:table-cell>
          <table:table-cell table:formula="of:=[.C302]/([.D302]-[.D301])" office:value-type="float" office:value="79894.6505119944" calcext:value-type="float">
            <text:p>79894.6505119944</text:p>
          </table:table-cell>
          <table:table-cell/>
          <table:table-cell office:value-type="float" office:value="1443132060.82173" calcext:value-type="float">
            <text:p>1443132060.82173</text:p>
          </table:table-cell>
          <table:table-cell table:formula="of:=[.G302]-[.$B$2]" office:value-type="float" office:value="77.3906662464142" calcext:value-type="float">
            <text:p>77.3906662464</text:p>
          </table:table-cell>
          <table:table-cell table:formula="of:=[.C302]/([.H302]-[.H301])" office:value-type="float" office:value="79790.6022493326" calcext:value-type="float">
            <text:p>79790.6022493326</text:p>
          </table:table-cell>
          <table:table-cell table:formula="of:=[.G302]-[.$B302]" office:value-type="float" office:value="0.191121101379395" calcext:value-type="float">
            <text:p>0.1911211014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32060.73355" calcext:value-type="float">
            <text:p>1443132060.73355</text:p>
          </table:table-cell>
          <table:table-cell office:value-type="float" office:value="8224" calcext:value-type="float">
            <text:p>8224</text:p>
          </table:table-cell>
          <table:table-cell table:formula="of:=[.B303]-[.$B$2]" office:value-type="float" office:value="77.3024799823761" calcext:value-type="float">
            <text:p>77.3024799824</text:p>
          </table:table-cell>
          <table:table-cell table:formula="of:=[.C303]/([.D303]-[.D302])" office:value-type="float" office:value="79895.2056700792" calcext:value-type="float">
            <text:p>79895.2056700792</text:p>
          </table:table-cell>
          <table:table-cell/>
          <table:table-cell office:value-type="float" office:value="1443132060.92461" calcext:value-type="float">
            <text:p>1443132060.92461</text:p>
          </table:table-cell>
          <table:table-cell table:formula="of:=[.G303]-[.$B$2]" office:value-type="float" office:value="77.4935412406921" calcext:value-type="float">
            <text:p>77.4935412407</text:p>
          </table:table-cell>
          <table:table-cell table:formula="of:=[.C303]/([.H303]-[.H302])" office:value-type="float" office:value="79941.6812386874" calcext:value-type="float">
            <text:p>79941.6812386874</text:p>
          </table:table-cell>
          <table:table-cell table:formula="of:=[.G303]-[.$B303]" office:value-type="float" office:value="0.19106125831604" calcext:value-type="float">
            <text:p>0.1910612583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32060.83651" calcext:value-type="float">
            <text:p>1443132060.83651</text:p>
          </table:table-cell>
          <table:table-cell office:value-type="float" office:value="8224" calcext:value-type="float">
            <text:p>8224</text:p>
          </table:table-cell>
          <table:table-cell table:formula="of:=[.B304]-[.$B$2]" office:value-type="float" office:value="77.4054448604584" calcext:value-type="float">
            <text:p>77.4054448605</text:p>
          </table:table-cell>
          <table:table-cell table:formula="of:=[.C304]/([.D304]-[.D303])" office:value-type="float" office:value="79871.8956713425" calcext:value-type="float">
            <text:p>79871.8956713425</text:p>
          </table:table-cell>
          <table:table-cell/>
          <table:table-cell office:value-type="float" office:value="1443132061.02758" calcext:value-type="float">
            <text:p>1443132061.02758</text:p>
          </table:table-cell>
          <table:table-cell table:formula="of:=[.G304]-[.$B$2]" office:value-type="float" office:value="77.5965178012848" calcext:value-type="float">
            <text:p>77.5965178013</text:p>
          </table:table-cell>
          <table:table-cell table:formula="of:=[.C304]/([.H304]-[.H303])" office:value-type="float" office:value="79862.8343447206" calcext:value-type="float">
            <text:p>79862.8343447206</text:p>
          </table:table-cell>
          <table:table-cell table:formula="of:=[.G304]-[.$B304]" office:value-type="float" office:value="0.191072940826416" calcext:value-type="float">
            <text:p>0.1910729408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32060.93945" calcext:value-type="float">
            <text:p>1443132060.93945</text:p>
          </table:table-cell>
          <table:table-cell office:value-type="float" office:value="8224" calcext:value-type="float">
            <text:p>8224</text:p>
          </table:table-cell>
          <table:table-cell table:formula="of:=[.B305]-[.$B$2]" office:value-type="float" office:value="77.5083892345428" calcext:value-type="float">
            <text:p>77.5083892345</text:p>
          </table:table-cell>
          <table:table-cell table:formula="of:=[.C305]/([.D305]-[.D304])" office:value-type="float" office:value="79887.8041965816" calcext:value-type="float">
            <text:p>79887.8041965816</text:p>
          </table:table-cell>
          <table:table-cell/>
          <table:table-cell office:value-type="float" office:value="1443132061.13042" calcext:value-type="float">
            <text:p>1443132061.13042</text:p>
          </table:table-cell>
          <table:table-cell table:formula="of:=[.G305]-[.$B$2]" office:value-type="float" office:value="77.6993572711945" calcext:value-type="float">
            <text:p>77.6993572712</text:p>
          </table:table-cell>
          <table:table-cell table:formula="of:=[.C305]/([.H305]-[.H304])" office:value-type="float" office:value="79969.295905782" calcext:value-type="float">
            <text:p>79969.295905782</text:p>
          </table:table-cell>
          <table:table-cell table:formula="of:=[.G305]-[.$B305]" office:value-type="float" office:value="0.190968036651611" calcext:value-type="float">
            <text:p>0.1909680367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32061.03988" calcext:value-type="float">
            <text:p>1443132061.03988</text:p>
          </table:table-cell>
          <table:table-cell office:value-type="float" office:value="8224" calcext:value-type="float">
            <text:p>8224</text:p>
          </table:table-cell>
          <table:table-cell table:formula="of:=[.B306]-[.$B$2]" office:value-type="float" office:value="77.6088147163391" calcext:value-type="float">
            <text:p>77.6088147163</text:p>
          </table:table-cell>
          <table:table-cell table:formula="of:=[.C306]/([.D306]-[.D305])" office:value-type="float" office:value="81891.5662927484" calcext:value-type="float">
            <text:p>81891.5662927484</text:p>
          </table:table-cell>
          <table:table-cell/>
          <table:table-cell office:value-type="float" office:value="1443132061.23084" calcext:value-type="float">
            <text:p>1443132061.23084</text:p>
          </table:table-cell>
          <table:table-cell table:formula="of:=[.G306]-[.$B$2]" office:value-type="float" office:value="77.7997784614563" calcext:value-type="float">
            <text:p>77.7997784615</text:p>
          </table:table-cell>
          <table:table-cell table:formula="of:=[.C306]/([.H306]-[.H305])" office:value-type="float" office:value="81895.0659572599" calcext:value-type="float">
            <text:p>81895.0659572599</text:p>
          </table:table-cell>
          <table:table-cell table:formula="of:=[.G306]-[.$B306]" office:value-type="float" office:value="0.190963745117188" calcext:value-type="float">
            <text:p>0.190963745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32061.13677" calcext:value-type="float">
            <text:p>1443132061.13677</text:p>
          </table:table-cell>
          <table:table-cell office:value-type="float" office:value="8224" calcext:value-type="float">
            <text:p>8224</text:p>
          </table:table-cell>
          <table:table-cell table:formula="of:=[.B307]-[.$B$2]" office:value-type="float" office:value="77.7056999206543" calcext:value-type="float">
            <text:p>77.7056999207</text:p>
          </table:table-cell>
          <table:table-cell table:formula="of:=[.C307]/([.D307]-[.D306])" office:value-type="float" office:value="84883.9619850086" calcext:value-type="float">
            <text:p>84883.9619850086</text:p>
          </table:table-cell>
          <table:table-cell/>
          <table:table-cell office:value-type="float" office:value="1443132061.32772" calcext:value-type="float">
            <text:p>1443132061.32772</text:p>
          </table:table-cell>
          <table:table-cell table:formula="of:=[.G307]-[.$B$2]" office:value-type="float" office:value="77.8966569900513" calcext:value-type="float">
            <text:p>77.8966569901</text:p>
          </table:table-cell>
          <table:table-cell table:formula="of:=[.C307]/([.H307]-[.H306])" office:value-type="float" office:value="84889.811181824" calcext:value-type="float">
            <text:p>84889.811181824</text:p>
          </table:table-cell>
          <table:table-cell table:formula="of:=[.G307]-[.$B307]" office:value-type="float" office:value="0.190957069396973" calcext:value-type="float">
            <text:p>0.190957069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32061.23365" calcext:value-type="float">
            <text:p>1443132061.23365</text:p>
          </table:table-cell>
          <table:table-cell office:value-type="float" office:value="8224" calcext:value-type="float">
            <text:p>8224</text:p>
          </table:table-cell>
          <table:table-cell table:formula="of:=[.B308]-[.$B$2]" office:value-type="float" office:value="77.8025846481323" calcext:value-type="float">
            <text:p>77.8025846481</text:p>
          </table:table-cell>
          <table:table-cell table:formula="of:=[.C308]/([.D308]-[.D307])" office:value-type="float" office:value="84884.3797580494" calcext:value-type="float">
            <text:p>84884.3797580494</text:p>
          </table:table-cell>
          <table:table-cell/>
          <table:table-cell office:value-type="float" office:value="1443132061.42462" calcext:value-type="float">
            <text:p>1443132061.42462</text:p>
          </table:table-cell>
          <table:table-cell table:formula="of:=[.G308]-[.$B$2]" office:value-type="float" office:value="77.9935591220856" calcext:value-type="float">
            <text:p>77.9935591221</text:p>
          </table:table-cell>
          <table:table-cell table:formula="of:=[.C308]/([.H308]-[.H307])" office:value-type="float" office:value="84869.1337058388" calcext:value-type="float">
            <text:p>84869.1337058388</text:p>
          </table:table-cell>
          <table:table-cell table:formula="of:=[.G308]-[.$B308]" office:value-type="float" office:value="0.190974473953247" calcext:value-type="float">
            <text:p>0.190974474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32061.33053" calcext:value-type="float">
            <text:p>1443132061.33053</text:p>
          </table:table-cell>
          <table:table-cell office:value-type="float" office:value="8224" calcext:value-type="float">
            <text:p>8224</text:p>
          </table:table-cell>
          <table:table-cell table:formula="of:=[.B309]-[.$B$2]" office:value-type="float" office:value="77.8994631767273" calcext:value-type="float">
            <text:p>77.8994631767</text:p>
          </table:table-cell>
          <table:table-cell table:formula="of:=[.C309]/([.D309]-[.D308])" office:value-type="float" office:value="84889.811181824" calcext:value-type="float">
            <text:p>84889.811181824</text:p>
          </table:table-cell>
          <table:table-cell/>
          <table:table-cell office:value-type="float" office:value="1443132061.5215" calcext:value-type="float">
            <text:p>1443132061.5215</text:p>
          </table:table-cell>
          <table:table-cell table:formula="of:=[.G309]-[.$B$2]" office:value-type="float" office:value="78.0904371738434" calcext:value-type="float">
            <text:p>78.0904371738</text:p>
          </table:table-cell>
          <table:table-cell table:formula="of:=[.C309]/([.H309]-[.H308])" office:value-type="float" office:value="84890.2290124429" calcext:value-type="float">
            <text:p>84890.2290124429</text:p>
          </table:table-cell>
          <table:table-cell table:formula="of:=[.G309]-[.$B309]" office:value-type="float" office:value="0.190973997116089" calcext:value-type="float">
            <text:p>0.190973997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32061.42742" calcext:value-type="float">
            <text:p>1443132061.42742</text:p>
          </table:table-cell>
          <table:table-cell office:value-type="float" office:value="8224" calcext:value-type="float">
            <text:p>8224</text:p>
          </table:table-cell>
          <table:table-cell table:formula="of:=[.B310]-[.$B$2]" office:value-type="float" office:value="77.9963579177857" calcext:value-type="float">
            <text:p>77.9963579178</text:p>
          </table:table-cell>
          <table:table-cell table:formula="of:=[.C310]/([.D310]-[.D309])" office:value-type="float" office:value="84875.6073876862" calcext:value-type="float">
            <text:p>84875.6073876862</text:p>
          </table:table-cell>
          <table:table-cell/>
          <table:table-cell office:value-type="float" office:value="1443132061.61843" calcext:value-type="float">
            <text:p>1443132061.61843</text:p>
          </table:table-cell>
          <table:table-cell table:formula="of:=[.G310]-[.$B$2]" office:value-type="float" office:value="78.1873652935028" calcext:value-type="float">
            <text:p>78.1873652935</text:p>
          </table:table-cell>
          <table:table-cell table:formula="of:=[.C310]/([.H310]-[.H309])" office:value-type="float" office:value="84846.3792436772" calcext:value-type="float">
            <text:p>84846.3792436772</text:p>
          </table:table-cell>
          <table:table-cell table:formula="of:=[.G310]-[.$B310]" office:value-type="float" office:value="0.191007375717163" calcext:value-type="float">
            <text:p>0.1910073757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32061.52431" calcext:value-type="float">
            <text:p>1443132061.52431</text:p>
          </table:table-cell>
          <table:table-cell office:value-type="float" office:value="8224" calcext:value-type="float">
            <text:p>8224</text:p>
          </table:table-cell>
          <table:table-cell table:formula="of:=[.B311]-[.$B$2]" office:value-type="float" office:value="78.0932495594025" calcext:value-type="float">
            <text:p>78.0932495594</text:p>
          </table:table-cell>
          <table:table-cell table:formula="of:=[.C311]/([.D311]-[.D310])" office:value-type="float" office:value="84878.3224514202" calcext:value-type="float">
            <text:p>84878.3224514202</text:p>
          </table:table-cell>
          <table:table-cell/>
          <table:table-cell office:value-type="float" office:value="1443132061.71533" calcext:value-type="float">
            <text:p>1443132061.71533</text:p>
          </table:table-cell>
          <table:table-cell table:formula="of:=[.G311]-[.$B$2]" office:value-type="float" office:value="78.2842614650726" calcext:value-type="float">
            <text:p>78.2842614651</text:p>
          </table:table-cell>
          <table:table-cell table:formula="of:=[.C311]/([.H311]-[.H310])" office:value-type="float" office:value="84874.3543399309" calcext:value-type="float">
            <text:p>84874.3543399309</text:p>
          </table:table-cell>
          <table:table-cell table:formula="of:=[.G311]-[.$B311]" office:value-type="float" office:value="0.191011905670166" calcext:value-type="float">
            <text:p>0.1910119057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32061.6212" calcext:value-type="float">
            <text:p>1443132061.6212</text:p>
          </table:table-cell>
          <table:table-cell office:value-type="float" office:value="8224" calcext:value-type="float">
            <text:p>8224</text:p>
          </table:table-cell>
          <table:table-cell table:formula="of:=[.B312]-[.$B$2]" office:value-type="float" office:value="78.1901397705078" calcext:value-type="float">
            <text:p>78.1901397705</text:p>
          </table:table-cell>
          <table:table-cell table:formula="of:=[.C312]/([.D312]-[.D311])" office:value-type="float" office:value="84879.575616346" calcext:value-type="float">
            <text:p>84879.575616346</text:p>
          </table:table-cell>
          <table:table-cell/>
          <table:table-cell office:value-type="float" office:value="1443132061.81215" calcext:value-type="float">
            <text:p>1443132061.81215</text:p>
          </table:table-cell>
          <table:table-cell table:formula="of:=[.G312]-[.$B$2]" office:value-type="float" office:value="78.3810880184174" calcext:value-type="float">
            <text:p>78.3810880184</text:p>
          </table:table-cell>
          <table:table-cell table:formula="of:=[.C312]/([.H312]-[.H311])" office:value-type="float" office:value="84935.3789421846" calcext:value-type="float">
            <text:p>84935.3789421846</text:p>
          </table:table-cell>
          <table:table-cell table:formula="of:=[.G312]-[.$B312]" office:value-type="float" office:value="0.190948247909546" calcext:value-type="float">
            <text:p>0.1909482479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32061.7181" calcext:value-type="float">
            <text:p>1443132061.7181</text:p>
          </table:table-cell>
          <table:table-cell office:value-type="float" office:value="8000" calcext:value-type="float">
            <text:p>8000</text:p>
          </table:table-cell>
          <table:table-cell table:formula="of:=[.B313]-[.$B$2]" office:value-type="float" office:value="78.2870316505432" calcext:value-type="float">
            <text:p>78.2870316505</text:p>
          </table:table-cell>
          <table:table-cell table:formula="of:=[.C313]/([.D313]-[.D312])" office:value-type="float" office:value="82566.2583601136" calcext:value-type="float">
            <text:p>82566.2583601136</text:p>
          </table:table-cell>
          <table:table-cell/>
          <table:table-cell office:value-type="float" office:value="1443132061.90916" calcext:value-type="float">
            <text:p>1443132061.90916</text:p>
          </table:table-cell>
          <table:table-cell table:formula="of:=[.G313]-[.$B$2]" office:value-type="float" office:value="78.478098154068" calcext:value-type="float">
            <text:p>78.4780981541</text:p>
          </table:table-cell>
          <table:table-cell table:formula="of:=[.C313]/([.H313]-[.H312])" office:value-type="float" office:value="82465.6098699894" calcext:value-type="float">
            <text:p>82465.6098699894</text:p>
          </table:table-cell>
          <table:table-cell table:formula="of:=[.G313]-[.$B313]" office:value-type="float" office:value="0.19106650352478" calcext:value-type="float">
            <text:p>0.191066503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17:03:30.124848842</dc:date>
    <meta:editing-duration>PT1M45S</meta:editing-duration>
    <meta:editing-cycles>1</meta:editing-cycles>
    <meta:document-statistic meta:table-count="1" meta:cell-count="2819" meta:object-count="2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D1:source_2.E313" chart:data-source-has-labels="row" svg:x="0.32cm" svg:y="0.18cm" svg:width="12.825cm" svg:height="8.64cm">
          <chartooo:coordinate-region svg:x="1.497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E2:source_2.E313" chart:label-cell-address="source_2.E1:source_2.E1" chart:class="chart:scatter">
            <chart:domain table:cell-range-address="source_2.D2:source_2.D313"/>
            <chart:data-point chart:repeated="3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nt bw</text:p>
                <draw:g>
                  <svg:desc>source_2.E1:source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urce_2.D2:source_2.D313</svg:desc>
                </draw:g>
              </table:table-cell>
              <table:table-cell office:value-type="float" office:value="0">
                <text:p>0</text:p>
                <draw:g>
                  <svg:desc>source_2.E2:source_2.E3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23726654052734">
                <text:p>0.0823726654052734</text:p>
              </table:table-cell>
              <table:table-cell office:value-type="float" office:value="99838.9448676685">
                <text:p>99838.94486766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4757966995239">
                <text:p>0.164757966995239</text:p>
              </table:table-cell>
              <table:table-cell office:value-type="float" office:value="99823.631658607">
                <text:p>99823.6316586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7135400772095">
                <text:p>0.247135400772095</text:p>
              </table:table-cell>
              <table:table-cell office:value-type="float" office:value="99833.1657463041">
                <text:p>99833.16574630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9533338546753">
                <text:p>0.329533338546753</text:p>
              </table:table-cell>
              <table:table-cell office:value-type="float" office:value="99808.3231462781">
                <text:p>99808.32314627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1912441253662">
                <text:p>0.411912441253662</text:p>
              </table:table-cell>
              <table:table-cell office:value-type="float" office:value="99831.1432118846">
                <text:p>99831.14321188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4306325912476">
                <text:p>0.494306325912476</text:p>
              </table:table-cell>
              <table:table-cell office:value-type="float" office:value="99813.2329123081">
                <text:p>99813.2329123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6683282852173">
                <text:p>0.576683282852173</text:p>
              </table:table-cell>
              <table:table-cell office:value-type="float" office:value="99833.7436283334">
                <text:p>99833.7436283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867280960083">
                <text:p>0.65867280960083</text:p>
              </table:table-cell>
              <table:table-cell office:value-type="float" office:value="100305.494203071">
                <text:p>100305.4942030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40649461746216">
                <text:p>0.740649461746216</text:p>
              </table:table-cell>
              <table:table-cell office:value-type="float" office:value="100321.247389009">
                <text:p>100321.2473890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261848449707">
                <text:p>0.82261848449707</text:p>
              </table:table-cell>
              <table:table-cell office:value-type="float" office:value="100330.584945448">
                <text:p>100330.5849454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04587030410767">
                <text:p>0.904587030410767</text:p>
              </table:table-cell>
              <table:table-cell office:value-type="float" office:value="100331.16860044">
                <text:p>100331.168600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6556529998779">
                <text:p>0.986556529998779</text:p>
              </table:table-cell>
              <table:table-cell office:value-type="float" office:value="100330.001297247">
                <text:p>100330.0012972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851553916931">
                <text:p>1.06851553916931</text:p>
              </table:table-cell>
              <table:table-cell office:value-type="float" office:value="100342.843126475">
                <text:p>100342.843126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5049600601196">
                <text:p>1.15049600601196</text:p>
              </table:table-cell>
              <table:table-cell office:value-type="float" office:value="100316.579262529">
                <text:p>100316.5792625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3247337341309">
                <text:p>1.23247337341309</text:p>
              </table:table-cell>
              <table:table-cell office:value-type="float" office:value="100320.372082202">
                <text:p>100320.3720822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1444907188416">
                <text:p>1.31444907188416</text:p>
              </table:table-cell>
              <table:table-cell office:value-type="float" office:value="100322.414488513">
                <text:p>100322.4144885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9641904830933">
                <text:p>1.39641904830933</text:p>
              </table:table-cell>
              <table:table-cell office:value-type="float" office:value="100329.417655836">
                <text:p>100329.4176558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7840261459351">
                <text:p>1.47840261459351</text:p>
              </table:table-cell>
              <table:table-cell office:value-type="float" office:value="100312.786729637">
                <text:p>100312.7867296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6040620803833">
                <text:p>1.56040620803833</text:p>
              </table:table-cell>
              <table:table-cell office:value-type="float" office:value="100288.288043541">
                <text:p>100288.2880435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3924527168274">
                <text:p>1.63924527168274</text:p>
              </table:table-cell>
              <table:table-cell office:value-type="float" office:value="104313.770608604">
                <text:p>104313.7706086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1771025657654">
                <text:p>1.71771025657654</text:p>
              </table:table-cell>
              <table:table-cell office:value-type="float" office:value="104811.082435446">
                <text:p>104811.0824354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9617047309876">
                <text:p>1.79617047309876</text:p>
              </table:table-cell>
              <table:table-cell office:value-type="float" office:value="104817.452264758">
                <text:p>104817.4522647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746452331543">
                <text:p>1.8746452331543</text:p>
              </table:table-cell>
              <table:table-cell office:value-type="float" office:value="104798.026705393">
                <text:p>104798.0267053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5311307907105">
                <text:p>1.95311307907105</text:p>
              </table:table-cell>
              <table:table-cell office:value-type="float" office:value="104807.260909461">
                <text:p>104807.2609094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3157329559326">
                <text:p>2.03157329559326</text:p>
              </table:table-cell>
              <table:table-cell office:value-type="float" office:value="104817.452264758">
                <text:p>104817.4522647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100115776062">
                <text:p>2.1100115776062</text:p>
              </table:table-cell>
              <table:table-cell office:value-type="float" office:value="104846.763454653">
                <text:p>104846.7634546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8847703933716">
                <text:p>2.18847703933716</text:p>
              </table:table-cell>
              <table:table-cell office:value-type="float" office:value="104810.445495096">
                <text:p>104810.4454950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6694822311401">
                <text:p>2.26694822311401</text:p>
              </table:table-cell>
              <table:table-cell office:value-type="float" office:value="104802.802814676">
                <text:p>104802.8028146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4544467926025">
                <text:p>2.34544467926025</text:p>
              </table:table-cell>
              <table:table-cell office:value-type="float" office:value="104769.060971091">
                <text:p>104769.0609710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42392635345459">
                <text:p>2.42392635345459</text:p>
              </table:table-cell>
              <table:table-cell office:value-type="float" office:value="104788.794128369">
                <text:p>104788.7941283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50238370895386">
                <text:p>2.50238370895386</text:p>
              </table:table-cell>
              <table:table-cell office:value-type="float" office:value="104821.274533995">
                <text:p>104821.2745339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58030581474304">
                <text:p>2.58030581474304</text:p>
              </table:table-cell>
              <table:table-cell office:value-type="float" office:value="105541.295588825">
                <text:p>105541.2955888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5522074699402">
                <text:p>2.65522074699402</text:p>
              </table:table-cell>
              <table:table-cell office:value-type="float" office:value="109777.847391603">
                <text:p>109777.8473916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73012471199036">
                <text:p>2.73012471199036</text:p>
              </table:table-cell>
              <table:table-cell office:value-type="float" office:value="109793.920794474">
                <text:p>109793.9207944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80501818656921">
                <text:p>2.80501818656921</text:p>
              </table:table-cell>
              <table:table-cell office:value-type="float" office:value="109809.299758696">
                <text:p>109809.2997586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7990665435791">
                <text:p>2.87990665435791</text:p>
              </table:table-cell>
              <table:table-cell office:value-type="float" office:value="109816.641237803">
                <text:p>109816.6412378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95481991767883">
                <text:p>2.95481991767883</text:p>
              </table:table-cell>
              <table:table-cell office:value-type="float" office:value="109780.293040619">
                <text:p>109780.2930406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2972364425659">
                <text:p>3.02972364425659</text:p>
              </table:table-cell>
              <table:table-cell office:value-type="float" office:value="109794.27026855">
                <text:p>109794.270268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10461831092834">
                <text:p>3.10461831092834</text:p>
              </table:table-cell>
              <table:table-cell office:value-type="float" office:value="109807.551932156">
                <text:p>109807.5519321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17952966690063">
                <text:p>3.17952966690063</text:p>
              </table:table-cell>
              <table:table-cell office:value-type="float" office:value="109783.088201502">
                <text:p>109783.0882015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25443959236145">
                <text:p>3.25443959236145</text:p>
              </table:table-cell>
              <table:table-cell office:value-type="float" office:value="109785.184665574">
                <text:p>109785.1846655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32934284210205">
                <text:p>3.32934284210205</text:p>
              </table:table-cell>
              <table:table-cell office:value-type="float" office:value="109794.969223375">
                <text:p>109794.969223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40424299240112">
                <text:p>3.40424299240112</text:p>
              </table:table-cell>
              <table:table-cell office:value-type="float" office:value="109799.512646664">
                <text:p>109799.5126466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47915005683899">
                <text:p>3.47915005683899</text:p>
              </table:table-cell>
              <table:table-cell office:value-type="float" office:value="109789.377833938">
                <text:p>109789.3778339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55405950546265">
                <text:p>3.55405950546265</text:p>
              </table:table-cell>
              <table:table-cell office:value-type="float" office:value="109785.883504725">
                <text:p>109785.8835047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6514415740967">
                <text:p>16.6514415740967</text:p>
              </table:table-cell>
              <table:table-cell office:value-type="float" office:value="627.911742736364">
                <text:p>627.9117427363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7543702125549">
                <text:p>16.7543702125549</text:p>
              </table:table-cell>
              <table:table-cell office:value-type="float" office:value="79900.017363347">
                <text:p>79900.0173633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8572952747345">
                <text:p>16.8572952747345</text:p>
              </table:table-cell>
              <table:table-cell office:value-type="float" office:value="79902.7936038768">
                <text:p>79902.79360387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9602344036102">
                <text:p>16.9602344036102</text:p>
              </table:table-cell>
              <table:table-cell office:value-type="float" office:value="79891.8748372931">
                <text:p>79891.87483729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0631725788116">
                <text:p>17.0631725788116</text:p>
              </table:table-cell>
              <table:table-cell office:value-type="float" office:value="79892.6149983556">
                <text:p>79892.61499835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1661131381989">
                <text:p>17.1661131381989</text:p>
              </table:table-cell>
              <table:table-cell office:value-type="float" office:value="79890.7646214135">
                <text:p>79890.76462141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2690744400024">
                <text:p>17.2690744400024</text:p>
              </table:table-cell>
              <table:table-cell office:value-type="float" office:value="79874.6699579253">
                <text:p>79874.66995792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3720109462738">
                <text:p>17.3720109462738</text:p>
              </table:table-cell>
              <table:table-cell office:value-type="float" office:value="79893.9103132159">
                <text:p>79893.91031321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4749910831451">
                <text:p>17.4749910831451</text:p>
              </table:table-cell>
              <table:table-cell office:value-type="float" office:value="79860.0608802352">
                <text:p>79860.06088023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577376127243">
                <text:p>17.577376127243</text:p>
              </table:table-cell>
              <table:table-cell office:value-type="float" office:value="80324.2316537582">
                <text:p>80324.23165375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6742835044861">
                <text:p>17.6742835044861</text:p>
              </table:table-cell>
              <table:table-cell office:value-type="float" office:value="84864.5400790732">
                <text:p>84864.54007907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7711668014526">
                <text:p>17.7711668014526</text:p>
              </table:table-cell>
              <table:table-cell office:value-type="float" office:value="84885.6331018462">
                <text:p>84885.63310184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8680627346039">
                <text:p>17.8680627346039</text:p>
              </table:table-cell>
              <table:table-cell office:value-type="float" office:value="84874.5631786541">
                <text:p>84874.56317865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9649684429169">
                <text:p>17.9649684429169</text:p>
              </table:table-cell>
              <table:table-cell office:value-type="float" office:value="84866.0016336492">
                <text:p>84866.00163364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061859369278">
                <text:p>18.061859369278</text:p>
              </table:table-cell>
              <table:table-cell office:value-type="float" office:value="84878.9490292576">
                <text:p>84878.94902925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1587648391724">
                <text:p>18.1587648391724</text:p>
              </table:table-cell>
              <table:table-cell office:value-type="float" office:value="84866.2104312697">
                <text:p>84866.21043126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2556591033936">
                <text:p>18.2556591033936</text:p>
              </table:table-cell>
              <table:table-cell office:value-type="float" office:value="84876.0250784933">
                <text:p>84876.02507849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3525545597076">
                <text:p>18.3525545597076</text:p>
              </table:table-cell>
              <table:table-cell office:value-type="float" office:value="84874.9808591837">
                <text:p>84874.98085918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4495053291321">
                <text:p>18.4495053291321</text:p>
              </table:table-cell>
              <table:table-cell office:value-type="float" office:value="84826.5573220605">
                <text:p>84826.55732206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5464055538177">
                <text:p>18.5464055538177</text:p>
              </table:table-cell>
              <table:table-cell office:value-type="float" office:value="84870.8042388708">
                <text:p>84870.80423887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.630713224411">
                <text:p>18.630713224411</text:p>
              </table:table-cell>
              <table:table-cell office:value-type="float" office:value="97547.4703799645">
                <text:p>97547.47037996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.7111642360687">
                <text:p>18.7111642360687</text:p>
              </table:table-cell>
              <table:table-cell office:value-type="float" office:value="102223.699000699">
                <text:p>102223.6990006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.7916147708893">
                <text:p>18.7916147708893</text:p>
              </table:table-cell>
              <table:table-cell office:value-type="float" office:value="102224.304889252">
                <text:p>102224.3048892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.8720624446869">
                <text:p>18.8720624446869</text:p>
              </table:table-cell>
              <table:table-cell office:value-type="float" office:value="102227.940371404">
                <text:p>102227.9403714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.9525234699249">
                <text:p>18.9525234699249</text:p>
              </table:table-cell>
              <table:table-cell office:value-type="float" office:value="102210.976999982">
                <text:p>102210.9769999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0329847335815">
                <text:p>19.0329847335815</text:p>
              </table:table-cell>
              <table:table-cell office:value-type="float" office:value="102210.674133798">
                <text:p>102210.6741337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.1134495735168">
                <text:p>19.1134495735168</text:p>
              </table:table-cell>
              <table:table-cell office:value-type="float" office:value="102206.131356409">
                <text:p>102206.1313564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.1939091682434">
                <text:p>19.1939091682434</text:p>
              </table:table-cell>
              <table:table-cell office:value-type="float" office:value="102212.794234781">
                <text:p>102212.7942347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2743587493896">
                <text:p>19.2743587493896</text:p>
              </table:table-cell>
              <table:table-cell office:value-type="float" office:value="102225.516687906">
                <text:p>102225.5166879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3548061847687">
                <text:p>19.3548061847687</text:p>
              </table:table-cell>
              <table:table-cell office:value-type="float" office:value="102228.243339923">
                <text:p>102228.2433399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4352548122406">
                <text:p>19.4352548122406</text:p>
              </table:table-cell>
              <table:table-cell office:value-type="float" office:value="102226.728515289">
                <text:p>102226.7285152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5157132148743">
                <text:p>19.5157132148743</text:p>
              </table:table-cell>
              <table:table-cell office:value-type="float" office:value="102214.308646475">
                <text:p>102214.3086464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5968127250671">
                <text:p>19.5968127250671</text:p>
              </table:table-cell>
              <table:table-cell office:value-type="float" office:value="101406.284457719">
                <text:p>101406.2844577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6791915893555">
                <text:p>19.6791915893555</text:p>
              </table:table-cell>
              <table:table-cell office:value-type="float" office:value="99831.4321403558">
                <text:p>99831.43214035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7615604400635">
                <text:p>19.7615604400635</text:p>
              </table:table-cell>
              <table:table-cell office:value-type="float" office:value="99843.5686465208">
                <text:p>99843.56864652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8439416885376">
                <text:p>19.8439416885376</text:p>
              </table:table-cell>
              <table:table-cell office:value-type="float" office:value="99828.5429309008">
                <text:p>99828.54293090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9263241291046">
                <text:p>19.9263241291046</text:p>
              </table:table-cell>
              <table:table-cell office:value-type="float" office:value="99827.0983888846">
                <text:p>99827.09838888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0087034702301">
                <text:p>20.0087034702301</text:p>
              </table:table-cell>
              <table:table-cell office:value-type="float" office:value="99830.8542850858">
                <text:p>99830.85428508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0911066532135">
                <text:p>20.0911066532135</text:p>
              </table:table-cell>
              <table:table-cell office:value-type="float" office:value="99801.9700483763">
                <text:p>99801.97004837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1734964847565">
                <text:p>20.1734964847565</text:p>
              </table:table-cell>
              <table:table-cell office:value-type="float" office:value="99818.1431614038">
                <text:p>99818.14316140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.2558836936951">
                <text:p>20.2558836936951</text:p>
              </table:table-cell>
              <table:table-cell office:value-type="float" office:value="99821.3206388526">
                <text:p>99821.32063885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3382716178894">
                <text:p>20.3382716178894</text:p>
              </table:table-cell>
              <table:table-cell office:value-type="float" office:value="99820.4540340317">
                <text:p>99820.45403403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.4206476211548">
                <text:p>20.4206476211548</text:p>
              </table:table-cell>
              <table:table-cell office:value-type="float" office:value="99834.8994124627">
                <text:p>99834.89941246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5030288696289">
                <text:p>20.5030288696289</text:p>
              </table:table-cell>
              <table:table-cell office:value-type="float" office:value="99828.5429309008">
                <text:p>99828.54293090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5853235721588">
                <text:p>20.5853235721588</text:p>
              </table:table-cell>
              <table:table-cell office:value-type="float" office:value="99933.5284918402">
                <text:p>99933.52849184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6673262119293">
                <text:p>20.6673262119293</text:p>
              </table:table-cell>
              <table:table-cell office:value-type="float" office:value="100289.454376294">
                <text:p>100289.4543762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7492973804474">
                <text:p>20.7492973804474</text:p>
              </table:table-cell>
              <table:table-cell office:value-type="float" office:value="100327.958582016">
                <text:p>100327.9585820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.8312678337097">
                <text:p>20.8312678337097</text:p>
              </table:table-cell>
              <table:table-cell office:value-type="float" office:value="100328.834021215">
                <text:p>100328.8340212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.9132471084595">
                <text:p>20.9132471084595</text:p>
              </table:table-cell>
              <table:table-cell office:value-type="float" office:value="100318.038005386">
                <text:p>100318.0380053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9952259063721">
                <text:p>20.9952259063721</text:p>
              </table:table-cell>
              <table:table-cell office:value-type="float" office:value="100318.621514408">
                <text:p>100318.6215144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.07719373703">
                <text:p>21.07719373703</text:p>
              </table:table-cell>
              <table:table-cell office:value-type="float" office:value="100332.044095661">
                <text:p>100332.0440956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1591610908508">
                <text:p>21.1591610908508</text:p>
              </table:table-cell>
              <table:table-cell office:value-type="float" office:value="100332.62776763">
                <text:p>100332.627767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2411344051361">
                <text:p>21.2411344051361</text:p>
              </table:table-cell>
              <table:table-cell office:value-type="float" office:value="100325.332356081">
                <text:p>100325.3323560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3231065273285">
                <text:p>21.3231065273285</text:p>
              </table:table-cell>
              <table:table-cell office:value-type="float" office:value="100326.791353515">
                <text:p>100326.7913535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.405074596405">
                <text:p>21.405074596405</text:p>
              </table:table-cell>
              <table:table-cell office:value-type="float" office:value="100331.752262223">
                <text:p>100331.7522622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4870653152466">
                <text:p>21.4870653152466</text:p>
              </table:table-cell>
              <table:table-cell office:value-type="float" office:value="100304.035824993">
                <text:p>100304.0358249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5690400600433">
                <text:p>21.5690400600433</text:p>
              </table:table-cell>
              <table:table-cell office:value-type="float" office:value="100323.581615173">
                <text:p>100323.5816151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647522687912">
                <text:p>21.647522687912</text:p>
              </table:table-cell>
              <table:table-cell office:value-type="float" office:value="104787.520797132">
                <text:p>104787.5207971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7259871959686">
                <text:p>21.7259871959686</text:p>
              </table:table-cell>
              <table:table-cell office:value-type="float" office:value="104811.719383538">
                <text:p>104811.7193835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8044483661652">
                <text:p>21.8044483661652</text:p>
              </table:table-cell>
              <table:table-cell office:value-type="float" office:value="104816.178236956">
                <text:p>104816.1782369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882910490036">
                <text:p>21.882910490036</text:p>
              </table:table-cell>
              <table:table-cell office:value-type="float" office:value="104814.904240126">
                <text:p>104814.9042401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9613723754883">
                <text:p>21.9613723754883</text:p>
              </table:table-cell>
              <table:table-cell office:value-type="float" office:value="104815.22273643">
                <text:p>104815.222736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.0398423671722">
                <text:p>22.0398423671722</text:p>
              </table:table-cell>
              <table:table-cell office:value-type="float" office:value="104804.394947847">
                <text:p>104804.3949478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1183285713196">
                <text:p>22.1183285713196</text:p>
              </table:table-cell>
              <table:table-cell office:value-type="float" office:value="104782.746080591">
                <text:p>104782.7460805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1968126296997">
                <text:p>22.1968126296997</text:p>
              </table:table-cell>
              <table:table-cell office:value-type="float" office:value="104785.610858299">
                <text:p>104785.6108582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2752754688263">
                <text:p>22.2752754688263</text:p>
              </table:table-cell>
              <table:table-cell office:value-type="float" office:value="104813.948762827">
                <text:p>104813.9487628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3537516593933">
                <text:p>22.3537516593933</text:p>
              </table:table-cell>
              <table:table-cell office:value-type="float" office:value="104796.116383566">
                <text:p>104796.1163835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4321990013123">
                <text:p>22.4321990013123</text:p>
              </table:table-cell>
              <table:table-cell office:value-type="float" office:value="104834.654671886">
                <text:p>104834.6546718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5106906890869">
                <text:p>22.5106906890869</text:p>
              </table:table-cell>
              <table:table-cell office:value-type="float" office:value="104775.425693613">
                <text:p>104775.4256936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5882291793823">
                <text:p>22.5882291793823</text:p>
              </table:table-cell>
              <table:table-cell office:value-type="float" office:value="106063.452727385">
                <text:p>106063.4527273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6631531715393">
                <text:p>22.6631531715393</text:p>
              </table:table-cell>
              <table:table-cell office:value-type="float" office:value="109764.572912358">
                <text:p>109764.5729123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7380781173706">
                <text:p>22.7380781173706</text:p>
              </table:table-cell>
              <table:table-cell office:value-type="float" office:value="109763.175785501">
                <text:p>109763.1757855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.8130180835724">
                <text:p>22.8130180835724</text:p>
              </table:table-cell>
              <table:table-cell office:value-type="float" office:value="109741.175727998">
                <text:p>109741.1757279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.8879203796387">
                <text:p>22.8879203796387</text:p>
              </table:table-cell>
              <table:table-cell office:value-type="float" office:value="109796.367159723">
                <text:p>109796.3671597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.9628167152405">
                <text:p>22.9628167152405</text:p>
              </table:table-cell>
              <table:table-cell office:value-type="float" office:value="109805.105068473">
                <text:p>109805.1050684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0377204418182">
                <text:p>23.0377204418182</text:p>
              </table:table-cell>
              <table:table-cell office:value-type="float" office:value="109794.27026855">
                <text:p>109794.270268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1126353740692">
                <text:p>23.1126353740692</text:p>
              </table:table-cell>
              <table:table-cell office:value-type="float" office:value="109777.847391603">
                <text:p>109777.8473916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1875555515289">
                <text:p>23.1875555515289</text:p>
              </table:table-cell>
              <table:table-cell office:value-type="float" office:value="109770.16177547">
                <text:p>109770.161775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2624621391296">
                <text:p>23.2624621391296</text:p>
              </table:table-cell>
              <table:table-cell office:value-type="float" office:value="109790.076726473">
                <text:p>109790.0767264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3373744487762">
                <text:p>23.3373744487762</text:p>
              </table:table-cell>
              <table:table-cell office:value-type="float" office:value="109781.690603269">
                <text:p>109781.6906032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.412282705307">
                <text:p>23.412282705307</text:p>
              </table:table-cell>
              <table:table-cell office:value-type="float" office:value="109787.630641527">
                <text:p>109787.6306415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4872231483459">
                <text:p>23.4872231483459</text:p>
              </table:table-cell>
              <table:table-cell office:value-type="float" office:value="109740.477457902">
                <text:p>109740.4774579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.5621416568756">
                <text:p>23.5621416568756</text:p>
              </table:table-cell>
              <table:table-cell office:value-type="float" office:value="109772.607082051">
                <text:p>109772.6070820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.6625561714172">
                <text:p>36.6625561714172</text:p>
              </table:table-cell>
              <table:table-cell office:value-type="float" office:value="627.766395549641">
                <text:p>627.7663955496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.7654888629913">
                <text:p>36.7654888629913</text:p>
              </table:table-cell>
              <table:table-cell office:value-type="float" office:value="79896.8711906257">
                <text:p>79896.87119062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.8684237003326">
                <text:p>36.8684237003326</text:p>
              </table:table-cell>
              <table:table-cell office:value-type="float" office:value="79895.2056700792">
                <text:p>79895.20567007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.9713628292084">
                <text:p>36.9713628292084</text:p>
              </table:table-cell>
              <table:table-cell office:value-type="float" office:value="79891.8748372931">
                <text:p>79891.87483729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.0743334293365">
                <text:p>37.0743334293365</text:p>
              </table:table-cell>
              <table:table-cell office:value-type="float" office:value="79867.4572136424">
                <text:p>79867.45721364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.1772680282593">
                <text:p>37.1772680282593</text:p>
              </table:table-cell>
              <table:table-cell office:value-type="float" office:value="79895.3907244886">
                <text:p>79895.39072448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.2802076339722">
                <text:p>37.2802076339722</text:p>
              </table:table-cell>
              <table:table-cell office:value-type="float" office:value="79891.5047619048">
                <text:p>79891.50476190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.3831436634064">
                <text:p>37.3831436634064</text:p>
              </table:table-cell>
              <table:table-cell office:value-type="float" office:value="79894.2804108907">
                <text:p>79894.28041089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.486088514328">
                <text:p>37.486088514328</text:p>
              </table:table-cell>
              <table:table-cell office:value-type="float" office:value="79887.4341589043">
                <text:p>79887.43415890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.5878491401672">
                <text:p>37.5878491401672</text:p>
              </table:table-cell>
              <table:table-cell office:value-type="float" office:value="80817.1130255497">
                <text:p>80817.11302554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.6847655773163">
                <text:p>37.6847655773163</text:p>
              </table:table-cell>
              <table:table-cell office:value-type="float" office:value="84856.6068039863">
                <text:p>84856.60680398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.7816522121429">
                <text:p>37.7816522121429</text:p>
              </table:table-cell>
              <table:table-cell office:value-type="float" office:value="84882.7086905594">
                <text:p>84882.70869055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.87855219841">
                <text:p>37.87855219841</text:p>
              </table:table-cell>
              <table:table-cell office:value-type="float" office:value="84871.0130601238">
                <text:p>84871.01306012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.9754576683044">
                <text:p>37.9754576683044</text:p>
              </table:table-cell>
              <table:table-cell office:value-type="float" office:value="84866.2104312697">
                <text:p>84866.21043126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.0723457336426">
                <text:p>38.0723457336426</text:p>
              </table:table-cell>
              <table:table-cell office:value-type="float" office:value="84881.4554331189">
                <text:p>84881.45543311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8.1692435741425">
                <text:p>38.1692435741425</text:p>
              </table:table-cell>
              <table:table-cell office:value-type="float" office:value="84872.8924976441">
                <text:p>84872.89249764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8.2661345005035">
                <text:p>38.2661345005035</text:p>
              </table:table-cell>
              <table:table-cell office:value-type="float" office:value="84878.9490292576">
                <text:p>84878.94902925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.3630311489105">
                <text:p>38.3630311489105</text:p>
              </table:table-cell>
              <table:table-cell office:value-type="float" office:value="84873.9366655676">
                <text:p>84873.93666556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.4599318504333">
                <text:p>38.4599318504333</text:p>
              </table:table-cell>
              <table:table-cell office:value-type="float" office:value="84870.3865994474">
                <text:p>84870.38659944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.5568385124207">
                <text:p>38.5568385124207</text:p>
              </table:table-cell>
              <table:table-cell office:value-type="float" office:value="84865.1664534415">
                <text:p>84865.16645344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.6393456459045">
                <text:p>38.6393456459045</text:p>
              </table:table-cell>
              <table:table-cell office:value-type="float" office:value="99676.2298329769">
                <text:p>99676.22983297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.7197909355164">
                <text:p>38.7197909355164</text:p>
              </table:table-cell>
              <table:table-cell office:value-type="float" office:value="102230.970137399">
                <text:p>102230.9701373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.8002490997314">
                <text:p>38.8002490997314</text:p>
              </table:table-cell>
              <table:table-cell office:value-type="float" office:value="102214.611534199">
                <text:p>102214.6115341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.8807027339935">
                <text:p>38.8807027339935</text:p>
              </table:table-cell>
              <table:table-cell office:value-type="float" office:value="102220.366742037">
                <text:p>102220.3667420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.9611566066742">
                <text:p>38.9611566066742</text:p>
              </table:table-cell>
              <table:table-cell office:value-type="float" office:value="102220.063820203">
                <text:p>102220.0638202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.041620016098">
                <text:p>39.041620016098</text:p>
              </table:table-cell>
              <table:table-cell office:value-type="float" office:value="102207.948418907">
                <text:p>102207.9484189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.1220855712891">
                <text:p>39.1220855712891</text:p>
              </table:table-cell>
              <table:table-cell office:value-type="float" office:value="102205.222849388">
                <text:p>102205.2228493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.2025458812714">
                <text:p>39.2025458812714</text:p>
              </table:table-cell>
              <table:table-cell office:value-type="float" office:value="102211.885609304">
                <text:p>102211.8856093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2829988002777">
                <text:p>39.2829988002777</text:p>
              </table:table-cell>
              <table:table-cell office:value-type="float" office:value="102221.275518308">
                <text:p>102221.2755183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.3634746074677">
                <text:p>39.3634746074677</text:p>
              </table:table-cell>
              <table:table-cell office:value-type="float" office:value="102192.202690052">
                <text:p>102192.2026900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.4439311027527">
                <text:p>39.4439311027527</text:p>
              </table:table-cell>
              <table:table-cell office:value-type="float" office:value="102216.73179853">
                <text:p>102216.731798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.5243916511536">
                <text:p>39.5243916511536</text:p>
              </table:table-cell>
              <table:table-cell office:value-type="float" office:value="102211.582737735">
                <text:p>102211.5827377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.605714559555">
                <text:p>39.605714559555</text:p>
              </table:table-cell>
              <table:table-cell office:value-type="float" office:value="101127.716182977">
                <text:p>101127.7161829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.6881096363068">
                <text:p>39.6881096363068</text:p>
              </table:table-cell>
              <table:table-cell office:value-type="float" office:value="99811.7888133337">
                <text:p>99811.78881333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.7704834938049">
                <text:p>39.7704834938049</text:p>
              </table:table-cell>
              <table:table-cell office:value-type="float" office:value="99837.5000246019">
                <text:p>99837.50002460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.8528656959534">
                <text:p>39.8528656959534</text:p>
              </table:table-cell>
              <table:table-cell office:value-type="float" office:value="99827.3872939433">
                <text:p>99827.38729394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.9352643489838">
                <text:p>39.9352643489838</text:p>
              </table:table-cell>
              <table:table-cell office:value-type="float" office:value="99807.4567671185">
                <text:p>99807.45676711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.0176470279694">
                <text:p>40.0176470279694</text:p>
              </table:table-cell>
              <table:table-cell office:value-type="float" office:value="99826.809485498">
                <text:p>99826.8094854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.1000220775604">
                <text:p>40.1000220775604</text:p>
              </table:table-cell>
              <table:table-cell office:value-type="float" office:value="99836.0552233536">
                <text:p>99836.05522335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.182409286499">
                <text:p>40.182409286499</text:p>
              </table:table-cell>
              <table:table-cell office:value-type="float" office:value="99821.3206388526">
                <text:p>99821.32063885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.2648005485535">
                <text:p>40.2648005485535</text:p>
              </table:table-cell>
              <table:table-cell office:value-type="float" office:value="99816.410077147">
                <text:p>99816.4100771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.3471834659576">
                <text:p>40.3471834659576</text:p>
              </table:table-cell>
              <table:table-cell office:value-type="float" office:value="99826.5205837836">
                <text:p>99826.52058378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.4295914173126">
                <text:p>40.4295914173126</text:p>
              </table:table-cell>
              <table:table-cell office:value-type="float" office:value="99796.1952066288">
                <text:p>99796.19520662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.5119669437408">
                <text:p>40.5119669437408</text:p>
              </table:table-cell>
              <table:table-cell office:value-type="float" office:value="99835.4773145629">
                <text:p>99835.47731456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.5942182540894">
                <text:p>40.5942182540894</text:p>
              </table:table-cell>
              <table:table-cell office:value-type="float" office:value="99986.2490354709">
                <text:p>99986.24903547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.676197052002">
                <text:p>40.676197052002</text:p>
              </table:table-cell>
              <table:table-cell office:value-type="float" office:value="100318.621514408">
                <text:p>100318.6215144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.7581722736359">
                <text:p>40.7581722736359</text:p>
              </table:table-cell>
              <table:table-cell office:value-type="float" office:value="100322.998048449">
                <text:p>100322.9980484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.8401646614075">
                <text:p>40.8401646614075</text:p>
              </table:table-cell>
              <table:table-cell office:value-type="float" office:value="100301.994166926">
                <text:p>100301.9941669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.922137260437">
                <text:p>40.922137260437</text:p>
              </table:table-cell>
              <table:table-cell office:value-type="float" office:value="100326.207749449">
                <text:p>100326.2077494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.004106760025">
                <text:p>41.004106760025</text:p>
              </table:table-cell>
              <table:table-cell office:value-type="float" office:value="100330.001297247">
                <text:p>100330.0012972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.0860888957977">
                <text:p>41.0860888957977</text:p>
              </table:table-cell>
              <table:table-cell office:value-type="float" office:value="100314.5370938">
                <text:p>100314.53709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.1680624485016">
                <text:p>41.1680624485016</text:p>
              </table:table-cell>
              <table:table-cell office:value-type="float" office:value="100325.040561686">
                <text:p>100325.0405616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.2500343322754">
                <text:p>41.2500343322754</text:p>
              </table:table-cell>
              <table:table-cell office:value-type="float" office:value="100327.083158094">
                <text:p>100327.083158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1.332004070282">
                <text:p>41.332004070282</text:p>
              </table:table-cell>
              <table:table-cell office:value-type="float" office:value="100329.709475693">
                <text:p>100329.7094756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1.4139733314514">
                <text:p>41.4139733314514</text:p>
              </table:table-cell>
              <table:table-cell office:value-type="float" office:value="100330.293120499">
                <text:p>100330.2931204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1.4959473609924">
                <text:p>41.4959473609924</text:p>
              </table:table-cell>
              <table:table-cell office:value-type="float" office:value="100324.456977989">
                <text:p>100324.4569779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1.5775558948517">
                <text:p>41.5775558948517</text:p>
              </table:table-cell>
              <table:table-cell office:value-type="float" office:value="100773.774642044">
                <text:p>100773.7746420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1.6560297012329">
                <text:p>41.6560297012329</text:p>
              </table:table-cell>
              <table:table-cell office:value-type="float" office:value="104799.30029197">
                <text:p>104799.300291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1.7344961166382">
                <text:p>41.7344961166382</text:p>
              </table:table-cell>
              <table:table-cell office:value-type="float" office:value="104809.171637619">
                <text:p>104809.1716376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1.8129653930664">
                <text:p>41.8129653930664</text:p>
              </table:table-cell>
              <table:table-cell office:value-type="float" office:value="104805.350250969">
                <text:p>104805.3502509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1.89142537117">
                <text:p>41.89142537117</text:p>
              </table:table-cell>
              <table:table-cell office:value-type="float" office:value="104817.770776547">
                <text:p>104817.7707765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1.9698944091797">
                <text:p>41.9698944091797</text:p>
              </table:table-cell>
              <table:table-cell office:value-type="float" office:value="104805.668689213">
                <text:p>104805.6686892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.0483915805817">
                <text:p>42.0483915805817</text:p>
              </table:table-cell>
              <table:table-cell office:value-type="float" office:value="104768.106329406">
                <text:p>104768.1063294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.1268653869629">
                <text:p>42.1268653869629</text:p>
              </table:table-cell>
              <table:table-cell office:value-type="float" office:value="104799.30029197">
                <text:p>104799.300291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.2053236961365">
                <text:p>42.2053236961365</text:p>
              </table:table-cell>
              <table:table-cell office:value-type="float" office:value="104820.000413276">
                <text:p>104820.0004132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.2837755680084">
                <text:p>42.2837755680084</text:p>
              </table:table-cell>
              <table:table-cell office:value-type="float" office:value="104828.601329277">
                <text:p>104828.6013292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.3622403144836">
                <text:p>42.3622403144836</text:p>
              </table:table-cell>
              <table:table-cell office:value-type="float" office:value="104811.400908525">
                <text:p>104811.4009085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.440714597702">
                <text:p>42.440714597702</text:p>
              </table:table-cell>
              <table:table-cell office:value-type="float" office:value="104798.663494812">
                <text:p>104798.6634948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.51917552948">
                <text:p>42.51917552948</text:p>
              </table:table-cell>
              <table:table-cell office:value-type="float" office:value="104816.496741003">
                <text:p>104816.4967410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.596358537674">
                <text:p>42.596358537674</text:p>
              </table:table-cell>
              <table:table-cell office:value-type="float" office:value="106551.949612176">
                <text:p>106551.9496121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.6712665557861">
                <text:p>42.6712665557861</text:p>
              </table:table-cell>
              <table:table-cell office:value-type="float" office:value="109787.98007556">
                <text:p>109787.980075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.7461681365967">
                <text:p>42.7461681365967</text:p>
              </table:table-cell>
              <table:table-cell office:value-type="float" office:value="109797.415635345">
                <text:p>109797.4156353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.8210566043854">
                <text:p>42.8210566043854</text:p>
              </table:table-cell>
              <table:table-cell office:value-type="float" office:value="109816.641237803">
                <text:p>109816.6412378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2.8959558010101">
                <text:p>42.8959558010101</text:p>
              </table:table-cell>
              <table:table-cell office:value-type="float" office:value="109800.910698711">
                <text:p>109800.9106987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2.9708435535431">
                <text:p>42.9708435535431</text:p>
              </table:table-cell>
              <table:table-cell office:value-type="float" office:value="109817.690100668">
                <text:p>109817.6901006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3.0457608699799">
                <text:p>43.0457608699799</text:p>
              </table:table-cell>
              <table:table-cell office:value-type="float" office:value="109774.353796312">
                <text:p>109774.3537963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3.1207122802734">
                <text:p>43.1207122802734</text:p>
              </table:table-cell>
              <table:table-cell office:value-type="float" office:value="109724.419697871">
                <text:p>109724.4196978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3.1956298351288">
                <text:p>43.1956298351288</text:p>
              </table:table-cell>
              <table:table-cell office:value-type="float" office:value="109774.004449013">
                <text:p>109774.0044490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3.2705574035645">
                <text:p>43.2705574035645</text:p>
              </table:table-cell>
              <table:table-cell office:value-type="float" office:value="109759.333870029">
                <text:p>109759.3338700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3.345463514328">
                <text:p>43.345463514328</text:p>
              </table:table-cell>
              <table:table-cell office:value-type="float" office:value="109790.775627906">
                <text:p>109790.7756279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3.4203794002533">
                <text:p>43.4203794002533</text:p>
              </table:table-cell>
              <table:table-cell office:value-type="float" office:value="109776.449926803">
                <text:p>109776.4499268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3.4953372478485">
                <text:p>43.4953372478485</text:p>
              </table:table-cell>
              <table:table-cell office:value-type="float" office:value="109714.996679347">
                <text:p>109714.9966793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6.5706362724304">
                <text:p>56.5706362724304</text:p>
              </table:table-cell>
              <table:table-cell office:value-type="float" office:value="628.972231115989">
                <text:p>628.9722311159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6.6735858917236">
                <text:p>56.6735858917236</text:p>
              </table:table-cell>
              <table:table-cell office:value-type="float" office:value="79883.7339706625">
                <text:p>79883.73397066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6.7765169143677">
                <text:p>56.7765169143677</text:p>
              </table:table-cell>
              <table:table-cell office:value-type="float" office:value="79898.1666435037">
                <text:p>79898.166643503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6.8794529438019">
                <text:p>56.8794529438019</text:p>
              </table:table-cell>
              <table:table-cell office:value-type="float" office:value="79894.2804108907">
                <text:p>79894.280410890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6.982391834259">
                <text:p>56.982391834259</text:p>
              </table:table-cell>
              <table:table-cell office:value-type="float" office:value="79892.059876273">
                <text:p>79892.0598762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7.0853242874146">
                <text:p>57.0853242874146</text:p>
              </table:table-cell>
              <table:table-cell office:value-type="float" office:value="79897.0562527506">
                <text:p>79897.05625275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7.1882743835449">
                <text:p>57.1882743835449</text:p>
              </table:table-cell>
              <table:table-cell office:value-type="float" office:value="79883.3639706904">
                <text:p>79883.36397069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7.2912609577179">
                <text:p>57.2912609577179</text:p>
              </table:table-cell>
              <table:table-cell office:value-type="float" office:value="79855.0691295661">
                <text:p>79855.06912956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7.3942198753357">
                <text:p>57.3942198753357</text:p>
              </table:table-cell>
              <table:table-cell office:value-type="float" office:value="79876.5195893859">
                <text:p>79876.519589385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.4971454143524">
                <text:p>57.4971454143524</text:p>
              </table:table-cell>
              <table:table-cell office:value-type="float" office:value="79902.4234273259">
                <text:p>79902.42342732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.5982604026794">
                <text:p>57.5982604026794</text:p>
              </table:table-cell>
              <table:table-cell office:value-type="float" office:value="81333.1449280488">
                <text:p>81333.14492804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.6951656341553">
                <text:p>57.6951656341553</text:p>
              </table:table-cell>
              <table:table-cell office:value-type="float" office:value="84866.4192299176">
                <text:p>84866.41922991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.7920551300049">
                <text:p>57.7920551300049</text:p>
              </table:table-cell>
              <table:table-cell office:value-type="float" office:value="84880.2022126855">
                <text:p>84880.20221268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7.8889763355255">
                <text:p>57.8889763355255</text:p>
              </table:table-cell>
              <table:table-cell office:value-type="float" office:value="84852.431991774">
                <text:p>84852.43199177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7.9858846664429">
                <text:p>57.9858846664429</text:p>
              </table:table-cell>
              <table:table-cell office:value-type="float" office:value="84863.7049276318">
                <text:p>84863.70492763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.0827867984772">
                <text:p>58.0827867984772</text:p>
              </table:table-cell>
              <table:table-cell office:value-type="float" office:value="84869.1337058388">
                <text:p>84869.13370583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.1796908378601">
                <text:p>58.1796908378601</text:p>
              </table:table-cell>
              <table:table-cell office:value-type="float" office:value="84867.4632385686">
                <text:p>84867.463238568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8.2765936851501">
                <text:p>58.2765936851501</text:p>
              </table:table-cell>
              <table:table-cell office:value-type="float" office:value="84868.5072729062">
                <text:p>84868.50727290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8.3735053539276">
                <text:p>58.3735053539276</text:p>
              </table:table-cell>
              <table:table-cell office:value-type="float" office:value="84860.7820270274">
                <text:p>84860.78202702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8.4704213142395">
                <text:p>58.4704213142395</text:p>
              </table:table-cell>
              <table:table-cell office:value-type="float" office:value="84857.0243078021">
                <text:p>84857.02430780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.5673124790192">
                <text:p>58.5673124790192</text:p>
              </table:table-cell>
              <table:table-cell office:value-type="float" office:value="84878.7401689506">
                <text:p>84878.74016895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.6480684280396">
                <text:p>58.6480684280396</text:p>
              </table:table-cell>
              <table:table-cell office:value-type="float" office:value="101837.698643402">
                <text:p>101837.6986434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.7285437583923">
                <text:p>58.7285437583923</text:p>
              </table:table-cell>
              <table:table-cell office:value-type="float" office:value="102192.808205298">
                <text:p>102192.8082052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8.8090240955353">
                <text:p>58.8090240955353</text:p>
              </table:table-cell>
              <table:table-cell office:value-type="float" office:value="102186.450653071">
                <text:p>102186.4506530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8.88947224617">
                <text:p>58.88947224617</text:p>
              </table:table-cell>
              <table:table-cell office:value-type="float" office:value="102227.334439755">
                <text:p>102227.3344397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8.9699220657349">
                <text:p>58.9699220657349</text:p>
              </table:table-cell>
              <table:table-cell office:value-type="float" office:value="102225.213735549">
                <text:p>102225.2137355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.0503754615784">
                <text:p>59.0503754615784</text:p>
              </table:table-cell>
              <table:table-cell office:value-type="float" office:value="102220.669665665">
                <text:p>102220.6696656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9.130829334259">
                <text:p>59.130829334259</text:p>
              </table:table-cell>
              <table:table-cell office:value-type="float" office:value="102220.063820203">
                <text:p>102220.0638202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9.2112908363342">
                <text:p>59.2112908363342</text:p>
              </table:table-cell>
              <table:table-cell office:value-type="float" office:value="102210.371269409">
                <text:p>102210.3712694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9.2917628288269">
                <text:p>59.2917628288269</text:p>
              </table:table-cell>
              <table:table-cell office:value-type="float" office:value="102197.047012953">
                <text:p>102197.0470129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9.3722720146179">
                <text:p>59.3722720146179</text:p>
              </table:table-cell>
              <table:table-cell office:value-type="float" office:value="102149.834446814">
                <text:p>102149.8344468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9.4527363777161">
                <text:p>59.4527363777161</text:p>
              </table:table-cell>
              <table:table-cell office:value-type="float" office:value="102206.73703673">
                <text:p>102206.7370367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9.5331988334656">
                <text:p>59.5331988334656</text:p>
              </table:table-cell>
              <table:table-cell office:value-type="float" office:value="102209.159829799">
                <text:p>102209.1598297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9.6147191524506">
                <text:p>59.6147191524506</text:p>
              </table:table-cell>
              <table:table-cell office:value-type="float" office:value="100882.824090945">
                <text:p>100882.8240909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9.697110414505">
                <text:p>59.697110414505</text:p>
              </table:table-cell>
              <table:table-cell office:value-type="float" office:value="99816.410077147">
                <text:p>99816.4100771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9.7794790267944">
                <text:p>59.7794790267944</text:p>
              </table:table-cell>
              <table:table-cell office:value-type="float" office:value="99843.8576469192">
                <text:p>99843.85764691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9.8618633747101">
                <text:p>59.8618633747101</text:p>
              </table:table-cell>
              <table:table-cell office:value-type="float" office:value="99824.7872086125">
                <text:p>99824.78720861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9.944242477417">
                <text:p>59.944242477417</text:p>
              </table:table-cell>
              <table:table-cell office:value-type="float" office:value="99831.1432118846">
                <text:p>99831.14321188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.0265951156616">
                <text:p>60.0265951156616</text:p>
              </table:table-cell>
              <table:table-cell office:value-type="float" office:value="99863.2244855419">
                <text:p>99863.22448554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.1089832782745">
                <text:p>60.1089832782745</text:p>
              </table:table-cell>
              <table:table-cell office:value-type="float" office:value="99820.1651691018">
                <text:p>99820.16516910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.1913647651672">
                <text:p>60.1913647651672</text:p>
              </table:table-cell>
              <table:table-cell office:value-type="float" office:value="99828.254019153">
                <text:p>99828.2540191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.2737631797791">
                <text:p>60.2737631797791</text:p>
              </table:table-cell>
              <table:table-cell office:value-type="float" office:value="99807.7455585005">
                <text:p>99807.74555850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.3561532497406">
                <text:p>60.3561532497406</text:p>
              </table:table-cell>
              <table:table-cell office:value-type="float" office:value="99817.8543098484">
                <text:p>99817.85430984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.4385452270508">
                <text:p>60.4385452270508</text:p>
              </table:table-cell>
              <table:table-cell office:value-type="float" office:value="99815.5435575863">
                <text:p>99815.54355758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.5209269523621">
                <text:p>60.5209269523621</text:p>
              </table:table-cell>
              <table:table-cell office:value-type="float" office:value="99827.9651090775">
                <text:p>99827.96510907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.6031577587128">
                <text:p>60.6031577587128</text:p>
              </table:table-cell>
              <table:table-cell office:value-type="float" office:value="100011.180298115">
                <text:p>100011.1802981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0.6851315498352">
                <text:p>60.6851315498352</text:p>
              </table:table-cell>
              <table:table-cell office:value-type="float" office:value="100324.748768989">
                <text:p>100324.74876898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.7671165466309">
                <text:p>60.7671165466309</text:p>
              </table:table-cell>
              <table:table-cell office:value-type="float" office:value="100311.036426557">
                <text:p>100311.0364265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0.8491108417511">
                <text:p>60.8491108417511</text:p>
              </table:table-cell>
              <table:table-cell office:value-type="float" office:value="100299.660945192">
                <text:p>100299.6609451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0.9310891628265">
                <text:p>60.9310891628265</text:p>
              </table:table-cell>
              <table:table-cell office:value-type="float" office:value="100319.205030217">
                <text:p>100319.2050302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1.0130531787872">
                <text:p>61.0130531787872</text:p>
              </table:table-cell>
              <table:table-cell office:value-type="float" office:value="100336.713661565">
                <text:p>100336.71366156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1.0950214862824">
                <text:p>61.0950214862824</text:p>
              </table:table-cell>
              <table:table-cell office:value-type="float" office:value="100331.460430483">
                <text:p>100331.4604304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1.1769919395447">
                <text:p>61.1769919395447</text:p>
              </table:table-cell>
              <table:table-cell office:value-type="float" office:value="100328.834021215">
                <text:p>100328.8340212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1.2589852809906">
                <text:p>61.2589852809906</text:p>
              </table:table-cell>
              <table:table-cell office:value-type="float" office:value="100300.82754249">
                <text:p>100300.827542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1.3409657478333">
                <text:p>61.3409657478333</text:p>
              </table:table-cell>
              <table:table-cell office:value-type="float" office:value="100316.579262529">
                <text:p>100316.57926252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1.4229395389557">
                <text:p>61.4229395389557</text:p>
              </table:table-cell>
              <table:table-cell office:value-type="float" office:value="100324.748768989">
                <text:p>100324.74876898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1.5049149990082">
                <text:p>61.5049149990082</text:p>
              </table:table-cell>
              <table:table-cell office:value-type="float" office:value="100322.706267632">
                <text:p>100322.7062676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1.5861232280731">
                <text:p>61.5861232280731</text:p>
              </table:table-cell>
              <table:table-cell office:value-type="float" office:value="101270.525101875">
                <text:p>101270.5251018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1.664598941803">
                <text:p>61.664598941803</text:p>
              </table:table-cell>
              <table:table-cell office:value-type="float" office:value="104796.75314977">
                <text:p>104796.753149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1.7430713176727">
                <text:p>61.7430713176727</text:p>
              </table:table-cell>
              <table:table-cell office:value-type="float" office:value="104801.210729878">
                <text:p>104801.21072987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1.8215277194977">
                <text:p>61.8215277194977</text:p>
              </table:table-cell>
              <table:table-cell office:value-type="float" office:value="104822.54868569">
                <text:p>104822.5486856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1.9000480175018">
                <text:p>61.9000480175018</text:p>
              </table:table-cell>
              <table:table-cell office:value-type="float" office:value="104737.248953962">
                <text:p>104737.24895396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1.9785213470459">
                <text:p>61.9785213470459</text:p>
              </table:table-cell>
              <table:table-cell office:value-type="float" office:value="104799.937096867">
                <text:p>104799.9370968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2.0569860935211">
                <text:p>62.0569860935211</text:p>
              </table:table-cell>
              <table:table-cell office:value-type="float" office:value="104811.400908525">
                <text:p>104811.4009085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2.1354451179504">
                <text:p>62.1354451179504</text:p>
              </table:table-cell>
              <table:table-cell office:value-type="float" office:value="104819.044843063">
                <text:p>104819.0448430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2.2139205932617">
                <text:p>62.2139205932617</text:p>
              </table:table-cell>
              <table:table-cell office:value-type="float" office:value="104797.071535774">
                <text:p>104797.0715357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2.2923984527588">
                <text:p>62.2923984527588</text:p>
              </table:table-cell>
              <table:table-cell office:value-type="float" office:value="104793.88776279">
                <text:p>104793.8877627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2.3709144592285">
                <text:p>62.3709144592285</text:p>
              </table:table-cell>
              <table:table-cell office:value-type="float" office:value="104742.973691243">
                <text:p>104742.9736912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2.4493870735168">
                <text:p>62.4493870735168</text:p>
              </table:table-cell>
              <table:table-cell office:value-type="float" office:value="104800.892318723">
                <text:p>104800.8923187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2.5278573036194">
                <text:p>62.5278573036194</text:p>
              </table:table-cell>
              <table:table-cell office:value-type="float" office:value="104804.076517343">
                <text:p>104804.0765173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2.6046268939972">
                <text:p>62.6046268939972</text:p>
              </table:table-cell>
              <table:table-cell office:value-type="float" office:value="107125.750697992">
                <text:p>107125.7506979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2.6795339584351">
                <text:p>62.6795339584351</text:p>
              </table:table-cell>
              <table:table-cell office:value-type="float" office:value="109789.377833938">
                <text:p>109789.3778339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2.7544429302216">
                <text:p>62.7544429302216</text:p>
              </table:table-cell>
              <table:table-cell office:value-type="float" office:value="109786.582352773">
                <text:p>109786.5823527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2.829345703125">
                <text:p>62.829345703125</text:p>
              </table:table-cell>
              <table:table-cell office:value-type="float" office:value="109795.668187099">
                <text:p>109795.6681870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2.9042336940765">
                <text:p>62.9042336940765</text:p>
              </table:table-cell>
              <table:table-cell office:value-type="float" office:value="109817.340477487">
                <text:p>109817.34047748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2.9791316986084">
                <text:p>62.9791316986084</text:p>
              </table:table-cell>
              <table:table-cell office:value-type="float" office:value="109802.658313836">
                <text:p>109802.65831383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3.0540432929993">
                <text:p>63.0540432929993</text:p>
              </table:table-cell>
              <table:table-cell office:value-type="float" office:value="109782.738798607">
                <text:p>109782.7387986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3.128960609436">
                <text:p>63.128960609436</text:p>
              </table:table-cell>
              <table:table-cell office:value-type="float" office:value="109774.353796312">
                <text:p>109774.3537963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3.2038893699646">
                <text:p>63.2038893699646</text:p>
              </table:table-cell>
              <table:table-cell office:value-type="float" office:value="109757.587633721">
                <text:p>109757.5876337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3.2788019180298">
                <text:p>63.2788019180298</text:p>
              </table:table-cell>
              <table:table-cell office:value-type="float" office:value="109781.34120927">
                <text:p>109781.3412092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3.3537139892578">
                <text:p>63.3537139892578</text:p>
              </table:table-cell>
              <table:table-cell office:value-type="float" office:value="109782.039999491">
                <text:p>109782.0399994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3.4286212921143">
                <text:p>63.4286212921143</text:p>
              </table:table-cell>
              <table:table-cell office:value-type="float" office:value="109789.028391007">
                <text:p>109789.0283910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3.5035297870636">
                <text:p>63.5035297870636</text:p>
              </table:table-cell>
              <table:table-cell office:value-type="float" office:value="109787.281209718">
                <text:p>109787.2812097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6.5819191932678">
                <text:p>76.5819191932678</text:p>
              </table:table-cell>
              <table:table-cell office:value-type="float" office:value="628.823606987772">
                <text:p>628.82360698777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6.684862613678">
                <text:p>76.684862613678</text:p>
              </table:table-cell>
              <table:table-cell office:value-type="float" office:value="79888.5442822204">
                <text:p>79888.54428222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6.7877962589264">
                <text:p>76.7877962589264</text:p>
              </table:table-cell>
              <table:table-cell office:value-type="float" office:value="79896.1309506989">
                <text:p>79896.13095069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.8907377719879">
                <text:p>76.8907377719879</text:p>
              </table:table-cell>
              <table:table-cell office:value-type="float" office:value="79890.024494636">
                <text:p>79890.0244946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6.9936761856079">
                <text:p>76.9936761856079</text:p>
              </table:table-cell>
              <table:table-cell office:value-type="float" office:value="79892.4299568042">
                <text:p>79892.42995680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7.0966095924377">
                <text:p>77.0966095924377</text:p>
              </table:table-cell>
              <table:table-cell office:value-type="float" office:value="79896.3160093947">
                <text:p>79896.31600939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.1995451450348">
                <text:p>77.1995451450348</text:p>
              </table:table-cell>
              <table:table-cell office:value-type="float" office:value="79894.6505119944">
                <text:p>79894.65051199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7.3024799823761">
                <text:p>77.3024799823761</text:p>
              </table:table-cell>
              <table:table-cell office:value-type="float" office:value="79895.2056700792">
                <text:p>79895.205670079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7.4054448604584">
                <text:p>77.4054448604584</text:p>
              </table:table-cell>
              <table:table-cell office:value-type="float" office:value="79871.8956713425">
                <text:p>79871.89567134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7.5083892345428">
                <text:p>77.5083892345428</text:p>
              </table:table-cell>
              <table:table-cell office:value-type="float" office:value="79887.8041965816">
                <text:p>79887.80419658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7.6088147163391">
                <text:p>77.6088147163391</text:p>
              </table:table-cell>
              <table:table-cell office:value-type="float" office:value="81891.5662927484">
                <text:p>81891.56629274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7.7056999206543">
                <text:p>77.7056999206543</text:p>
              </table:table-cell>
              <table:table-cell office:value-type="float" office:value="84883.9619850086">
                <text:p>84883.96198500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7.8025846481323">
                <text:p>77.8025846481323</text:p>
              </table:table-cell>
              <table:table-cell office:value-type="float" office:value="84884.3797580494">
                <text:p>84884.37975804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7.8994631767273">
                <text:p>77.8994631767273</text:p>
              </table:table-cell>
              <table:table-cell office:value-type="float" office:value="84889.811181824">
                <text:p>84889.81118182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7.9963579177857">
                <text:p>77.9963579177857</text:p>
              </table:table-cell>
              <table:table-cell office:value-type="float" office:value="84875.6073876862">
                <text:p>84875.60738768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8.0932495594025">
                <text:p>78.0932495594025</text:p>
              </table:table-cell>
              <table:table-cell office:value-type="float" office:value="84878.3224514202">
                <text:p>84878.32245142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8.1901397705078">
                <text:p>78.1901397705078</text:p>
              </table:table-cell>
              <table:table-cell office:value-type="float" office:value="84879.575616346">
                <text:p>84879.57561634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8.2870316505432">
                <text:p>78.2870316505432</text:p>
              </table:table-cell>
              <table:table-cell office:value-type="float" office:value="82566.2583601136">
                <text:p>82566.25836011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H1:source_2.I313" chart:data-source-has-labels="row" svg:x="0.32cm" svg:y="0.18cm" svg:width="12.825cm" svg:height="8.64cm">
          <chartooo:coordinate-region svg:x="1.682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I2:source_2.I313" chart:label-cell-address="source_2.I1:source_2.I1" chart:class="chart:scatter">
            <chart:domain table:cell-range-address="source_2.H2:source_2.H313"/>
            <chart:data-point chart:repeated="3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ecv bw</text:p>
                <draw:g>
                  <svg:desc>source_2.I1:source_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1135883331299">
                <text:p>0.191135883331299</text:p>
                <draw:g>
                  <svg:desc>source_2.H2:source_2.H313</svg:desc>
                </draw:g>
              </table:table-cell>
              <table:table-cell office:value-type="float" office:value="0">
                <text:p>0</text:p>
                <draw:g>
                  <svg:desc>source_2.I2:source_2.I3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73302316665649">
                <text:p>0.273302316665649</text:p>
              </table:table-cell>
              <table:table-cell office:value-type="float" office:value="100089.533721575">
                <text:p>100089.533721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5769395828247">
                <text:p>0.355769395828247</text:p>
              </table:table-cell>
              <table:table-cell office:value-type="float" office:value="99724.6426514635">
                <text:p>99724.6426514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820071220398">
                <text:p>0.43820071220398</text:p>
              </table:table-cell>
              <table:table-cell office:value-type="float" office:value="99767.9081395954">
                <text:p>99767.90813959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20533323287964">
                <text:p>0.520533323287964</text:p>
              </table:table-cell>
              <table:table-cell office:value-type="float" office:value="99887.5159153037">
                <text:p>99887.5159153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02986097335815">
                <text:p>0.602986097335815</text:p>
              </table:table-cell>
              <table:table-cell office:value-type="float" office:value="99741.9443429179">
                <text:p>99741.9443429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5376644134522">
                <text:p>0.685376644134522</text:p>
              </table:table-cell>
              <table:table-cell office:value-type="float" office:value="99817.2766117527">
                <text:p>99817.2766117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6771879196167">
                <text:p>0.76771879196167</text:p>
              </table:table-cell>
              <table:table-cell office:value-type="float" office:value="99875.9470941141">
                <text:p>99875.94709411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49713802337647">
                <text:p>0.849713802337647</text:p>
              </table:table-cell>
              <table:table-cell office:value-type="float" office:value="100298.786015027">
                <text:p>100298.7860150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31663274765015">
                <text:p>0.931663274765015</text:p>
              </table:table-cell>
              <table:table-cell office:value-type="float" office:value="100354.520369718">
                <text:p>100354.5203697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1358532905579">
                <text:p>1.01358532905579</text:p>
              </table:table-cell>
              <table:table-cell office:value-type="float" office:value="100388.107588342">
                <text:p>100388.1075883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9564757347107">
                <text:p>1.09564757347107</text:p>
              </table:table-cell>
              <table:table-cell office:value-type="float" office:value="100216.610678861">
                <text:p>100216.6106788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7762637138367">
                <text:p>1.17762637138367</text:p>
              </table:table-cell>
              <table:table-cell office:value-type="float" office:value="100318.621514408">
                <text:p>100318.6215144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8755898475647">
                <text:p>1.58755898475647</text:p>
              </table:table-cell>
              <table:table-cell office:value-type="float" office:value="20061.8339007853">
                <text:p>20061.83390078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0073828697205">
                <text:p>1.60073828697205</text:p>
              </table:table-cell>
              <table:table-cell office:value-type="float" office:value="624008.757480372">
                <text:p>624008.7574803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1388111114502">
                <text:p>1.61388111114502</text:p>
              </table:table-cell>
              <table:table-cell office:value-type="float" office:value="625740.700154195">
                <text:p>625740.7001541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2704634666443">
                <text:p>1.62704634666443</text:p>
              </table:table-cell>
              <table:table-cell office:value-type="float" office:value="624675.493869864">
                <text:p>624675.4938698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4020371437073">
                <text:p>1.64020371437073</text:p>
              </table:table-cell>
              <table:table-cell office:value-type="float" office:value="625049.035914906">
                <text:p>625049.0359149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693549156189">
                <text:p>1.6693549156189</text:p>
              </table:table-cell>
              <table:table-cell office:value-type="float" office:value="282115.303928224">
                <text:p>282115.3039282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5143551826477">
                <text:p>1.75143551826477</text:p>
              </table:table-cell>
              <table:table-cell office:value-type="float" office:value="100194.196130374">
                <text:p>100194.1961303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3030986785889">
                <text:p>1.83030986785889</text:p>
              </table:table-cell>
              <table:table-cell office:value-type="float" office:value="104267.103847072">
                <text:p>104267.1038470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0873551368713">
                <text:p>1.90873551368713</text:p>
              </table:table-cell>
              <table:table-cell office:value-type="float" office:value="104863.656692234">
                <text:p>104863.6566922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1505270004272">
                <text:p>2.61505270004272</text:p>
              </table:table-cell>
              <table:table-cell office:value-type="float" office:value="11643.4941112415">
                <text:p>11643.49411124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62721419334412">
                <text:p>2.62721419334412</text:p>
              </table:table-cell>
              <table:table-cell office:value-type="float" office:value="676232.74512341">
                <text:p>676232.745123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3934850692749">
                <text:p>2.63934850692749</text:p>
              </table:table-cell>
              <table:table-cell office:value-type="float" office:value="677747.442695746">
                <text:p>677747.4426957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5147161483765">
                <text:p>2.65147161483765</text:p>
              </table:table-cell>
              <table:table-cell office:value-type="float" office:value="678373.900566394">
                <text:p>678373.9005663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6358256340027">
                <text:p>2.66358256340027</text:p>
              </table:table-cell>
              <table:table-cell office:value-type="float" office:value="679054.985451897">
                <text:p>679054.9854518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67571949958801">
                <text:p>2.67571949958801</text:p>
              </table:table-cell>
              <table:table-cell office:value-type="float" office:value="677600.99194594">
                <text:p>677600.991945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8785810470581">
                <text:p>2.68785810470581</text:p>
              </table:table-cell>
              <table:table-cell office:value-type="float" office:value="677507.828963133">
                <text:p>677507.8289631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9998407363892">
                <text:p>2.69998407363892</text:p>
              </table:table-cell>
              <table:table-cell office:value-type="float" office:value="678213.843806528">
                <text:p>678213.8438065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77146744728088">
                <text:p>2.77146744728088</text:p>
              </table:table-cell>
              <table:table-cell office:value-type="float" office:value="115047.731815104">
                <text:p>115047.7318151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59540915489197">
                <text:p>3.59540915489197</text:p>
              </table:table-cell>
              <table:table-cell office:value-type="float" office:value="9981.28863247433">
                <text:p>9981.288632474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58710789680481">
                <text:p>6.58710789680481</text:p>
              </table:table-cell>
              <table:table-cell office:value-type="float" office:value="2748.93988648794">
                <text:p>2748.939886487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0524654388428">
                <text:p>6.60524654388428</text:p>
              </table:table-cell>
              <table:table-cell office:value-type="float" office:value="453396.549586614">
                <text:p>453396.5495866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62338829040527">
                <text:p>6.62338829040527</text:p>
              </table:table-cell>
              <table:table-cell office:value-type="float" office:value="453319.088682122">
                <text:p>453319.0886821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64152359962463">
                <text:p>6.64152359962463</text:p>
              </table:table-cell>
              <table:table-cell office:value-type="float" office:value="453479.998632748">
                <text:p>453479.9986327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65966391563416">
                <text:p>6.65966391563416</text:p>
              </table:table-cell>
              <table:table-cell office:value-type="float" office:value="453354.83657966">
                <text:p>453354.836579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6777982711792">
                <text:p>6.6777982711792</text:p>
              </table:table-cell>
              <table:table-cell office:value-type="float" office:value="453503.846859757">
                <text:p>453503.8468597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69593238830566">
                <text:p>6.69593238830566</text:p>
              </table:table-cell>
              <table:table-cell office:value-type="float" office:value="453509.809308441">
                <text:p>453509.8093084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71407032012939">
                <text:p>6.71407032012939</text:p>
              </table:table-cell>
              <table:table-cell office:value-type="float" office:value="453414.428939482">
                <text:p>453414.4289394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14845752716064">
                <text:p>7.14845752716064</text:p>
              </table:table-cell>
              <table:table-cell office:value-type="float" office:value="18932.4175916819">
                <text:p>18932.41759168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16659879684448">
                <text:p>7.16659879684448</text:p>
              </table:table-cell>
              <table:table-cell office:value-type="float" office:value="453331.004021553">
                <text:p>453331.0040215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18473768234253">
                <text:p>7.18473768234253</text:p>
              </table:table-cell>
              <table:table-cell office:value-type="float" office:value="453390.590115668">
                <text:p>453390.5901156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20290350914001">
                <text:p>7.20290350914001</text:p>
              </table:table-cell>
              <table:table-cell office:value-type="float" office:value="452718.177470371">
                <text:p>452718.1774703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2210578918457">
                <text:p>7.2210578918457</text:p>
              </table:table-cell>
              <table:table-cell office:value-type="float" office:value="453003.56026003">
                <text:p>453003.56026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2392303943634">
                <text:p>7.2392303943634</text:p>
              </table:table-cell>
              <table:table-cell office:value-type="float" office:value="452551.870167014">
                <text:p>452551.8701670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8425254821777">
                <text:p>16.8425254821777</text:p>
              </table:table-cell>
              <table:table-cell office:value-type="float" office:value="856.372726735792">
                <text:p>856.3727267357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9453418254852">
                <text:p>16.9453418254852</text:p>
              </table:table-cell>
              <table:table-cell office:value-type="float" office:value="79987.2834944567">
                <text:p>79987.28349445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0483272075653">
                <text:p>17.0483272075653</text:p>
              </table:table-cell>
              <table:table-cell office:value-type="float" office:value="79855.9934807571">
                <text:p>79855.99348075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151337146759">
                <text:p>17.151337146759</text:p>
              </table:table-cell>
              <table:table-cell office:value-type="float" office:value="79836.956165303">
                <text:p>79836.9561653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2542612552643">
                <text:p>17.2542612552643</text:p>
              </table:table-cell>
              <table:table-cell office:value-type="float" office:value="79903.5339672686">
                <text:p>79903.53396726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3571619987488">
                <text:p>17.3571619987488</text:p>
              </table:table-cell>
              <table:table-cell office:value-type="float" office:value="79921.6771571628">
                <text:p>79921.67715716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4601376056671">
                <text:p>17.4601376056671</text:p>
              </table:table-cell>
              <table:table-cell office:value-type="float" office:value="79863.573967785">
                <text:p>79863.5739677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5630931854248">
                <text:p>17.5630931854248</text:p>
              </table:table-cell>
              <table:table-cell office:value-type="float" office:value="79879.1092173486">
                <text:p>79879.10921734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6660754680634">
                <text:p>17.6660754680634</text:p>
              </table:table-cell>
              <table:table-cell office:value-type="float" office:value="79858.3968940059">
                <text:p>79858.39689400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7683839797974">
                <text:p>17.7683839797974</text:p>
              </table:table-cell>
              <table:table-cell office:value-type="float" office:value="80384.3185734294">
                <text:p>80384.31857342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8655292987823">
                <text:p>17.8655292987823</text:p>
              </table:table-cell>
              <table:table-cell office:value-type="float" office:value="84656.6781181818">
                <text:p>84656.67811818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9622478485107">
                <text:p>17.9622478485107</text:p>
              </table:table-cell>
              <table:table-cell office:value-type="float" office:value="85030.2245339157">
                <text:p>85030.22453391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05908203125">
                <text:p>18.05908203125</text:p>
              </table:table-cell>
              <table:table-cell office:value-type="float" office:value="84928.6870334259">
                <text:p>84928.68703342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1560161113739">
                <text:p>18.1560161113739</text:p>
              </table:table-cell>
              <table:table-cell office:value-type="float" office:value="84841.1620504168">
                <text:p>84841.16205041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2529742717743">
                <text:p>18.2529742717743</text:p>
              </table:table-cell>
              <table:table-cell office:value-type="float" office:value="84820.0911201165">
                <text:p>84820.09112011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349865436554">
                <text:p>18.349865436554</text:p>
              </table:table-cell>
              <table:table-cell office:value-type="float" office:value="84878.7401689506">
                <text:p>84878.74016895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4466412067413">
                <text:p>18.4466412067413</text:p>
              </table:table-cell>
              <table:table-cell office:value-type="float" office:value="84979.9488454252">
                <text:p>84979.94884542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5690760612488">
                <text:p>18.5690760612488</text:p>
              </table:table-cell>
              <table:table-cell office:value-type="float" office:value="67170.4151002183">
                <text:p>67170.41510021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6405358314514">
                <text:p>18.6405358314514</text:p>
              </table:table-cell>
              <table:table-cell office:value-type="float" office:value="115085.732527258">
                <text:p>115085.7325272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7374503612518">
                <text:p>18.7374503612518</text:p>
              </table:table-cell>
              <table:table-cell office:value-type="float" office:value="84858.2768438998">
                <text:p>84858.27684389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.8217673301697">
                <text:p>18.8217673301697</text:p>
              </table:table-cell>
              <table:table-cell office:value-type="float" office:value="97536.7130193326">
                <text:p>97536.71301933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.9021542072296">
                <text:p>18.9021542072296</text:p>
              </table:table-cell>
              <table:table-cell office:value-type="float" office:value="102305.255543989">
                <text:p>102305.2555439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.9825990200043">
                <text:p>18.9825990200043</text:p>
              </table:table-cell>
              <table:table-cell office:value-type="float" office:value="102231.576112148">
                <text:p>102231.5761121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.0630288124084">
                <text:p>19.0630288124084</text:p>
              </table:table-cell>
              <table:table-cell office:value-type="float" office:value="102250.667994676">
                <text:p>102250.6679946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.1434319019318">
                <text:p>19.1434319019318</text:p>
              </table:table-cell>
              <table:table-cell office:value-type="float" office:value="102284.626732101">
                <text:p>102284.6267321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2240180969238">
                <text:p>19.2240180969238</text:p>
              </table:table-cell>
              <table:table-cell office:value-type="float" office:value="102052.218755455">
                <text:p>102052.2187554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.6262352466583">
                <text:p>19.6262352466583</text:p>
              </table:table-cell>
              <table:table-cell office:value-type="float" office:value="20446.6666959095">
                <text:p>20446.66669590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.640647649765">
                <text:p>19.640647649765</text:p>
              </table:table-cell>
              <table:table-cell office:value-type="float" office:value="570619.621108354">
                <text:p>570619.6211083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6550552845001">
                <text:p>19.6550552845001</text:p>
              </table:table-cell>
              <table:table-cell office:value-type="float" office:value="570808.474201556">
                <text:p>570808.4742015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6694755554199">
                <text:p>19.6694755554199</text:p>
              </table:table-cell>
              <table:table-cell office:value-type="float" office:value="570308.28655986">
                <text:p>570308.286559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6838927268982">
                <text:p>19.6838927268982</text:p>
              </table:table-cell>
              <table:table-cell office:value-type="float" office:value="570430.892938647">
                <text:p>570430.8929386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7067036628723">
                <text:p>19.7067036628723</text:p>
              </table:table-cell>
              <table:table-cell office:value-type="float" office:value="360528.827459342">
                <text:p>360528.8274593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7879164218903">
                <text:p>19.7879164218903</text:p>
              </table:table-cell>
              <table:table-cell office:value-type="float" office:value="101264.876350068">
                <text:p>101264.8763500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8702073097229">
                <text:p>19.8702073097229</text:p>
              </table:table-cell>
              <table:table-cell office:value-type="float" office:value="99938.1610358305">
                <text:p>99938.16103583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.6115658283234">
                <text:p>20.6115658283234</text:p>
              </table:table-cell>
              <table:table-cell office:value-type="float" office:value="11093.1483130797">
                <text:p>11093.14831307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6259117126465">
                <text:p>20.6259117126465</text:p>
              </table:table-cell>
              <table:table-cell office:value-type="float" office:value="573265.461700819">
                <text:p>573265.4617008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.6402652263641">
                <text:p>20.6402652263641</text:p>
              </table:table-cell>
              <table:table-cell office:value-type="float" office:value="572960.751058917">
                <text:p>572960.7510589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6546123027802">
                <text:p>20.6546123027802</text:p>
              </table:table-cell>
              <table:table-cell office:value-type="float" office:value="573217.829300718">
                <text:p>573217.8293007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6689581871033">
                <text:p>20.6689581871033</text:p>
              </table:table-cell>
              <table:table-cell office:value-type="float" office:value="573265.461700819">
                <text:p>573265.4617008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6833250522614">
                <text:p>20.6833250522614</text:p>
              </table:table-cell>
              <table:table-cell office:value-type="float" office:value="572428.286164722">
                <text:p>572428.2861647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.6976690292358">
                <text:p>20.6976690292358</text:p>
              </table:table-cell>
              <table:table-cell office:value-type="float" office:value="573341.69000881">
                <text:p>573341.690008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7120635509491">
                <text:p>20.7120635509491</text:p>
              </table:table-cell>
              <table:table-cell office:value-type="float" office:value="571328.465358178">
                <text:p>571328.4653581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.5961012840271">
                <text:p>21.5961012840271</text:p>
              </table:table-cell>
              <table:table-cell office:value-type="float" office:value="9302.77033692447">
                <text:p>9302.770336924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.6092371940613">
                <text:p>21.6092371940613</text:p>
              </table:table-cell>
              <table:table-cell office:value-type="float" office:value="626070.061274866">
                <text:p>626070.0612748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.6223843097687">
                <text:p>21.6223843097687</text:p>
              </table:table-cell>
              <table:table-cell office:value-type="float" office:value="625536.443356364">
                <text:p>625536.4433563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.6355338096619">
                <text:p>21.6355338096619</text:p>
              </table:table-cell>
              <table:table-cell office:value-type="float" office:value="625423.02496691">
                <text:p>625423.024966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.6488182544708">
                <text:p>21.6488182544708</text:p>
              </table:table-cell>
              <table:table-cell office:value-type="float" office:value="619069.906064359">
                <text:p>619069.9060643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.6620230674744">
                <text:p>21.6620230674744</text:p>
              </table:table-cell>
              <table:table-cell office:value-type="float" office:value="622803.215599892">
                <text:p>622803.2155998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.6751701831818">
                <text:p>21.6751701831818</text:p>
              </table:table-cell>
              <table:table-cell office:value-type="float" office:value="625536.443356364">
                <text:p>625536.4433563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.8385736942291">
                <text:p>21.8385736942291</text:p>
              </table:table-cell>
              <table:table-cell office:value-type="float" office:value="50329.3959064089">
                <text:p>50329.39590640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.6231446266174">
                <text:p>22.6231446266174</text:p>
              </table:table-cell>
              <table:table-cell office:value-type="float" office:value="10482.1624922624">
                <text:p>10482.16249226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.6353080272675">
                <text:p>22.6353080272675</text:p>
              </table:table-cell>
              <table:table-cell office:value-type="float" office:value="676126.704745477">
                <text:p>676126.7047454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.647451877594">
                <text:p>22.647451877594</text:p>
              </table:table-cell>
              <table:table-cell office:value-type="float" office:value="677215.197722588">
                <text:p>677215.1977225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.6595976352692">
                <text:p>22.6595976352692</text:p>
              </table:table-cell>
              <table:table-cell office:value-type="float" office:value="677108.849027344">
                <text:p>677108.8490273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.6717457771301">
                <text:p>22.6717457771301</text:p>
              </table:table-cell>
              <table:table-cell office:value-type="float" office:value="676975.960120111">
                <text:p>676975.9601201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.683886051178">
                <text:p>22.683886051178</text:p>
              </table:table-cell>
              <table:table-cell office:value-type="float" office:value="677414.691594658">
                <text:p>677414.6915946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.6960253715515">
                <text:p>22.6960253715515</text:p>
              </table:table-cell>
              <table:table-cell office:value-type="float" office:value="677467.90981224">
                <text:p>677467.909812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.7081649303436">
                <text:p>22.7081649303436</text:p>
              </table:table-cell>
              <table:table-cell office:value-type="float" office:value="677454.604473948">
                <text:p>677454.6044739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.7792584896088">
                <text:p>22.7792584896088</text:p>
              </table:table-cell>
              <table:table-cell office:value-type="float" office:value="115678.552108066">
                <text:p>115678.5521080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.603239774704">
                <text:p>23.603239774704</text:p>
              </table:table-cell>
              <table:table-cell office:value-type="float" office:value="9980.80921103649">
                <text:p>9980.809211036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.5871486663818">
                <text:p>26.5871486663818</text:p>
              </table:table-cell>
              <table:table-cell office:value-type="float" office:value="2756.11632209576">
                <text:p>2756.116322095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.6052827835083">
                <text:p>26.6052827835083</text:p>
              </table:table-cell>
              <table:table-cell office:value-type="float" office:value="453509.809308441">
                <text:p>453509.8093084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.6234195232391">
                <text:p>26.6234195232391</text:p>
              </table:table-cell>
              <table:table-cell office:value-type="float" office:value="453444.230994729">
                <text:p>453444.2309947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6.6415538787842">
                <text:p>26.6415538787842</text:p>
              </table:table-cell>
              <table:table-cell office:value-type="float" office:value="453503.846859757">
                <text:p>453503.8468597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.6596877574921">
                <text:p>26.6596877574921</text:p>
              </table:table-cell>
              <table:table-cell office:value-type="float" office:value="453515.771913909">
                <text:p>453515.7719139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.6778218746185">
                <text:p>26.6778218746185</text:p>
              </table:table-cell>
              <table:table-cell office:value-type="float" office:value="453509.809308441">
                <text:p>453509.8093084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.695955991745">
                <text:p>26.695955991745</text:p>
              </table:table-cell>
              <table:table-cell office:value-type="float" office:value="453509.809308441">
                <text:p>453509.8093084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.7140939235687">
                <text:p>26.7140939235687</text:p>
              </table:table-cell>
              <table:table-cell office:value-type="float" office:value="453414.428939482">
                <text:p>453414.4289394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.566915512085">
                <text:p>27.566915512085</text:p>
              </table:table-cell>
              <table:table-cell office:value-type="float" office:value="9643.28308610053">
                <text:p>9643.283086100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.584549665451">
                <text:p>27.584549665451</text:p>
              </table:table-cell>
              <table:table-cell office:value-type="float" office:value="466367.725700688">
                <text:p>466367.7257006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.6021158695221">
                <text:p>27.6021158695221</text:p>
              </table:table-cell>
              <table:table-cell office:value-type="float" office:value="468171.721490811">
                <text:p>468171.7214908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.6196718215942">
                <text:p>27.6196718215942</text:p>
              </table:table-cell>
              <table:table-cell office:value-type="float" office:value="468445.115719427">
                <text:p>468445.1157194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.6372265815735">
                <text:p>27.6372265815735</text:p>
              </table:table-cell>
              <table:table-cell office:value-type="float" office:value="468476.926470189">
                <text:p>468476.9264701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.6547811031342">
                <text:p>27.6547811031342</text:p>
              </table:table-cell>
              <table:table-cell office:value-type="float" office:value="468483.28913879">
                <text:p>468483.289138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.6723570823669">
                <text:p>27.6723570823669</text:p>
              </table:table-cell>
              <table:table-cell office:value-type="float" office:value="467911.340305756">
                <text:p>467911.3403057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.6899156570435">
                <text:p>27.6899156570435</text:p>
              </table:table-cell>
              <table:table-cell office:value-type="float" office:value="468375.147272085">
                <text:p>468375.1472720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.7074859142303">
                <text:p>27.7074859142303</text:p>
              </table:table-cell>
              <table:table-cell office:value-type="float" office:value="468063.723400502">
                <text:p>468063.7234005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.7250442504883">
                <text:p>27.7250442504883</text:p>
              </table:table-cell>
              <table:table-cell office:value-type="float" office:value="468381.507176319">
                <text:p>468381.5071763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.7426092624664">
                <text:p>27.7426092624664</text:p>
              </table:table-cell>
              <table:table-cell office:value-type="float" office:value="468203.495120329">
                <text:p>468203.4951203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.7601633071899">
                <text:p>27.7601633071899</text:p>
              </table:table-cell>
              <table:table-cell office:value-type="float" office:value="468496.014994499">
                <text:p>468496.0149944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.7777147293091">
                <text:p>27.7777147293091</text:p>
              </table:table-cell>
              <table:table-cell office:value-type="float" office:value="468566.019560965">
                <text:p>468566.0195609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.7952687740326">
                <text:p>27.7952687740326</text:p>
              </table:table-cell>
              <table:table-cell office:value-type="float" office:value="468496.014994499">
                <text:p>468496.0149944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.8128316402435">
                <text:p>27.8128316402435</text:p>
              </table:table-cell>
              <table:table-cell office:value-type="float" office:value="468260.698523024">
                <text:p>468260.6985230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.8536598682404">
                <text:p>36.8536598682404</text:p>
              </table:table-cell>
              <table:table-cell office:value-type="float" office:value="909.651172724713">
                <text:p>909.6511727247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.9565348625183">
                <text:p>36.9565348625183</text:p>
              </table:table-cell>
              <table:table-cell office:value-type="float" office:value="79941.6812386874">
                <text:p>79941.68123868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.0594382286072">
                <text:p>37.0594382286072</text:p>
              </table:table-cell>
              <table:table-cell office:value-type="float" office:value="79919.6402661675">
                <text:p>79919.64026616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.1623859405518">
                <text:p>37.1623859405518</text:p>
              </table:table-cell>
              <table:table-cell office:value-type="float" office:value="79885.2140048264">
                <text:p>79885.21400482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.2652931213379">
                <text:p>37.2652931213379</text:p>
              </table:table-cell>
              <table:table-cell office:value-type="float" office:value="79916.677700962">
                <text:p>79916.6777009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.3682737350464">
                <text:p>37.3682737350464</text:p>
              </table:table-cell>
              <table:table-cell office:value-type="float" office:value="79859.6910995249">
                <text:p>79859.69109952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.4712057113647">
                <text:p>37.4712057113647</text:p>
              </table:table-cell>
              <table:table-cell office:value-type="float" office:value="79897.4263795723">
                <text:p>79897.42637957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.5742223262787">
                <text:p>37.5742223262787</text:p>
              </table:table-cell>
              <table:table-cell office:value-type="float" office:value="79831.7825417802">
                <text:p>79831.78254178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.6771817207336">
                <text:p>37.6771817207336</text:p>
              </table:table-cell>
              <table:table-cell office:value-type="float" office:value="79876.1496562408">
                <text:p>79876.14965624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.7789957523346">
                <text:p>37.7789957523346</text:p>
              </table:table-cell>
              <table:table-cell office:value-type="float" office:value="80774.7210348469">
                <text:p>80774.72103484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.8758070468903">
                <text:p>37.8758070468903</text:p>
              </table:table-cell>
              <table:table-cell office:value-type="float" office:value="84948.765923912">
                <text:p>84948.7659239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.9726686477661">
                <text:p>37.9726686477661</text:p>
              </table:table-cell>
              <table:table-cell office:value-type="float" office:value="84904.6466880155">
                <text:p>84904.64668801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.0695033073425">
                <text:p>38.0695033073425</text:p>
              </table:table-cell>
              <table:table-cell office:value-type="float" office:value="84928.2688241406">
                <text:p>84928.26882414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.1664865016937">
                <text:p>38.1664865016937</text:p>
              </table:table-cell>
              <table:table-cell office:value-type="float" office:value="84798.1967908707">
                <text:p>84798.19679087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.2633128166199">
                <text:p>38.2633128166199</text:p>
              </table:table-cell>
              <table:table-cell office:value-type="float" office:value="84935.5880813259">
                <text:p>84935.58808132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8.3603267669678">
                <text:p>38.3603267669678</text:p>
              </table:table-cell>
              <table:table-cell office:value-type="float" office:value="84771.3135122117">
                <text:p>84771.31351221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8.4570980072021">
                <text:p>38.4570980072021</text:p>
              </table:table-cell>
              <table:table-cell office:value-type="float" office:value="84983.92683696">
                <text:p>84983.926836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.5801043510437">
                <text:p>38.5801043510437</text:p>
              </table:table-cell>
              <table:table-cell office:value-type="float" office:value="66858.3403356295">
                <text:p>66858.34033562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.6509604454041">
                <text:p>38.6509604454041</text:p>
              </table:table-cell>
              <table:table-cell office:value-type="float" office:value="116066.233599828">
                <text:p>116066.2335998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.7478520870209">
                <text:p>38.7478520870209</text:p>
              </table:table-cell>
              <table:table-cell office:value-type="float" office:value="84878.3224514202">
                <text:p>84878.32245142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.8302376270294">
                <text:p>38.8302376270294</text:p>
              </table:table-cell>
              <table:table-cell office:value-type="float" office:value="99823.3427752858">
                <text:p>99823.34277528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.9106757640839">
                <text:p>38.9106757640839</text:p>
              </table:table-cell>
              <table:table-cell office:value-type="float" office:value="102240.060513009">
                <text:p>102240.0605130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.9912683963776">
                <text:p>38.9912683963776</text:p>
              </table:table-cell>
              <table:table-cell office:value-type="float" office:value="102044.067378635">
                <text:p>102044.0673786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.0716733932495">
                <text:p>39.0716733932495</text:p>
              </table:table-cell>
              <table:table-cell office:value-type="float" office:value="102282.200359978">
                <text:p>102282.2003599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.1521706581116">
                <text:p>39.1521706581116</text:p>
              </table:table-cell>
              <table:table-cell office:value-type="float" office:value="102164.961928739">
                <text:p>102164.9619287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.2325968742371">
                <text:p>39.2325968742371</text:p>
              </table:table-cell>
              <table:table-cell office:value-type="float" office:value="102255.214732074">
                <text:p>102255.2147320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.576504945755">
                <text:p>39.576504945755</text:p>
              </table:table-cell>
              <table:table-cell office:value-type="float" office:value="23913.3672079892">
                <text:p>23913.36720798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.5909485816956">
                <text:p>39.5909485816956</text:p>
              </table:table-cell>
              <table:table-cell office:value-type="float" office:value="569385.716577805">
                <text:p>569385.7165778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6053729057312">
                <text:p>39.6053729057312</text:p>
              </table:table-cell>
              <table:table-cell office:value-type="float" office:value="570148.034644628">
                <text:p>570148.0346446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.6198422908783">
                <text:p>39.6198422908783</text:p>
              </table:table-cell>
              <table:table-cell office:value-type="float" office:value="568372.457875398">
                <text:p>568372.4578753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.6348745822906">
                <text:p>39.6348745822906</text:p>
              </table:table-cell>
              <table:table-cell office:value-type="float" office:value="547088.915083267">
                <text:p>547088.9150832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.7154185771942">
                <text:p>39.7154185771942</text:p>
              </table:table-cell>
              <table:table-cell office:value-type="float" office:value="102105.687827461">
                <text:p>102105.6878274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.7966816425323">
                <text:p>39.7966816425323</text:p>
              </table:table-cell>
              <table:table-cell office:value-type="float" office:value="101202.187805493">
                <text:p>101202.1878054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.8791399002075">
                <text:p>39.8791399002075</text:p>
              </table:table-cell>
              <table:table-cell office:value-type="float" office:value="99735.311318327">
                <text:p>99735.3113183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.6206431388855">
                <text:p>40.6206431388855</text:p>
              </table:table-cell>
              <table:table-cell office:value-type="float" office:value="11090.9832500024">
                <text:p>11090.98325000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.6350054740906">
                <text:p>40.6350054740906</text:p>
              </table:table-cell>
              <table:table-cell office:value-type="float" office:value="572608.832934927">
                <text:p>572608.8329349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.6495254039764">
                <text:p>40.6495254039764</text:p>
              </table:table-cell>
              <table:table-cell office:value-type="float" office:value="566393.919574391">
                <text:p>566393.9195743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.6639144420624">
                <text:p>40.6639144420624</text:p>
              </table:table-cell>
              <table:table-cell office:value-type="float" office:value="571546.197242842">
                <text:p>571546.1972428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.6782624721527">
                <text:p>40.6782624721527</text:p>
              </table:table-cell>
              <table:table-cell office:value-type="float" office:value="573179.729079428">
                <text:p>573179.7290794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.6925971508026">
                <text:p>40.6925971508026</text:p>
              </table:table-cell>
              <table:table-cell office:value-type="float" office:value="573713.593506753">
                <text:p>573713.5935067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.7069427967072">
                <text:p>40.7069427967072</text:p>
              </table:table-cell>
              <table:table-cell office:value-type="float" office:value="573274.989130796">
                <text:p>573274.9891307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.7212908267975">
                <text:p>40.7212908267975</text:p>
              </table:table-cell>
              <table:table-cell office:value-type="float" office:value="573179.729079428">
                <text:p>573179.7290794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1.6050379276276">
                <text:p>41.6050379276276</text:p>
              </table:table-cell>
              <table:table-cell office:value-type="float" office:value="9305.8296794133">
                <text:p>9305.82967941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.618186712265">
                <text:p>41.618186712265</text:p>
              </table:table-cell>
              <table:table-cell office:value-type="float" office:value="625457.046165004">
                <text:p>625457.0461650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1.6313447952271">
                <text:p>41.6313447952271</text:p>
              </table:table-cell>
              <table:table-cell office:value-type="float" office:value="625015.059087862">
                <text:p>625015.0590878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1.6444795131683">
                <text:p>41.6444795131683</text:p>
              </table:table-cell>
              <table:table-cell office:value-type="float" office:value="626126.882721316">
                <text:p>626126.8827213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1.6576464176178">
                <text:p>41.6576464176178</text:p>
              </table:table-cell>
              <table:table-cell office:value-type="float" office:value="624596.315068989">
                <text:p>624596.3150689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.6708014011383">
                <text:p>41.6708014011383</text:p>
              </table:table-cell>
              <table:table-cell office:value-type="float" office:value="625162.318689285">
                <text:p>625162.3186892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.6839561462402">
                <text:p>41.6839561462402</text:p>
              </table:table-cell>
              <table:table-cell office:value-type="float" office:value="625173.649225193">
                <text:p>625173.6492251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.8469202518463">
                <text:p>41.8469202518463</text:p>
              </table:table-cell>
              <table:table-cell office:value-type="float" office:value="50465.1007006369">
                <text:p>50465.10070063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2.5753116607666">
                <text:p>42.5753116607666</text:p>
              </table:table-cell>
              <table:table-cell office:value-type="float" office:value="11290.6328922669">
                <text:p>11290.63289226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2.5874855518341">
                <text:p>42.5874855518341</text:p>
              </table:table-cell>
              <table:table-cell office:value-type="float" office:value="675544.076614246">
                <text:p>675544.0766142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2.5996310710907">
                <text:p>42.5996310710907</text:p>
              </table:table-cell>
              <table:table-cell office:value-type="float" office:value="677122.140787562">
                <text:p>677122.1407875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.6117730140686">
                <text:p>42.6117730140686</text:p>
              </table:table-cell>
              <table:table-cell office:value-type="float" office:value="677321.579829953">
                <text:p>677321.5798299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.6239311695099">
                <text:p>42.6239311695099</text:p>
              </table:table-cell>
              <table:table-cell office:value-type="float" office:value="676418.39584273">
                <text:p>676418.395842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.636070728302">
                <text:p>42.636070728302</text:p>
              </table:table-cell>
              <table:table-cell office:value-type="float" office:value="677454.604473948">
                <text:p>677454.6044739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.6482744216919">
                <text:p>42.6482744216919</text:p>
              </table:table-cell>
              <table:table-cell office:value-type="float" office:value="673894.347985777">
                <text:p>673894.3479857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.6604099273682">
                <text:p>42.6604099273682</text:p>
              </table:table-cell>
              <table:table-cell office:value-type="float" office:value="677680.86632613">
                <text:p>677680.866326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.6725339889526">
                <text:p>42.6725339889526</text:p>
              </table:table-cell>
              <table:table-cell office:value-type="float" office:value="678320.539919767">
                <text:p>678320.5399197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.937194108963">
                <text:p>42.937194108963</text:p>
              </table:table-cell>
              <table:table-cell office:value-type="float" office:value="31073.8164846203">
                <text:p>31073.81648462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3.6113905906677">
                <text:p>43.6113905906677</text:p>
              </table:table-cell>
              <table:table-cell office:value-type="float" office:value="12198.2244392696">
                <text:p>12198.22443926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6.5871202945709">
                <text:p>46.5871202945709</text:p>
              </table:table-cell>
              <table:table-cell office:value-type="float" office:value="2763.69187336228">
                <text:p>2763.691873362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6.6052556037903">
                <text:p>46.6052556037903</text:p>
              </table:table-cell>
              <table:table-cell office:value-type="float" office:value="453479.998632748">
                <text:p>453479.9986327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6.6233861446381">
                <text:p>46.6233861446381</text:p>
              </table:table-cell>
              <table:table-cell office:value-type="float" office:value="453599.264856335">
                <text:p>453599.2648563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6.6415214538574">
                <text:p>46.6415214538574</text:p>
              </table:table-cell>
              <table:table-cell office:value-type="float" office:value="453479.998632748">
                <text:p>453479.9986327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6.659656047821">
                <text:p>46.659656047821</text:p>
              </table:table-cell>
              <table:table-cell office:value-type="float" office:value="453497.884567853">
                <text:p>453497.8845678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6.6777908802033">
                <text:p>46.6777908802033</text:p>
              </table:table-cell>
              <table:table-cell office:value-type="float" office:value="453491.92243272">
                <text:p>453491.922432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6.6959249973297">
                <text:p>46.6959249973297</text:p>
              </table:table-cell>
              <table:table-cell office:value-type="float" office:value="453509.809308441">
                <text:p>453509.8093084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7.5666024684906">
                <text:p>47.5666024684906</text:p>
              </table:table-cell>
              <table:table-cell office:value-type="float" office:value="9445.51831464619">
                <text:p>9445.518314646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7.5842332839966">
                <text:p>47.5842332839966</text:p>
              </table:table-cell>
              <table:table-cell office:value-type="float" office:value="466456.018282871">
                <text:p>466456.0182828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7.6017620563507">
                <text:p>47.6017620563507</text:p>
              </table:table-cell>
              <table:table-cell office:value-type="float" office:value="469171.476122468">
                <text:p>469171.4761224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7.6193158626556">
                <text:p>47.6193158626556</text:p>
              </table:table-cell>
              <table:table-cell office:value-type="float" office:value="468502.378181621">
                <text:p>468502.3781816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7.6368548870087">
                <text:p>47.6368548870087</text:p>
              </table:table-cell>
              <table:table-cell office:value-type="float" office:value="468897.233646892">
                <text:p>468897.2336468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7.6543962955475">
                <text:p>47.6543962955475</text:p>
              </table:table-cell>
              <table:table-cell office:value-type="float" office:value="468833.502269824">
                <text:p>468833.5022698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7.6719524860382">
                <text:p>47.6719524860382</text:p>
              </table:table-cell>
              <table:table-cell office:value-type="float" office:value="468438.754087675">
                <text:p>468438.7540876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7.6895072460175">
                <text:p>47.6895072460175</text:p>
              </table:table-cell>
              <table:table-cell office:value-type="float" office:value="468476.926470189">
                <text:p>468476.9264701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7.7070615291595">
                <text:p>47.7070615291595</text:p>
              </table:table-cell>
              <table:table-cell office:value-type="float" office:value="468489.651980225">
                <text:p>468489.6519802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7.7246170043945">
                <text:p>47.7246170043945</text:p>
              </table:table-cell>
              <table:table-cell office:value-type="float" office:value="468457.839501311">
                <text:p>468457.8395013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7.7421720027924">
                <text:p>47.7421720027924</text:p>
              </table:table-cell>
              <table:table-cell office:value-type="float" office:value="468470.563974413">
                <text:p>468470.5639744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7.7597260475159">
                <text:p>47.7597260475159</text:p>
              </table:table-cell>
              <table:table-cell office:value-type="float" office:value="468496.014994499">
                <text:p>468496.0149944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7.7772808074951">
                <text:p>47.7772808074951</text:p>
              </table:table-cell>
              <table:table-cell office:value-type="float" office:value="468476.926470189">
                <text:p>468476.9264701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7.7948343753815">
                <text:p>47.7948343753815</text:p>
              </table:table-cell>
              <table:table-cell office:value-type="float" office:value="468508.741541596">
                <text:p>468508.7415415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6.7618801593781">
                <text:p>56.7618801593781</text:p>
              </table:table-cell>
              <table:table-cell office:value-type="float" office:value="917.135944000343">
                <text:p>917.1359440003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6.8645763397217">
                <text:p>56.8645763397217</text:p>
              </table:table-cell>
              <table:table-cell office:value-type="float" office:value="80080.8751842763">
                <text:p>80080.87518427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6.9675459861755">
                <text:p>56.9675459861755</text:p>
              </table:table-cell>
              <table:table-cell office:value-type="float" office:value="79868.196922336">
                <text:p>79868.1969223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.0704278945923">
                <text:p>57.0704278945923</text:p>
              </table:table-cell>
              <table:table-cell office:value-type="float" office:value="79936.3087889729">
                <text:p>79936.30878897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7.1734073162079">
                <text:p>57.1734073162079</text:p>
              </table:table-cell>
              <table:table-cell office:value-type="float" office:value="79860.6155577216">
                <text:p>79860.61555772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7.2763612270355">
                <text:p>57.2763612270355</text:p>
              </table:table-cell>
              <table:table-cell office:value-type="float" office:value="79880.4040942985">
                <text:p>79880.40409429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7.3792610168457">
                <text:p>57.3792610168457</text:p>
              </table:table-cell>
              <table:table-cell office:value-type="float" office:value="79922.4178705401">
                <text:p>79922.41787054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7.4823751449585">
                <text:p>57.4823751449585</text:p>
              </table:table-cell>
              <table:table-cell office:value-type="float" office:value="79756.2870434598">
                <text:p>79756.28704345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7.5853548049927">
                <text:p>57.5853548049927</text:p>
              </table:table-cell>
              <table:table-cell office:value-type="float" office:value="79860.43066437">
                <text:p>79860.430664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.6881349086762">
                <text:p>57.6881349086762</text:p>
              </table:table-cell>
              <table:table-cell office:value-type="float" office:value="80015.4865121285">
                <text:p>80015.48651212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.7892491817474">
                <text:p>57.7892491817474</text:p>
              </table:table-cell>
              <table:table-cell office:value-type="float" office:value="81333.7202572954">
                <text:p>81333.72025729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.8862552642822">
                <text:p>57.8862552642822</text:p>
              </table:table-cell>
              <table:table-cell office:value-type="float" office:value="84778.1890073807">
                <text:p>84778.18900738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.9830839633942">
                <text:p>57.9830839633942</text:p>
              </table:table-cell>
              <table:table-cell office:value-type="float" office:value="84933.4967362587">
                <text:p>84933.49673625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.0800430774689">
                <text:p>58.0800430774689</text:p>
              </table:table-cell>
              <table:table-cell office:value-type="float" office:value="84819.2568432856">
                <text:p>84819.25684328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.1769292354584">
                <text:p>58.1769292354584</text:p>
              </table:table-cell>
              <table:table-cell office:value-type="float" office:value="84883.1264512636">
                <text:p>84883.12645126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.2738795280457">
                <text:p>58.2738795280457</text:p>
              </table:table-cell>
              <table:table-cell office:value-type="float" office:value="84826.9745302344">
                <text:p>84826.97453023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.3707337379456">
                <text:p>58.3707337379456</text:p>
              </table:table-cell>
              <table:table-cell office:value-type="float" office:value="84911.1257889503">
                <text:p>84911.12578895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8.4676642417908">
                <text:p>58.4676642417908</text:p>
              </table:table-cell>
              <table:table-cell office:value-type="float" office:value="84844.2922893771">
                <text:p>84844.292289377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8.591322183609">
                <text:p>58.591322183609</text:p>
              </table:table-cell>
              <table:table-cell office:value-type="float" office:value="66506.0397987888">
                <text:p>66506.03979878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8.6612923145294">
                <text:p>58.6612923145294</text:p>
              </table:table-cell>
              <table:table-cell office:value-type="float" office:value="117535.86697379">
                <text:p>117535.866973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.7581293582916">
                <text:p>58.7581293582916</text:p>
              </table:table-cell>
              <table:table-cell office:value-type="float" office:value="84926.1778394934">
                <text:p>84926.17783949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.8390345573425">
                <text:p>58.8390345573425</text:p>
              </table:table-cell>
              <table:table-cell office:value-type="float" office:value="101649.833341683">
                <text:p>101649.83334168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.9195148944855">
                <text:p>58.9195148944855</text:p>
              </table:table-cell>
              <table:table-cell office:value-type="float" office:value="102186.450653071">
                <text:p>102186.4506530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8.9999032020569">
                <text:p>58.9999032020569</text:p>
              </table:table-cell>
              <table:table-cell office:value-type="float" office:value="102303.435020005">
                <text:p>102303.4350200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.0803792476654">
                <text:p>59.0803792476654</text:p>
              </table:table-cell>
              <table:table-cell office:value-type="float" office:value="102191.899935119">
                <text:p>102191.8999351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.1608638763428">
                <text:p>59.1608638763428</text:p>
              </table:table-cell>
              <table:table-cell office:value-type="float" office:value="102181.001952147">
                <text:p>102181.00195214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.2413504123688">
                <text:p>59.2413504123688</text:p>
              </table:table-cell>
              <table:table-cell office:value-type="float" office:value="102178.580493802">
                <text:p>102178.5804938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9.5859141349793">
                <text:p>59.5859141349793</text:p>
              </table:table-cell>
              <table:table-cell office:value-type="float" office:value="23867.8637951017">
                <text:p>23867.86379510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9.6003434658051">
                <text:p>59.6003434658051</text:p>
              </table:table-cell>
              <table:table-cell office:value-type="float" office:value="569950.200690669">
                <text:p>569950.2006906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9.6147401332855">
                <text:p>59.6147401332855</text:p>
              </table:table-cell>
              <table:table-cell office:value-type="float" office:value="571243.311075782">
                <text:p>571243.3110757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9.6291654109955">
                <text:p>59.6291654109955</text:p>
              </table:table-cell>
              <table:table-cell office:value-type="float" office:value="570110.341398916">
                <text:p>570110.3413989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9.6436305046082">
                <text:p>59.6436305046082</text:p>
              </table:table-cell>
              <table:table-cell office:value-type="float" office:value="568541.083812695">
                <text:p>568541.0838126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9.7241957187653">
                <text:p>59.7241957187653</text:p>
              </table:table-cell>
              <table:table-cell office:value-type="float" office:value="102078.795247326">
                <text:p>102078.7952473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9.8055114746094">
                <text:p>59.8055114746094</text:p>
              </table:table-cell>
              <table:table-cell office:value-type="float" office:value="101136.611406104">
                <text:p>101136.6114061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9.888082742691">
                <text:p>59.888082742691</text:p>
              </table:table-cell>
              <table:table-cell office:value-type="float" office:value="99598.8095019476">
                <text:p>99598.80950194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0.5703520774841">
                <text:p>60.5703520774841</text:p>
              </table:table-cell>
              <table:table-cell office:value-type="float" office:value="12053.8907153054">
                <text:p>12053.89071530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0.584703207016">
                <text:p>60.584703207016</text:p>
              </table:table-cell>
              <table:table-cell office:value-type="float" office:value="573055.9383317">
                <text:p>573055.93833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0.5990481376648">
                <text:p>60.5990481376648</text:p>
              </table:table-cell>
              <table:table-cell office:value-type="float" office:value="573303.573320923">
                <text:p>573303.5733209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.6133923530579">
                <text:p>60.6133923530579</text:p>
              </table:table-cell>
              <table:table-cell office:value-type="float" office:value="573332.160361678">
                <text:p>573332.1603616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.6277410984039">
                <text:p>60.6277410984039</text:p>
              </table:table-cell>
              <table:table-cell office:value-type="float" office:value="573151.157237094">
                <text:p>573151.1572370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.6420872211456">
                <text:p>60.6420872211456</text:p>
              </table:table-cell>
              <table:table-cell office:value-type="float" office:value="573255.934587516">
                <text:p>573255.9345875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.6564662456512">
                <text:p>60.6564662456512</text:p>
              </table:table-cell>
              <table:table-cell office:value-type="float" office:value="571944.223113912">
                <text:p>571944.2231139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.6708104610443">
                <text:p>60.6708104610443</text:p>
              </table:table-cell>
              <table:table-cell office:value-type="float" office:value="573332.160361678">
                <text:p>573332.1603616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.6851408481598">
                <text:p>60.6851408481598</text:p>
              </table:table-cell>
              <table:table-cell office:value-type="float" office:value="573885.40405284">
                <text:p>573885.404052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1.61403632164">
                <text:p>61.61403632164</text:p>
              </table:table-cell>
              <table:table-cell office:value-type="float" office:value="8853.52575698075">
                <text:p>8853.525756980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1.6271657943726">
                <text:p>61.6271657943726</text:p>
              </table:table-cell>
              <table:table-cell office:value-type="float" office:value="626377.019666237">
                <text:p>626377.0196662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1.6403141021729">
                <text:p>61.6403141021729</text:p>
              </table:table-cell>
              <table:table-cell office:value-type="float" office:value="625479.729020091">
                <text:p>625479.72902009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1.6534972190857">
                <text:p>61.6534972190857</text:p>
              </table:table-cell>
              <table:table-cell office:value-type="float" office:value="623828.192859985">
                <text:p>623828.1928599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1.6666321754456">
                <text:p>61.6666321754456</text:p>
              </table:table-cell>
              <table:table-cell office:value-type="float" office:value="626115.517606912">
                <text:p>626115.5176069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1.6797864437103">
                <text:p>61.6797864437103</text:p>
              </table:table-cell>
              <table:table-cell office:value-type="float" office:value="625196.31152919">
                <text:p>625196.311529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1.6929337978363">
                <text:p>61.6929337978363</text:p>
              </table:table-cell>
              <table:table-cell office:value-type="float" office:value="625525.099666328">
                <text:p>625525.0996663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1.8554699420929">
                <text:p>61.8554699420929</text:p>
              </table:table-cell>
              <table:table-cell office:value-type="float" office:value="50597.9764538832">
                <text:p>50597.97645388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2.5842769145966">
                <text:p>62.5842769145966</text:p>
              </table:table-cell>
              <table:table-cell office:value-type="float" office:value="11284.1950067357">
                <text:p>11284.19500673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2.5964133739471">
                <text:p>62.5964133739471</text:p>
              </table:table-cell>
              <table:table-cell office:value-type="float" office:value="677627.614647179">
                <text:p>677627.6146471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2.6085569858551">
                <text:p>62.6085569858551</text:p>
              </table:table-cell>
              <table:table-cell office:value-type="float" office:value="677228.49365846">
                <text:p>677228.493658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2.6206798553467">
                <text:p>62.6206798553467</text:p>
              </table:table-cell>
              <table:table-cell office:value-type="float" office:value="678387.242039845">
                <text:p>678387.2420398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2.6328084468842">
                <text:p>62.6328084468842</text:p>
              </table:table-cell>
              <table:table-cell office:value-type="float" office:value="678067.191445028">
                <text:p>678067.1914450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2.6449403762817">
                <text:p>62.6449403762817</text:p>
              </table:table-cell>
              <table:table-cell office:value-type="float" office:value="677880.634686057">
                <text:p>677880.6346860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2.6571204662323">
                <text:p>62.6571204662323</text:p>
              </table:table-cell>
              <table:table-cell office:value-type="float" office:value="675200.268091687">
                <text:p>675200.2680916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2.6692478656769">
                <text:p>62.6692478656769</text:p>
              </table:table-cell>
              <table:table-cell office:value-type="float" office:value="678133.843746314">
                <text:p>678133.8437463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2.6814453601837">
                <text:p>62.6814453601837</text:p>
              </table:table-cell>
              <table:table-cell office:value-type="float" office:value="674236.827521501">
                <text:p>674236.8275215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2.945472240448">
                <text:p>62.945472240448</text:p>
              </table:table-cell>
              <table:table-cell office:value-type="float" office:value="31148.3436526162">
                <text:p>31148.343652616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3.6195936203003">
                <text:p>63.6195936203003</text:p>
              </table:table-cell>
              <table:table-cell office:value-type="float" office:value="12199.5834070742">
                <text:p>12199.58340707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6.5871107578278">
                <text:p>66.5871107578278</text:p>
              </table:table-cell>
              <table:table-cell office:value-type="float" office:value="2771.34035588156">
                <text:p>2771.340355881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6.6052482128143">
                <text:p>66.6052482128143</text:p>
              </table:table-cell>
              <table:table-cell office:value-type="float" office:value="453426.349291479">
                <text:p>453426.34929147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6.6233842372894">
                <text:p>66.6233842372894</text:p>
              </table:table-cell>
              <table:table-cell office:value-type="float" office:value="453462.114108429">
                <text:p>453462.1141084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6.6415209770203">
                <text:p>66.6415209770203</text:p>
              </table:table-cell>
              <table:table-cell office:value-type="float" office:value="453444.230994729">
                <text:p>453444.2309947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6.6596672534943">
                <text:p>66.6596672534943</text:p>
              </table:table-cell>
              <table:table-cell office:value-type="float" office:value="453205.92418967">
                <text:p>453205.924189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6.6778059005737">
                <text:p>66.6778059005737</text:p>
              </table:table-cell>
              <table:table-cell office:value-type="float" office:value="453396.549586614">
                <text:p>453396.5495866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6.6959364414215">
                <text:p>66.6959364414215</text:p>
              </table:table-cell>
              <table:table-cell office:value-type="float" office:value="453599.264856335">
                <text:p>453599.26485633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6.7141494750977">
                <text:p>66.7141494750977</text:p>
              </table:table-cell>
              <table:table-cell office:value-type="float" office:value="451544.764383239">
                <text:p>451544.76438323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6.7322852611542">
                <text:p>66.7322852611542</text:p>
              </table:table-cell>
              <table:table-cell office:value-type="float" office:value="453468.075459792">
                <text:p>453468.0754597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6.750433921814">
                <text:p>66.750433921814</text:p>
              </table:table-cell>
              <table:table-cell office:value-type="float" office:value="453146.3866213">
                <text:p>453146.38662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6.7686092853546">
                <text:p>66.7686092853546</text:p>
              </table:table-cell>
              <table:table-cell office:value-type="float" office:value="452480.633006703">
                <text:p>452480.6330067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6.786750793457">
                <text:p>66.786750793457</text:p>
              </table:table-cell>
              <table:table-cell office:value-type="float" office:value="453325.046273541">
                <text:p>453325.04627354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6.8048942089081">
                <text:p>66.8048942089081</text:p>
              </table:table-cell>
              <table:table-cell office:value-type="float" office:value="453277.38992628">
                <text:p>453277.389926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6.823038816452">
                <text:p>66.823038816452</text:p>
              </table:table-cell>
              <table:table-cell office:value-type="float" office:value="453247.60979712">
                <text:p>453247.609797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6.8411836624146">
                <text:p>66.8411836624146</text:p>
              </table:table-cell>
              <table:table-cell office:value-type="float" office:value="453241.654240852">
                <text:p>453241.6542408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6.859326839447">
                <text:p>66.859326839447</text:p>
              </table:table-cell>
              <table:table-cell office:value-type="float" office:value="453283.346421719">
                <text:p>453283.3464217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6.8774628639221">
                <text:p>66.8774628639221</text:p>
              </table:table-cell>
              <table:table-cell office:value-type="float" office:value="453462.114108429">
                <text:p>453462.11410842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6.8955881595612">
                <text:p>66.8955881595612</text:p>
              </table:table-cell>
              <table:table-cell office:value-type="float" office:value="453730.530181656">
                <text:p>453730.5301816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6.9561729431152">
                <text:p>66.9561729431152</text:p>
              </table:table-cell>
              <table:table-cell office:value-type="float" office:value="135743.655709513">
                <text:p>135743.6557095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7.0487990379334">
                <text:p>67.0487990379334</text:p>
              </table:table-cell>
              <table:table-cell office:value-type="float" office:value="88787.0747023181">
                <text:p>88787.07470231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6.7730524539948">
                <text:p>76.7730524539948</text:p>
              </table:table-cell>
              <table:table-cell office:value-type="float" office:value="845.720452576497">
                <text:p>845.7204525764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6.8758699893951">
                <text:p>76.8758699893951</text:p>
              </table:table-cell>
              <table:table-cell office:value-type="float" office:value="79986.3561013616">
                <text:p>79986.35610136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6.9788472652435">
                <text:p>76.9788472652435</text:p>
              </table:table-cell>
              <table:table-cell office:value-type="float" office:value="79862.2796364125">
                <text:p>79862.27963641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7.0818181037903">
                <text:p>77.0818181037903</text:p>
              </table:table-cell>
              <table:table-cell office:value-type="float" office:value="79867.2722886099">
                <text:p>79867.27228860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7.1846745014191">
                <text:p>77.1846745014191</text:p>
              </table:table-cell>
              <table:table-cell office:value-type="float" office:value="79956.1348597973">
                <text:p>79956.13485979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7.2875964641571">
                <text:p>77.2875964641571</text:p>
              </table:table-cell>
              <table:table-cell office:value-type="float" office:value="79905.1998350653">
                <text:p>79905.19983506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.3906662464142">
                <text:p>77.3906662464142</text:p>
              </table:table-cell>
              <table:table-cell office:value-type="float" office:value="79790.6022493326">
                <text:p>79790.60224933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7.4935412406921">
                <text:p>77.4935412406921</text:p>
              </table:table-cell>
              <table:table-cell office:value-type="float" office:value="79941.6812386874">
                <text:p>79941.68123868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7.5965178012848">
                <text:p>77.5965178012848</text:p>
              </table:table-cell>
              <table:table-cell office:value-type="float" office:value="79862.8343447206">
                <text:p>79862.83434472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7.6993572711945">
                <text:p>77.6993572711945</text:p>
              </table:table-cell>
              <table:table-cell office:value-type="float" office:value="79969.295905782">
                <text:p>79969.29590578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7.7997784614563">
                <text:p>77.7997784614563</text:p>
              </table:table-cell>
              <table:table-cell office:value-type="float" office:value="81895.0659572599">
                <text:p>81895.06595725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7.8966569900513">
                <text:p>77.8966569900513</text:p>
              </table:table-cell>
              <table:table-cell office:value-type="float" office:value="84889.811181824">
                <text:p>84889.8111818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7.9935591220856">
                <text:p>77.9935591220856</text:p>
              </table:table-cell>
              <table:table-cell office:value-type="float" office:value="84869.1337058388">
                <text:p>84869.13370583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8.0904371738434">
                <text:p>78.0904371738434</text:p>
              </table:table-cell>
              <table:table-cell office:value-type="float" office:value="84890.2290124429">
                <text:p>84890.229012442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8.1873652935028">
                <text:p>78.1873652935028</text:p>
              </table:table-cell>
              <table:table-cell office:value-type="float" office:value="84846.3792436772">
                <text:p>84846.379243677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8.2842614650726">
                <text:p>78.2842614650726</text:p>
              </table:table-cell>
              <table:table-cell office:value-type="float" office:value="84874.3543399309">
                <text:p>84874.35433993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8.3810880184174">
                <text:p>78.3810880184174</text:p>
              </table:table-cell>
              <table:table-cell office:value-type="float" office:value="84935.3789421846">
                <text:p>84935.378942184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8.478098154068">
                <text:p>78.478098154068</text:p>
              </table:table-cell>
              <table:table-cell office:value-type="float" office:value="82465.6098699894">
                <text:p>82465.60986998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